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6mm" svg:y="1mm">
            <loext:p draw:notify-on-update-of-ranges="Sheet1.A1:Sheet1.A1 Sheet1.A2:Sheet1.A274 Sheet1.C1:Sheet1.C1 Sheet1.C2:Sheet1.C274 Sheet1.A1:Sheet1.A1 Sheet1.A2:Sheet1.A274 Sheet1.F1:Sheet1.F1 Sheet1.F2:Sheet1.F274 Sheet1.A1:Sheet1.A1 Sheet1.A2:Sheet1.A274 Sheet1.I1:Sheet1.I1 Sheet1.I2:Sheet1.I274 Sheet1.A1:Sheet1.A1 Sheet1.A2:Sheet1.A274 Sheet1.L1:Sheet1.L1 Sheet1.L2:Sheet1.L274 Sheet1.A1:Sheet1.A1 Sheet1.A2:Sheet1.A274 Sheet1.O1:Sheet1.O1 Sheet1.O2:Sheet1.O2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7.39mm" svg:y="93.7mm">
            <loext:p draw:notify-on-update-of-ranges="Sheet1.A1:Sheet1.A1 Sheet1.A2:Sheet1.A274 Sheet1.D1:Sheet1.D1 Sheet1.D2:Sheet1.D274 Sheet1.A1:Sheet1.A1 Sheet1.A2:Sheet1.A274 Sheet1.G1:Sheet1.G1 Sheet1.G2:Sheet1.G274 Sheet1.A1:Sheet1.A1 Sheet1.A2:Sheet1.A274 Sheet1.J1:Sheet1.J1 Sheet1.J2:Sheet1.J274 Sheet1.A1:Sheet1.A1 Sheet1.A2:Sheet1.A274 Sheet1.M1:Sheet1.M1 Sheet1.M2:Sheet1.M274 Sheet1.A1:Sheet1.A1 Sheet1.A2:Sheet1.A274 Sheet1.P1:Sheet1.P1 Sheet1.P2:Sheet1.P2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pth</text:p>
          </table:table-cell>
          <table:table-cell/>
          <table:table-cell table:number-columns-repeated="2" office:value-type="string" calcext:value-type="string">
            <text:p>pow</text:p>
          </table:table-cell>
          <table:table-cell/>
          <table:table-cell table:number-columns-repeated="2" office:value-type="string" calcext:value-type="string">
            <text:p>powf_fast</text:p>
          </table:table-cell>
          <table:table-cell/>
          <table:table-cell table:number-columns-repeated="2" office:value-type="string" calcext:value-type="string">
            <text:p>i_powf_fast</text:p>
          </table:table-cell>
          <table:table-cell/>
          <table:table-cell table:number-columns-repeated="2" office:value-type="string" calcext:value-type="string">
            <text:p>double</text:p>
          </table:table-cell>
          <table:table-cell/>
          <table:table-cell table:number-columns-repeated="2" office:value-type="string" calcext:value-type="string">
            <text:p>i_double</text:p>
          </table:table-cell>
        </table:table-row>
        <table:table-row table:style-name="ro1">
          <table:table-cell office:value-type="float" office:value="0.257431" calcext:value-type="float">
            <text:p>0.257431</text:p>
          </table:table-cell>
          <table:table-cell/>
          <table:table-cell office:value-type="float" office:value="29.3591" calcext:value-type="float">
            <text:p>29.3591</text:p>
          </table:table-cell>
          <table:table-cell office:value-type="float" office:value="8.811" calcext:value-type="float">
            <text:p>8.811</text:p>
          </table:table-cell>
          <table:table-cell/>
          <table:table-cell office:value-type="float" office:value="38.7659" calcext:value-type="float">
            <text:p>38.7659</text:p>
          </table:table-cell>
          <table:table-cell office:value-type="float" office:value="2.454" calcext:value-type="float">
            <text:p>2.454</text:p>
          </table:table-cell>
          <table:table-cell/>
          <table:table-cell office:value-type="float" office:value="43.1669" calcext:value-type="float">
            <text:p>43.1669</text:p>
          </table:table-cell>
          <table:table-cell office:value-type="float" office:value="2.241" calcext:value-type="float">
            <text:p>2.241</text:p>
          </table:table-cell>
          <table:table-cell/>
          <table:table-cell office:value-type="float" office:value="41.9986" calcext:value-type="float">
            <text:p>41.9986</text:p>
          </table:table-cell>
          <table:table-cell office:value-type="float" office:value="2.899" calcext:value-type="float">
            <text:p>2.899</text:p>
          </table:table-cell>
          <table:table-cell/>
          <table:table-cell office:value-type="float" office:value="41.9986" calcext:value-type="float">
            <text:p>41.9986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0.257918" calcext:value-type="float">
            <text:p>0.257918</text:p>
          </table:table-cell>
          <table:table-cell/>
          <table:table-cell office:value-type="float" office:value="29.4748" calcext:value-type="float">
            <text:p>29.4748</text:p>
          </table:table-cell>
          <table:table-cell office:value-type="float" office:value="9.198" calcext:value-type="float">
            <text:p>9.198</text:p>
          </table:table-cell>
          <table:table-cell/>
          <table:table-cell office:value-type="float" office:value="38.7522" calcext:value-type="float">
            <text:p>38.7522</text:p>
          </table:table-cell>
          <table:table-cell office:value-type="float" office:value="2.147" calcext:value-type="float">
            <text:p>2.147</text:p>
          </table:table-cell>
          <table:table-cell/>
          <table:table-cell office:value-type="float" office:value="43.1725" calcext:value-type="float">
            <text:p>43.172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42.027" calcext:value-type="float">
            <text:p>42.027</text:p>
          </table:table-cell>
          <table:table-cell office:value-type="float" office:value="2.817" calcext:value-type="float">
            <text:p>2.817</text:p>
          </table:table-cell>
          <table:table-cell/>
          <table:table-cell office:value-type="float" office:value="42.027" calcext:value-type="float">
            <text:p>42.027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0.258306" calcext:value-type="float">
            <text:p>0.258306</text:p>
          </table:table-cell>
          <table:table-cell/>
          <table:table-cell office:value-type="float" office:value="29.4342" calcext:value-type="float">
            <text:p>29.4342</text:p>
          </table:table-cell>
          <table:table-cell office:value-type="float" office:value="8.835" calcext:value-type="float">
            <text:p>8.835</text:p>
          </table:table-cell>
          <table:table-cell/>
          <table:table-cell office:value-type="float" office:value="38.7441" calcext:value-type="float">
            <text:p>38.7441</text:p>
          </table:table-cell>
          <table:table-cell office:value-type="float" office:value="2.772" calcext:value-type="float">
            <text:p>2.772</text:p>
          </table:table-cell>
          <table:table-cell/>
          <table:table-cell office:value-type="float" office:value="43.163" calcext:value-type="float">
            <text:p>43.163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42.038" calcext:value-type="float">
            <text:p>42.038</text:p>
          </table:table-cell>
          <table:table-cell office:value-type="float" office:value="3.168" calcext:value-type="float">
            <text:p>3.168</text:p>
          </table:table-cell>
          <table:table-cell/>
          <table:table-cell office:value-type="float" office:value="42.038" calcext:value-type="float">
            <text:p>42.038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float" office:value="0.258475" calcext:value-type="float">
            <text:p>0.258475</text:p>
          </table:table-cell>
          <table:table-cell/>
          <table:table-cell office:value-type="float" office:value="29.4909" calcext:value-type="float">
            <text:p>29.4909</text:p>
          </table:table-cell>
          <table:table-cell office:value-type="float" office:value="8.84" calcext:value-type="float">
            <text:p>8.84</text:p>
          </table:table-cell>
          <table:table-cell/>
          <table:table-cell office:value-type="float" office:value="38.771" calcext:value-type="float">
            <text:p>38.771</text:p>
          </table:table-cell>
          <table:table-cell office:value-type="float" office:value="2.726" calcext:value-type="float">
            <text:p>2.726</text:p>
          </table:table-cell>
          <table:table-cell/>
          <table:table-cell office:value-type="float" office:value="43.1758" calcext:value-type="float">
            <text:p>43.1758</text:p>
          </table:table-cell>
          <table:table-cell office:value-type="float" office:value="1.986" calcext:value-type="float">
            <text:p>1.986</text:p>
          </table:table-cell>
          <table:table-cell/>
          <table:table-cell office:value-type="float" office:value="42.0594" calcext:value-type="float">
            <text:p>42.0594</text:p>
          </table:table-cell>
          <table:table-cell office:value-type="float" office:value="2.778" calcext:value-type="float">
            <text:p>2.778</text:p>
          </table:table-cell>
          <table:table-cell/>
          <table:table-cell office:value-type="float" office:value="42.0594" calcext:value-type="float">
            <text:p>42.0594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float" office:value="0.25908" calcext:value-type="float">
            <text:p>0.25908</text:p>
          </table:table-cell>
          <table:table-cell/>
          <table:table-cell office:value-type="float" office:value="29.3845" calcext:value-type="float">
            <text:p>29.3845</text:p>
          </table:table-cell>
          <table:table-cell office:value-type="float" office:value="9.317" calcext:value-type="float">
            <text:p>9.317</text:p>
          </table:table-cell>
          <table:table-cell/>
          <table:table-cell office:value-type="float" office:value="39.0995" calcext:value-type="float">
            <text:p>39.0995</text:p>
          </table:table-cell>
          <table:table-cell office:value-type="float" office:value="2.358" calcext:value-type="float">
            <text:p>2.358</text:p>
          </table:table-cell>
          <table:table-cell/>
          <table:table-cell office:value-type="float" office:value="43.1992" calcext:value-type="float">
            <text:p>43.1992</text:p>
          </table:table-cell>
          <table:table-cell office:value-type="float" office:value="2.449" calcext:value-type="float">
            <text:p>2.449</text:p>
          </table:table-cell>
          <table:table-cell/>
          <table:table-cell office:value-type="float" office:value="42.1306" calcext:value-type="float">
            <text:p>42.1306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42.1306" calcext:value-type="float">
            <text:p>42.1306</text:p>
          </table:table-cell>
          <table:table-cell office:value-type="float" office:value="2.853" calcext:value-type="float">
            <text:p>2.853</text:p>
          </table:table-cell>
        </table:table-row>
        <table:table-row table:style-name="ro1">
          <table:table-cell office:value-type="float" office:value="0.25996" calcext:value-type="float">
            <text:p>0.25996</text:p>
          </table:table-cell>
          <table:table-cell/>
          <table:table-cell office:value-type="float" office:value="29.4132" calcext:value-type="float">
            <text:p>29.4132</text:p>
          </table:table-cell>
          <table:table-cell office:value-type="float" office:value="8.795" calcext:value-type="float">
            <text:p>8.795</text:p>
          </table:table-cell>
          <table:table-cell/>
          <table:table-cell office:value-type="float" office:value="39.6276" calcext:value-type="float">
            <text:p>39.6276</text:p>
          </table:table-cell>
          <table:table-cell office:value-type="float" office:value="2.469" calcext:value-type="float">
            <text:p>2.469</text:p>
          </table:table-cell>
          <table:table-cell/>
          <table:table-cell office:value-type="float" office:value="43.2522" calcext:value-type="float">
            <text:p>43.2522</text:p>
          </table:table-cell>
          <table:table-cell office:value-type="float" office:value="2.413" calcext:value-type="float">
            <text:p>2.413</text:p>
          </table:table-cell>
          <table:table-cell/>
          <table:table-cell office:value-type="float" office:value="42.2422" calcext:value-type="float">
            <text:p>42.2422</text:p>
          </table:table-cell>
          <table:table-cell office:value-type="float" office:value="2.778" calcext:value-type="float">
            <text:p>2.778</text:p>
          </table:table-cell>
          <table:table-cell/>
          <table:table-cell office:value-type="float" office:value="42.2422" calcext:value-type="float">
            <text:p>42.2422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0.260874" calcext:value-type="float">
            <text:p>0.260874</text:p>
          </table:table-cell>
          <table:table-cell/>
          <table:table-cell office:value-type="float" office:value="29.9274" calcext:value-type="float">
            <text:p>29.9274</text:p>
          </table:table-cell>
          <table:table-cell office:value-type="float" office:value="8.746" calcext:value-type="float">
            <text:p>8.746</text:p>
          </table:table-cell>
          <table:table-cell/>
          <table:table-cell office:value-type="float" office:value="39.8737" calcext:value-type="float">
            <text:p>39.8737</text:p>
          </table:table-cell>
          <table:table-cell office:value-type="float" office:value="2.431" calcext:value-type="float">
            <text:p>2.431</text:p>
          </table:table-cell>
          <table:table-cell/>
          <table:table-cell office:value-type="float" office:value="43.3303" calcext:value-type="float">
            <text:p>43.3303</text:p>
          </table:table-cell>
          <table:table-cell office:value-type="float" office:value="2.339" calcext:value-type="float">
            <text:p>2.339</text:p>
          </table:table-cell>
          <table:table-cell/>
          <table:table-cell office:value-type="float" office:value="42.362" calcext:value-type="float">
            <text:p>42.362</text:p>
          </table:table-cell>
          <table:table-cell office:value-type="float" office:value="2.808" calcext:value-type="float">
            <text:p>2.808</text:p>
          </table:table-cell>
          <table:table-cell/>
          <table:table-cell office:value-type="float" office:value="42.362" calcext:value-type="float">
            <text:p>42.362</text:p>
          </table:table-cell>
          <table:table-cell office:value-type="float" office:value="2.806" calcext:value-type="float">
            <text:p>2.806</text:p>
          </table:table-cell>
        </table:table-row>
        <table:table-row table:style-name="ro1">
          <table:table-cell office:value-type="float" office:value="0.261322" calcext:value-type="float">
            <text:p>0.261322</text:p>
          </table:table-cell>
          <table:table-cell/>
          <table:table-cell office:value-type="float" office:value="29.9101" calcext:value-type="float">
            <text:p>29.9101</text:p>
          </table:table-cell>
          <table:table-cell office:value-type="float" office:value="9.307" calcext:value-type="float">
            <text:p>9.307</text:p>
          </table:table-cell>
          <table:table-cell/>
          <table:table-cell office:value-type="float" office:value="39.9918" calcext:value-type="float">
            <text:p>39.9918</text:p>
          </table:table-cell>
          <table:table-cell office:value-type="float" office:value="2.229" calcext:value-type="float">
            <text:p>2.229</text:p>
          </table:table-cell>
          <table:table-cell/>
          <table:table-cell office:value-type="float" office:value="43.2932" calcext:value-type="float">
            <text:p>43.2932</text:p>
          </table:table-cell>
          <table:table-cell office:value-type="float" office:value="2.572" calcext:value-type="float">
            <text:p>2.572</text:p>
          </table:table-cell>
          <table:table-cell/>
          <table:table-cell office:value-type="float" office:value="42.3631" calcext:value-type="float">
            <text:p>42.3631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42.3631" calcext:value-type="float">
            <text:p>42.3631</text:p>
          </table:table-cell>
          <table:table-cell office:value-type="float" office:value="3.043" calcext:value-type="float">
            <text:p>3.043</text:p>
          </table:table-cell>
        </table:table-row>
        <table:table-row table:style-name="ro1">
          <table:table-cell office:value-type="float" office:value="0.262932" calcext:value-type="float">
            <text:p>0.262932</text:p>
          </table:table-cell>
          <table:table-cell/>
          <table:table-cell office:value-type="float" office:value="30.1448" calcext:value-type="float">
            <text:p>30.1448</text:p>
          </table:table-cell>
          <table:table-cell office:value-type="float" office:value="8.993" calcext:value-type="float">
            <text:p>8.993</text:p>
          </table:table-cell>
          <table:table-cell/>
          <table:table-cell office:value-type="float" office:value="40.3304" calcext:value-type="float">
            <text:p>40.3304</text:p>
          </table:table-cell>
          <table:table-cell office:value-type="float" office:value="2.566" calcext:value-type="float">
            <text:p>2.566</text:p>
          </table:table-cell>
          <table:table-cell/>
          <table:table-cell office:value-type="float" office:value="43.2535" calcext:value-type="float">
            <text:p>43.2535</text:p>
          </table:table-cell>
          <table:table-cell office:value-type="float" office:value="2.281" calcext:value-type="float">
            <text:p>2.281</text:p>
          </table:table-cell>
          <table:table-cell/>
          <table:table-cell office:value-type="float" office:value="42.4034" calcext:value-type="float">
            <text:p>42.4034</text:p>
          </table:table-cell>
          <table:table-cell office:value-type="float" office:value="2.958" calcext:value-type="float">
            <text:p>2.958</text:p>
          </table:table-cell>
          <table:table-cell/>
          <table:table-cell office:value-type="float" office:value="42.4034" calcext:value-type="float">
            <text:p>42.4034</text:p>
          </table:table-cell>
          <table:table-cell office:value-type="float" office:value="3.062" calcext:value-type="float">
            <text:p>3.062</text:p>
          </table:table-cell>
        </table:table-row>
        <table:table-row table:style-name="ro1">
          <table:table-cell office:value-type="float" office:value="0.264713" calcext:value-type="float">
            <text:p>0.264713</text:p>
          </table:table-cell>
          <table:table-cell/>
          <table:table-cell office:value-type="float" office:value="30.2263" calcext:value-type="float">
            <text:p>30.2263</text:p>
          </table:table-cell>
          <table:table-cell office:value-type="float" office:value="8.369" calcext:value-type="float">
            <text:p>8.369</text:p>
          </table:table-cell>
          <table:table-cell/>
          <table:table-cell office:value-type="float" office:value="40.5669" calcext:value-type="float">
            <text:p>40.5669</text:p>
          </table:table-cell>
          <table:table-cell office:value-type="float" office:value="2.618" calcext:value-type="float">
            <text:p>2.618</text:p>
          </table:table-cell>
          <table:table-cell/>
          <table:table-cell office:value-type="float" office:value="43.1109" calcext:value-type="float">
            <text:p>43.1109</text:p>
          </table:table-cell>
          <table:table-cell office:value-type="float" office:value="2.042" calcext:value-type="float">
            <text:p>2.042</text:p>
          </table:table-cell>
          <table:table-cell/>
          <table:table-cell office:value-type="float" office:value="42.3657" calcext:value-type="float">
            <text:p>42.3657</text:p>
          </table:table-cell>
          <table:table-cell office:value-type="float" office:value="3.093" calcext:value-type="float">
            <text:p>3.093</text:p>
          </table:table-cell>
          <table:table-cell/>
          <table:table-cell office:value-type="float" office:value="42.3657" calcext:value-type="float">
            <text:p>42.3657</text:p>
          </table:table-cell>
          <table:table-cell office:value-type="float" office:value="2.604" calcext:value-type="float">
            <text:p>2.604</text:p>
          </table:table-cell>
        </table:table-row>
        <table:table-row table:style-name="ro1">
          <table:table-cell office:value-type="float" office:value="0.26649" calcext:value-type="float">
            <text:p>0.26649</text:p>
          </table:table-cell>
          <table:table-cell/>
          <table:table-cell office:value-type="float" office:value="30.2723" calcext:value-type="float">
            <text:p>30.2723</text:p>
          </table:table-cell>
          <table:table-cell office:value-type="float" office:value="9.059" calcext:value-type="float">
            <text:p>9.059</text:p>
          </table:table-cell>
          <table:table-cell/>
          <table:table-cell office:value-type="float" office:value="40.9501" calcext:value-type="float">
            <text:p>40.9501</text:p>
          </table:table-cell>
          <table:table-cell office:value-type="float" office:value="2.155" calcext:value-type="float">
            <text:p>2.155</text:p>
          </table:table-cell>
          <table:table-cell/>
          <table:table-cell office:value-type="float" office:value="43.0951" calcext:value-type="float">
            <text:p>43.0951</text:p>
          </table:table-cell>
          <table:table-cell office:value-type="float" office:value="2.589" calcext:value-type="float">
            <text:p>2.589</text:p>
          </table:table-cell>
          <table:table-cell/>
          <table:table-cell office:value-type="float" office:value="42.4605" calcext:value-type="float">
            <text:p>42.4605</text:p>
          </table:table-cell>
          <table:table-cell office:value-type="float" office:value="2.561" calcext:value-type="float">
            <text:p>2.561</text:p>
          </table:table-cell>
          <table:table-cell/>
          <table:table-cell office:value-type="float" office:value="42.4605" calcext:value-type="float">
            <text:p>42.4605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0.267798" calcext:value-type="float">
            <text:p>0.267798</text:p>
          </table:table-cell>
          <table:table-cell/>
          <table:table-cell office:value-type="float" office:value="30.2674" calcext:value-type="float">
            <text:p>30.2674</text:p>
          </table:table-cell>
          <table:table-cell office:value-type="float" office:value="8.671" calcext:value-type="float">
            <text:p>8.671</text:p>
          </table:table-cell>
          <table:table-cell/>
          <table:table-cell office:value-type="float" office:value="41.1305" calcext:value-type="float">
            <text:p>41.1305</text:p>
          </table:table-cell>
          <table:table-cell office:value-type="float" office:value="2.464" calcext:value-type="float">
            <text:p>2.464</text:p>
          </table:table-cell>
          <table:table-cell/>
          <table:table-cell office:value-type="float" office:value="43.1126" calcext:value-type="float">
            <text:p>43.1126</text:p>
          </table:table-cell>
          <table:table-cell office:value-type="float" office:value="2.216" calcext:value-type="float">
            <text:p>2.216</text:p>
          </table:table-cell>
          <table:table-cell/>
          <table:table-cell office:value-type="float" office:value="42.5335" calcext:value-type="float">
            <text:p>42.533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2.5441" calcext:value-type="float">
            <text:p>42.5441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0.269906" calcext:value-type="float">
            <text:p>0.269906</text:p>
          </table:table-cell>
          <table:table-cell/>
          <table:table-cell office:value-type="float" office:value="30.3526" calcext:value-type="float">
            <text:p>30.3526</text:p>
          </table:table-cell>
          <table:table-cell office:value-type="float" office:value="8.888" calcext:value-type="float">
            <text:p>8.888</text:p>
          </table:table-cell>
          <table:table-cell/>
          <table:table-cell office:value-type="float" office:value="41.3591" calcext:value-type="float">
            <text:p>41.3591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42.9373" calcext:value-type="float">
            <text:p>42.9373</text:p>
          </table:table-cell>
          <table:table-cell office:value-type="float" office:value="1.988" calcext:value-type="float">
            <text:p>1.988</text:p>
          </table:table-cell>
          <table:table-cell/>
          <table:table-cell office:value-type="float" office:value="42.4654" calcext:value-type="float">
            <text:p>42.4654</text:p>
          </table:table-cell>
          <table:table-cell office:value-type="float" office:value="3.154" calcext:value-type="float">
            <text:p>3.154</text:p>
          </table:table-cell>
          <table:table-cell/>
          <table:table-cell office:value-type="float" office:value="42.5029" calcext:value-type="float">
            <text:p>42.5029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0.271614" calcext:value-type="float">
            <text:p>0.271614</text:p>
          </table:table-cell>
          <table:table-cell/>
          <table:table-cell office:value-type="float" office:value="30.3134" calcext:value-type="float">
            <text:p>30.3134</text:p>
          </table:table-cell>
          <table:table-cell office:value-type="float" office:value="8.472" calcext:value-type="float">
            <text:p>8.472</text:p>
          </table:table-cell>
          <table:table-cell/>
          <table:table-cell office:value-type="float" office:value="41.5672" calcext:value-type="float">
            <text:p>41.5672</text:p>
          </table:table-cell>
          <table:table-cell office:value-type="float" office:value="2.414" calcext:value-type="float">
            <text:p>2.414</text:p>
          </table:table-cell>
          <table:table-cell/>
          <table:table-cell office:value-type="float" office:value="42.8555" calcext:value-type="float">
            <text:p>42.8555</text:p>
          </table:table-cell>
          <table:table-cell office:value-type="float" office:value="2.239" calcext:value-type="float">
            <text:p>2.239</text:p>
          </table:table-cell>
          <table:table-cell/>
          <table:table-cell office:value-type="float" office:value="42.3794" calcext:value-type="float">
            <text:p>42.3794</text:p>
          </table:table-cell>
          <table:table-cell office:value-type="float" office:value="2.758" calcext:value-type="float">
            <text:p>2.758</text:p>
          </table:table-cell>
          <table:table-cell/>
          <table:table-cell office:value-type="float" office:value="42.498" calcext:value-type="float">
            <text:p>42.498</text:p>
          </table:table-cell>
          <table:table-cell office:value-type="float" office:value="3.047" calcext:value-type="float">
            <text:p>3.047</text:p>
          </table:table-cell>
        </table:table-row>
        <table:table-row table:style-name="ro1">
          <table:table-cell office:value-type="float" office:value="0.272675" calcext:value-type="float">
            <text:p>0.272675</text:p>
          </table:table-cell>
          <table:table-cell/>
          <table:table-cell office:value-type="float" office:value="30.2557" calcext:value-type="float">
            <text:p>30.2557</text:p>
          </table:table-cell>
          <table:table-cell office:value-type="float" office:value="8.121" calcext:value-type="float">
            <text:p>8.121</text:p>
          </table:table-cell>
          <table:table-cell/>
          <table:table-cell office:value-type="float" office:value="41.6626" calcext:value-type="float">
            <text:p>41.6626</text:p>
          </table:table-cell>
          <table:table-cell office:value-type="float" office:value="2.599" calcext:value-type="float">
            <text:p>2.599</text:p>
          </table:table-cell>
          <table:table-cell/>
          <table:table-cell office:value-type="float" office:value="42.8177" calcext:value-type="float">
            <text:p>42.8177</text:p>
          </table:table-cell>
          <table:table-cell office:value-type="float" office:value="1.982" calcext:value-type="float">
            <text:p>1.982</text:p>
          </table:table-cell>
          <table:table-cell/>
          <table:table-cell office:value-type="float" office:value="42.3007" calcext:value-type="float">
            <text:p>42.3007</text:p>
          </table:table-cell>
          <table:table-cell office:value-type="float" office:value="3.001" calcext:value-type="float">
            <text:p>3.001</text:p>
          </table:table-cell>
          <table:table-cell/>
          <table:table-cell office:value-type="float" office:value="42.4905" calcext:value-type="float">
            <text:p>42.4905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float" office:value="0.277071" calcext:value-type="float">
            <text:p>0.277071</text:p>
          </table:table-cell>
          <table:table-cell/>
          <table:table-cell office:value-type="float" office:value="30.5872" calcext:value-type="float">
            <text:p>30.5872</text:p>
          </table:table-cell>
          <table:table-cell office:value-type="float" office:value="8.084" calcext:value-type="float">
            <text:p>8.084</text:p>
          </table:table-cell>
          <table:table-cell/>
          <table:table-cell office:value-type="float" office:value="42.2075" calcext:value-type="float">
            <text:p>42.2075</text:p>
          </table:table-cell>
          <table:table-cell office:value-type="float" office:value="2.329" calcext:value-type="float">
            <text:p>2.329</text:p>
          </table:table-cell>
          <table:table-cell/>
          <table:table-cell office:value-type="float" office:value="42.5788" calcext:value-type="float">
            <text:p>42.5788</text:p>
          </table:table-cell>
          <table:table-cell office:value-type="float" office:value="2.308" calcext:value-type="float">
            <text:p>2.308</text:p>
          </table:table-cell>
          <table:table-cell/>
          <table:table-cell office:value-type="float" office:value="41.8219" calcext:value-type="float">
            <text:p>41.8219</text:p>
          </table:table-cell>
          <table:table-cell office:value-type="float" office:value="2.728" calcext:value-type="float">
            <text:p>2.728</text:p>
          </table:table-cell>
          <table:table-cell/>
          <table:table-cell office:value-type="float" office:value="42.3559" calcext:value-type="float">
            <text:p>42.3559</text:p>
          </table:table-cell>
          <table:table-cell office:value-type="float" office:value="2.759" calcext:value-type="float">
            <text:p>2.759</text:p>
          </table:table-cell>
        </table:table-row>
        <table:table-row table:style-name="ro1">
          <table:table-cell office:value-type="float" office:value="0.2786" calcext:value-type="float">
            <text:p>0.2786</text:p>
          </table:table-cell>
          <table:table-cell/>
          <table:table-cell office:value-type="float" office:value="30.5173" calcext:value-type="float">
            <text:p>30.5173</text:p>
          </table:table-cell>
          <table:table-cell office:value-type="float" office:value="8.215" calcext:value-type="float">
            <text:p>8.215</text:p>
          </table:table-cell>
          <table:table-cell/>
          <table:table-cell office:value-type="float" office:value="42.1576" calcext:value-type="float">
            <text:p>42.1576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42.3803" calcext:value-type="float">
            <text:p>42.3803</text:p>
          </table:table-cell>
          <table:table-cell office:value-type="float" office:value="2.272" calcext:value-type="float">
            <text:p>2.272</text:p>
          </table:table-cell>
          <table:table-cell/>
          <table:table-cell office:value-type="float" office:value="41.7078" calcext:value-type="float">
            <text:p>41.7078</text:p>
          </table:table-cell>
          <table:table-cell office:value-type="float" office:value="2.727" calcext:value-type="float">
            <text:p>2.727</text:p>
          </table:table-cell>
          <table:table-cell/>
          <table:table-cell office:value-type="float" office:value="42.2487" calcext:value-type="float">
            <text:p>42.248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0.282399" calcext:value-type="float">
            <text:p>0.282399</text:p>
          </table:table-cell>
          <table:table-cell/>
          <table:table-cell office:value-type="float" office:value="30.6631" calcext:value-type="float">
            <text:p>30.6631</text:p>
          </table:table-cell>
          <table:table-cell office:value-type="float" office:value="7.855" calcext:value-type="float">
            <text:p>7.855</text:p>
          </table:table-cell>
          <table:table-cell/>
          <table:table-cell office:value-type="float" office:value="42.0237" calcext:value-type="float">
            <text:p>42.0237</text:p>
          </table:table-cell>
          <table:table-cell office:value-type="float" office:value="2.179" calcext:value-type="float">
            <text:p>2.179</text:p>
          </table:table-cell>
          <table:table-cell/>
          <table:table-cell office:value-type="float" office:value="42.0409" calcext:value-type="float">
            <text:p>42.0409</text:p>
          </table:table-cell>
          <table:table-cell office:value-type="float" office:value="2.42" calcext:value-type="float">
            <text:p>2.42</text:p>
          </table:table-cell>
          <table:table-cell/>
          <table:table-cell office:value-type="float" office:value="41.7973" calcext:value-type="float">
            <text:p>41.7973</text:p>
          </table:table-cell>
          <table:table-cell office:value-type="float" office:value="2.517" calcext:value-type="float">
            <text:p>2.517</text:p>
          </table:table-cell>
          <table:table-cell/>
          <table:table-cell office:value-type="float" office:value="42.1967" calcext:value-type="float">
            <text:p>42.1967</text:p>
          </table:table-cell>
          <table:table-cell office:value-type="float" office:value="2.826" calcext:value-type="float">
            <text:p>2.826</text:p>
          </table:table-cell>
        </table:table-row>
        <table:table-row table:style-name="ro1">
          <table:table-cell office:value-type="float" office:value="0.284487" calcext:value-type="float">
            <text:p>0.284487</text:p>
          </table:table-cell>
          <table:table-cell/>
          <table:table-cell office:value-type="float" office:value="30.7824" calcext:value-type="float">
            <text:p>30.7824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41.7406" calcext:value-type="float">
            <text:p>41.7406</text:p>
          </table:table-cell>
          <table:table-cell office:value-type="float" office:value="2.027" calcext:value-type="float">
            <text:p>2.027</text:p>
          </table:table-cell>
          <table:table-cell/>
          <table:table-cell office:value-type="float" office:value="41.752" calcext:value-type="float">
            <text:p>41.752</text:p>
          </table:table-cell>
          <table:table-cell office:value-type="float" office:value="2.143" calcext:value-type="float">
            <text:p>2.143</text:p>
          </table:table-cell>
          <table:table-cell/>
          <table:table-cell office:value-type="float" office:value="41.6899" calcext:value-type="float">
            <text:p>41.6899</text:p>
          </table:table-cell>
          <table:table-cell office:value-type="float" office:value="2.793" calcext:value-type="float">
            <text:p>2.793</text:p>
          </table:table-cell>
          <table:table-cell/>
          <table:table-cell office:value-type="float" office:value="42.042" calcext:value-type="float">
            <text:p>42.042</text:p>
          </table:table-cell>
          <table:table-cell office:value-type="float" office:value="2.567" calcext:value-type="float">
            <text:p>2.567</text:p>
          </table:table-cell>
        </table:table-row>
        <table:table-row table:style-name="ro1">
          <table:table-cell office:value-type="float" office:value="0.290306" calcext:value-type="float">
            <text:p>0.290306</text:p>
          </table:table-cell>
          <table:table-cell/>
          <table:table-cell office:value-type="float" office:value="30.6566" calcext:value-type="float">
            <text:p>30.6566</text:p>
          </table:table-cell>
          <table:table-cell office:value-type="float" office:value="7.437" calcext:value-type="float">
            <text:p>7.437</text:p>
          </table:table-cell>
          <table:table-cell/>
          <table:table-cell office:value-type="float" office:value="41.055" calcext:value-type="float">
            <text:p>41.055</text:p>
          </table:table-cell>
          <table:table-cell office:value-type="float" office:value="2.382" calcext:value-type="float">
            <text:p>2.382</text:p>
          </table:table-cell>
          <table:table-cell/>
          <table:table-cell office:value-type="float" office:value="41.0722" calcext:value-type="float">
            <text:p>41.0722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float" office:value="41.6764" calcext:value-type="float">
            <text:p>41.6764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41.8094" calcext:value-type="float">
            <text:p>41.8094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0.292036" calcext:value-type="float">
            <text:p>0.292036</text:p>
          </table:table-cell>
          <table:table-cell/>
          <table:table-cell office:value-type="float" office:value="30.8282" calcext:value-type="float">
            <text:p>30.8282</text:p>
          </table:table-cell>
          <table:table-cell office:value-type="float" office:value="7.313" calcext:value-type="float">
            <text:p>7.313</text:p>
          </table:table-cell>
          <table:table-cell/>
          <table:table-cell office:value-type="float" office:value="40.8225" calcext:value-type="float">
            <text:p>40.8225</text:p>
          </table:table-cell>
          <table:table-cell office:value-type="float" office:value="2.522" calcext:value-type="float">
            <text:p>2.522</text:p>
          </table:table-cell>
          <table:table-cell/>
          <table:table-cell office:value-type="float" office:value="40.8516" calcext:value-type="float">
            <text:p>40.8516</text:p>
          </table:table-cell>
          <table:table-cell office:value-type="float" office:value="2.058" calcext:value-type="float">
            <text:p>2.058</text:p>
          </table:table-cell>
          <table:table-cell/>
          <table:table-cell office:value-type="float" office:value="41.579" calcext:value-type="float">
            <text:p>41.579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41.6891" calcext:value-type="float">
            <text:p>41.6891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0.294671" calcext:value-type="float">
            <text:p>0.294671</text:p>
          </table:table-cell>
          <table:table-cell/>
          <table:table-cell office:value-type="float" office:value="30.5562" calcext:value-type="float">
            <text:p>30.5562</text:p>
          </table:table-cell>
          <table:table-cell office:value-type="float" office:value="7.578" calcext:value-type="float">
            <text:p>7.578</text:p>
          </table:table-cell>
          <table:table-cell/>
          <table:table-cell office:value-type="float" office:value="40.402" calcext:value-type="float">
            <text:p>40.402</text:p>
          </table:table-cell>
          <table:table-cell office:value-type="float" office:value="2.452" calcext:value-type="float">
            <text:p>2.452</text:p>
          </table:table-cell>
          <table:table-cell/>
          <table:table-cell office:value-type="float" office:value="40.4426" calcext:value-type="float">
            <text:p>40.4426</text:p>
          </table:table-cell>
          <table:table-cell office:value-type="float" office:value="1.905" calcext:value-type="float">
            <text:p>1.905</text:p>
          </table:table-cell>
          <table:table-cell/>
          <table:table-cell office:value-type="float" office:value="41.4099" calcext:value-type="float">
            <text:p>41.4099</text:p>
          </table:table-cell>
          <table:table-cell office:value-type="float" office:value="2.929" calcext:value-type="float">
            <text:p>2.929</text:p>
          </table:table-cell>
          <table:table-cell/>
          <table:table-cell office:value-type="float" office:value="41.4745" calcext:value-type="float">
            <text:p>41.4745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0.29638" calcext:value-type="float">
            <text:p>0.29638</text:p>
          </table:table-cell>
          <table:table-cell/>
          <table:table-cell office:value-type="float" office:value="30.551" calcext:value-type="float">
            <text:p>30.551</text:p>
          </table:table-cell>
          <table:table-cell office:value-type="float" office:value="7.847" calcext:value-type="float">
            <text:p>7.847</text:p>
          </table:table-cell>
          <table:table-cell/>
          <table:table-cell office:value-type="float" office:value="40.1782" calcext:value-type="float">
            <text:p>40.1782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40.2134" calcext:value-type="float">
            <text:p>40.2134</text:p>
          </table:table-cell>
          <table:table-cell office:value-type="float" office:value="2.364" calcext:value-type="float">
            <text:p>2.364</text:p>
          </table:table-cell>
          <table:table-cell/>
          <table:table-cell office:value-type="float" office:value="41.3245" calcext:value-type="float">
            <text:p>41.3245</text:p>
          </table:table-cell>
          <table:table-cell office:value-type="float" office:value="2.401" calcext:value-type="float">
            <text:p>2.401</text:p>
          </table:table-cell>
          <table:table-cell/>
          <table:table-cell office:value-type="float" office:value="41.348" calcext:value-type="float">
            <text:p>41.348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0.299675" calcext:value-type="float">
            <text:p>0.299675</text:p>
          </table:table-cell>
          <table:table-cell/>
          <table:table-cell office:value-type="float" office:value="30.5012" calcext:value-type="float">
            <text:p>30.5012</text:p>
          </table:table-cell>
          <table:table-cell office:value-type="float" office:value="7.161" calcext:value-type="float">
            <text:p>7.161</text:p>
          </table:table-cell>
          <table:table-cell/>
          <table:table-cell office:value-type="float" office:value="39.7354" calcext:value-type="float">
            <text:p>39.7354</text:p>
          </table:table-cell>
          <table:table-cell office:value-type="float" office:value="2.547" calcext:value-type="float">
            <text:p>2.547</text:p>
          </table:table-cell>
          <table:table-cell/>
          <table:table-cell office:value-type="float" office:value="39.8187" calcext:value-type="float">
            <text:p>39.8187</text:p>
          </table:table-cell>
          <table:table-cell office:value-type="float" office:value="1.884" calcext:value-type="float">
            <text:p>1.884</text:p>
          </table:table-cell>
          <table:table-cell/>
          <table:table-cell office:value-type="float" office:value="41.1227" calcext:value-type="float">
            <text:p>41.1227</text:p>
          </table:table-cell>
          <table:table-cell office:value-type="float" office:value="2.796" calcext:value-type="float">
            <text:p>2.796</text:p>
          </table:table-cell>
          <table:table-cell/>
          <table:table-cell office:value-type="float" office:value="41.1348" calcext:value-type="float">
            <text:p>41.1348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0.302401" calcext:value-type="float">
            <text:p>0.302401</text:p>
          </table:table-cell>
          <table:table-cell/>
          <table:table-cell office:value-type="float" office:value="30.527" calcext:value-type="float">
            <text:p>30.527</text:p>
          </table:table-cell>
          <table:table-cell office:value-type="float" office:value="7.092" calcext:value-type="float">
            <text:p>7.092</text:p>
          </table:table-cell>
          <table:table-cell/>
          <table:table-cell office:value-type="float" office:value="39.4422" calcext:value-type="float">
            <text:p>39.4422</text:p>
          </table:table-cell>
          <table:table-cell office:value-type="float" office:value="2.559" calcext:value-type="float">
            <text:p>2.559</text:p>
          </table:table-cell>
          <table:table-cell/>
          <table:table-cell office:value-type="float" office:value="39.4846" calcext:value-type="float">
            <text:p>39.4846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40.9417" calcext:value-type="float">
            <text:p>40.9417</text:p>
          </table:table-cell>
          <table:table-cell office:value-type="float" office:value="2.782" calcext:value-type="float">
            <text:p>2.782</text:p>
          </table:table-cell>
          <table:table-cell/>
          <table:table-cell office:value-type="float" office:value="40.9478" calcext:value-type="float">
            <text:p>40.9478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303403" calcext:value-type="float">
            <text:p>0.303403</text:p>
          </table:table-cell>
          <table:table-cell/>
          <table:table-cell office:value-type="float" office:value="30.5185" calcext:value-type="float">
            <text:p>30.5185</text:p>
          </table:table-cell>
          <table:table-cell office:value-type="float" office:value="7.448" calcext:value-type="float">
            <text:p>7.448</text:p>
          </table:table-cell>
          <table:table-cell/>
          <table:table-cell office:value-type="float" office:value="39.3749" calcext:value-type="float">
            <text:p>39.3749</text:p>
          </table:table-cell>
          <table:table-cell office:value-type="float" office:value="2.218" calcext:value-type="float">
            <text:p>2.218</text:p>
          </table:table-cell>
          <table:table-cell/>
          <table:table-cell office:value-type="float" office:value="39.4542" calcext:value-type="float">
            <text:p>39.4542</text:p>
          </table:table-cell>
          <table:table-cell office:value-type="float" office:value="2.168" calcext:value-type="float">
            <text:p>2.168</text:p>
          </table:table-cell>
          <table:table-cell/>
          <table:table-cell office:value-type="float" office:value="40.9899" calcext:value-type="float">
            <text:p>40.9899</text:p>
          </table:table-cell>
          <table:table-cell office:value-type="float" office:value="2.637" calcext:value-type="float">
            <text:p>2.637</text:p>
          </table:table-cell>
          <table:table-cell/>
          <table:table-cell office:value-type="float" office:value="40.9899" calcext:value-type="float">
            <text:p>40.989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305414" calcext:value-type="float">
            <text:p>0.305414</text:p>
          </table:table-cell>
          <table:table-cell/>
          <table:table-cell office:value-type="float" office:value="30.4121" calcext:value-type="float">
            <text:p>30.4121</text:p>
          </table:table-cell>
          <table:table-cell office:value-type="float" office:value="7.333" calcext:value-type="float">
            <text:p>7.333</text:p>
          </table:table-cell>
          <table:table-cell/>
          <table:table-cell office:value-type="float" office:value="39.0907" calcext:value-type="float">
            <text:p>39.0907</text:p>
          </table:table-cell>
          <table:table-cell office:value-type="float" office:value="1.971" calcext:value-type="float">
            <text:p>1.971</text:p>
          </table:table-cell>
          <table:table-cell/>
          <table:table-cell office:value-type="float" office:value="39.1649" calcext:value-type="float">
            <text:p>39.1649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0.8113" calcext:value-type="float">
            <text:p>40.8113</text:p>
          </table:table-cell>
          <table:table-cell office:value-type="float" office:value="2.629" calcext:value-type="float">
            <text:p>2.629</text:p>
          </table:table-cell>
          <table:table-cell/>
          <table:table-cell office:value-type="float" office:value="40.8113" calcext:value-type="float">
            <text:p>40.8113</text:p>
          </table:table-cell>
          <table:table-cell office:value-type="float" office:value="2.455" calcext:value-type="float">
            <text:p>2.455</text:p>
          </table:table-cell>
        </table:table-row>
        <table:table-row table:style-name="ro1">
          <table:table-cell office:value-type="float" office:value="0.309007" calcext:value-type="float">
            <text:p>0.309007</text:p>
          </table:table-cell>
          <table:table-cell/>
          <table:table-cell office:value-type="float" office:value="30.5803" calcext:value-type="float">
            <text:p>30.5803</text:p>
          </table:table-cell>
          <table:table-cell office:value-type="float" office:value="7.142" calcext:value-type="float">
            <text:p>7.142</text:p>
          </table:table-cell>
          <table:table-cell/>
          <table:table-cell office:value-type="float" office:value="38.6121" calcext:value-type="float">
            <text:p>38.6121</text:p>
          </table:table-cell>
          <table:table-cell office:value-type="float" office:value="2.379" calcext:value-type="float">
            <text:p>2.379</text:p>
          </table:table-cell>
          <table:table-cell/>
          <table:table-cell office:value-type="float" office:value="38.7252" calcext:value-type="float">
            <text:p>38.7252</text:p>
          </table:table-cell>
          <table:table-cell office:value-type="float" office:value="1.908" calcext:value-type="float">
            <text:p>1.908</text:p>
          </table:table-cell>
          <table:table-cell/>
          <table:table-cell office:value-type="float" office:value="40.5529" calcext:value-type="float">
            <text:p>40.5529</text:p>
          </table:table-cell>
          <table:table-cell office:value-type="float" office:value="2.722" calcext:value-type="float">
            <text:p>2.722</text:p>
          </table:table-cell>
          <table:table-cell/>
          <table:table-cell office:value-type="float" office:value="40.5529" calcext:value-type="float">
            <text:p>40.552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311274" calcext:value-type="float">
            <text:p>0.311274</text:p>
          </table:table-cell>
          <table:table-cell/>
          <table:table-cell office:value-type="float" office:value="30.5281" calcext:value-type="float">
            <text:p>30.5281</text:p>
          </table:table-cell>
          <table:table-cell office:value-type="float" office:value="6.908" calcext:value-type="float">
            <text:p>6.908</text:p>
          </table:table-cell>
          <table:table-cell/>
          <table:table-cell office:value-type="float" office:value="38.3511" calcext:value-type="float">
            <text:p>38.3511</text:p>
          </table:table-cell>
          <table:table-cell office:value-type="float" office:value="2.125" calcext:value-type="float">
            <text:p>2.125</text:p>
          </table:table-cell>
          <table:table-cell/>
          <table:table-cell office:value-type="float" office:value="38.4717" calcext:value-type="float">
            <text:p>38.4717</text:p>
          </table:table-cell>
          <table:table-cell office:value-type="float" office:value="2.016" calcext:value-type="float">
            <text:p>2.016</text:p>
          </table:table-cell>
          <table:table-cell/>
          <table:table-cell office:value-type="float" office:value="40.4212" calcext:value-type="float">
            <text:p>40.4212</text:p>
          </table:table-cell>
          <table:table-cell office:value-type="float" office:value="2.645" calcext:value-type="float">
            <text:p>2.645</text:p>
          </table:table-cell>
          <table:table-cell/>
          <table:table-cell office:value-type="float" office:value="40.4212" calcext:value-type="float">
            <text:p>40.4212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315899" calcext:value-type="float">
            <text:p>0.315899</text:p>
          </table:table-cell>
          <table:table-cell/>
          <table:table-cell office:value-type="float" office:value="30.4751" calcext:value-type="float">
            <text:p>30.4751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37.8818" calcext:value-type="float">
            <text:p>37.8818</text:p>
          </table:table-cell>
          <table:table-cell office:value-type="float" office:value="2.156" calcext:value-type="float">
            <text:p>2.156</text:p>
          </table:table-cell>
          <table:table-cell/>
          <table:table-cell office:value-type="float" office:value="38.0039" calcext:value-type="float">
            <text:p>38.0039</text:p>
          </table:table-cell>
          <table:table-cell office:value-type="float" office:value="1.987" calcext:value-type="float">
            <text:p>1.987</text:p>
          </table:table-cell>
          <table:table-cell/>
          <table:table-cell office:value-type="float" office:value="40.1982" calcext:value-type="float">
            <text:p>40.1982</text:p>
          </table:table-cell>
          <table:table-cell office:value-type="float" office:value="2.593" calcext:value-type="float">
            <text:p>2.593</text:p>
          </table:table-cell>
          <table:table-cell/>
          <table:table-cell office:value-type="float" office:value="40.1982" calcext:value-type="float">
            <text:p>40.1982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0.320814" calcext:value-type="float">
            <text:p>0.320814</text:p>
          </table:table-cell>
          <table:table-cell/>
          <table:table-cell office:value-type="float" office:value="30.1016" calcext:value-type="float">
            <text:p>30.1016</text:p>
          </table:table-cell>
          <table:table-cell office:value-type="float" office:value="6.728" calcext:value-type="float">
            <text:p>6.728</text:p>
          </table:table-cell>
          <table:table-cell/>
          <table:table-cell office:value-type="float" office:value="37.3221" calcext:value-type="float">
            <text:p>37.3221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37.4606" calcext:value-type="float">
            <text:p>37.4606</text:p>
          </table:table-cell>
          <table:table-cell office:value-type="float" office:value="2.034" calcext:value-type="float">
            <text:p>2.034</text:p>
          </table:table-cell>
          <table:table-cell/>
          <table:table-cell office:value-type="float" office:value="39.916" calcext:value-type="float">
            <text:p>39.916</text:p>
          </table:table-cell>
          <table:table-cell office:value-type="float" office:value="2.404" calcext:value-type="float">
            <text:p>2.404</text:p>
          </table:table-cell>
          <table:table-cell/>
          <table:table-cell office:value-type="float" office:value="39.916" calcext:value-type="float">
            <text:p>39.916</text:p>
          </table:table-cell>
          <table:table-cell office:value-type="float" office:value="2.335" calcext:value-type="float">
            <text:p>2.335</text:p>
          </table:table-cell>
        </table:table-row>
        <table:table-row table:style-name="ro1">
          <table:table-cell office:value-type="float" office:value="0.322201" calcext:value-type="float">
            <text:p>0.322201</text:p>
          </table:table-cell>
          <table:table-cell/>
          <table:table-cell office:value-type="float" office:value="30.0608" calcext:value-type="float">
            <text:p>30.0608</text:p>
          </table:table-cell>
          <table:table-cell office:value-type="float" office:value="6.603" calcext:value-type="float">
            <text:p>6.603</text:p>
          </table:table-cell>
          <table:table-cell/>
          <table:table-cell office:value-type="float" office:value="37.0987" calcext:value-type="float">
            <text:p>37.0987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37.2452" calcext:value-type="float">
            <text:p>37.2452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float" office:value="39.7528" calcext:value-type="float">
            <text:p>39.7528</text:p>
          </table:table-cell>
          <table:table-cell office:value-type="float" office:value="2.606" calcext:value-type="float">
            <text:p>2.606</text:p>
          </table:table-cell>
          <table:table-cell/>
          <table:table-cell office:value-type="float" office:value="39.7528" calcext:value-type="float">
            <text:p>39.7528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323597" calcext:value-type="float">
            <text:p>0.323597</text:p>
          </table:table-cell>
          <table:table-cell/>
          <table:table-cell office:value-type="float" office:value="30.1115" calcext:value-type="float">
            <text:p>30.1115</text:p>
          </table:table-cell>
          <table:table-cell office:value-type="float" office:value="6.553" calcext:value-type="float">
            <text:p>6.553</text:p>
          </table:table-cell>
          <table:table-cell/>
          <table:table-cell office:value-type="float" office:value="36.9254" calcext:value-type="float">
            <text:p>36.9254</text:p>
          </table:table-cell>
          <table:table-cell office:value-type="float" office:value="1.816" calcext:value-type="float">
            <text:p>1.816</text:p>
          </table:table-cell>
          <table:table-cell/>
          <table:table-cell office:value-type="float" office:value="37.1523" calcext:value-type="float">
            <text:p>37.1523</text:p>
          </table:table-cell>
          <table:table-cell office:value-type="float" office:value="2.351" calcext:value-type="float">
            <text:p>2.351</text:p>
          </table:table-cell>
          <table:table-cell/>
          <table:table-cell office:value-type="float" office:value="39.6544" calcext:value-type="float">
            <text:p>39.6544</text:p>
          </table:table-cell>
          <table:table-cell office:value-type="float" office:value="2.209" calcext:value-type="float">
            <text:p>2.209</text:p>
          </table:table-cell>
          <table:table-cell/>
          <table:table-cell office:value-type="float" office:value="39.6544" calcext:value-type="float">
            <text:p>39.6544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0.328148" calcext:value-type="float">
            <text:p>0.328148</text:p>
          </table:table-cell>
          <table:table-cell/>
          <table:table-cell office:value-type="float" office:value="30.1088" calcext:value-type="float">
            <text:p>30.1088</text:p>
          </table:table-cell>
          <table:table-cell office:value-type="float" office:value="6.493" calcext:value-type="float">
            <text:p>6.493</text:p>
          </table:table-cell>
          <table:table-cell/>
          <table:table-cell office:value-type="float" office:value="37.0075" calcext:value-type="float">
            <text:p>37.0075</text:p>
          </table:table-cell>
          <table:table-cell office:value-type="float" office:value="1.919" calcext:value-type="float">
            <text:p>1.919</text:p>
          </table:table-cell>
          <table:table-cell/>
          <table:table-cell office:value-type="float" office:value="37.1789" calcext:value-type="float">
            <text:p>37.1789</text:p>
          </table:table-cell>
          <table:table-cell office:value-type="float" office:value="2.408" calcext:value-type="float">
            <text:p>2.408</text:p>
          </table:table-cell>
          <table:table-cell/>
          <table:table-cell office:value-type="float" office:value="39.3073" calcext:value-type="float">
            <text:p>39.3073</text:p>
          </table:table-cell>
          <table:table-cell office:value-type="float" office:value="2.056" calcext:value-type="float">
            <text:p>2.056</text:p>
          </table:table-cell>
          <table:table-cell/>
          <table:table-cell office:value-type="float" office:value="39.3073" calcext:value-type="float">
            <text:p>39.3073</text:p>
          </table:table-cell>
          <table:table-cell office:value-type="float" office:value="2.424" calcext:value-type="float">
            <text:p>2.424</text:p>
          </table:table-cell>
        </table:table-row>
        <table:table-row table:style-name="ro1">
          <table:table-cell office:value-type="float" office:value="0.329447" calcext:value-type="float">
            <text:p>0.329447</text:p>
          </table:table-cell>
          <table:table-cell/>
          <table:table-cell office:value-type="float" office:value="30.0137" calcext:value-type="float">
            <text:p>30.0137</text:p>
          </table:table-cell>
          <table:table-cell office:value-type="float" office:value="6.173" calcext:value-type="float">
            <text:p>6.173</text:p>
          </table:table-cell>
          <table:table-cell/>
          <table:table-cell office:value-type="float" office:value="37.0601" calcext:value-type="float">
            <text:p>37.0601</text:p>
          </table:table-cell>
          <table:table-cell office:value-type="float" office:value="2.012" calcext:value-type="float">
            <text:p>2.012</text:p>
          </table:table-cell>
          <table:table-cell/>
          <table:table-cell office:value-type="float" office:value="37.2234" calcext:value-type="float">
            <text:p>37.2234</text:p>
          </table:table-cell>
          <table:table-cell office:value-type="float" office:value="2.035" calcext:value-type="float">
            <text:p>2.035</text:p>
          </table:table-cell>
          <table:table-cell/>
          <table:table-cell office:value-type="float" office:value="39.2343" calcext:value-type="float">
            <text:p>39.2343</text:p>
          </table:table-cell>
          <table:table-cell office:value-type="float" office:value="2.445" calcext:value-type="float">
            <text:p>2.445</text:p>
          </table:table-cell>
          <table:table-cell/>
          <table:table-cell office:value-type="float" office:value="39.2343" calcext:value-type="float">
            <text:p>39.2343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0.331315" calcext:value-type="float">
            <text:p>0.331315</text:p>
          </table:table-cell>
          <table:table-cell/>
          <table:table-cell office:value-type="float" office:value="30.0715" calcext:value-type="float">
            <text:p>30.0715</text:p>
          </table:table-cell>
          <table:table-cell office:value-type="float" office:value="6.19" calcext:value-type="float">
            <text:p>6.19</text:p>
          </table:table-cell>
          <table:table-cell/>
          <table:table-cell office:value-type="float" office:value="37.1223" calcext:value-type="float">
            <text:p>37.1223</text:p>
          </table:table-cell>
          <table:table-cell office:value-type="float" office:value="2.005" calcext:value-type="float">
            <text:p>2.005</text:p>
          </table:table-cell>
          <table:table-cell/>
          <table:table-cell office:value-type="float" office:value="37.2719" calcext:value-type="float">
            <text:p>37.2719</text:p>
          </table:table-cell>
          <table:table-cell office:value-type="float" office:value="2.248" calcext:value-type="float">
            <text:p>2.248</text:p>
          </table:table-cell>
          <table:table-cell/>
          <table:table-cell office:value-type="float" office:value="39.1585" calcext:value-type="float">
            <text:p>39.1585</text:p>
          </table:table-cell>
          <table:table-cell office:value-type="float" office:value="2.094" calcext:value-type="float">
            <text:p>2.094</text:p>
          </table:table-cell>
          <table:table-cell/>
          <table:table-cell office:value-type="float" office:value="39.1585" calcext:value-type="float">
            <text:p>39.1585</text:p>
          </table:table-cell>
          <table:table-cell office:value-type="float" office:value="2.635" calcext:value-type="float">
            <text:p>2.635</text:p>
          </table:table-cell>
        </table:table-row>
        <table:table-row table:style-name="ro1">
          <table:table-cell office:value-type="float" office:value="0.335666" calcext:value-type="float">
            <text:p>0.335666</text:p>
          </table:table-cell>
          <table:table-cell/>
          <table:table-cell office:value-type="float" office:value="30.0913" calcext:value-type="float">
            <text:p>30.0913</text:p>
          </table:table-cell>
          <table:table-cell office:value-type="float" office:value="6.296" calcext:value-type="float">
            <text:p>6.296</text:p>
          </table:table-cell>
          <table:table-cell/>
          <table:table-cell office:value-type="float" office:value="37.3692" calcext:value-type="float">
            <text:p>37.3692</text:p>
          </table:table-cell>
          <table:table-cell office:value-type="float" office:value="1.868" calcext:value-type="float">
            <text:p>1.868</text:p>
          </table:table-cell>
          <table:table-cell/>
          <table:table-cell office:value-type="float" office:value="37.4795" calcext:value-type="float">
            <text:p>37.4795</text:p>
          </table:table-cell>
          <table:table-cell office:value-type="float" office:value="2.002" calcext:value-type="float">
            <text:p>2.002</text:p>
          </table:table-cell>
          <table:table-cell/>
          <table:table-cell office:value-type="float" office:value="39.0637" calcext:value-type="float">
            <text:p>39.0637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39.0637" calcext:value-type="float">
            <text:p>39.063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337014" calcext:value-type="float">
            <text:p>0.337014</text:p>
          </table:table-cell>
          <table:table-cell/>
          <table:table-cell office:value-type="float" office:value="30.1435" calcext:value-type="float">
            <text:p>30.1435</text:p>
          </table:table-cell>
          <table:table-cell office:value-type="float" office:value="6.315" calcext:value-type="float">
            <text:p>6.315</text:p>
          </table:table-cell>
          <table:table-cell/>
          <table:table-cell office:value-type="float" office:value="37.338" calcext:value-type="float">
            <text:p>37.338</text:p>
          </table:table-cell>
          <table:table-cell office:value-type="float" office:value="2.374" calcext:value-type="float">
            <text:p>2.374</text:p>
          </table:table-cell>
          <table:table-cell/>
          <table:table-cell office:value-type="float" office:value="37.4728" calcext:value-type="float">
            <text:p>37.4728</text:p>
          </table:table-cell>
          <table:table-cell office:value-type="float" office:value="1.987" calcext:value-type="float">
            <text:p>1.987</text:p>
          </table:table-cell>
          <table:table-cell/>
          <table:table-cell office:value-type="float" office:value="38.9677" calcext:value-type="float">
            <text:p>38.9677</text:p>
          </table:table-cell>
          <table:table-cell office:value-type="float" office:value="2.225" calcext:value-type="float">
            <text:p>2.225</text:p>
          </table:table-cell>
          <table:table-cell/>
          <table:table-cell office:value-type="float" office:value="38.9677" calcext:value-type="float">
            <text:p>38.9677</text:p>
          </table:table-cell>
          <table:table-cell office:value-type="float" office:value="2.438" calcext:value-type="float">
            <text:p>2.438</text:p>
          </table:table-cell>
        </table:table-row>
        <table:table-row table:style-name="ro1">
          <table:table-cell office:value-type="float" office:value="0.338336" calcext:value-type="float">
            <text:p>0.338336</text:p>
          </table:table-cell>
          <table:table-cell/>
          <table:table-cell office:value-type="float" office:value="30.2623" calcext:value-type="float">
            <text:p>30.2623</text:p>
          </table:table-cell>
          <table:table-cell office:value-type="float" office:value="6.476" calcext:value-type="float">
            <text:p>6.476</text:p>
          </table:table-cell>
          <table:table-cell/>
          <table:table-cell office:value-type="float" office:value="37.3746" calcext:value-type="float">
            <text:p>37.3746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37.4726" calcext:value-type="float">
            <text:p>37.4726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float" office:value="38.882" calcext:value-type="float">
            <text:p>38.882</text:p>
          </table:table-cell>
          <table:table-cell office:value-type="float" office:value="2.011" calcext:value-type="float">
            <text:p>2.011</text:p>
          </table:table-cell>
          <table:table-cell/>
          <table:table-cell office:value-type="float" office:value="38.882" calcext:value-type="float">
            <text:p>38.882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 office:value-type="float" office:value="0.341886" calcext:value-type="float">
            <text:p>0.341886</text:p>
          </table:table-cell>
          <table:table-cell/>
          <table:table-cell office:value-type="float" office:value="29.9719" calcext:value-type="float">
            <text:p>29.9719</text:p>
          </table:table-cell>
          <table:table-cell office:value-type="float" office:value="5.962" calcext:value-type="float">
            <text:p>5.962</text:p>
          </table:table-cell>
          <table:table-cell/>
          <table:table-cell office:value-type="float" office:value="37.3361" calcext:value-type="float">
            <text:p>37.3361</text:p>
          </table:table-cell>
          <table:table-cell office:value-type="float" office:value="1.905" calcext:value-type="float">
            <text:p>1.905</text:p>
          </table:table-cell>
          <table:table-cell/>
          <table:table-cell office:value-type="float" office:value="37.4541" calcext:value-type="float">
            <text:p>37.4541</text:p>
          </table:table-cell>
          <table:table-cell office:value-type="float" office:value="2.021" calcext:value-type="float">
            <text:p>2.021</text:p>
          </table:table-cell>
          <table:table-cell/>
          <table:table-cell office:value-type="float" office:value="38.6372" calcext:value-type="float">
            <text:p>38.6372</text:p>
          </table:table-cell>
          <table:table-cell office:value-type="float" office:value="2.268" calcext:value-type="float">
            <text:p>2.268</text:p>
          </table:table-cell>
          <table:table-cell/>
          <table:table-cell office:value-type="float" office:value="38.6372" calcext:value-type="float">
            <text:p>38.6372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345971" calcext:value-type="float">
            <text:p>0.345971</text:p>
          </table:table-cell>
          <table:table-cell/>
          <table:table-cell office:value-type="float" office:value="29.7967" calcext:value-type="float">
            <text:p>29.7967</text:p>
          </table:table-cell>
          <table:table-cell office:value-type="float" office:value="5.891" calcext:value-type="float">
            <text:p>5.891</text:p>
          </table:table-cell>
          <table:table-cell/>
          <table:table-cell office:value-type="float" office:value="37.2578" calcext:value-type="float">
            <text:p>37.2578</text:p>
          </table:table-cell>
          <table:table-cell office:value-type="float" office:value="2.058" calcext:value-type="float">
            <text:p>2.058</text:p>
          </table:table-cell>
          <table:table-cell/>
          <table:table-cell office:value-type="float" office:value="37.4007" calcext:value-type="float">
            <text:p>37.4007</text:p>
          </table:table-cell>
          <table:table-cell office:value-type="float" office:value="1.641" calcext:value-type="float">
            <text:p>1.641</text:p>
          </table:table-cell>
          <table:table-cell/>
          <table:table-cell office:value-type="float" office:value="38.3387" calcext:value-type="float">
            <text:p>38.3387</text:p>
          </table:table-cell>
          <table:table-cell office:value-type="float" office:value="2.201" calcext:value-type="float">
            <text:p>2.201</text:p>
          </table:table-cell>
          <table:table-cell/>
          <table:table-cell office:value-type="float" office:value="38.3387" calcext:value-type="float">
            <text:p>38.3387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float" office:value="0.34829" calcext:value-type="float">
            <text:p>0.34829</text:p>
          </table:table-cell>
          <table:table-cell/>
          <table:table-cell office:value-type="float" office:value="29.815" calcext:value-type="float">
            <text:p>29.815</text:p>
          </table:table-cell>
          <table:table-cell office:value-type="float" office:value="5.912" calcext:value-type="float">
            <text:p>5.912</text:p>
          </table:table-cell>
          <table:table-cell/>
          <table:table-cell office:value-type="float" office:value="37.3653" calcext:value-type="float">
            <text:p>37.3653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float" office:value="37.4383" calcext:value-type="float">
            <text:p>37.4383</text:p>
          </table:table-cell>
          <table:table-cell office:value-type="float" office:value="1.633" calcext:value-type="float">
            <text:p>1.633</text:p>
          </table:table-cell>
          <table:table-cell/>
          <table:table-cell office:value-type="float" office:value="38.2565" calcext:value-type="float">
            <text:p>38.2565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38.2565" calcext:value-type="float">
            <text:p>38.2565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0.352253" calcext:value-type="float">
            <text:p>0.352253</text:p>
          </table:table-cell>
          <table:table-cell/>
          <table:table-cell office:value-type="float" office:value="29.6841" calcext:value-type="float">
            <text:p>29.6841</text:p>
          </table:table-cell>
          <table:table-cell office:value-type="float" office:value="5.869" calcext:value-type="float">
            <text:p>5.869</text:p>
          </table:table-cell>
          <table:table-cell/>
          <table:table-cell office:value-type="float" office:value="37.3607" calcext:value-type="float">
            <text:p>37.3607</text:p>
          </table:table-cell>
          <table:table-cell office:value-type="float" office:value="1.937" calcext:value-type="float">
            <text:p>1.937</text:p>
          </table:table-cell>
          <table:table-cell/>
          <table:table-cell office:value-type="float" office:value="37.4524" calcext:value-type="float">
            <text:p>37.4524</text:p>
          </table:table-cell>
          <table:table-cell office:value-type="float" office:value="2.127" calcext:value-type="float">
            <text:p>2.127</text:p>
          </table:table-cell>
          <table:table-cell/>
          <table:table-cell office:value-type="float" office:value="38.0665" calcext:value-type="float">
            <text:p>38.0665</text:p>
          </table:table-cell>
          <table:table-cell office:value-type="float" office:value="2.041" calcext:value-type="float">
            <text:p>2.041</text:p>
          </table:table-cell>
          <table:table-cell/>
          <table:table-cell office:value-type="float" office:value="38.0665" calcext:value-type="float">
            <text:p>38.0665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0.356517" calcext:value-type="float">
            <text:p>0.356517</text:p>
          </table:table-cell>
          <table:table-cell/>
          <table:table-cell office:value-type="float" office:value="29.6855" calcext:value-type="float">
            <text:p>29.6855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float" office:value="37.2488" calcext:value-type="float">
            <text:p>37.2488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37.3084" calcext:value-type="float">
            <text:p>37.3084</text:p>
          </table:table-cell>
          <table:table-cell office:value-type="float" office:value="2.192" calcext:value-type="float">
            <text:p>2.192</text:p>
          </table:table-cell>
          <table:table-cell/>
          <table:table-cell office:value-type="float" office:value="37.7145" calcext:value-type="float">
            <text:p>37.7145</text:p>
          </table:table-cell>
          <table:table-cell office:value-type="float" office:value="1.942" calcext:value-type="float">
            <text:p>1.942</text:p>
          </table:table-cell>
          <table:table-cell/>
          <table:table-cell office:value-type="float" office:value="37.7145" calcext:value-type="float">
            <text:p>37.7145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0.359305" calcext:value-type="float">
            <text:p>0.359305</text:p>
          </table:table-cell>
          <table:table-cell/>
          <table:table-cell office:value-type="float" office:value="29.8285" calcext:value-type="float">
            <text:p>29.8285</text:p>
          </table:table-cell>
          <table:table-cell office:value-type="float" office:value="5.841" calcext:value-type="float">
            <text:p>5.841</text:p>
          </table:table-cell>
          <table:table-cell/>
          <table:table-cell office:value-type="float" office:value="37.1732" calcext:value-type="float">
            <text:p>37.1732</text:p>
          </table:table-cell>
          <table:table-cell office:value-type="float" office:value="2.173" calcext:value-type="float">
            <text:p>2.173</text:p>
          </table:table-cell>
          <table:table-cell/>
          <table:table-cell office:value-type="float" office:value="37.242" calcext:value-type="float">
            <text:p>37.242</text:p>
          </table:table-cell>
          <table:table-cell office:value-type="float" office:value="1.917" calcext:value-type="float">
            <text:p>1.917</text:p>
          </table:table-cell>
          <table:table-cell/>
          <table:table-cell office:value-type="float" office:value="37.5411" calcext:value-type="float">
            <text:p>37.5411</text:p>
          </table:table-cell>
          <table:table-cell office:value-type="float" office:value="2.351" calcext:value-type="float">
            <text:p>2.351</text:p>
          </table:table-cell>
          <table:table-cell/>
          <table:table-cell office:value-type="float" office:value="37.5411" calcext:value-type="float">
            <text:p>37.5411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0.364746" calcext:value-type="float">
            <text:p>0.364746</text:p>
          </table:table-cell>
          <table:table-cell/>
          <table:table-cell office:value-type="float" office:value="29.6903" calcext:value-type="float">
            <text:p>29.6903</text:p>
          </table:table-cell>
          <table:table-cell office:value-type="float" office:value="6.008" calcext:value-type="float">
            <text:p>6.008</text:p>
          </table:table-cell>
          <table:table-cell/>
          <table:table-cell office:value-type="float" office:value="37.0037" calcext:value-type="float">
            <text:p>37.0037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37.1012" calcext:value-type="float">
            <text:p>37.1012</text:p>
          </table:table-cell>
          <table:table-cell office:value-type="float" office:value="2.016" calcext:value-type="float">
            <text:p>2.016</text:p>
          </table:table-cell>
          <table:table-cell/>
          <table:table-cell office:value-type="float" office:value="37.1812" calcext:value-type="float">
            <text:p>37.1812</text:p>
          </table:table-cell>
          <table:table-cell office:value-type="float" office:value="2.164" calcext:value-type="float">
            <text:p>2.164</text:p>
          </table:table-cell>
          <table:table-cell/>
          <table:table-cell office:value-type="float" office:value="37.1812" calcext:value-type="float">
            <text:p>37.1812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0.367307" calcext:value-type="float">
            <text:p>0.367307</text:p>
          </table:table-cell>
          <table:table-cell/>
          <table:table-cell office:value-type="float" office:value="29.5028" calcext:value-type="float">
            <text:p>29.5028</text:p>
          </table:table-cell>
          <table:table-cell office:value-type="float" office:value="5.712" calcext:value-type="float">
            <text:p>5.712</text:p>
          </table:table-cell>
          <table:table-cell/>
          <table:table-cell office:value-type="float" office:value="36.8927" calcext:value-type="float">
            <text:p>36.8927</text:p>
          </table:table-cell>
          <table:table-cell office:value-type="float" office:value="2.146" calcext:value-type="float">
            <text:p>2.146</text:p>
          </table:table-cell>
          <table:table-cell/>
          <table:table-cell office:value-type="float" office:value="36.9989" calcext:value-type="float">
            <text:p>36.9989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36.9878" calcext:value-type="float">
            <text:p>36.9878</text:p>
          </table:table-cell>
          <table:table-cell office:value-type="float" office:value="2.181" calcext:value-type="float">
            <text:p>2.181</text:p>
          </table:table-cell>
          <table:table-cell/>
          <table:table-cell office:value-type="float" office:value="36.9878" calcext:value-type="float">
            <text:p>36.9878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372288" calcext:value-type="float">
            <text:p>0.372288</text:p>
          </table:table-cell>
          <table:table-cell/>
          <table:table-cell office:value-type="float" office:value="29.202" calcext:value-type="float">
            <text:p>29.202</text:p>
          </table:table-cell>
          <table:table-cell office:value-type="float" office:value="5.605" calcext:value-type="float">
            <text:p>5.605</text:p>
          </table:table-cell>
          <table:table-cell/>
          <table:table-cell office:value-type="float" office:value="36.8809" calcext:value-type="float">
            <text:p>36.8809</text:p>
          </table:table-cell>
          <table:table-cell office:value-type="float" office:value="2.255" calcext:value-type="float">
            <text:p>2.255</text:p>
          </table:table-cell>
          <table:table-cell/>
          <table:table-cell office:value-type="float" office:value="36.9434" calcext:value-type="float">
            <text:p>36.9434</text:p>
          </table:table-cell>
          <table:table-cell office:value-type="float" office:value="2.002" calcext:value-type="float">
            <text:p>2.002</text:p>
          </table:table-cell>
          <table:table-cell/>
          <table:table-cell office:value-type="float" office:value="36.7424" calcext:value-type="float">
            <text:p>36.7424</text:p>
          </table:table-cell>
          <table:table-cell office:value-type="float" office:value="1.959" calcext:value-type="float">
            <text:p>1.959</text:p>
          </table:table-cell>
          <table:table-cell/>
          <table:table-cell office:value-type="float" office:value="36.7597" calcext:value-type="float">
            <text:p>36.7597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0.376437" calcext:value-type="float">
            <text:p>0.376437</text:p>
          </table:table-cell>
          <table:table-cell/>
          <table:table-cell office:value-type="float" office:value="29.4865" calcext:value-type="float">
            <text:p>29.4865</text:p>
          </table:table-cell>
          <table:table-cell office:value-type="float" office:value="5.478" calcext:value-type="float">
            <text:p>5.478</text:p>
          </table:table-cell>
          <table:table-cell/>
          <table:table-cell office:value-type="float" office:value="36.7469" calcext:value-type="float">
            <text:p>36.7469</text:p>
          </table:table-cell>
          <table:table-cell office:value-type="float" office:value="1.748" calcext:value-type="float">
            <text:p>1.748</text:p>
          </table:table-cell>
          <table:table-cell/>
          <table:table-cell office:value-type="float" office:value="36.7644" calcext:value-type="float">
            <text:p>36.7644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36.4529" calcext:value-type="float">
            <text:p>36.4529</text:p>
          </table:table-cell>
          <table:table-cell office:value-type="float" office:value="2.552" calcext:value-type="float">
            <text:p>2.552</text:p>
          </table:table-cell>
          <table:table-cell/>
          <table:table-cell office:value-type="float" office:value="36.4701" calcext:value-type="float">
            <text:p>36.470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0.376928" calcext:value-type="float">
            <text:p>0.376928</text:p>
          </table:table-cell>
          <table:table-cell/>
          <table:table-cell office:value-type="float" office:value="29.2762" calcext:value-type="float">
            <text:p>29.2762</text:p>
          </table:table-cell>
          <table:table-cell office:value-type="float" office:value="5.543" calcext:value-type="float">
            <text:p>5.543</text:p>
          </table:table-cell>
          <table:table-cell/>
          <table:table-cell office:value-type="float" office:value="36.7179" calcext:value-type="float">
            <text:p>36.7179</text:p>
          </table:table-cell>
          <table:table-cell office:value-type="float" office:value="2.086" calcext:value-type="float">
            <text:p>2.086</text:p>
          </table:table-cell>
          <table:table-cell/>
          <table:table-cell office:value-type="float" office:value="36.7465" calcext:value-type="float">
            <text:p>36.7465</text:p>
          </table:table-cell>
          <table:table-cell office:value-type="float" office:value="2.037" calcext:value-type="float">
            <text:p>2.037</text:p>
          </table:table-cell>
          <table:table-cell/>
          <table:table-cell office:value-type="float" office:value="36.4041" calcext:value-type="float">
            <text:p>36.4041</text:p>
          </table:table-cell>
          <table:table-cell office:value-type="float" office:value="1.856" calcext:value-type="float">
            <text:p>1.856</text:p>
          </table:table-cell>
          <table:table-cell/>
          <table:table-cell office:value-type="float" office:value="36.413" calcext:value-type="float">
            <text:p>36.413</text:p>
          </table:table-cell>
          <table:table-cell office:value-type="float" office:value="2.069" calcext:value-type="float">
            <text:p>2.069</text:p>
          </table:table-cell>
        </table:table-row>
        <table:table-row table:style-name="ro1">
          <table:table-cell office:value-type="float" office:value="0.379048" calcext:value-type="float">
            <text:p>0.379048</text:p>
          </table:table-cell>
          <table:table-cell/>
          <table:table-cell office:value-type="float" office:value="29.262" calcext:value-type="float">
            <text:p>29.262</text:p>
          </table:table-cell>
          <table:table-cell office:value-type="float" office:value="5.183" calcext:value-type="float">
            <text:p>5.183</text:p>
          </table:table-cell>
          <table:table-cell/>
          <table:table-cell office:value-type="float" office:value="36.6082" calcext:value-type="float">
            <text:p>36.6082</text:p>
          </table:table-cell>
          <table:table-cell office:value-type="float" office:value="2.114" calcext:value-type="float">
            <text:p>2.114</text:p>
          </table:table-cell>
          <table:table-cell/>
          <table:table-cell office:value-type="float" office:value="36.6733" calcext:value-type="float">
            <text:p>36.6733</text:p>
          </table:table-cell>
          <table:table-cell office:value-type="float" office:value="1.771" calcext:value-type="float">
            <text:p>1.771</text:p>
          </table:table-cell>
          <table:table-cell/>
          <table:table-cell office:value-type="float" office:value="36.2825" calcext:value-type="float">
            <text:p>36.2825</text:p>
          </table:table-cell>
          <table:table-cell office:value-type="float" office:value="2.336" calcext:value-type="float">
            <text:p>2.336</text:p>
          </table:table-cell>
          <table:table-cell/>
          <table:table-cell office:value-type="float" office:value="36.2914" calcext:value-type="float">
            <text:p>36.291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0.381925" calcext:value-type="float">
            <text:p>0.381925</text:p>
          </table:table-cell>
          <table:table-cell/>
          <table:table-cell office:value-type="float" office:value="29.3045" calcext:value-type="float">
            <text:p>29.3045</text:p>
          </table:table-cell>
          <table:table-cell office:value-type="float" office:value="5.601" calcext:value-type="float">
            <text:p>5.601</text:p>
          </table:table-cell>
          <table:table-cell/>
          <table:table-cell office:value-type="float" office:value="36.6075" calcext:value-type="float">
            <text:p>36.6075</text:p>
          </table:table-cell>
          <table:table-cell office:value-type="float" office:value="1.984" calcext:value-type="float">
            <text:p>1.984</text:p>
          </table:table-cell>
          <table:table-cell/>
          <table:table-cell office:value-type="float" office:value="36.6442" calcext:value-type="float">
            <text:p>36.6442</text:p>
          </table:table-cell>
          <table:table-cell office:value-type="float" office:value="2.084" calcext:value-type="float">
            <text:p>2.084</text:p>
          </table:table-cell>
          <table:table-cell/>
          <table:table-cell office:value-type="float" office:value="36.1675" calcext:value-type="float">
            <text:p>36.1675</text:p>
          </table:table-cell>
          <table:table-cell office:value-type="float" office:value="1.763" calcext:value-type="float">
            <text:p>1.763</text:p>
          </table:table-cell>
          <table:table-cell/>
          <table:table-cell office:value-type="float" office:value="36.211" calcext:value-type="float">
            <text:p>36.211</text:p>
          </table:table-cell>
          <table:table-cell office:value-type="float" office:value="2.099" calcext:value-type="float">
            <text:p>2.099</text:p>
          </table:table-cell>
        </table:table-row>
        <table:table-row table:style-name="ro1">
          <table:table-cell office:value-type="float" office:value="0.384086" calcext:value-type="float">
            <text:p>0.384086</text:p>
          </table:table-cell>
          <table:table-cell/>
          <table:table-cell office:value-type="float" office:value="29.2991" calcext:value-type="float">
            <text:p>29.2991</text:p>
          </table:table-cell>
          <table:table-cell office:value-type="float" office:value="5.137" calcext:value-type="float">
            <text:p>5.137</text:p>
          </table:table-cell>
          <table:table-cell/>
          <table:table-cell office:value-type="float" office:value="36.5071" calcext:value-type="float">
            <text:p>36.5071</text:p>
          </table:table-cell>
          <table:table-cell office:value-type="float" office:value="2.181" calcext:value-type="float">
            <text:p>2.181</text:p>
          </table:table-cell>
          <table:table-cell/>
          <table:table-cell office:value-type="float" office:value="36.5627" calcext:value-type="float">
            <text:p>36.5627</text:p>
          </table:table-cell>
          <table:table-cell office:value-type="float" office:value="1.555" calcext:value-type="float">
            <text:p>1.555</text:p>
          </table:table-cell>
          <table:table-cell/>
          <table:table-cell office:value-type="float" office:value="36.0595" calcext:value-type="float">
            <text:p>36.0595</text:p>
          </table:table-cell>
          <table:table-cell office:value-type="float" office:value="2.327" calcext:value-type="float">
            <text:p>2.327</text:p>
          </table:table-cell>
          <table:table-cell/>
          <table:table-cell office:value-type="float" office:value="36.0764" calcext:value-type="float">
            <text:p>36.076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0.384707" calcext:value-type="float">
            <text:p>0.384707</text:p>
          </table:table-cell>
          <table:table-cell/>
          <table:table-cell office:value-type="float" office:value="29.0044" calcext:value-type="float">
            <text:p>29.0044</text:p>
          </table:table-cell>
          <table:table-cell office:value-type="float" office:value="5.549" calcext:value-type="float">
            <text:p>5.549</text:p>
          </table:table-cell>
          <table:table-cell/>
          <table:table-cell office:value-type="float" office:value="36.436" calcext:value-type="float">
            <text:p>36.436</text:p>
          </table:table-cell>
          <table:table-cell office:value-type="float" office:value="1.668" calcext:value-type="float">
            <text:p>1.668</text:p>
          </table:table-cell>
          <table:table-cell/>
          <table:table-cell office:value-type="float" office:value="36.4739" calcext:value-type="float">
            <text:p>36.4739</text:p>
          </table:table-cell>
          <table:table-cell office:value-type="float" office:value="1.974" calcext:value-type="float">
            <text:p>1.974</text:p>
          </table:table-cell>
          <table:table-cell/>
          <table:table-cell office:value-type="float" office:value="35.9343" calcext:value-type="float">
            <text:p>35.9343</text:p>
          </table:table-cell>
          <table:table-cell office:value-type="float" office:value="2.166" calcext:value-type="float">
            <text:p>2.166</text:p>
          </table:table-cell>
          <table:table-cell/>
          <table:table-cell office:value-type="float" office:value="35.9612" calcext:value-type="float">
            <text:p>35.9612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0.386106" calcext:value-type="float">
            <text:p>0.386106</text:p>
          </table:table-cell>
          <table:table-cell/>
          <table:table-cell office:value-type="float" office:value="28.9845" calcext:value-type="float">
            <text:p>28.9845</text:p>
          </table:table-cell>
          <table:table-cell office:value-type="float" office:value="5.572" calcext:value-type="float">
            <text:p>5.572</text:p>
          </table:table-cell>
          <table:table-cell/>
          <table:table-cell office:value-type="float" office:value="36.3122" calcext:value-type="float">
            <text:p>36.3122</text:p>
          </table:table-cell>
          <table:table-cell office:value-type="float" office:value="2.237" calcext:value-type="float">
            <text:p>2.237</text:p>
          </table:table-cell>
          <table:table-cell/>
          <table:table-cell office:value-type="float" office:value="36.3784" calcext:value-type="float">
            <text:p>36.3784</text:p>
          </table:table-cell>
          <table:table-cell office:value-type="float" office:value="1.889" calcext:value-type="float">
            <text:p>1.889</text:p>
          </table:table-cell>
          <table:table-cell/>
          <table:table-cell office:value-type="float" office:value="35.8086" calcext:value-type="float">
            <text:p>35.8086</text:p>
          </table:table-cell>
          <table:table-cell office:value-type="float" office:value="1.898" calcext:value-type="float">
            <text:p>1.898</text:p>
          </table:table-cell>
          <table:table-cell/>
          <table:table-cell office:value-type="float" office:value="35.8451" calcext:value-type="float">
            <text:p>35.8451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0.389422" calcext:value-type="float">
            <text:p>0.389422</text:p>
          </table:table-cell>
          <table:table-cell/>
          <table:table-cell office:value-type="float" office:value="29.188" calcext:value-type="float">
            <text:p>29.188</text:p>
          </table:table-cell>
          <table:table-cell office:value-type="float" office:value="5.046" calcext:value-type="float">
            <text:p>5.046</text:p>
          </table:table-cell>
          <table:table-cell/>
          <table:table-cell office:value-type="float" office:value="36.3991" calcext:value-type="float">
            <text:p>36.3991</text:p>
          </table:table-cell>
          <table:table-cell office:value-type="float" office:value="1.831" calcext:value-type="float">
            <text:p>1.831</text:p>
          </table:table-cell>
          <table:table-cell/>
          <table:table-cell office:value-type="float" office:value="36.4185" calcext:value-type="float">
            <text:p>36.4185</text:p>
          </table:table-cell>
          <table:table-cell office:value-type="float" office:value="1.827" calcext:value-type="float">
            <text:p>1.827</text:p>
          </table:table-cell>
          <table:table-cell/>
          <table:table-cell office:value-type="float" office:value="35.7674" calcext:value-type="float">
            <text:p>35.7674</text:p>
          </table:table-cell>
          <table:table-cell office:value-type="float" office:value="2.162" calcext:value-type="float">
            <text:p>2.162</text:p>
          </table:table-cell>
          <table:table-cell/>
          <table:table-cell office:value-type="float" office:value="35.8151" calcext:value-type="float">
            <text:p>35.8151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0.392469" calcext:value-type="float">
            <text:p>0.392469</text:p>
          </table:table-cell>
          <table:table-cell/>
          <table:table-cell office:value-type="float" office:value="28.9693" calcext:value-type="float">
            <text:p>28.9693</text:p>
          </table:table-cell>
          <table:table-cell office:value-type="float" office:value="5.437" calcext:value-type="float">
            <text:p>5.437</text:p>
          </table:table-cell>
          <table:table-cell/>
          <table:table-cell office:value-type="float" office:value="36.3924" calcext:value-type="float">
            <text:p>36.3924</text:p>
          </table:table-cell>
          <table:table-cell office:value-type="float" office:value="2.212" calcext:value-type="float">
            <text:p>2.212</text:p>
          </table:table-cell>
          <table:table-cell/>
          <table:table-cell office:value-type="float" office:value="36.3924" calcext:value-type="float">
            <text:p>36.3924</text:p>
          </table:table-cell>
          <table:table-cell office:value-type="float" office:value="1.929" calcext:value-type="float">
            <text:p>1.929</text:p>
          </table:table-cell>
          <table:table-cell/>
          <table:table-cell office:value-type="float" office:value="35.6782" calcext:value-type="float">
            <text:p>35.6782</text:p>
          </table:table-cell>
          <table:table-cell office:value-type="float" office:value="1.794" calcext:value-type="float">
            <text:p>1.794</text:p>
          </table:table-cell>
          <table:table-cell/>
          <table:table-cell office:value-type="float" office:value="35.6881" calcext:value-type="float">
            <text:p>35.6881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0.395497" calcext:value-type="float">
            <text:p>0.395497</text:p>
          </table:table-cell>
          <table:table-cell/>
          <table:table-cell office:value-type="float" office:value="29.2314" calcext:value-type="float">
            <text:p>29.2314</text:p>
          </table:table-cell>
          <table:table-cell office:value-type="float" office:value="4.935" calcext:value-type="float">
            <text:p>4.935</text:p>
          </table:table-cell>
          <table:table-cell/>
          <table:table-cell office:value-type="float" office:value="36.3547" calcext:value-type="float">
            <text:p>36.3547</text:p>
          </table:table-cell>
          <table:table-cell office:value-type="float" office:value="2.446" calcext:value-type="float">
            <text:p>2.446</text:p>
          </table:table-cell>
          <table:table-cell/>
          <table:table-cell office:value-type="float" office:value="36.3651" calcext:value-type="float">
            <text:p>36.3651</text:p>
          </table:table-cell>
          <table:table-cell office:value-type="float" office:value="1.486" calcext:value-type="float">
            <text:p>1.486</text:p>
          </table:table-cell>
          <table:table-cell/>
          <table:table-cell office:value-type="float" office:value="35.5883" calcext:value-type="float">
            <text:p>35.5883</text:p>
          </table:table-cell>
          <table:table-cell office:value-type="float" office:value="2.444" calcext:value-type="float">
            <text:p>2.444</text:p>
          </table:table-cell>
          <table:table-cell/>
          <table:table-cell office:value-type="float" office:value="35.6656" calcext:value-type="float">
            <text:p>35.6656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1">
          <table:table-cell office:value-type="float" office:value="0.39945" calcext:value-type="float">
            <text:p>0.39945</text:p>
          </table:table-cell>
          <table:table-cell/>
          <table:table-cell office:value-type="float" office:value="28.8299" calcext:value-type="float">
            <text:p>28.8299</text:p>
          </table:table-cell>
          <table:table-cell office:value-type="float" office:value="5.176" calcext:value-type="float">
            <text:p>5.176</text:p>
          </table:table-cell>
          <table:table-cell/>
          <table:table-cell office:value-type="float" office:value="36.152" calcext:value-type="float">
            <text:p>36.152</text:p>
          </table:table-cell>
          <table:table-cell office:value-type="float" office:value="1.948" calcext:value-type="float">
            <text:p>1.948</text:p>
          </table:table-cell>
          <table:table-cell/>
          <table:table-cell office:value-type="float" office:value="36.173" calcext:value-type="float">
            <text:p>36.173</text:p>
          </table:table-cell>
          <table:table-cell office:value-type="float" office:value="1.777" calcext:value-type="float">
            <text:p>1.777</text:p>
          </table:table-cell>
          <table:table-cell/>
          <table:table-cell office:value-type="float" office:value="35.3481" calcext:value-type="float">
            <text:p>35.3481</text:p>
          </table:table-cell>
          <table:table-cell office:value-type="float" office:value="2.166" calcext:value-type="float">
            <text:p>2.166</text:p>
          </table:table-cell>
          <table:table-cell/>
          <table:table-cell office:value-type="float" office:value="35.3779" calcext:value-type="float">
            <text:p>35.3779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0.401775" calcext:value-type="float">
            <text:p>0.401775</text:p>
          </table:table-cell>
          <table:table-cell/>
          <table:table-cell office:value-type="float" office:value="28.797" calcext:value-type="float">
            <text:p>28.797</text:p>
          </table:table-cell>
          <table:table-cell office:value-type="float" office:value="5.111" calcext:value-type="float">
            <text:p>5.111</text:p>
          </table:table-cell>
          <table:table-cell/>
          <table:table-cell office:value-type="float" office:value="35.967" calcext:value-type="float">
            <text:p>35.967</text:p>
          </table:table-cell>
          <table:table-cell office:value-type="float" office:value="2.264" calcext:value-type="float">
            <text:p>2.264</text:p>
          </table:table-cell>
          <table:table-cell/>
          <table:table-cell office:value-type="float" office:value="35.9993" calcext:value-type="float">
            <text:p>35.9993</text:p>
          </table:table-cell>
          <table:table-cell office:value-type="float" office:value="1.853" calcext:value-type="float">
            <text:p>1.853</text:p>
          </table:table-cell>
          <table:table-cell/>
          <table:table-cell office:value-type="float" office:value="35.1283" calcext:value-type="float">
            <text:p>35.1283</text:p>
          </table:table-cell>
          <table:table-cell office:value-type="float" office:value="1.853" calcext:value-type="float">
            <text:p>1.853</text:p>
          </table:table-cell>
          <table:table-cell/>
          <table:table-cell office:value-type="float" office:value="35.1978" calcext:value-type="float">
            <text:p>35.197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0.406514" calcext:value-type="float">
            <text:p>0.406514</text:p>
          </table:table-cell>
          <table:table-cell/>
          <table:table-cell office:value-type="float" office:value="28.9956" calcext:value-type="float">
            <text:p>28.9956</text:p>
          </table:table-cell>
          <table:table-cell office:value-type="float" office:value="4.438" calcext:value-type="float">
            <text:p>4.438</text:p>
          </table:table-cell>
          <table:table-cell/>
          <table:table-cell office:value-type="float" office:value="35.9308" calcext:value-type="float">
            <text:p>35.9308</text:p>
          </table:table-cell>
          <table:table-cell office:value-type="float" office:value="2.357" calcext:value-type="float">
            <text:p>2.357</text:p>
          </table:table-cell>
          <table:table-cell/>
          <table:table-cell office:value-type="float" office:value="35.9739" calcext:value-type="float">
            <text:p>35.9739</text:p>
          </table:table-cell>
          <table:table-cell office:value-type="float" office:value="1.573" calcext:value-type="float">
            <text:p>1.573</text:p>
          </table:table-cell>
          <table:table-cell/>
          <table:table-cell office:value-type="float" office:value="35.0347" calcext:value-type="float">
            <text:p>35.0347</text:p>
          </table:table-cell>
          <table:table-cell office:value-type="float" office:value="2.285" calcext:value-type="float">
            <text:p>2.285</text:p>
          </table:table-cell>
          <table:table-cell/>
          <table:table-cell office:value-type="float" office:value="35.1151" calcext:value-type="float">
            <text:p>35.1151</text:p>
          </table:table-cell>
          <table:table-cell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0.41055" calcext:value-type="float">
            <text:p>0.41055</text:p>
          </table:table-cell>
          <table:table-cell/>
          <table:table-cell office:value-type="float" office:value="28.7766" calcext:value-type="float">
            <text:p>28.7766</text:p>
          </table:table-cell>
          <table:table-cell office:value-type="float" office:value="5.212" calcext:value-type="float">
            <text:p>5.212</text:p>
          </table:table-cell>
          <table:table-cell/>
          <table:table-cell office:value-type="float" office:value="35.601" calcext:value-type="float">
            <text:p>35.601</text:p>
          </table:table-cell>
          <table:table-cell office:value-type="float" office:value="1.731" calcext:value-type="float">
            <text:p>1.731</text:p>
          </table:table-cell>
          <table:table-cell/>
          <table:table-cell office:value-type="float" office:value="35.6217" calcext:value-type="float">
            <text:p>35.6217</text:p>
          </table:table-cell>
          <table:table-cell office:value-type="float" office:value="1.904" calcext:value-type="float">
            <text:p>1.904</text:p>
          </table:table-cell>
          <table:table-cell/>
          <table:table-cell office:value-type="float" office:value="34.6366" calcext:value-type="float">
            <text:p>34.6366</text:p>
          </table:table-cell>
          <table:table-cell office:value-type="float" office:value="2.005" calcext:value-type="float">
            <text:p>2.005</text:p>
          </table:table-cell>
          <table:table-cell/>
          <table:table-cell office:value-type="float" office:value="34.7294" calcext:value-type="float">
            <text:p>34.7294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413095" calcext:value-type="float">
            <text:p>0.413095</text:p>
          </table:table-cell>
          <table:table-cell/>
          <table:table-cell office:value-type="float" office:value="28.9631" calcext:value-type="float">
            <text:p>28.9631</text:p>
          </table:table-cell>
          <table:table-cell office:value-type="float" office:value="4.617" calcext:value-type="float">
            <text:p>4.617</text:p>
          </table:table-cell>
          <table:table-cell/>
          <table:table-cell office:value-type="float" office:value="35.6391" calcext:value-type="float">
            <text:p>35.6391</text:p>
          </table:table-cell>
          <table:table-cell office:value-type="float" office:value="1.921" calcext:value-type="float">
            <text:p>1.921</text:p>
          </table:table-cell>
          <table:table-cell/>
          <table:table-cell office:value-type="float" office:value="35.6602" calcext:value-type="float">
            <text:p>35.6602</text:p>
          </table:table-cell>
          <table:table-cell office:value-type="float" office:value="2.084" calcext:value-type="float">
            <text:p>2.084</text:p>
          </table:table-cell>
          <table:table-cell/>
          <table:table-cell office:value-type="float" office:value="34.6674" calcext:value-type="float">
            <text:p>34.6674</text:p>
          </table:table-cell>
          <table:table-cell office:value-type="float" office:value="1.685" calcext:value-type="float">
            <text:p>1.685</text:p>
          </table:table-cell>
          <table:table-cell/>
          <table:table-cell office:value-type="float" office:value="34.7093" calcext:value-type="float">
            <text:p>34.7093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416462" calcext:value-type="float">
            <text:p>0.416462</text:p>
          </table:table-cell>
          <table:table-cell/>
          <table:table-cell office:value-type="float" office:value="28.7565" calcext:value-type="float">
            <text:p>28.7565</text:p>
          </table:table-cell>
          <table:table-cell office:value-type="float" office:value="4.731" calcext:value-type="float">
            <text:p>4.731</text:p>
          </table:table-cell>
          <table:table-cell/>
          <table:table-cell office:value-type="float" office:value="35.5056" calcext:value-type="float">
            <text:p>35.5056</text:p>
          </table:table-cell>
          <table:table-cell office:value-type="float" office:value="2.118" calcext:value-type="float">
            <text:p>2.118</text:p>
          </table:table-cell>
          <table:table-cell/>
          <table:table-cell office:value-type="float" office:value="35.517" calcext:value-type="float">
            <text:p>35.517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34.4737" calcext:value-type="float">
            <text:p>34.4737</text:p>
          </table:table-cell>
          <table:table-cell office:value-type="float" office:value="1.617" calcext:value-type="float">
            <text:p>1.617</text:p>
          </table:table-cell>
          <table:table-cell/>
          <table:table-cell office:value-type="float" office:value="34.5702" calcext:value-type="float">
            <text:p>34.5702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office:value-type="float" office:value="0.417884" calcext:value-type="float">
            <text:p>0.417884</text:p>
          </table:table-cell>
          <table:table-cell/>
          <table:table-cell office:value-type="float" office:value="28.7254" calcext:value-type="float">
            <text:p>28.7254</text:p>
          </table:table-cell>
          <table:table-cell office:value-type="float" office:value="5.142" calcext:value-type="float">
            <text:p>5.142</text:p>
          </table:table-cell>
          <table:table-cell/>
          <table:table-cell office:value-type="float" office:value="35.425" calcext:value-type="float">
            <text:p>35.425</text:p>
          </table:table-cell>
          <table:table-cell office:value-type="float" office:value="2.069" calcext:value-type="float">
            <text:p>2.069</text:p>
          </table:table-cell>
          <table:table-cell/>
          <table:table-cell office:value-type="float" office:value="35.4477" calcext:value-type="float">
            <text:p>35.4477</text:p>
          </table:table-cell>
          <table:table-cell office:value-type="float" office:value="1.626" calcext:value-type="float">
            <text:p>1.626</text:p>
          </table:table-cell>
          <table:table-cell/>
          <table:table-cell office:value-type="float" office:value="34.402" calcext:value-type="float">
            <text:p>34.402</text:p>
          </table:table-cell>
          <table:table-cell office:value-type="float" office:value="1.908" calcext:value-type="float">
            <text:p>1.908</text:p>
          </table:table-cell>
          <table:table-cell/>
          <table:table-cell office:value-type="float" office:value="34.4681" calcext:value-type="float">
            <text:p>34.4681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0.42102" calcext:value-type="float">
            <text:p>0.42102</text:p>
          </table:table-cell>
          <table:table-cell/>
          <table:table-cell office:value-type="float" office:value="28.7154" calcext:value-type="float">
            <text:p>28.7154</text:p>
          </table:table-cell>
          <table:table-cell office:value-type="float" office:value="4.481" calcext:value-type="float">
            <text:p>4.481</text:p>
          </table:table-cell>
          <table:table-cell/>
          <table:table-cell office:value-type="float" office:value="35.4283" calcext:value-type="float">
            <text:p>35.4283</text:p>
          </table:table-cell>
          <table:table-cell office:value-type="float" office:value="2.337" calcext:value-type="float">
            <text:p>2.337</text:p>
          </table:table-cell>
          <table:table-cell/>
          <table:table-cell office:value-type="float" office:value="35.4399" calcext:value-type="float">
            <text:p>35.4399</text:p>
          </table:table-cell>
          <table:table-cell office:value-type="float" office:value="1.461" calcext:value-type="float">
            <text:p>1.461</text:p>
          </table:table-cell>
          <table:table-cell/>
          <table:table-cell office:value-type="float" office:value="34.3515" calcext:value-type="float">
            <text:p>34.3515</text:p>
          </table:table-cell>
          <table:table-cell office:value-type="float" office:value="1.948" calcext:value-type="float">
            <text:p>1.948</text:p>
          </table:table-cell>
          <table:table-cell/>
          <table:table-cell office:value-type="float" office:value="34.4737" calcext:value-type="float">
            <text:p>34.4737</text:p>
          </table:table-cell>
          <table:table-cell office:value-type="float" office:value="2.063" calcext:value-type="float">
            <text:p>2.063</text:p>
          </table:table-cell>
        </table:table-row>
        <table:table-row table:style-name="ro1">
          <table:table-cell office:value-type="float" office:value="0.422563" calcext:value-type="float">
            <text:p>0.422563</text:p>
          </table:table-cell>
          <table:table-cell/>
          <table:table-cell office:value-type="float" office:value="29.0275" calcext:value-type="float">
            <text:p>29.0275</text:p>
          </table:table-cell>
          <table:table-cell office:value-type="float" office:value="4.829" calcext:value-type="float">
            <text:p>4.829</text:p>
          </table:table-cell>
          <table:table-cell/>
          <table:table-cell office:value-type="float" office:value="35.5034" calcext:value-type="float">
            <text:p>35.5034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35.5267" calcext:value-type="float">
            <text:p>35.5267</text:p>
          </table:table-cell>
          <table:table-cell office:value-type="float" office:value="1.923" calcext:value-type="float">
            <text:p>1.923</text:p>
          </table:table-cell>
          <table:table-cell/>
          <table:table-cell office:value-type="float" office:value="34.4523" calcext:value-type="float">
            <text:p>34.4523</text:p>
          </table:table-cell>
          <table:table-cell office:value-type="float" office:value="2.055" calcext:value-type="float">
            <text:p>2.055</text:p>
          </table:table-cell>
          <table:table-cell/>
          <table:table-cell office:value-type="float" office:value="34.4963" calcext:value-type="float">
            <text:p>34.4963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0.425629" calcext:value-type="float">
            <text:p>0.425629</text:p>
          </table:table-cell>
          <table:table-cell/>
          <table:table-cell office:value-type="float" office:value="28.8047" calcext:value-type="float">
            <text:p>28.804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5.2876" calcext:value-type="float">
            <text:p>35.2876</text:p>
          </table:table-cell>
          <table:table-cell office:value-type="float" office:value="1.985" calcext:value-type="float">
            <text:p>1.985</text:p>
          </table:table-cell>
          <table:table-cell/>
          <table:table-cell office:value-type="float" office:value="35.2876" calcext:value-type="float">
            <text:p>35.2876</text:p>
          </table:table-cell>
          <table:table-cell office:value-type="float" office:value="2.068" calcext:value-type="float">
            <text:p>2.068</text:p>
          </table:table-cell>
          <table:table-cell/>
          <table:table-cell office:value-type="float" office:value="34.1893" calcext:value-type="float">
            <text:p>34.1893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34.2661" calcext:value-type="float">
            <text:p>34.2661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0.429423" calcext:value-type="float">
            <text:p>0.429423</text:p>
          </table:table-cell>
          <table:table-cell/>
          <table:table-cell office:value-type="float" office:value="28.7171" calcext:value-type="float">
            <text:p>28.7171</text:p>
          </table:table-cell>
          <table:table-cell office:value-type="float" office:value="4.446" calcext:value-type="float">
            <text:p>4.446</text:p>
          </table:table-cell>
          <table:table-cell/>
          <table:table-cell office:value-type="float" office:value="35.1519" calcext:value-type="float">
            <text:p>35.1519</text:p>
          </table:table-cell>
          <table:table-cell office:value-type="float" office:value="2.248" calcext:value-type="float">
            <text:p>2.248</text:p>
          </table:table-cell>
          <table:table-cell/>
          <table:table-cell office:value-type="float" office:value="35.1742" calcext:value-type="float">
            <text:p>35.1742</text:p>
          </table:table-cell>
          <table:table-cell office:value-type="float" office:value="1.494" calcext:value-type="float">
            <text:p>1.494</text:p>
          </table:table-cell>
          <table:table-cell/>
          <table:table-cell office:value-type="float" office:value="34.0426" calcext:value-type="float">
            <text:p>34.0426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float" office:value="34.1672" calcext:value-type="float">
            <text:p>34.1672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0.432127" calcext:value-type="float">
            <text:p>0.432127</text:p>
          </table:table-cell>
          <table:table-cell/>
          <table:table-cell office:value-type="float" office:value="28.9305" calcext:value-type="float">
            <text:p>28.9305</text:p>
          </table:table-cell>
          <table:table-cell office:value-type="float" office:value="4.208" calcext:value-type="float">
            <text:p>4.208</text:p>
          </table:table-cell>
          <table:table-cell/>
          <table:table-cell office:value-type="float" office:value="35.062" calcext:value-type="float">
            <text:p>35.062</text:p>
          </table:table-cell>
          <table:table-cell office:value-type="float" office:value="2.142" calcext:value-type="float">
            <text:p>2.142</text:p>
          </table:table-cell>
          <table:table-cell/>
          <table:table-cell office:value-type="float" office:value="35.1084" calcext:value-type="float">
            <text:p>35.1084</text:p>
          </table:table-cell>
          <table:table-cell office:value-type="float" office:value="1.718" calcext:value-type="float">
            <text:p>1.718</text:p>
          </table:table-cell>
          <table:table-cell/>
          <table:table-cell office:value-type="float" office:value="33.9725" calcext:value-type="float">
            <text:p>33.9725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34.0851" calcext:value-type="float">
            <text:p>34.0851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0.436894" calcext:value-type="float">
            <text:p>0.436894</text:p>
          </table:table-cell>
          <table:table-cell/>
          <table:table-cell office:value-type="float" office:value="29.4069" calcext:value-type="float">
            <text:p>29.4069</text:p>
          </table:table-cell>
          <table:table-cell office:value-type="float" office:value="4.371" calcext:value-type="float">
            <text:p>4.371</text:p>
          </table:table-cell>
          <table:table-cell/>
          <table:table-cell office:value-type="float" office:value="35.1342" calcext:value-type="float">
            <text:p>35.1342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float" office:value="35.1577" calcext:value-type="float">
            <text:p>35.1577</text:p>
          </table:table-cell>
          <table:table-cell office:value-type="float" office:value="1.485" calcext:value-type="float">
            <text:p>1.485</text:p>
          </table:table-cell>
          <table:table-cell/>
          <table:table-cell office:value-type="float" office:value="34.0243" calcext:value-type="float">
            <text:p>34.0243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34.0713" calcext:value-type="float">
            <text:p>34.0713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0.438955" calcext:value-type="float">
            <text:p>0.438955</text:p>
          </table:table-cell>
          <table:table-cell/>
          <table:table-cell office:value-type="float" office:value="28.5441" calcext:value-type="float">
            <text:p>28.5441</text:p>
          </table:table-cell>
          <table:table-cell office:value-type="float" office:value="4.479" calcext:value-type="float">
            <text:p>4.479</text:p>
          </table:table-cell>
          <table:table-cell/>
          <table:table-cell office:value-type="float" office:value="34.7526" calcext:value-type="float">
            <text:p>34.7526</text:p>
          </table:table-cell>
          <table:table-cell office:value-type="float" office:value="1.977" calcext:value-type="float">
            <text:p>1.977</text:p>
          </table:table-cell>
          <table:table-cell/>
          <table:table-cell office:value-type="float" office:value="34.7641" calcext:value-type="float">
            <text:p>34.7641</text:p>
          </table:table-cell>
          <table:table-cell office:value-type="float" office:value="1.635" calcext:value-type="float">
            <text:p>1.635</text:p>
          </table:table-cell>
          <table:table-cell/>
          <table:table-cell office:value-type="float" office:value="33.7516" calcext:value-type="float">
            <text:p>33.7516</text:p>
          </table:table-cell>
          <table:table-cell office:value-type="float" office:value="2.075" calcext:value-type="float">
            <text:p>2.075</text:p>
          </table:table-cell>
          <table:table-cell/>
          <table:table-cell office:value-type="float" office:value="33.8357" calcext:value-type="float">
            <text:p>33.835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0.443198" calcext:value-type="float">
            <text:p>0.443198</text:p>
          </table:table-cell>
          <table:table-cell/>
          <table:table-cell office:value-type="float" office:value="28.5471" calcext:value-type="float">
            <text:p>28.5471</text:p>
          </table:table-cell>
          <table:table-cell office:value-type="float" office:value="4.537" calcext:value-type="float">
            <text:p>4.537</text:p>
          </table:table-cell>
          <table:table-cell/>
          <table:table-cell office:value-type="float" office:value="34.6298" calcext:value-type="float">
            <text:p>34.6298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34.6535" calcext:value-type="float">
            <text:p>34.6535</text:p>
          </table:table-cell>
          <table:table-cell office:value-type="float" office:value="1.753" calcext:value-type="float">
            <text:p>1.753</text:p>
          </table:table-cell>
          <table:table-cell/>
          <table:table-cell office:value-type="float" office:value="33.8757" calcext:value-type="float">
            <text:p>33.8757</text:p>
          </table:table-cell>
          <table:table-cell office:value-type="float" office:value="2.098" calcext:value-type="float">
            <text:p>2.098</text:p>
          </table:table-cell>
          <table:table-cell/>
          <table:table-cell office:value-type="float" office:value="33.9117" calcext:value-type="float">
            <text:p>33.9117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0.447385" calcext:value-type="float">
            <text:p>0.447385</text:p>
          </table:table-cell>
          <table:table-cell/>
          <table:table-cell office:value-type="float" office:value="28.7041" calcext:value-type="float">
            <text:p>28.7041</text:p>
          </table:table-cell>
          <table:table-cell office:value-type="float" office:value="4.662" calcext:value-type="float">
            <text:p>4.662</text:p>
          </table:table-cell>
          <table:table-cell/>
          <table:table-cell office:value-type="float" office:value="34.4863" calcext:value-type="float">
            <text:p>34.4863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34.51" calcext:value-type="float">
            <text:p>34.51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33.9395" calcext:value-type="float">
            <text:p>33.9395</text:p>
          </table:table-cell>
          <table:table-cell office:value-type="float" office:value="2.067" calcext:value-type="float">
            <text:p>2.067</text:p>
          </table:table-cell>
          <table:table-cell/>
          <table:table-cell office:value-type="float" office:value="34.0013" calcext:value-type="float">
            <text:p>34.0013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0.449632" calcext:value-type="float">
            <text:p>0.449632</text:p>
          </table:table-cell>
          <table:table-cell/>
          <table:table-cell office:value-type="float" office:value="28.3793" calcext:value-type="float">
            <text:p>28.3793</text:p>
          </table:table-cell>
          <table:table-cell office:value-type="float" office:value="4.404" calcext:value-type="float">
            <text:p>4.404</text:p>
          </table:table-cell>
          <table:table-cell/>
          <table:table-cell office:value-type="float" office:value="34.3016" calcext:value-type="float">
            <text:p>34.3016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34.3259" calcext:value-type="float">
            <text:p>34.3259</text:p>
          </table:table-cell>
          <table:table-cell office:value-type="float" office:value="2.003" calcext:value-type="float">
            <text:p>2.003</text:p>
          </table:table-cell>
          <table:table-cell/>
          <table:table-cell office:value-type="float" office:value="33.8941" calcext:value-type="float">
            <text:p>33.8941</text:p>
          </table:table-cell>
          <table:table-cell office:value-type="float" office:value="1.649" calcext:value-type="float">
            <text:p>1.649</text:p>
          </table:table-cell>
          <table:table-cell/>
          <table:table-cell office:value-type="float" office:value="33.9944" calcext:value-type="float">
            <text:p>33.9944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0.456282" calcext:value-type="float">
            <text:p>0.456282</text:p>
          </table:table-cell>
          <table:table-cell/>
          <table:table-cell office:value-type="float" office:value="29.3297" calcext:value-type="float">
            <text:p>29.3297</text:p>
          </table:table-cell>
          <table:table-cell office:value-type="float" office:value="4.569" calcext:value-type="float">
            <text:p>4.569</text:p>
          </table:table-cell>
          <table:table-cell/>
          <table:table-cell office:value-type="float" office:value="34.4512" calcext:value-type="float">
            <text:p>34.4512</text:p>
          </table:table-cell>
          <table:table-cell office:value-type="float" office:value="1.913" calcext:value-type="float">
            <text:p>1.913</text:p>
          </table:table-cell>
          <table:table-cell/>
          <table:table-cell office:value-type="float" office:value="34.4642" calcext:value-type="float">
            <text:p>34.4642</text:p>
          </table:table-cell>
          <table:table-cell office:value-type="float" office:value="2.019" calcext:value-type="float">
            <text:p>2.019</text:p>
          </table:table-cell>
          <table:table-cell/>
          <table:table-cell office:value-type="float" office:value="34.3676" calcext:value-type="float">
            <text:p>34.3676</text:p>
          </table:table-cell>
          <table:table-cell office:value-type="float" office:value="1.607" calcext:value-type="float">
            <text:p>1.607</text:p>
          </table:table-cell>
          <table:table-cell/>
          <table:table-cell office:value-type="float" office:value="34.4075" calcext:value-type="float">
            <text:p>34.4075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0.459372" calcext:value-type="float">
            <text:p>0.459372</text:p>
          </table:table-cell>
          <table:table-cell/>
          <table:table-cell office:value-type="float" office:value="29.3967" calcext:value-type="float">
            <text:p>29.3967</text:p>
          </table:table-cell>
          <table:table-cell office:value-type="float" office:value="4.197" calcext:value-type="float">
            <text:p>4.197</text:p>
          </table:table-cell>
          <table:table-cell/>
          <table:table-cell office:value-type="float" office:value="34.4183" calcext:value-type="float">
            <text:p>34.4183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34.4314" calcext:value-type="float">
            <text:p>34.4314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34.4891" calcext:value-type="float">
            <text:p>34.4891</text:p>
          </table:table-cell>
          <table:table-cell office:value-type="float" office:value="2.016" calcext:value-type="float">
            <text:p>2.016</text:p>
          </table:table-cell>
          <table:table-cell/>
          <table:table-cell office:value-type="float" office:value="34.5307" calcext:value-type="float">
            <text:p>34.5307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0.463188" calcext:value-type="float">
            <text:p>0.463188</text:p>
          </table:table-cell>
          <table:table-cell/>
          <table:table-cell office:value-type="float" office:value="29.4641" calcext:value-type="float">
            <text:p>29.4641</text:p>
          </table:table-cell>
          <table:table-cell office:value-type="float" office:value="4.287" calcext:value-type="float">
            <text:p>4.287</text:p>
          </table:table-cell>
          <table:table-cell/>
          <table:table-cell office:value-type="float" office:value="34.6227" calcext:value-type="float">
            <text:p>34.6227</text:p>
          </table:table-cell>
          <table:table-cell office:value-type="float" office:value="1.911" calcext:value-type="float">
            <text:p>1.911</text:p>
          </table:table-cell>
          <table:table-cell/>
          <table:table-cell office:value-type="float" office:value="34.6507" calcext:value-type="float">
            <text:p>34.6507</text:p>
          </table:table-cell>
          <table:table-cell office:value-type="float" office:value="1.907" calcext:value-type="float">
            <text:p>1.907</text:p>
          </table:table-cell>
          <table:table-cell/>
          <table:table-cell office:value-type="float" office:value="34.681" calcext:value-type="float">
            <text:p>34.681</text:p>
          </table:table-cell>
          <table:table-cell office:value-type="float" office:value="1.918" calcext:value-type="float">
            <text:p>1.918</text:p>
          </table:table-cell>
          <table:table-cell/>
          <table:table-cell office:value-type="float" office:value="34.7099" calcext:value-type="float">
            <text:p>34.7099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0.464942" calcext:value-type="float">
            <text:p>0.464942</text:p>
          </table:table-cell>
          <table:table-cell/>
          <table:table-cell office:value-type="float" office:value="28.9175" calcext:value-type="float">
            <text:p>28.9175</text:p>
          </table:table-cell>
          <table:table-cell office:value-type="float" office:value="4.624" calcext:value-type="float">
            <text:p>4.624</text:p>
          </table:table-cell>
          <table:table-cell/>
          <table:table-cell office:value-type="float" office:value="34.6599" calcext:value-type="float">
            <text:p>34.6599</text:p>
          </table:table-cell>
          <table:table-cell office:value-type="float" office:value="1.633" calcext:value-type="float">
            <text:p>1.633</text:p>
          </table:table-cell>
          <table:table-cell/>
          <table:table-cell office:value-type="float" office:value="34.6599" calcext:value-type="float">
            <text:p>34.6599</text:p>
          </table:table-cell>
          <table:table-cell office:value-type="float" office:value="1.806" calcext:value-type="float">
            <text:p>1.806</text:p>
          </table:table-cell>
          <table:table-cell/>
          <table:table-cell office:value-type="float" office:value="34.5609" calcext:value-type="float">
            <text:p>34.5609</text:p>
          </table:table-cell>
          <table:table-cell office:value-type="float" office:value="1.938" calcext:value-type="float">
            <text:p>1.938</text:p>
          </table:table-cell>
          <table:table-cell/>
          <table:table-cell office:value-type="float" office:value="34.6302" calcext:value-type="float">
            <text:p>34.6302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0.46757" calcext:value-type="float">
            <text:p>0.46757</text:p>
          </table:table-cell>
          <table:table-cell/>
          <table:table-cell office:value-type="float" office:value="28.744" calcext:value-type="float">
            <text:p>28.744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float" office:value="34.6318" calcext:value-type="float">
            <text:p>34.6318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34.6766" calcext:value-type="float">
            <text:p>34.6766</text:p>
          </table:table-cell>
          <table:table-cell office:value-type="float" office:value="1.687" calcext:value-type="float">
            <text:p>1.687</text:p>
          </table:table-cell>
          <table:table-cell/>
          <table:table-cell office:value-type="float" office:value="34.4413" calcext:value-type="float">
            <text:p>34.4413</text:p>
          </table:table-cell>
          <table:table-cell office:value-type="float" office:value="1.998" calcext:value-type="float">
            <text:p>1.998</text:p>
          </table:table-cell>
          <table:table-cell/>
          <table:table-cell office:value-type="float" office:value="34.4554" calcext:value-type="float">
            <text:p>34.4554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0.470219" calcext:value-type="float">
            <text:p>0.470219</text:p>
          </table:table-cell>
          <table:table-cell/>
          <table:table-cell office:value-type="float" office:value="29.0919" calcext:value-type="float">
            <text:p>29.0919</text:p>
          </table:table-cell>
          <table:table-cell office:value-type="float" office:value="4.514" calcext:value-type="float">
            <text:p>4.514</text:p>
          </table:table-cell>
          <table:table-cell/>
          <table:table-cell office:value-type="float" office:value="34.8695" calcext:value-type="float">
            <text:p>34.8695</text:p>
          </table:table-cell>
          <table:table-cell office:value-type="float" office:value="1.569" calcext:value-type="float">
            <text:p>1.569</text:p>
          </table:table-cell>
          <table:table-cell/>
          <table:table-cell office:value-type="float" office:value="34.8695" calcext:value-type="float">
            <text:p>34.8695</text:p>
          </table:table-cell>
          <table:table-cell office:value-type="float" office:value="1.675" calcext:value-type="float">
            <text:p>1.675</text:p>
          </table:table-cell>
          <table:table-cell/>
          <table:table-cell office:value-type="float" office:value="34.5112" calcext:value-type="float">
            <text:p>34.5112</text:p>
          </table:table-cell>
          <table:table-cell office:value-type="float" office:value="2.046" calcext:value-type="float">
            <text:p>2.046</text:p>
          </table:table-cell>
          <table:table-cell/>
          <table:table-cell office:value-type="float" office:value="34.5112" calcext:value-type="float">
            <text:p>34.5112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0.473273" calcext:value-type="float">
            <text:p>0.473273</text:p>
          </table:table-cell>
          <table:table-cell/>
          <table:table-cell office:value-type="float" office:value="28.5242" calcext:value-type="float">
            <text:p>28.5242</text:p>
          </table:table-cell>
          <table:table-cell office:value-type="float" office:value="3.997" calcext:value-type="float">
            <text:p>3.997</text:p>
          </table:table-cell>
          <table:table-cell/>
          <table:table-cell office:value-type="float" office:value="35.1204" calcext:value-type="float">
            <text:p>35.1204</text:p>
          </table:table-cell>
          <table:table-cell office:value-type="float" office:value="1.882" calcext:value-type="float">
            <text:p>1.882</text:p>
          </table:table-cell>
          <table:table-cell/>
          <table:table-cell office:value-type="float" office:value="35.1204" calcext:value-type="float">
            <text:p>35.1204</text:p>
          </table:table-cell>
          <table:table-cell office:value-type="float" office:value="2.043" calcext:value-type="float">
            <text:p>2.043</text:p>
          </table:table-cell>
          <table:table-cell/>
          <table:table-cell office:value-type="float" office:value="34.5228" calcext:value-type="float">
            <text:p>34.5228</text:p>
          </table:table-cell>
          <table:table-cell office:value-type="float" office:value="1.528" calcext:value-type="float">
            <text:p>1.528</text:p>
          </table:table-cell>
          <table:table-cell/>
          <table:table-cell office:value-type="float" office:value="34.5228" calcext:value-type="float">
            <text:p>34.5228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float" office:value="0.478517" calcext:value-type="float">
            <text:p>0.478517</text:p>
          </table:table-cell>
          <table:table-cell/>
          <table:table-cell office:value-type="float" office:value="28.6823" calcext:value-type="float">
            <text:p>28.6823</text:p>
          </table:table-cell>
          <table:table-cell office:value-type="float" office:value="4.563" calcext:value-type="float">
            <text:p>4.563</text:p>
          </table:table-cell>
          <table:table-cell/>
          <table:table-cell office:value-type="float" office:value="35.3689" calcext:value-type="float">
            <text:p>35.3689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35.4017" calcext:value-type="float">
            <text:p>35.4017</text:p>
          </table:table-cell>
          <table:table-cell office:value-type="float" office:value="1.919" calcext:value-type="float">
            <text:p>1.919</text:p>
          </table:table-cell>
          <table:table-cell/>
          <table:table-cell office:value-type="float" office:value="34.555" calcext:value-type="float">
            <text:p>34.555</text:p>
          </table:table-cell>
          <table:table-cell office:value-type="float" office:value="1.545" calcext:value-type="float">
            <text:p>1.545</text:p>
          </table:table-cell>
          <table:table-cell/>
          <table:table-cell office:value-type="float" office:value="34.5707" calcext:value-type="float">
            <text:p>34.5707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0.480492" calcext:value-type="float">
            <text:p>0.480492</text:p>
          </table:table-cell>
          <table:table-cell/>
          <table:table-cell office:value-type="float" office:value="28.577" calcext:value-type="float">
            <text:p>28.577</text:p>
          </table:table-cell>
          <table:table-cell office:value-type="float" office:value="3.941" calcext:value-type="float">
            <text:p>3.941</text:p>
          </table:table-cell>
          <table:table-cell/>
          <table:table-cell office:value-type="float" office:value="35.5487" calcext:value-type="float">
            <text:p>35.5487</text:p>
          </table:table-cell>
          <table:table-cell office:value-type="float" office:value="1.892" calcext:value-type="float">
            <text:p>1.892</text:p>
          </table:table-cell>
          <table:table-cell/>
          <table:table-cell office:value-type="float" office:value="35.5487" calcext:value-type="float">
            <text:p>35.5487</text:p>
          </table:table-cell>
          <table:table-cell office:value-type="float" office:value="2.004" calcext:value-type="float">
            <text:p>2.004</text:p>
          </table:table-cell>
          <table:table-cell/>
          <table:table-cell office:value-type="float" office:value="34.586" calcext:value-type="float">
            <text:p>34.586</text:p>
          </table:table-cell>
          <table:table-cell office:value-type="float" office:value="1.547" calcext:value-type="float">
            <text:p>1.547</text:p>
          </table:table-cell>
          <table:table-cell/>
          <table:table-cell office:value-type="float" office:value="34.586" calcext:value-type="float">
            <text:p>34.586</text:p>
          </table:table-cell>
          <table:table-cell office:value-type="float" office:value="1.891" calcext:value-type="float">
            <text:p>1.891</text:p>
          </table:table-cell>
        </table:table-row>
        <table:table-row table:style-name="ro1">
          <table:table-cell office:value-type="float" office:value="0.48572" calcext:value-type="float">
            <text:p>0.48572</text:p>
          </table:table-cell>
          <table:table-cell/>
          <table:table-cell office:value-type="float" office:value="28.9947" calcext:value-type="float">
            <text:p>28.9947</text:p>
          </table:table-cell>
          <table:table-cell office:value-type="float" office:value="3.847" calcext:value-type="float">
            <text:p>3.847</text:p>
          </table:table-cell>
          <table:table-cell/>
          <table:table-cell office:value-type="float" office:value="35.955" calcext:value-type="float">
            <text:p>35.955</text:p>
          </table:table-cell>
          <table:table-cell office:value-type="float" office:value="2.286" calcext:value-type="float">
            <text:p>2.286</text:p>
          </table:table-cell>
          <table:table-cell/>
          <table:table-cell office:value-type="float" office:value="35.972" calcext:value-type="float">
            <text:p>35.972</text:p>
          </table:table-cell>
          <table:table-cell office:value-type="float" office:value="1.807" calcext:value-type="float">
            <text:p>1.807</text:p>
          </table:table-cell>
          <table:table-cell/>
          <table:table-cell office:value-type="float" office:value="34.7643" calcext:value-type="float">
            <text:p>34.7643</text:p>
          </table:table-cell>
          <table:table-cell office:value-type="float" office:value="1.625" calcext:value-type="float">
            <text:p>1.625</text:p>
          </table:table-cell>
          <table:table-cell/>
          <table:table-cell office:value-type="float" office:value="34.7643" calcext:value-type="float">
            <text:p>34.764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487445" calcext:value-type="float">
            <text:p>0.487445</text:p>
          </table:table-cell>
          <table:table-cell/>
          <table:table-cell office:value-type="float" office:value="28.6797" calcext:value-type="float">
            <text:p>28.6797</text:p>
          </table:table-cell>
          <table:table-cell office:value-type="float" office:value="3.776" calcext:value-type="float">
            <text:p>3.776</text:p>
          </table:table-cell>
          <table:table-cell/>
          <table:table-cell office:value-type="float" office:value="35.9471" calcext:value-type="float">
            <text:p>35.9471</text:p>
          </table:table-cell>
          <table:table-cell office:value-type="float" office:value="2.173" calcext:value-type="float">
            <text:p>2.173</text:p>
          </table:table-cell>
          <table:table-cell/>
          <table:table-cell office:value-type="float" office:value="35.9471" calcext:value-type="float">
            <text:p>35.9471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34.6383" calcext:value-type="float">
            <text:p>34.6383</text:p>
          </table:table-cell>
          <table:table-cell office:value-type="float" office:value="1.493" calcext:value-type="float">
            <text:p>1.493</text:p>
          </table:table-cell>
          <table:table-cell/>
          <table:table-cell office:value-type="float" office:value="34.6383" calcext:value-type="float">
            <text:p>34.6383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0.491447" calcext:value-type="float">
            <text:p>0.491447</text:p>
          </table:table-cell>
          <table:table-cell/>
          <table:table-cell office:value-type="float" office:value="28.5672" calcext:value-type="float">
            <text:p>28.5672</text:p>
          </table:table-cell>
          <table:table-cell office:value-type="float" office:value="3.733" calcext:value-type="float">
            <text:p>3.733</text:p>
          </table:table-cell>
          <table:table-cell/>
          <table:table-cell office:value-type="float" office:value="36.2536" calcext:value-type="float">
            <text:p>36.2536</text:p>
          </table:table-cell>
          <table:table-cell office:value-type="float" office:value="2.516" calcext:value-type="float">
            <text:p>2.516</text:p>
          </table:table-cell>
          <table:table-cell/>
          <table:table-cell office:value-type="float" office:value="36.2536" calcext:value-type="float">
            <text:p>36.2536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float" office:value="34.7351" calcext:value-type="float">
            <text:p>34.7351</text:p>
          </table:table-cell>
          <table:table-cell office:value-type="float" office:value="1.483" calcext:value-type="float">
            <text:p>1.483</text:p>
          </table:table-cell>
          <table:table-cell/>
          <table:table-cell office:value-type="float" office:value="34.7351" calcext:value-type="float">
            <text:p>34.7351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0.494859" calcext:value-type="float">
            <text:p>0.494859</text:p>
          </table:table-cell>
          <table:table-cell/>
          <table:table-cell office:value-type="float" office:value="28.8733" calcext:value-type="float">
            <text:p>28.8733</text:p>
          </table:table-cell>
          <table:table-cell office:value-type="float" office:value="3.947" calcext:value-type="float">
            <text:p>3.947</text:p>
          </table:table-cell>
          <table:table-cell/>
          <table:table-cell office:value-type="float" office:value="36.3855" calcext:value-type="float">
            <text:p>36.3855</text:p>
          </table:table-cell>
          <table:table-cell office:value-type="float" office:value="1.938" calcext:value-type="float">
            <text:p>1.938</text:p>
          </table:table-cell>
          <table:table-cell/>
          <table:table-cell office:value-type="float" office:value="36.3855" calcext:value-type="float">
            <text:p>36.3855</text:p>
          </table:table-cell>
          <table:table-cell office:value-type="float" office:value="1.913" calcext:value-type="float">
            <text:p>1.913</text:p>
          </table:table-cell>
          <table:table-cell/>
          <table:table-cell office:value-type="float" office:value="34.7673" calcext:value-type="float">
            <text:p>34.7673</text:p>
          </table:table-cell>
          <table:table-cell office:value-type="float" office:value="1.518" calcext:value-type="float">
            <text:p>1.518</text:p>
          </table:table-cell>
          <table:table-cell/>
          <table:table-cell office:value-type="float" office:value="34.7673" calcext:value-type="float">
            <text:p>34.7673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0.49787" calcext:value-type="float">
            <text:p>0.49787</text:p>
          </table:table-cell>
          <table:table-cell/>
          <table:table-cell office:value-type="float" office:value="28.823" calcext:value-type="float">
            <text:p>28.823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36.47" calcext:value-type="float">
            <text:p>36.47</text:p>
          </table:table-cell>
          <table:table-cell office:value-type="float" office:value="1.533" calcext:value-type="float">
            <text:p>1.533</text:p>
          </table:table-cell>
          <table:table-cell/>
          <table:table-cell office:value-type="float" office:value="36.47" calcext:value-type="float">
            <text:p>36.47</text:p>
          </table:table-cell>
          <table:table-cell office:value-type="float" office:value="1.747" calcext:value-type="float">
            <text:p>1.747</text:p>
          </table:table-cell>
          <table:table-cell/>
          <table:table-cell office:value-type="float" office:value="34.7885" calcext:value-type="float">
            <text:p>34.7885</text:p>
          </table:table-cell>
          <table:table-cell office:value-type="float" office:value="1.923" calcext:value-type="float">
            <text:p>1.923</text:p>
          </table:table-cell>
          <table:table-cell/>
          <table:table-cell office:value-type="float" office:value="34.7885" calcext:value-type="float">
            <text:p>34.7885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0.499025" calcext:value-type="float">
            <text:p>0.499025</text:p>
          </table:table-cell>
          <table:table-cell/>
          <table:table-cell office:value-type="float" office:value="28.8221" calcext:value-type="float">
            <text:p>28.8221</text:p>
          </table:table-cell>
          <table:table-cell office:value-type="float" office:value="4.008" calcext:value-type="float">
            <text:p>4.008</text:p>
          </table:table-cell>
          <table:table-cell/>
          <table:table-cell office:value-type="float" office:value="36.3356" calcext:value-type="float">
            <text:p>36.3356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36.3356" calcext:value-type="float">
            <text:p>36.3356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float" office:value="34.6842" calcext:value-type="float">
            <text:p>34.6842</text:p>
          </table:table-cell>
          <table:table-cell office:value-type="float" office:value="2.043" calcext:value-type="float">
            <text:p>2.043</text:p>
          </table:table-cell>
          <table:table-cell/>
          <table:table-cell office:value-type="float" office:value="34.6842" calcext:value-type="float">
            <text:p>34.6842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 office:value-type="float" office:value="0.503173" calcext:value-type="float">
            <text:p>0.503173</text:p>
          </table:table-cell>
          <table:table-cell/>
          <table:table-cell office:value-type="float" office:value="29.0903" calcext:value-type="float">
            <text:p>29.0903</text:p>
          </table:table-cell>
          <table:table-cell office:value-type="float" office:value="3.819" calcext:value-type="float">
            <text:p>3.819</text:p>
          </table:table-cell>
          <table:table-cell/>
          <table:table-cell office:value-type="float" office:value="36.2458" calcext:value-type="float">
            <text:p>36.2458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36.2458" calcext:value-type="float">
            <text:p>36.2458</text:p>
          </table:table-cell>
          <table:table-cell office:value-type="float" office:value="1.768" calcext:value-type="float">
            <text:p>1.768</text:p>
          </table:table-cell>
          <table:table-cell/>
          <table:table-cell office:value-type="float" office:value="34.669" calcext:value-type="float">
            <text:p>34.669</text:p>
          </table:table-cell>
          <table:table-cell office:value-type="float" office:value="1.924" calcext:value-type="float">
            <text:p>1.924</text:p>
          </table:table-cell>
          <table:table-cell/>
          <table:table-cell office:value-type="float" office:value="34.669" calcext:value-type="float">
            <text:p>34.669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0.508518" calcext:value-type="float">
            <text:p>0.508518</text:p>
          </table:table-cell>
          <table:table-cell/>
          <table:table-cell office:value-type="float" office:value="29.2293" calcext:value-type="float">
            <text:p>29.2293</text:p>
          </table:table-cell>
          <table:table-cell office:value-type="float" office:value="3.888" calcext:value-type="float">
            <text:p>3.888</text:p>
          </table:table-cell>
          <table:table-cell/>
          <table:table-cell office:value-type="float" office:value="36.0082" calcext:value-type="float">
            <text:p>36.0082</text:p>
          </table:table-cell>
          <table:table-cell office:value-type="float" office:value="1.878" calcext:value-type="float">
            <text:p>1.878</text:p>
          </table:table-cell>
          <table:table-cell/>
          <table:table-cell office:value-type="float" office:value="36.0082" calcext:value-type="float">
            <text:p>36.0082</text:p>
          </table:table-cell>
          <table:table-cell office:value-type="float" office:value="1.816" calcext:value-type="float">
            <text:p>1.816</text:p>
          </table:table-cell>
          <table:table-cell/>
          <table:table-cell office:value-type="float" office:value="34.5216" calcext:value-type="float">
            <text:p>34.5216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34.5216" calcext:value-type="float">
            <text:p>34.5216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0.511397" calcext:value-type="float">
            <text:p>0.511397</text:p>
          </table:table-cell>
          <table:table-cell/>
          <table:table-cell office:value-type="float" office:value="29.3603" calcext:value-type="float">
            <text:p>29.3603</text:p>
          </table:table-cell>
          <table:table-cell office:value-type="float" office:value="3.598" calcext:value-type="float">
            <text:p>3.598</text:p>
          </table:table-cell>
          <table:table-cell/>
          <table:table-cell office:value-type="float" office:value="35.8383" calcext:value-type="float">
            <text:p>35.8383</text:p>
          </table:table-cell>
          <table:table-cell office:value-type="float" office:value="1.766" calcext:value-type="float">
            <text:p>1.766</text:p>
          </table:table-cell>
          <table:table-cell/>
          <table:table-cell office:value-type="float" office:value="35.8383" calcext:value-type="float">
            <text:p>35.8383</text:p>
          </table:table-cell>
          <table:table-cell office:value-type="float" office:value="1.773" calcext:value-type="float">
            <text:p>1.773</text:p>
          </table:table-cell>
          <table:table-cell/>
          <table:table-cell office:value-type="float" office:value="34.4022" calcext:value-type="float">
            <text:p>34.4022</text:p>
          </table:table-cell>
          <table:table-cell office:value-type="float" office:value="1.965" calcext:value-type="float">
            <text:p>1.965</text:p>
          </table:table-cell>
          <table:table-cell/>
          <table:table-cell office:value-type="float" office:value="34.4022" calcext:value-type="float">
            <text:p>34.4022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0.517138" calcext:value-type="float">
            <text:p>0.517138</text:p>
          </table:table-cell>
          <table:table-cell/>
          <table:table-cell office:value-type="float" office:value="29.0304" calcext:value-type="float">
            <text:p>29.0304</text:p>
          </table:table-cell>
          <table:table-cell office:value-type="float" office:value="3.648" calcext:value-type="float">
            <text:p>3.648</text:p>
          </table:table-cell>
          <table:table-cell/>
          <table:table-cell office:value-type="float" office:value="35.5706" calcext:value-type="float">
            <text:p>35.5706</text:p>
          </table:table-cell>
          <table:table-cell office:value-type="float" office:value="1.649" calcext:value-type="float">
            <text:p>1.649</text:p>
          </table:table-cell>
          <table:table-cell/>
          <table:table-cell office:value-type="float" office:value="35.5706" calcext:value-type="float">
            <text:p>35.5706</text:p>
          </table:table-cell>
          <table:table-cell office:value-type="float" office:value="1.707" calcext:value-type="float">
            <text:p>1.707</text:p>
          </table:table-cell>
          <table:table-cell/>
          <table:table-cell office:value-type="float" office:value="34.2512" calcext:value-type="float">
            <text:p>34.2512</text:p>
          </table:table-cell>
          <table:table-cell office:value-type="float" office:value="2.193" calcext:value-type="float">
            <text:p>2.193</text:p>
          </table:table-cell>
          <table:table-cell/>
          <table:table-cell office:value-type="float" office:value="34.2512" calcext:value-type="float">
            <text:p>34.2512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0.52067" calcext:value-type="float">
            <text:p>0.52067</text:p>
          </table:table-cell>
          <table:table-cell/>
          <table:table-cell office:value-type="float" office:value="29.1592" calcext:value-type="float">
            <text:p>29.1592</text:p>
          </table:table-cell>
          <table:table-cell office:value-type="float" office:value="3.559" calcext:value-type="float">
            <text:p>3.559</text:p>
          </table:table-cell>
          <table:table-cell/>
          <table:table-cell office:value-type="float" office:value="35.5674" calcext:value-type="float">
            <text:p>35.5674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35.5674" calcext:value-type="float">
            <text:p>35.5674</text:p>
          </table:table-cell>
          <table:table-cell office:value-type="float" office:value="1.823" calcext:value-type="float">
            <text:p>1.823</text:p>
          </table:table-cell>
          <table:table-cell/>
          <table:table-cell office:value-type="float" office:value="34.3067" calcext:value-type="float">
            <text:p>34.3067</text:p>
          </table:table-cell>
          <table:table-cell office:value-type="float" office:value="1.662" calcext:value-type="float">
            <text:p>1.662</text:p>
          </table:table-cell>
          <table:table-cell/>
          <table:table-cell office:value-type="float" office:value="34.3067" calcext:value-type="float">
            <text:p>34.3067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0.526358" calcext:value-type="float">
            <text:p>0.526358</text:p>
          </table:table-cell>
          <table:table-cell/>
          <table:table-cell office:value-type="float" office:value="29.0284" calcext:value-type="float">
            <text:p>29.0284</text:p>
          </table:table-cell>
          <table:table-cell office:value-type="float" office:value="3.403" calcext:value-type="float">
            <text:p>3.403</text:p>
          </table:table-cell>
          <table:table-cell/>
          <table:table-cell office:value-type="float" office:value="35.1672" calcext:value-type="float">
            <text:p>35.1672</text:p>
          </table:table-cell>
          <table:table-cell office:value-type="float" office:value="2.483" calcext:value-type="float">
            <text:p>2.483</text:p>
          </table:table-cell>
          <table:table-cell/>
          <table:table-cell office:value-type="float" office:value="35.1672" calcext:value-type="float">
            <text:p>35.1672</text:p>
          </table:table-cell>
          <table:table-cell office:value-type="float" office:value="1.417" calcext:value-type="float">
            <text:p>1.417</text:p>
          </table:table-cell>
          <table:table-cell/>
          <table:table-cell office:value-type="float" office:value="34.0123" calcext:value-type="float">
            <text:p>34.0123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34.0123" calcext:value-type="float">
            <text:p>34.0123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0.528489" calcext:value-type="float">
            <text:p>0.528489</text:p>
          </table:table-cell>
          <table:table-cell/>
          <table:table-cell office:value-type="float" office:value="29.2139" calcext:value-type="float">
            <text:p>29.2139</text:p>
          </table:table-cell>
          <table:table-cell office:value-type="float" office:value="3.373" calcext:value-type="float">
            <text:p>3.373</text:p>
          </table:table-cell>
          <table:table-cell/>
          <table:table-cell office:value-type="float" office:value="35.1348" calcext:value-type="float">
            <text:p>35.1348</text:p>
          </table:table-cell>
          <table:table-cell office:value-type="float" office:value="1.947" calcext:value-type="float">
            <text:p>1.947</text:p>
          </table:table-cell>
          <table:table-cell/>
          <table:table-cell office:value-type="float" office:value="35.1348" calcext:value-type="float">
            <text:p>35.1348</text:p>
          </table:table-cell>
          <table:table-cell office:value-type="float" office:value="1.766" calcext:value-type="float">
            <text:p>1.766</text:p>
          </table:table-cell>
          <table:table-cell/>
          <table:table-cell office:value-type="float" office:value="34.0228" calcext:value-type="float">
            <text:p>34.0228</text:p>
          </table:table-cell>
          <table:table-cell office:value-type="float" office:value="1.406" calcext:value-type="float">
            <text:p>1.406</text:p>
          </table:table-cell>
          <table:table-cell/>
          <table:table-cell office:value-type="float" office:value="34.0228" calcext:value-type="float">
            <text:p>34.0228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0.532262" calcext:value-type="float">
            <text:p>0.532262</text:p>
          </table:table-cell>
          <table:table-cell/>
          <table:table-cell office:value-type="float" office:value="29.1504" calcext:value-type="float">
            <text:p>29.1504</text:p>
          </table:table-cell>
          <table:table-cell office:value-type="float" office:value="3.574" calcext:value-type="float">
            <text:p>3.574</text:p>
          </table:table-cell>
          <table:table-cell/>
          <table:table-cell office:value-type="float" office:value="34.9875" calcext:value-type="float">
            <text:p>34.9875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34.9875" calcext:value-type="float">
            <text:p>34.9875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33.9437" calcext:value-type="float">
            <text:p>33.9437</text:p>
          </table:table-cell>
          <table:table-cell office:value-type="float" office:value="1.432" calcext:value-type="float">
            <text:p>1.432</text:p>
          </table:table-cell>
          <table:table-cell/>
          <table:table-cell office:value-type="float" office:value="33.9437" calcext:value-type="float">
            <text:p>33.9437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0.534932" calcext:value-type="float">
            <text:p>0.534932</text:p>
          </table:table-cell>
          <table:table-cell/>
          <table:table-cell office:value-type="float" office:value="29.1115" calcext:value-type="float">
            <text:p>29.1115</text:p>
          </table:table-cell>
          <table:table-cell office:value-type="float" office:value="3.013" calcext:value-type="float">
            <text:p>3.013</text:p>
          </table:table-cell>
          <table:table-cell/>
          <table:table-cell office:value-type="float" office:value="34.7483" calcext:value-type="float">
            <text:p>34.7483</text:p>
          </table:table-cell>
          <table:table-cell office:value-type="float" office:value="2.056" calcext:value-type="float">
            <text:p>2.056</text:p>
          </table:table-cell>
          <table:table-cell/>
          <table:table-cell office:value-type="float" office:value="34.7483" calcext:value-type="float">
            <text:p>34.7483</text:p>
          </table:table-cell>
          <table:table-cell office:value-type="float" office:value="1.909" calcext:value-type="float">
            <text:p>1.909</text:p>
          </table:table-cell>
          <table:table-cell/>
          <table:table-cell office:value-type="float" office:value="33.7559" calcext:value-type="float">
            <text:p>33.7559</text:p>
          </table:table-cell>
          <table:table-cell office:value-type="float" office:value="1.856" calcext:value-type="float">
            <text:p>1.856</text:p>
          </table:table-cell>
          <table:table-cell/>
          <table:table-cell office:value-type="float" office:value="33.7559" calcext:value-type="float">
            <text:p>33.7559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0.536538" calcext:value-type="float">
            <text:p>0.536538</text:p>
          </table:table-cell>
          <table:table-cell/>
          <table:table-cell office:value-type="float" office:value="28.4426" calcext:value-type="float">
            <text:p>28.4426</text:p>
          </table:table-cell>
          <table:table-cell office:value-type="float" office:value="3.588" calcext:value-type="float">
            <text:p>3.588</text:p>
          </table:table-cell>
          <table:table-cell/>
          <table:table-cell office:value-type="float" office:value="34.6577" calcext:value-type="float">
            <text:p>34.6577</text:p>
          </table:table-cell>
          <table:table-cell office:value-type="float" office:value="2.115" calcext:value-type="float">
            <text:p>2.115</text:p>
          </table:table-cell>
          <table:table-cell/>
          <table:table-cell office:value-type="float" office:value="34.6577" calcext:value-type="float">
            <text:p>34.6577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33.7057" calcext:value-type="float">
            <text:p>33.7057</text:p>
          </table:table-cell>
          <table:table-cell office:value-type="float" office:value="1.565" calcext:value-type="float">
            <text:p>1.565</text:p>
          </table:table-cell>
          <table:table-cell/>
          <table:table-cell office:value-type="float" office:value="33.7057" calcext:value-type="float">
            <text:p>33.7057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0.538458" calcext:value-type="float">
            <text:p>0.538458</text:p>
          </table:table-cell>
          <table:table-cell/>
          <table:table-cell office:value-type="float" office:value="28.8948" calcext:value-type="float">
            <text:p>28.8948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34.6472" calcext:value-type="float">
            <text:p>34.6472</text:p>
          </table:table-cell>
          <table:table-cell office:value-type="float" office:value="1.868" calcext:value-type="float">
            <text:p>1.868</text:p>
          </table:table-cell>
          <table:table-cell/>
          <table:table-cell office:value-type="float" office:value="34.6472" calcext:value-type="float">
            <text:p>34.6472</text:p>
          </table:table-cell>
          <table:table-cell office:value-type="float" office:value="1.788" calcext:value-type="float">
            <text:p>1.788</text:p>
          </table:table-cell>
          <table:table-cell/>
          <table:table-cell office:value-type="float" office:value="33.7292" calcext:value-type="float">
            <text:p>33.7292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33.7292" calcext:value-type="float">
            <text:p>33.7292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0.542539" calcext:value-type="float">
            <text:p>0.542539</text:p>
          </table:table-cell>
          <table:table-cell/>
          <table:table-cell office:value-type="float" office:value="29.053" calcext:value-type="float">
            <text:p>29.053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34.5191" calcext:value-type="float">
            <text:p>34.5191</text:p>
          </table:table-cell>
          <table:table-cell office:value-type="float" office:value="1.753" calcext:value-type="float">
            <text:p>1.753</text:p>
          </table:table-cell>
          <table:table-cell/>
          <table:table-cell office:value-type="float" office:value="34.5191" calcext:value-type="float">
            <text:p>34.5191</text:p>
          </table:table-cell>
          <table:table-cell office:value-type="float" office:value="1.873" calcext:value-type="float">
            <text:p>1.873</text:p>
          </table:table-cell>
          <table:table-cell/>
          <table:table-cell office:value-type="float" office:value="33.669" calcext:value-type="float">
            <text:p>33.669</text:p>
          </table:table-cell>
          <table:table-cell office:value-type="float" office:value="1.701" calcext:value-type="float">
            <text:p>1.701</text:p>
          </table:table-cell>
          <table:table-cell/>
          <table:table-cell office:value-type="float" office:value="33.669" calcext:value-type="float">
            <text:p>33.669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0.543876" calcext:value-type="float">
            <text:p>0.543876</text:p>
          </table:table-cell>
          <table:table-cell/>
          <table:table-cell office:value-type="float" office:value="28.8205" calcext:value-type="float">
            <text:p>28.8205</text:p>
          </table:table-cell>
          <table:table-cell office:value-type="float" office:value="3.728" calcext:value-type="float">
            <text:p>3.728</text:p>
          </table:table-cell>
          <table:table-cell/>
          <table:table-cell office:value-type="float" office:value="34.3099" calcext:value-type="float">
            <text:p>34.3099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34.3099" calcext:value-type="float">
            <text:p>34.3099</text:p>
          </table:table-cell>
          <table:table-cell office:value-type="float" office:value="1.929" calcext:value-type="float">
            <text:p>1.929</text:p>
          </table:table-cell>
          <table:table-cell/>
          <table:table-cell office:value-type="float" office:value="33.4943" calcext:value-type="float">
            <text:p>33.4943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33.4943" calcext:value-type="float">
            <text:p>33.4943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0.548158" calcext:value-type="float">
            <text:p>0.548158</text:p>
          </table:table-cell>
          <table:table-cell/>
          <table:table-cell office:value-type="float" office:value="28.5503" calcext:value-type="float">
            <text:p>28.5503</text:p>
          </table:table-cell>
          <table:table-cell office:value-type="float" office:value="3.037" calcext:value-type="float">
            <text:p>3.037</text:p>
          </table:table-cell>
          <table:table-cell/>
          <table:table-cell office:value-type="float" office:value="34.1331" calcext:value-type="float">
            <text:p>34.1331</text:p>
          </table:table-cell>
          <table:table-cell office:value-type="float" office:value="2.067" calcext:value-type="float">
            <text:p>2.067</text:p>
          </table:table-cell>
          <table:table-cell/>
          <table:table-cell office:value-type="float" office:value="34.1331" calcext:value-type="float">
            <text:p>34.1331</text:p>
          </table:table-cell>
          <table:table-cell office:value-type="float" office:value="1.794" calcext:value-type="float">
            <text:p>1.794</text:p>
          </table:table-cell>
          <table:table-cell/>
          <table:table-cell office:value-type="float" office:value="33.4158" calcext:value-type="float">
            <text:p>33.4158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33.4158" calcext:value-type="float">
            <text:p>33.4158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 office:value-type="float" office:value="0.551959" calcext:value-type="float">
            <text:p>0.551959</text:p>
          </table:table-cell>
          <table:table-cell/>
          <table:table-cell office:value-type="float" office:value="29.2563" calcext:value-type="float">
            <text:p>29.2563</text:p>
          </table:table-cell>
          <table:table-cell office:value-type="float" office:value="3.087" calcext:value-type="float">
            <text:p>3.087</text:p>
          </table:table-cell>
          <table:table-cell/>
          <table:table-cell office:value-type="float" office:value="33.9238" calcext:value-type="float">
            <text:p>33.9238</text:p>
          </table:table-cell>
          <table:table-cell office:value-type="float" office:value="2.066" calcext:value-type="float">
            <text:p>2.066</text:p>
          </table:table-cell>
          <table:table-cell/>
          <table:table-cell office:value-type="float" office:value="33.9238" calcext:value-type="float">
            <text:p>33.9238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33.258" calcext:value-type="float">
            <text:p>33.258</text:p>
          </table:table-cell>
          <table:table-cell office:value-type="float" office:value="1.887" calcext:value-type="float">
            <text:p>1.887</text:p>
          </table:table-cell>
          <table:table-cell/>
          <table:table-cell office:value-type="float" office:value="33.258" calcext:value-type="float">
            <text:p>33.258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0.554269" calcext:value-type="float">
            <text:p>0.554269</text:p>
          </table:table-cell>
          <table:table-cell/>
          <table:table-cell office:value-type="float" office:value="29.4122" calcext:value-type="float">
            <text:p>29.4122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float" office:value="33.938" calcext:value-type="float">
            <text:p>33.938</text:p>
          </table:table-cell>
          <table:table-cell office:value-type="float" office:value="2.148" calcext:value-type="float">
            <text:p>2.148</text:p>
          </table:table-cell>
          <table:table-cell/>
          <table:table-cell office:value-type="float" office:value="33.938" calcext:value-type="float">
            <text:p>33.938</text:p>
          </table:table-cell>
          <table:table-cell office:value-type="float" office:value="1.899" calcext:value-type="float">
            <text:p>1.899</text:p>
          </table:table-cell>
          <table:table-cell/>
          <table:table-cell office:value-type="float" office:value="33.3215" calcext:value-type="float">
            <text:p>33.3215</text:p>
          </table:table-cell>
          <table:table-cell office:value-type="float" office:value="2.356" calcext:value-type="float">
            <text:p>2.356</text:p>
          </table:table-cell>
          <table:table-cell/>
          <table:table-cell office:value-type="float" office:value="33.3215" calcext:value-type="float">
            <text:p>33.3215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0.558319" calcext:value-type="float">
            <text:p>0.558319</text:p>
          </table:table-cell>
          <table:table-cell/>
          <table:table-cell office:value-type="float" office:value="28.6587" calcext:value-type="float">
            <text:p>28.6587</text:p>
          </table:table-cell>
          <table:table-cell office:value-type="float" office:value="3.233" calcext:value-type="float">
            <text:p>3.233</text:p>
          </table:table-cell>
          <table:table-cell/>
          <table:table-cell office:value-type="float" office:value="33.7793" calcext:value-type="float">
            <text:p>33.7793</text:p>
          </table:table-cell>
          <table:table-cell office:value-type="float" office:value="2.072" calcext:value-type="float">
            <text:p>2.072</text:p>
          </table:table-cell>
          <table:table-cell/>
          <table:table-cell office:value-type="float" office:value="33.7793" calcext:value-type="float">
            <text:p>33.7793</text:p>
          </table:table-cell>
          <table:table-cell office:value-type="float" office:value="1.554" calcext:value-type="float">
            <text:p>1.554</text:p>
          </table:table-cell>
          <table:table-cell/>
          <table:table-cell office:value-type="float" office:value="33.2511" calcext:value-type="float">
            <text:p>33.2511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33.2511" calcext:value-type="float">
            <text:p>33.2511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561279" calcext:value-type="float">
            <text:p>0.561279</text:p>
          </table:table-cell>
          <table:table-cell/>
          <table:table-cell office:value-type="float" office:value="28.7742" calcext:value-type="float">
            <text:p>28.7742</text:p>
          </table:table-cell>
          <table:table-cell office:value-type="float" office:value="3.021" calcext:value-type="float">
            <text:p>3.021</text:p>
          </table:table-cell>
          <table:table-cell/>
          <table:table-cell office:value-type="float" office:value="33.6376" calcext:value-type="float">
            <text:p>33.6376</text:p>
          </table:table-cell>
          <table:table-cell office:value-type="float" office:value="2.224" calcext:value-type="float">
            <text:p>2.224</text:p>
          </table:table-cell>
          <table:table-cell/>
          <table:table-cell office:value-type="float" office:value="33.6376" calcext:value-type="float">
            <text:p>33.6376</text:p>
          </table:table-cell>
          <table:table-cell office:value-type="float" office:value="1.542" calcext:value-type="float">
            <text:p>1.542</text:p>
          </table:table-cell>
          <table:table-cell/>
          <table:table-cell office:value-type="float" office:value="33.1646" calcext:value-type="float">
            <text:p>33.1646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33.1646" calcext:value-type="float">
            <text:p>33.164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567474" calcext:value-type="float">
            <text:p>0.567474</text:p>
          </table:table-cell>
          <table:table-cell/>
          <table:table-cell office:value-type="float" office:value="29.3847" calcext:value-type="float">
            <text:p>29.3847</text:p>
          </table:table-cell>
          <table:table-cell office:value-type="float" office:value="3.231" calcext:value-type="float">
            <text:p>3.231</text:p>
          </table:table-cell>
          <table:table-cell/>
          <table:table-cell office:value-type="float" office:value="33.5876" calcext:value-type="float">
            <text:p>33.5876</text:p>
          </table:table-cell>
          <table:table-cell office:value-type="float" office:value="2.114" calcext:value-type="float">
            <text:p>2.114</text:p>
          </table:table-cell>
          <table:table-cell/>
          <table:table-cell office:value-type="float" office:value="33.5876" calcext:value-type="float">
            <text:p>33.5876</text:p>
          </table:table-cell>
          <table:table-cell office:value-type="float" office:value="1.845" calcext:value-type="float">
            <text:p>1.845</text:p>
          </table:table-cell>
          <table:table-cell/>
          <table:table-cell office:value-type="float" office:value="33.2215" calcext:value-type="float">
            <text:p>33.2215</text:p>
          </table:table-cell>
          <table:table-cell office:value-type="float" office:value="1.372" calcext:value-type="float">
            <text:p>1.372</text:p>
          </table:table-cell>
          <table:table-cell/>
          <table:table-cell office:value-type="float" office:value="33.2215" calcext:value-type="float">
            <text:p>33.2215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0.569039" calcext:value-type="float">
            <text:p>0.569039</text:p>
          </table:table-cell>
          <table:table-cell/>
          <table:table-cell office:value-type="float" office:value="28.8413" calcext:value-type="float">
            <text:p>28.8413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33.2957" calcext:value-type="float">
            <text:p>33.2957</text:p>
          </table:table-cell>
          <table:table-cell office:value-type="float" office:value="2.192" calcext:value-type="float">
            <text:p>2.192</text:p>
          </table:table-cell>
          <table:table-cell/>
          <table:table-cell office:value-type="float" office:value="33.2957" calcext:value-type="float">
            <text:p>33.2957</text:p>
          </table:table-cell>
          <table:table-cell office:value-type="float" office:value="1.683" calcext:value-type="float">
            <text:p>1.683</text:p>
          </table:table-cell>
          <table:table-cell/>
          <table:table-cell office:value-type="float" office:value="32.9621" calcext:value-type="float">
            <text:p>32.9621</text:p>
          </table:table-cell>
          <table:table-cell office:value-type="float" office:value="1.943" calcext:value-type="float">
            <text:p>1.943</text:p>
          </table:table-cell>
          <table:table-cell/>
          <table:table-cell office:value-type="float" office:value="32.9621" calcext:value-type="float">
            <text:p>32.9621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1">
          <table:table-cell office:value-type="float" office:value="0.57283" calcext:value-type="float">
            <text:p>0.57283</text:p>
          </table:table-cell>
          <table:table-cell/>
          <table:table-cell office:value-type="float" office:value="29.2728" calcext:value-type="float">
            <text:p>29.2728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33.2274" calcext:value-type="float">
            <text:p>33.2274</text:p>
          </table:table-cell>
          <table:table-cell office:value-type="float" office:value="2.072" calcext:value-type="float">
            <text:p>2.072</text:p>
          </table:table-cell>
          <table:table-cell/>
          <table:table-cell office:value-type="float" office:value="33.2274" calcext:value-type="float">
            <text:p>33.2274</text:p>
          </table:table-cell>
          <table:table-cell office:value-type="float" office:value="1.589" calcext:value-type="float">
            <text:p>1.589</text:p>
          </table:table-cell>
          <table:table-cell/>
          <table:table-cell office:value-type="float" office:value="32.9654" calcext:value-type="float">
            <text:p>32.9654</text:p>
          </table:table-cell>
          <table:table-cell office:value-type="float" office:value="1.598" calcext:value-type="float">
            <text:p>1.598</text:p>
          </table:table-cell>
          <table:table-cell/>
          <table:table-cell office:value-type="float" office:value="32.9654" calcext:value-type="float">
            <text:p>32.9654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0.574123" calcext:value-type="float">
            <text:p>0.574123</text:p>
          </table:table-cell>
          <table:table-cell/>
          <table:table-cell office:value-type="float" office:value="28.7792" calcext:value-type="float">
            <text:p>28.7792</text:p>
          </table:table-cell>
          <table:table-cell office:value-type="float" office:value="3.091" calcext:value-type="float">
            <text:p>3.091</text:p>
          </table:table-cell>
          <table:table-cell/>
          <table:table-cell office:value-type="float" office:value="33.2973" calcext:value-type="float">
            <text:p>33.2973</text:p>
          </table:table-cell>
          <table:table-cell office:value-type="float" office:value="2.038" calcext:value-type="float">
            <text:p>2.038</text:p>
          </table:table-cell>
          <table:table-cell/>
          <table:table-cell office:value-type="float" office:value="33.2973" calcext:value-type="float">
            <text:p>33.2973</text:p>
          </table:table-cell>
          <table:table-cell office:value-type="float" office:value="1.592" calcext:value-type="float">
            <text:p>1.592</text:p>
          </table:table-cell>
          <table:table-cell/>
          <table:table-cell office:value-type="float" office:value="33.068" calcext:value-type="float">
            <text:p>33.068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float" office:value="33.068" calcext:value-type="float">
            <text:p>33.068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578138" calcext:value-type="float">
            <text:p>0.578138</text:p>
          </table:table-cell>
          <table:table-cell/>
          <table:table-cell office:value-type="float" office:value="28.8057" calcext:value-type="float">
            <text:p>28.8057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32.9533" calcext:value-type="float">
            <text:p>32.9533</text:p>
          </table:table-cell>
          <table:table-cell office:value-type="float" office:value="2.307" calcext:value-type="float">
            <text:p>2.307</text:p>
          </table:table-cell>
          <table:table-cell/>
          <table:table-cell office:value-type="float" office:value="32.9533" calcext:value-type="float">
            <text:p>32.9533</text:p>
          </table:table-cell>
          <table:table-cell office:value-type="float" office:value="1.902" calcext:value-type="float">
            <text:p>1.902</text:p>
          </table:table-cell>
          <table:table-cell/>
          <table:table-cell office:value-type="float" office:value="32.7953" calcext:value-type="float">
            <text:p>32.7953</text:p>
          </table:table-cell>
          <table:table-cell office:value-type="float" office:value="1.481" calcext:value-type="float">
            <text:p>1.481</text:p>
          </table:table-cell>
          <table:table-cell/>
          <table:table-cell office:value-type="float" office:value="32.7953" calcext:value-type="float">
            <text:p>32.7953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0.580242" calcext:value-type="float">
            <text:p>0.580242</text:p>
          </table:table-cell>
          <table:table-cell/>
          <table:table-cell office:value-type="float" office:value="28.9192" calcext:value-type="float">
            <text:p>28.9192</text:p>
          </table:table-cell>
          <table:table-cell office:value-type="float" office:value="2.892" calcext:value-type="float">
            <text:p>2.892</text:p>
          </table:table-cell>
          <table:table-cell/>
          <table:table-cell office:value-type="float" office:value="32.6776" calcext:value-type="float">
            <text:p>32.6776</text:p>
          </table:table-cell>
          <table:table-cell office:value-type="float" office:value="2.177" calcext:value-type="float">
            <text:p>2.177</text:p>
          </table:table-cell>
          <table:table-cell/>
          <table:table-cell office:value-type="float" office:value="32.6776" calcext:value-type="float">
            <text:p>32.6776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float" office:value="32.5559" calcext:value-type="float">
            <text:p>32.5559</text:p>
          </table:table-cell>
          <table:table-cell office:value-type="float" office:value="2.062" calcext:value-type="float">
            <text:p>2.062</text:p>
          </table:table-cell>
          <table:table-cell/>
          <table:table-cell office:value-type="float" office:value="32.5559" calcext:value-type="float">
            <text:p>32.5559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 office:value-type="float" office:value="0.585175" calcext:value-type="float">
            <text:p>0.585175</text:p>
          </table:table-cell>
          <table:table-cell/>
          <table:table-cell office:value-type="float" office:value="28.8383" calcext:value-type="float">
            <text:p>28.8383</text:p>
          </table:table-cell>
          <table:table-cell office:value-type="float" office:value="2.921" calcext:value-type="float">
            <text:p>2.921</text:p>
          </table:table-cell>
          <table:table-cell/>
          <table:table-cell office:value-type="float" office:value="32.504" calcext:value-type="float">
            <text:p>32.504</text:p>
          </table:table-cell>
          <table:table-cell office:value-type="float" office:value="2.208" calcext:value-type="float">
            <text:p>2.208</text:p>
          </table:table-cell>
          <table:table-cell/>
          <table:table-cell office:value-type="float" office:value="32.504" calcext:value-type="float">
            <text:p>32.504</text:p>
          </table:table-cell>
          <table:table-cell office:value-type="float" office:value="1.529" calcext:value-type="float">
            <text:p>1.529</text:p>
          </table:table-cell>
          <table:table-cell/>
          <table:table-cell office:value-type="float" office:value="32.4835" calcext:value-type="float">
            <text:p>32.4835</text:p>
          </table:table-cell>
          <table:table-cell office:value-type="float" office:value="1.683" calcext:value-type="float">
            <text:p>1.683</text:p>
          </table:table-cell>
          <table:table-cell/>
          <table:table-cell office:value-type="float" office:value="32.4835" calcext:value-type="float">
            <text:p>32.4835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0.58736" calcext:value-type="float">
            <text:p>0.58736</text:p>
          </table:table-cell>
          <table:table-cell/>
          <table:table-cell office:value-type="float" office:value="28.5465" calcext:value-type="float">
            <text:p>28.5465</text:p>
          </table:table-cell>
          <table:table-cell office:value-type="float" office:value="3.403" calcext:value-type="float">
            <text:p>3.403</text:p>
          </table:table-cell>
          <table:table-cell/>
          <table:table-cell office:value-type="float" office:value="32.6641" calcext:value-type="float">
            <text:p>32.6641</text:p>
          </table:table-cell>
          <table:table-cell office:value-type="float" office:value="2.136" calcext:value-type="float">
            <text:p>2.136</text:p>
          </table:table-cell>
          <table:table-cell/>
          <table:table-cell office:value-type="float" office:value="32.6641" calcext:value-type="float">
            <text:p>32.6641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float" office:value="32.6923" calcext:value-type="float">
            <text:p>32.6923</text:p>
          </table:table-cell>
          <table:table-cell office:value-type="float" office:value="1.443" calcext:value-type="float">
            <text:p>1.443</text:p>
          </table:table-cell>
          <table:table-cell/>
          <table:table-cell office:value-type="float" office:value="32.6923" calcext:value-type="float">
            <text:p>32.6923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0.592249" calcext:value-type="float">
            <text:p>0.592249</text:p>
          </table:table-cell>
          <table:table-cell/>
          <table:table-cell office:value-type="float" office:value="28.8616" calcext:value-type="float">
            <text:p>28.8616</text:p>
          </table:table-cell>
          <table:table-cell office:value-type="float" office:value="3.303" calcext:value-type="float">
            <text:p>3.303</text:p>
          </table:table-cell>
          <table:table-cell/>
          <table:table-cell office:value-type="float" office:value="32.5494" calcext:value-type="float">
            <text:p>32.5494</text:p>
          </table:table-cell>
          <table:table-cell office:value-type="float" office:value="1.788" calcext:value-type="float">
            <text:p>1.788</text:p>
          </table:table-cell>
          <table:table-cell/>
          <table:table-cell office:value-type="float" office:value="32.5494" calcext:value-type="float">
            <text:p>32.5494</text:p>
          </table:table-cell>
          <table:table-cell office:value-type="float" office:value="1.999" calcext:value-type="float">
            <text:p>1.999</text:p>
          </table:table-cell>
          <table:table-cell/>
          <table:table-cell office:value-type="float" office:value="32.6627" calcext:value-type="float">
            <text:p>32.6627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32.6627" calcext:value-type="float">
            <text:p>32.6627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0.593305" calcext:value-type="float">
            <text:p>0.593305</text:p>
          </table:table-cell>
          <table:table-cell/>
          <table:table-cell office:value-type="float" office:value="28.8717" calcext:value-type="float">
            <text:p>28.8717</text:p>
          </table:table-cell>
          <table:table-cell office:value-type="float" office:value="3.084" calcext:value-type="float">
            <text:p>3.084</text:p>
          </table:table-cell>
          <table:table-cell/>
          <table:table-cell office:value-type="float" office:value="32.3688" calcext:value-type="float">
            <text:p>32.3688</text:p>
          </table:table-cell>
          <table:table-cell office:value-type="float" office:value="2.029" calcext:value-type="float">
            <text:p>2.029</text:p>
          </table:table-cell>
          <table:table-cell/>
          <table:table-cell office:value-type="float" office:value="32.3688" calcext:value-type="float">
            <text:p>32.3688</text:p>
          </table:table-cell>
          <table:table-cell office:value-type="float" office:value="1.631" calcext:value-type="float">
            <text:p>1.631</text:p>
          </table:table-cell>
          <table:table-cell/>
          <table:table-cell office:value-type="float" office:value="32.5136" calcext:value-type="float">
            <text:p>32.5136</text:p>
          </table:table-cell>
          <table:table-cell office:value-type="float" office:value="1.969" calcext:value-type="float">
            <text:p>1.969</text:p>
          </table:table-cell>
          <table:table-cell/>
          <table:table-cell office:value-type="float" office:value="32.5136" calcext:value-type="float">
            <text:p>32.5136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float" office:value="0.598818" calcext:value-type="float">
            <text:p>0.598818</text:p>
          </table:table-cell>
          <table:table-cell/>
          <table:table-cell office:value-type="float" office:value="28.8209" calcext:value-type="float">
            <text:p>28.8209</text:p>
          </table:table-cell>
          <table:table-cell office:value-type="float" office:value="3.118" calcext:value-type="float">
            <text:p>3.118</text:p>
          </table:table-cell>
          <table:table-cell/>
          <table:table-cell office:value-type="float" office:value="32.1408" calcext:value-type="float">
            <text:p>32.1408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float" office:value="32.1408" calcext:value-type="float">
            <text:p>32.1408</text:p>
          </table:table-cell>
          <table:table-cell office:value-type="float" office:value="1.469" calcext:value-type="float">
            <text:p>1.469</text:p>
          </table:table-cell>
          <table:table-cell/>
          <table:table-cell office:value-type="float" office:value="32.3807" calcext:value-type="float">
            <text:p>32.3807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32.3807" calcext:value-type="float">
            <text:p>32.3807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600579" calcext:value-type="float">
            <text:p>0.600579</text:p>
          </table:table-cell>
          <table:table-cell/>
          <table:table-cell office:value-type="float" office:value="29.3902" calcext:value-type="float">
            <text:p>29.3902</text:p>
          </table:table-cell>
          <table:table-cell office:value-type="float" office:value="3.114" calcext:value-type="float">
            <text:p>3.114</text:p>
          </table:table-cell>
          <table:table-cell/>
          <table:table-cell office:value-type="float" office:value="32.2417" calcext:value-type="float">
            <text:p>32.2417</text:p>
          </table:table-cell>
          <table:table-cell office:value-type="float" office:value="2.115" calcext:value-type="float">
            <text:p>2.115</text:p>
          </table:table-cell>
          <table:table-cell/>
          <table:table-cell office:value-type="float" office:value="32.2417" calcext:value-type="float">
            <text:p>32.2417</text:p>
          </table:table-cell>
          <table:table-cell office:value-type="float" office:value="1.574" calcext:value-type="float">
            <text:p>1.574</text:p>
          </table:table-cell>
          <table:table-cell/>
          <table:table-cell office:value-type="float" office:value="32.5199" calcext:value-type="float">
            <text:p>32.5199</text:p>
          </table:table-cell>
          <table:table-cell office:value-type="float" office:value="1.437" calcext:value-type="float">
            <text:p>1.437</text:p>
          </table:table-cell>
          <table:table-cell/>
          <table:table-cell office:value-type="float" office:value="32.5199" calcext:value-type="float">
            <text:p>32.5199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0.6025" calcext:value-type="float">
            <text:p>0.6025</text:p>
          </table:table-cell>
          <table:table-cell/>
          <table:table-cell office:value-type="float" office:value="29.1134" calcext:value-type="float">
            <text:p>29.1134</text:p>
          </table:table-cell>
          <table:table-cell office:value-type="float" office:value="2.103" calcext:value-type="float">
            <text:p>2.103</text:p>
          </table:table-cell>
          <table:table-cell/>
          <table:table-cell office:value-type="float" office:value="32.0965" calcext:value-type="float">
            <text:p>32.0965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32.0965" calcext:value-type="float">
            <text:p>32.0965</text:p>
          </table:table-cell>
          <table:table-cell office:value-type="float" office:value="1.922" calcext:value-type="float">
            <text:p>1.922</text:p>
          </table:table-cell>
          <table:table-cell/>
          <table:table-cell office:value-type="float" office:value="32.4068" calcext:value-type="float">
            <text:p>32.4068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32.4068" calcext:value-type="float">
            <text:p>32.406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60414" calcext:value-type="float">
            <text:p>0.60414</text:p>
          </table:table-cell>
          <table:table-cell/>
          <table:table-cell office:value-type="float" office:value="28.5762" calcext:value-type="float">
            <text:p>28.5762</text:p>
          </table:table-cell>
          <table:table-cell office:value-type="float" office:value="3.281" calcext:value-type="float">
            <text:p>3.281</text:p>
          </table:table-cell>
          <table:table-cell/>
          <table:table-cell office:value-type="float" office:value="32.0994" calcext:value-type="float">
            <text:p>32.0994</text:p>
          </table:table-cell>
          <table:table-cell office:value-type="float" office:value="1.958" calcext:value-type="float">
            <text:p>1.958</text:p>
          </table:table-cell>
          <table:table-cell/>
          <table:table-cell office:value-type="float" office:value="32.0994" calcext:value-type="float">
            <text:p>32.0994</text:p>
          </table:table-cell>
          <table:table-cell office:value-type="float" office:value="1.906" calcext:value-type="float">
            <text:p>1.906</text:p>
          </table:table-cell>
          <table:table-cell/>
          <table:table-cell office:value-type="float" office:value="32.4608" calcext:value-type="float">
            <text:p>32.4608</text:p>
          </table:table-cell>
          <table:table-cell office:value-type="float" office:value="1.801" calcext:value-type="float">
            <text:p>1.801</text:p>
          </table:table-cell>
          <table:table-cell/>
          <table:table-cell office:value-type="float" office:value="32.4608" calcext:value-type="float">
            <text:p>32.4608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float" office:value="0.606163" calcext:value-type="float">
            <text:p>0.606163</text:p>
          </table:table-cell>
          <table:table-cell/>
          <table:table-cell office:value-type="float" office:value="29.2272" calcext:value-type="float">
            <text:p>29.2272</text:p>
          </table:table-cell>
          <table:table-cell office:value-type="float" office:value="2.611" calcext:value-type="float">
            <text:p>2.611</text:p>
          </table:table-cell>
          <table:table-cell/>
          <table:table-cell office:value-type="float" office:value="31.9822" calcext:value-type="float">
            <text:p>31.9822</text:p>
          </table:table-cell>
          <table:table-cell office:value-type="float" office:value="1.935" calcext:value-type="float">
            <text:p>1.935</text:p>
          </table:table-cell>
          <table:table-cell/>
          <table:table-cell office:value-type="float" office:value="31.9822" calcext:value-type="float">
            <text:p>31.9822</text:p>
          </table:table-cell>
          <table:table-cell office:value-type="float" office:value="1.564" calcext:value-type="float">
            <text:p>1.564</text:p>
          </table:table-cell>
          <table:table-cell/>
          <table:table-cell office:value-type="float" office:value="32.3704" calcext:value-type="float">
            <text:p>32.3704</text:p>
          </table:table-cell>
          <table:table-cell office:value-type="float" office:value="1.811" calcext:value-type="float">
            <text:p>1.811</text:p>
          </table:table-cell>
          <table:table-cell/>
          <table:table-cell office:value-type="float" office:value="32.3704" calcext:value-type="float">
            <text:p>32.3704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0.611324" calcext:value-type="float">
            <text:p>0.611324</text:p>
          </table:table-cell>
          <table:table-cell/>
          <table:table-cell office:value-type="float" office:value="29.5572" calcext:value-type="float">
            <text:p>29.5572</text:p>
          </table:table-cell>
          <table:table-cell office:value-type="float" office:value="3.328" calcext:value-type="float">
            <text:p>3.328</text:p>
          </table:table-cell>
          <table:table-cell/>
          <table:table-cell office:value-type="float" office:value="31.7883" calcext:value-type="float">
            <text:p>31.7883</text:p>
          </table:table-cell>
          <table:table-cell office:value-type="float" office:value="2.032" calcext:value-type="float">
            <text:p>2.032</text:p>
          </table:table-cell>
          <table:table-cell/>
          <table:table-cell office:value-type="float" office:value="31.7883" calcext:value-type="float">
            <text:p>31.7883</text:p>
          </table:table-cell>
          <table:table-cell office:value-type="float" office:value="1.395" calcext:value-type="float">
            <text:p>1.395</text:p>
          </table:table-cell>
          <table:table-cell/>
          <table:table-cell office:value-type="float" office:value="32.2695" calcext:value-type="float">
            <text:p>32.2695</text:p>
          </table:table-cell>
          <table:table-cell office:value-type="float" office:value="1.657" calcext:value-type="float">
            <text:p>1.657</text:p>
          </table:table-cell>
          <table:table-cell/>
          <table:table-cell office:value-type="float" office:value="32.2695" calcext:value-type="float">
            <text:p>32.2695</text:p>
          </table:table-cell>
          <table:table-cell office:value-type="float" office:value="1.749" calcext:value-type="float">
            <text:p>1.749</text:p>
          </table:table-cell>
        </table:table-row>
        <table:table-row table:style-name="ro1">
          <table:table-cell office:value-type="float" office:value="0.613188" calcext:value-type="float">
            <text:p>0.613188</text:p>
          </table:table-cell>
          <table:table-cell/>
          <table:table-cell office:value-type="float" office:value="28.8572" calcext:value-type="float">
            <text:p>28.8572</text:p>
          </table:table-cell>
          <table:table-cell office:value-type="float" office:value="2.658" calcext:value-type="float">
            <text:p>2.658</text:p>
          </table:table-cell>
          <table:table-cell/>
          <table:table-cell office:value-type="float" office:value="31.7462" calcext:value-type="float">
            <text:p>31.7462</text:p>
          </table:table-cell>
          <table:table-cell office:value-type="float" office:value="1.945" calcext:value-type="float">
            <text:p>1.945</text:p>
          </table:table-cell>
          <table:table-cell/>
          <table:table-cell office:value-type="float" office:value="31.7462" calcext:value-type="float">
            <text:p>31.7462</text:p>
          </table:table-cell>
          <table:table-cell office:value-type="float" office:value="2.018" calcext:value-type="float">
            <text:p>2.018</text:p>
          </table:table-cell>
          <table:table-cell/>
          <table:table-cell office:value-type="float" office:value="32.2778" calcext:value-type="float">
            <text:p>32.2778</text:p>
          </table:table-cell>
          <table:table-cell office:value-type="float" office:value="1.318" calcext:value-type="float">
            <text:p>1.318</text:p>
          </table:table-cell>
          <table:table-cell/>
          <table:table-cell office:value-type="float" office:value="32.2778" calcext:value-type="float">
            <text:p>32.2778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0.616813" calcext:value-type="float">
            <text:p>0.616813</text:p>
          </table:table-cell>
          <table:table-cell/>
          <table:table-cell office:value-type="float" office:value="28.9124" calcext:value-type="float">
            <text:p>28.9124</text:p>
          </table:table-cell>
          <table:table-cell office:value-type="float" office:value="2.869" calcext:value-type="float">
            <text:p>2.869</text:p>
          </table:table-cell>
          <table:table-cell/>
          <table:table-cell office:value-type="float" office:value="31.6085" calcext:value-type="float">
            <text:p>31.6085</text:p>
          </table:table-cell>
          <table:table-cell office:value-type="float" office:value="2.007" calcext:value-type="float">
            <text:p>2.007</text:p>
          </table:table-cell>
          <table:table-cell/>
          <table:table-cell office:value-type="float" office:value="31.6085" calcext:value-type="float">
            <text:p>31.6085</text:p>
          </table:table-cell>
          <table:table-cell office:value-type="float" office:value="1.703" calcext:value-type="float">
            <text:p>1.703</text:p>
          </table:table-cell>
          <table:table-cell/>
          <table:table-cell office:value-type="float" office:value="32.2019" calcext:value-type="float">
            <text:p>32.2019</text:p>
          </table:table-cell>
          <table:table-cell office:value-type="float" office:value="1.826" calcext:value-type="float">
            <text:p>1.826</text:p>
          </table:table-cell>
          <table:table-cell/>
          <table:table-cell office:value-type="float" office:value="32.2019" calcext:value-type="float">
            <text:p>32.2019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float" office:value="0.618948" calcext:value-type="float">
            <text:p>0.618948</text:p>
          </table:table-cell>
          <table:table-cell/>
          <table:table-cell office:value-type="float" office:value="28.7897" calcext:value-type="float">
            <text:p>28.7897</text:p>
          </table:table-cell>
          <table:table-cell office:value-type="float" office:value="2.987" calcext:value-type="float">
            <text:p>2.987</text:p>
          </table:table-cell>
          <table:table-cell/>
          <table:table-cell office:value-type="float" office:value="31.4738" calcext:value-type="float">
            <text:p>31.4738</text:p>
          </table:table-cell>
          <table:table-cell office:value-type="float" office:value="1.811" calcext:value-type="float">
            <text:p>1.811</text:p>
          </table:table-cell>
          <table:table-cell/>
          <table:table-cell office:value-type="float" office:value="31.4738" calcext:value-type="float">
            <text:p>31.4738</text:p>
          </table:table-cell>
          <table:table-cell office:value-type="float" office:value="1.576" calcext:value-type="float">
            <text:p>1.576</text:p>
          </table:table-cell>
          <table:table-cell/>
          <table:table-cell office:value-type="float" office:value="32.1071" calcext:value-type="float">
            <text:p>32.1071</text:p>
          </table:table-cell>
          <table:table-cell office:value-type="float" office:value="1.638" calcext:value-type="float">
            <text:p>1.638</text:p>
          </table:table-cell>
          <table:table-cell/>
          <table:table-cell office:value-type="float" office:value="32.1071" calcext:value-type="float">
            <text:p>32.1071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0.62195" calcext:value-type="float">
            <text:p>0.62195</text:p>
          </table:table-cell>
          <table:table-cell/>
          <table:table-cell office:value-type="float" office:value="28.7715" calcext:value-type="float">
            <text:p>28.771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31.397" calcext:value-type="float">
            <text:p>31.397</text:p>
          </table:table-cell>
          <table:table-cell office:value-type="float" office:value="2.628" calcext:value-type="float">
            <text:p>2.628</text:p>
          </table:table-cell>
          <table:table-cell/>
          <table:table-cell office:value-type="float" office:value="31.397" calcext:value-type="float">
            <text:p>31.397</text:p>
          </table:table-cell>
          <table:table-cell office:value-type="float" office:value="1.849" calcext:value-type="float">
            <text:p>1.849</text:p>
          </table:table-cell>
          <table:table-cell/>
          <table:table-cell office:value-type="float" office:value="32.0916" calcext:value-type="float">
            <text:p>32.0916</text:p>
          </table:table-cell>
          <table:table-cell office:value-type="float" office:value="1.522" calcext:value-type="float">
            <text:p>1.522</text:p>
          </table:table-cell>
          <table:table-cell/>
          <table:table-cell office:value-type="float" office:value="32.0916" calcext:value-type="float">
            <text:p>32.0916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0.622415" calcext:value-type="float">
            <text:p>0.622415</text:p>
          </table:table-cell>
          <table:table-cell/>
          <table:table-cell office:value-type="float" office:value="28.5652" calcext:value-type="float">
            <text:p>28.5652</text:p>
          </table:table-cell>
          <table:table-cell office:value-type="float" office:value="2.491" calcext:value-type="float">
            <text:p>2.491</text:p>
          </table:table-cell>
          <table:table-cell/>
          <table:table-cell office:value-type="float" office:value="31.4189" calcext:value-type="float">
            <text:p>31.4189</text:p>
          </table:table-cell>
          <table:table-cell office:value-type="float" office:value="2.055" calcext:value-type="float">
            <text:p>2.055</text:p>
          </table:table-cell>
          <table:table-cell/>
          <table:table-cell office:value-type="float" office:value="31.4189" calcext:value-type="float">
            <text:p>31.4189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32.1301" calcext:value-type="float">
            <text:p>32.1301</text:p>
          </table:table-cell>
          <table:table-cell office:value-type="float" office:value="1.676" calcext:value-type="float">
            <text:p>1.676</text:p>
          </table:table-cell>
          <table:table-cell/>
          <table:table-cell office:value-type="float" office:value="32.1301" calcext:value-type="float">
            <text:p>32.130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0.626002" calcext:value-type="float">
            <text:p>0.626002</text:p>
          </table:table-cell>
          <table:table-cell/>
          <table:table-cell office:value-type="float" office:value="29.1768" calcext:value-type="float">
            <text:p>29.1768</text:p>
          </table:table-cell>
          <table:table-cell office:value-type="float" office:value="2.951" calcext:value-type="float">
            <text:p>2.951</text:p>
          </table:table-cell>
          <table:table-cell/>
          <table:table-cell office:value-type="float" office:value="31.2743" calcext:value-type="float">
            <text:p>31.2743</text:p>
          </table:table-cell>
          <table:table-cell office:value-type="float" office:value="1.937" calcext:value-type="float">
            <text:p>1.937</text:p>
          </table:table-cell>
          <table:table-cell/>
          <table:table-cell office:value-type="float" office:value="31.2743" calcext:value-type="float">
            <text:p>31.2743</text:p>
          </table:table-cell>
          <table:table-cell office:value-type="float" office:value="1.473" calcext:value-type="float">
            <text:p>1.473</text:p>
          </table:table-cell>
          <table:table-cell/>
          <table:table-cell office:value-type="float" office:value="32.0418" calcext:value-type="float">
            <text:p>32.0418</text:p>
          </table:table-cell>
          <table:table-cell office:value-type="float" office:value="1.911" calcext:value-type="float">
            <text:p>1.911</text:p>
          </table:table-cell>
          <table:table-cell/>
          <table:table-cell office:value-type="float" office:value="32.0418" calcext:value-type="float">
            <text:p>32.0418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office:value-type="float" office:value="0.62608" calcext:value-type="float">
            <text:p>0.62608</text:p>
          </table:table-cell>
          <table:table-cell/>
          <table:table-cell office:value-type="float" office:value="28.83" calcext:value-type="float">
            <text:p>28.83</text:p>
          </table:table-cell>
          <table:table-cell office:value-type="float" office:value="2.734" calcext:value-type="float">
            <text:p>2.734</text:p>
          </table:table-cell>
          <table:table-cell/>
          <table:table-cell office:value-type="float" office:value="31.1846" calcext:value-type="float">
            <text:p>31.1846</text:p>
          </table:table-cell>
          <table:table-cell office:value-type="float" office:value="2.285" calcext:value-type="float">
            <text:p>2.285</text:p>
          </table:table-cell>
          <table:table-cell/>
          <table:table-cell office:value-type="float" office:value="31.2061" calcext:value-type="float">
            <text:p>31.2061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31.9777" calcext:value-type="float">
            <text:p>31.9777</text:p>
          </table:table-cell>
          <table:table-cell office:value-type="float" office:value="1.587" calcext:value-type="float">
            <text:p>1.587</text:p>
          </table:table-cell>
          <table:table-cell/>
          <table:table-cell office:value-type="float" office:value="31.9777" calcext:value-type="float">
            <text:p>31.9777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0.629708" calcext:value-type="float">
            <text:p>0.629708</text:p>
          </table:table-cell>
          <table:table-cell/>
          <table:table-cell office:value-type="float" office:value="28.7725" calcext:value-type="float">
            <text:p>28.7725</text:p>
          </table:table-cell>
          <table:table-cell office:value-type="float" office:value="2.306" calcext:value-type="float">
            <text:p>2.306</text:p>
          </table:table-cell>
          <table:table-cell/>
          <table:table-cell office:value-type="float" office:value="31.0729" calcext:value-type="float">
            <text:p>31.0729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float" office:value="31.0729" calcext:value-type="float">
            <text:p>31.0729</text:p>
          </table:table-cell>
          <table:table-cell office:value-type="float" office:value="2.122" calcext:value-type="float">
            <text:p>2.122</text:p>
          </table:table-cell>
          <table:table-cell/>
          <table:table-cell office:value-type="float" office:value="31.9088" calcext:value-type="float">
            <text:p>31.9088</text:p>
          </table:table-cell>
          <table:table-cell office:value-type="float" office:value="1.442" calcext:value-type="float">
            <text:p>1.442</text:p>
          </table:table-cell>
          <table:table-cell/>
          <table:table-cell office:value-type="float" office:value="31.9088" calcext:value-type="float">
            <text:p>31.9088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0.631039" calcext:value-type="float">
            <text:p>0.631039</text:p>
          </table:table-cell>
          <table:table-cell/>
          <table:table-cell office:value-type="float" office:value="28.8968" calcext:value-type="float">
            <text:p>28.8968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0.9714" calcext:value-type="float">
            <text:p>30.9714</text:p>
          </table:table-cell>
          <table:table-cell office:value-type="float" office:value="2.231" calcext:value-type="float">
            <text:p>2.231</text:p>
          </table:table-cell>
          <table:table-cell/>
          <table:table-cell office:value-type="float" office:value="30.9714" calcext:value-type="float">
            <text:p>30.9714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31.8335" calcext:value-type="float">
            <text:p>31.8335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31.8335" calcext:value-type="float">
            <text:p>31.8335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0.634922" calcext:value-type="float">
            <text:p>0.634922</text:p>
          </table:table-cell>
          <table:table-cell/>
          <table:table-cell office:value-type="float" office:value="28.621" calcext:value-type="float">
            <text:p>28.621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30.9007" calcext:value-type="float">
            <text:p>30.9007</text:p>
          </table:table-cell>
          <table:table-cell office:value-type="float" office:value="2.277" calcext:value-type="float">
            <text:p>2.277</text:p>
          </table:table-cell>
          <table:table-cell/>
          <table:table-cell office:value-type="float" office:value="30.9223" calcext:value-type="float">
            <text:p>30.9223</text:p>
          </table:table-cell>
          <table:table-cell office:value-type="float" office:value="2.014" calcext:value-type="float">
            <text:p>2.014</text:p>
          </table:table-cell>
          <table:table-cell/>
          <table:table-cell office:value-type="float" office:value="31.8649" calcext:value-type="float">
            <text:p>31.8649</text:p>
          </table:table-cell>
          <table:table-cell office:value-type="float" office:value="1.345" calcext:value-type="float">
            <text:p>1.345</text:p>
          </table:table-cell>
          <table:table-cell/>
          <table:table-cell office:value-type="float" office:value="31.8649" calcext:value-type="float">
            <text:p>31.8649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0.636686" calcext:value-type="float">
            <text:p>0.636686</text:p>
          </table:table-cell>
          <table:table-cell/>
          <table:table-cell office:value-type="float" office:value="28.9301" calcext:value-type="float">
            <text:p>28.9301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30.7218" calcext:value-type="float">
            <text:p>30.7218</text:p>
          </table:table-cell>
          <table:table-cell office:value-type="float" office:value="2.029" calcext:value-type="float">
            <text:p>2.029</text:p>
          </table:table-cell>
          <table:table-cell/>
          <table:table-cell office:value-type="float" office:value="30.831" calcext:value-type="float">
            <text:p>30.83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31.8046" calcext:value-type="float">
            <text:p>31.8046</text:p>
          </table:table-cell>
          <table:table-cell office:value-type="float" office:value="1.802" calcext:value-type="float">
            <text:p>1.802</text:p>
          </table:table-cell>
          <table:table-cell/>
          <table:table-cell office:value-type="float" office:value="31.8046" calcext:value-type="float">
            <text:p>31.8046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float" office:value="0.639379" calcext:value-type="float">
            <text:p>0.639379</text:p>
          </table:table-cell>
          <table:table-cell/>
          <table:table-cell office:value-type="float" office:value="28.4112" calcext:value-type="float">
            <text:p>28.4112</text:p>
          </table:table-cell>
          <table:table-cell office:value-type="float" office:value="2.204" calcext:value-type="float">
            <text:p>2.204</text:p>
          </table:table-cell>
          <table:table-cell/>
          <table:table-cell office:value-type="float" office:value="30.5834" calcext:value-type="float">
            <text:p>30.5834</text:p>
          </table:table-cell>
          <table:table-cell office:value-type="float" office:value="2.702" calcext:value-type="float">
            <text:p>2.702</text:p>
          </table:table-cell>
          <table:table-cell/>
          <table:table-cell office:value-type="float" office:value="30.6943" calcext:value-type="float">
            <text:p>30.6943</text:p>
          </table:table-cell>
          <table:table-cell office:value-type="float" office:value="1.878" calcext:value-type="float">
            <text:p>1.878</text:p>
          </table:table-cell>
          <table:table-cell/>
          <table:table-cell office:value-type="float" office:value="31.7261" calcext:value-type="float">
            <text:p>31.7261</text:p>
          </table:table-cell>
          <table:table-cell office:value-type="float" office:value="1.478" calcext:value-type="float">
            <text:p>1.478</text:p>
          </table:table-cell>
          <table:table-cell/>
          <table:table-cell office:value-type="float" office:value="31.7261" calcext:value-type="float">
            <text:p>31.7261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float" office:value="0.641051" calcext:value-type="float">
            <text:p>0.641051</text:p>
          </table:table-cell>
          <table:table-cell/>
          <table:table-cell office:value-type="float" office:value="28.5247" calcext:value-type="float">
            <text:p>28.5247</text:p>
          </table:table-cell>
          <table:table-cell office:value-type="float" office:value="2.786" calcext:value-type="float">
            <text:p>2.786</text:p>
          </table:table-cell>
          <table:table-cell/>
          <table:table-cell office:value-type="float" office:value="30.4938" calcext:value-type="float">
            <text:p>30.4938</text:p>
          </table:table-cell>
          <table:table-cell office:value-type="float" office:value="2.167" calcext:value-type="float">
            <text:p>2.167</text:p>
          </table:table-cell>
          <table:table-cell/>
          <table:table-cell office:value-type="float" office:value="30.561" calcext:value-type="float">
            <text:p>30.561</text:p>
          </table:table-cell>
          <table:table-cell office:value-type="float" office:value="1.612" calcext:value-type="float">
            <text:p>1.612</text:p>
          </table:table-cell>
          <table:table-cell/>
          <table:table-cell office:value-type="float" office:value="31.6166" calcext:value-type="float">
            <text:p>31.6166</text:p>
          </table:table-cell>
          <table:table-cell office:value-type="float" office:value="1.615" calcext:value-type="float">
            <text:p>1.615</text:p>
          </table:table-cell>
          <table:table-cell/>
          <table:table-cell office:value-type="float" office:value="31.6166" calcext:value-type="float">
            <text:p>31.616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0.643174" calcext:value-type="float">
            <text:p>0.643174</text:p>
          </table:table-cell>
          <table:table-cell/>
          <table:table-cell office:value-type="float" office:value="28.7367" calcext:value-type="float">
            <text:p>28.7367</text:p>
          </table:table-cell>
          <table:table-cell office:value-type="float" office:value="2.701" calcext:value-type="float">
            <text:p>2.701</text:p>
          </table:table-cell>
          <table:table-cell/>
          <table:table-cell office:value-type="float" office:value="30.5301" calcext:value-type="float">
            <text:p>30.5301</text:p>
          </table:table-cell>
          <table:table-cell office:value-type="float" office:value="2.325" calcext:value-type="float">
            <text:p>2.325</text:p>
          </table:table-cell>
          <table:table-cell/>
          <table:table-cell office:value-type="float" office:value="30.5966" calcext:value-type="float">
            <text:p>30.5966</text:p>
          </table:table-cell>
          <table:table-cell office:value-type="float" office:value="1.764" calcext:value-type="float">
            <text:p>1.764</text:p>
          </table:table-cell>
          <table:table-cell/>
          <table:table-cell office:value-type="float" office:value="31.6982" calcext:value-type="float">
            <text:p>31.6982</text:p>
          </table:table-cell>
          <table:table-cell office:value-type="float" office:value="1.376" calcext:value-type="float">
            <text:p>1.376</text:p>
          </table:table-cell>
          <table:table-cell/>
          <table:table-cell office:value-type="float" office:value="31.6982" calcext:value-type="float">
            <text:p>31.6982</text:p>
          </table:table-cell>
          <table:table-cell office:value-type="float" office:value="1.298" calcext:value-type="float">
            <text:p>1.298</text:p>
          </table:table-cell>
        </table:table-row>
        <table:table-row table:style-name="ro1">
          <table:table-cell office:value-type="float" office:value="0.64444" calcext:value-type="float">
            <text:p>0.64444</text:p>
          </table:table-cell>
          <table:table-cell/>
          <table:table-cell office:value-type="float" office:value="28.694" calcext:value-type="float">
            <text:p>28.694</text:p>
          </table:table-cell>
          <table:table-cell office:value-type="float" office:value="2.527" calcext:value-type="float">
            <text:p>2.527</text:p>
          </table:table-cell>
          <table:table-cell/>
          <table:table-cell office:value-type="float" office:value="30.5473" calcext:value-type="float">
            <text:p>30.5473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30.5699" calcext:value-type="float">
            <text:p>30.5699</text:p>
          </table:table-cell>
          <table:table-cell office:value-type="float" office:value="1.636" calcext:value-type="float">
            <text:p>1.636</text:p>
          </table:table-cell>
          <table:table-cell/>
          <table:table-cell office:value-type="float" office:value="31.6889" calcext:value-type="float">
            <text:p>31.6889</text:p>
          </table:table-cell>
          <table:table-cell office:value-type="float" office:value="1.866" calcext:value-type="float">
            <text:p>1.866</text:p>
          </table:table-cell>
          <table:table-cell/>
          <table:table-cell office:value-type="float" office:value="31.6889" calcext:value-type="float">
            <text:p>31.6889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float" office:value="0.646594" calcext:value-type="float">
            <text:p>0.646594</text:p>
          </table:table-cell>
          <table:table-cell/>
          <table:table-cell office:value-type="float" office:value="28.7452" calcext:value-type="float">
            <text:p>28.7452</text:p>
          </table:table-cell>
          <table:table-cell office:value-type="float" office:value="2.973" calcext:value-type="float">
            <text:p>2.973</text:p>
          </table:table-cell>
          <table:table-cell/>
          <table:table-cell office:value-type="float" office:value="30.3617" calcext:value-type="float">
            <text:p>30.3617</text:p>
          </table:table-cell>
          <table:table-cell office:value-type="float" office:value="1.931" calcext:value-type="float">
            <text:p>1.931</text:p>
          </table:table-cell>
          <table:table-cell/>
          <table:table-cell office:value-type="float" office:value="30.4062" calcext:value-type="float">
            <text:p>30.406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float" office:value="31.5629" calcext:value-type="float">
            <text:p>31.5629</text:p>
          </table:table-cell>
          <table:table-cell office:value-type="float" office:value="1.348" calcext:value-type="float">
            <text:p>1.348</text:p>
          </table:table-cell>
          <table:table-cell/>
          <table:table-cell office:value-type="float" office:value="31.5629" calcext:value-type="float">
            <text:p>31.5629</text:p>
          </table:table-cell>
          <table:table-cell office:value-type="float" office:value="1.391" calcext:value-type="float">
            <text:p>1.391</text:p>
          </table:table-cell>
        </table:table-row>
        <table:table-row table:style-name="ro1">
          <table:table-cell office:value-type="float" office:value="0.648053" calcext:value-type="float">
            <text:p>0.648053</text:p>
          </table:table-cell>
          <table:table-cell/>
          <table:table-cell office:value-type="float" office:value="28.8384" calcext:value-type="float">
            <text:p>28.8384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30.2745" calcext:value-type="float">
            <text:p>30.2745</text:p>
          </table:table-cell>
          <table:table-cell office:value-type="float" office:value="2.218" calcext:value-type="float">
            <text:p>2.218</text:p>
          </table:table-cell>
          <table:table-cell/>
          <table:table-cell office:value-type="float" office:value="30.4349" calcext:value-type="float">
            <text:p>30.4349</text:p>
          </table:table-cell>
          <table:table-cell office:value-type="float" office:value="1.407" calcext:value-type="float">
            <text:p>1.407</text:p>
          </table:table-cell>
          <table:table-cell/>
          <table:table-cell office:value-type="float" office:value="31.6205" calcext:value-type="float">
            <text:p>31.6205</text:p>
          </table:table-cell>
          <table:table-cell office:value-type="float" office:value="1.694" calcext:value-type="float">
            <text:p>1.694</text:p>
          </table:table-cell>
          <table:table-cell/>
          <table:table-cell office:value-type="float" office:value="31.6205" calcext:value-type="float">
            <text:p>31.6205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0.651363" calcext:value-type="float">
            <text:p>0.651363</text:p>
          </table:table-cell>
          <table:table-cell/>
          <table:table-cell office:value-type="float" office:value="28.3811" calcext:value-type="float">
            <text:p>28.3811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30.2945" calcext:value-type="float">
            <text:p>30.2945</text:p>
          </table:table-cell>
          <table:table-cell office:value-type="float" office:value="2.511" calcext:value-type="float">
            <text:p>2.511</text:p>
          </table:table-cell>
          <table:table-cell/>
          <table:table-cell office:value-type="float" office:value="30.3413" calcext:value-type="float">
            <text:p>30.3413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31.6009" calcext:value-type="float">
            <text:p>31.6009</text:p>
          </table:table-cell>
          <table:table-cell office:value-type="float" office:value="1.295" calcext:value-type="float">
            <text:p>1.295</text:p>
          </table:table-cell>
          <table:table-cell/>
          <table:table-cell office:value-type="float" office:value="31.6009" calcext:value-type="float">
            <text:p>31.6009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0.653148" calcext:value-type="float">
            <text:p>0.653148</text:p>
          </table:table-cell>
          <table:table-cell/>
          <table:table-cell office:value-type="float" office:value="28.4376" calcext:value-type="float">
            <text:p>28.4376</text:p>
          </table:table-cell>
          <table:table-cell office:value-type="float" office:value="2.616" calcext:value-type="float">
            <text:p>2.616</text:p>
          </table:table-cell>
          <table:table-cell/>
          <table:table-cell office:value-type="float" office:value="30.237" calcext:value-type="float">
            <text:p>30.237</text:p>
          </table:table-cell>
          <table:table-cell office:value-type="float" office:value="2.238" calcext:value-type="float">
            <text:p>2.238</text:p>
          </table:table-cell>
          <table:table-cell/>
          <table:table-cell office:value-type="float" office:value="30.3297" calcext:value-type="float">
            <text:p>30.3297</text:p>
          </table:table-cell>
          <table:table-cell office:value-type="float" office:value="1.501" calcext:value-type="float">
            <text:p>1.501</text:p>
          </table:table-cell>
          <table:table-cell/>
          <table:table-cell office:value-type="float" office:value="31.6196" calcext:value-type="float">
            <text:p>31.6196</text:p>
          </table:table-cell>
          <table:table-cell office:value-type="float" office:value="1.606" calcext:value-type="float">
            <text:p>1.606</text:p>
          </table:table-cell>
          <table:table-cell/>
          <table:table-cell office:value-type="float" office:value="31.6196" calcext:value-type="float">
            <text:p>31.619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656997" calcext:value-type="float">
            <text:p>0.656997</text:p>
          </table:table-cell>
          <table:table-cell/>
          <table:table-cell office:value-type="float" office:value="28.6207" calcext:value-type="float">
            <text:p>28.6207</text:p>
          </table:table-cell>
          <table:table-cell office:value-type="float" office:value="2.391" calcext:value-type="float">
            <text:p>2.391</text:p>
          </table:table-cell>
          <table:table-cell/>
          <table:table-cell office:value-type="float" office:value="30.0546" calcext:value-type="float">
            <text:p>30.0546</text:p>
          </table:table-cell>
          <table:table-cell office:value-type="float" office:value="1.776" calcext:value-type="float">
            <text:p>1.776</text:p>
          </table:table-cell>
          <table:table-cell/>
          <table:table-cell office:value-type="float" office:value="30.0783" calcext:value-type="float">
            <text:p>30.0783</text:p>
          </table:table-cell>
          <table:table-cell office:value-type="float" office:value="1.733" calcext:value-type="float">
            <text:p>1.733</text:p>
          </table:table-cell>
          <table:table-cell/>
          <table:table-cell office:value-type="float" office:value="31.4345" calcext:value-type="float">
            <text:p>31.4345</text:p>
          </table:table-cell>
          <table:table-cell office:value-type="float" office:value="1.349" calcext:value-type="float">
            <text:p>1.349</text:p>
          </table:table-cell>
          <table:table-cell/>
          <table:table-cell office:value-type="float" office:value="31.4345" calcext:value-type="float">
            <text:p>31.4345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float" office:value="0.658247" calcext:value-type="float">
            <text:p>0.658247</text:p>
          </table:table-cell>
          <table:table-cell/>
          <table:table-cell office:value-type="float" office:value="28.3215" calcext:value-type="float">
            <text:p>28.3215</text:p>
          </table:table-cell>
          <table:table-cell office:value-type="float" office:value="2.829" calcext:value-type="float">
            <text:p>2.829</text:p>
          </table:table-cell>
          <table:table-cell/>
          <table:table-cell office:value-type="float" office:value="29.9675" calcext:value-type="float">
            <text:p>29.9675</text:p>
          </table:table-cell>
          <table:table-cell office:value-type="float" office:value="2.071" calcext:value-type="float">
            <text:p>2.071</text:p>
          </table:table-cell>
          <table:table-cell/>
          <table:table-cell office:value-type="float" office:value="30.039" calcext:value-type="float">
            <text:p>30.039</text:p>
          </table:table-cell>
          <table:table-cell office:value-type="float" office:value="1.422" calcext:value-type="float">
            <text:p>1.422</text:p>
          </table:table-cell>
          <table:table-cell/>
          <table:table-cell office:value-type="float" office:value="31.4183" calcext:value-type="float">
            <text:p>31.4183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31.4183" calcext:value-type="float">
            <text:p>31.4183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0.662402" calcext:value-type="float">
            <text:p>0.662402</text:p>
          </table:table-cell>
          <table:table-cell/>
          <table:table-cell office:value-type="float" office:value="28.6983" calcext:value-type="float">
            <text:p>28.6983</text:p>
          </table:table-cell>
          <table:table-cell office:value-type="float" office:value="2.623" calcext:value-type="float">
            <text:p>2.623</text:p>
          </table:table-cell>
          <table:table-cell/>
          <table:table-cell office:value-type="float" office:value="29.7166" calcext:value-type="float">
            <text:p>29.7166</text:p>
          </table:table-cell>
          <table:table-cell office:value-type="float" office:value="2.181" calcext:value-type="float">
            <text:p>2.181</text:p>
          </table:table-cell>
          <table:table-cell/>
          <table:table-cell office:value-type="float" office:value="29.8331" calcext:value-type="float">
            <text:p>29.8331</text:p>
          </table:table-cell>
          <table:table-cell office:value-type="float" office:value="1.948" calcext:value-type="float">
            <text:p>1.948</text:p>
          </table:table-cell>
          <table:table-cell/>
          <table:table-cell office:value-type="float" office:value="31.282" calcext:value-type="float">
            <text:p>31.282</text:p>
          </table:table-cell>
          <table:table-cell office:value-type="float" office:value="1.352" calcext:value-type="float">
            <text:p>1.352</text:p>
          </table:table-cell>
          <table:table-cell/>
          <table:table-cell office:value-type="float" office:value="31.282" calcext:value-type="float">
            <text:p>31.282</text:p>
          </table:table-cell>
          <table:table-cell office:value-type="float" office:value="1.284" calcext:value-type="float">
            <text:p>1.284</text:p>
          </table:table-cell>
        </table:table-row>
        <table:table-row table:style-name="ro1">
          <table:table-cell office:value-type="float" office:value="0.663777" calcext:value-type="float">
            <text:p>0.663777</text:p>
          </table:table-cell>
          <table:table-cell/>
          <table:table-cell office:value-type="float" office:value="28.157" calcext:value-type="float">
            <text:p>28.157</text:p>
          </table:table-cell>
          <table:table-cell office:value-type="float" office:value="2.455" calcext:value-type="float">
            <text:p>2.455</text:p>
          </table:table-cell>
          <table:table-cell/>
          <table:table-cell office:value-type="float" office:value="29.7639" calcext:value-type="float">
            <text:p>29.7639</text:p>
          </table:table-cell>
          <table:table-cell office:value-type="float" office:value="2.191" calcext:value-type="float">
            <text:p>2.191</text:p>
          </table:table-cell>
          <table:table-cell/>
          <table:table-cell office:value-type="float" office:value="29.8347" calcext:value-type="float">
            <text:p>29.8347</text:p>
          </table:table-cell>
          <table:table-cell office:value-type="float" office:value="1.509" calcext:value-type="float">
            <text:p>1.509</text:p>
          </table:table-cell>
          <table:table-cell/>
          <table:table-cell office:value-type="float" office:value="31.3182" calcext:value-type="float">
            <text:p>31.3182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31.3182" calcext:value-type="float">
            <text:p>31.3182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0.665472" calcext:value-type="float">
            <text:p>0.665472</text:p>
          </table:table-cell>
          <table:table-cell/>
          <table:table-cell office:value-type="float" office:value="28.4113" calcext:value-type="float">
            <text:p>28.4113</text:p>
          </table:table-cell>
          <table:table-cell office:value-type="float" office:value="2.577" calcext:value-type="float">
            <text:p>2.577</text:p>
          </table:table-cell>
          <table:table-cell/>
          <table:table-cell office:value-type="float" office:value="29.6335" calcext:value-type="float">
            <text:p>29.6335</text:p>
          </table:table-cell>
          <table:table-cell office:value-type="float" office:value="2.221" calcext:value-type="float">
            <text:p>2.221</text:p>
          </table:table-cell>
          <table:table-cell/>
          <table:table-cell office:value-type="float" office:value="29.869" calcext:value-type="float">
            <text:p>29.869</text:p>
          </table:table-cell>
          <table:table-cell office:value-type="float" office:value="1.435" calcext:value-type="float">
            <text:p>1.435</text:p>
          </table:table-cell>
          <table:table-cell/>
          <table:table-cell office:value-type="float" office:value="31.3805" calcext:value-type="float">
            <text:p>31.3805</text:p>
          </table:table-cell>
          <table:table-cell office:value-type="float" office:value="1.394" calcext:value-type="float">
            <text:p>1.394</text:p>
          </table:table-cell>
          <table:table-cell/>
          <table:table-cell office:value-type="float" office:value="31.3805" calcext:value-type="float">
            <text:p>31.3805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0.666026" calcext:value-type="float">
            <text:p>0.666026</text:p>
          </table:table-cell>
          <table:table-cell/>
          <table:table-cell office:value-type="float" office:value="28.5426" calcext:value-type="float">
            <text:p>28.5426</text:p>
          </table:table-cell>
          <table:table-cell office:value-type="float" office:value="2.276" calcext:value-type="float">
            <text:p>2.276</text:p>
          </table:table-cell>
          <table:table-cell/>
          <table:table-cell office:value-type="float" office:value="29.7865" calcext:value-type="float">
            <text:p>29.7865</text:p>
          </table:table-cell>
          <table:table-cell office:value-type="float" office:value="2.502" calcext:value-type="float">
            <text:p>2.502</text:p>
          </table:table-cell>
          <table:table-cell/>
          <table:table-cell office:value-type="float" office:value="29.8814" calcext:value-type="float">
            <text:p>29.8814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float" office:value="31.4093" calcext:value-type="float">
            <text:p>31.4093</text:p>
          </table:table-cell>
          <table:table-cell office:value-type="float" office:value="1.388" calcext:value-type="float">
            <text:p>1.388</text:p>
          </table:table-cell>
          <table:table-cell/>
          <table:table-cell office:value-type="float" office:value="31.4093" calcext:value-type="float">
            <text:p>31.4093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0.668412" calcext:value-type="float">
            <text:p>0.668412</text:p>
          </table:table-cell>
          <table:table-cell/>
          <table:table-cell office:value-type="float" office:value="28.3936" calcext:value-type="float">
            <text:p>28.3936</text:p>
          </table:table-cell>
          <table:table-cell office:value-type="float" office:value="3.135" calcext:value-type="float">
            <text:p>3.135</text:p>
          </table:table-cell>
          <table:table-cell/>
          <table:table-cell office:value-type="float" office:value="29.46" calcext:value-type="float">
            <text:p>29.46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29.6479" calcext:value-type="float">
            <text:p>29.6479</text:p>
          </table:table-cell>
          <table:table-cell office:value-type="float" office:value="1.361" calcext:value-type="float">
            <text:p>1.361</text:p>
          </table:table-cell>
          <table:table-cell/>
          <table:table-cell office:value-type="float" office:value="31.2159" calcext:value-type="float">
            <text:p>31.2159</text:p>
          </table:table-cell>
          <table:table-cell office:value-type="float" office:value="1.674" calcext:value-type="float">
            <text:p>1.674</text:p>
          </table:table-cell>
          <table:table-cell/>
          <table:table-cell office:value-type="float" office:value="31.2159" calcext:value-type="float">
            <text:p>31.2159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0.670148" calcext:value-type="float">
            <text:p>0.670148</text:p>
          </table:table-cell>
          <table:table-cell/>
          <table:table-cell office:value-type="float" office:value="28.2256" calcext:value-type="float">
            <text:p>28.2256</text:p>
          </table:table-cell>
          <table:table-cell office:value-type="float" office:value="2.201" calcext:value-type="float">
            <text:p>2.201</text:p>
          </table:table-cell>
          <table:table-cell/>
          <table:table-cell office:value-type="float" office:value="29.4004" calcext:value-type="float">
            <text:p>29.4004</text:p>
          </table:table-cell>
          <table:table-cell office:value-type="float" office:value="2.607" calcext:value-type="float">
            <text:p>2.607</text:p>
          </table:table-cell>
          <table:table-cell/>
          <table:table-cell office:value-type="float" office:value="29.5671" calcext:value-type="float">
            <text:p>29.5671</text:p>
          </table:table-cell>
          <table:table-cell office:value-type="float" office:value="1.964" calcext:value-type="float">
            <text:p>1.964</text:p>
          </table:table-cell>
          <table:table-cell/>
          <table:table-cell office:value-type="float" office:value="31.164" calcext:value-type="float">
            <text:p>31.164</text:p>
          </table:table-cell>
          <table:table-cell office:value-type="float" office:value="1.284" calcext:value-type="float">
            <text:p>1.284</text:p>
          </table:table-cell>
          <table:table-cell/>
          <table:table-cell office:value-type="float" office:value="31.164" calcext:value-type="float">
            <text:p>31.164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0.673689" calcext:value-type="float">
            <text:p>0.673689</text:p>
          </table:table-cell>
          <table:table-cell/>
          <table:table-cell office:value-type="float" office:value="28.5404" calcext:value-type="float">
            <text:p>28.5404</text:p>
          </table:table-cell>
          <table:table-cell office:value-type="float" office:value="2.287" calcext:value-type="float">
            <text:p>2.287</text:p>
          </table:table-cell>
          <table:table-cell/>
          <table:table-cell office:value-type="float" office:value="29.4098" calcext:value-type="float">
            <text:p>29.4098</text:p>
          </table:table-cell>
          <table:table-cell office:value-type="float" office:value="1.775" calcext:value-type="float">
            <text:p>1.775</text:p>
          </table:table-cell>
          <table:table-cell/>
          <table:table-cell office:value-type="float" office:value="29.5551" calcext:value-type="float">
            <text:p>29.5551</text:p>
          </table:table-cell>
          <table:table-cell office:value-type="float" office:value="1.773" calcext:value-type="float">
            <text:p>1.773</text:p>
          </table:table-cell>
          <table:table-cell/>
          <table:table-cell office:value-type="float" office:value="31.2307" calcext:value-type="float">
            <text:p>31.2307</text:p>
          </table:table-cell>
          <table:table-cell office:value-type="float" office:value="1.919" calcext:value-type="float">
            <text:p>1.919</text:p>
          </table:table-cell>
          <table:table-cell/>
          <table:table-cell office:value-type="float" office:value="31.2307" calcext:value-type="float">
            <text:p>31.2307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678555" calcext:value-type="float">
            <text:p>0.678555</text:p>
          </table:table-cell>
          <table:table-cell/>
          <table:table-cell office:value-type="float" office:value="28.2465" calcext:value-type="float">
            <text:p>28.2465</text:p>
          </table:table-cell>
          <table:table-cell office:value-type="float" office:value="2.917" calcext:value-type="float">
            <text:p>2.917</text:p>
          </table:table-cell>
          <table:table-cell/>
          <table:table-cell office:value-type="float" office:value="29.1276" calcext:value-type="float">
            <text:p>29.1276</text:p>
          </table:table-cell>
          <table:table-cell office:value-type="float" office:value="2.063" calcext:value-type="float">
            <text:p>2.063</text:p>
          </table:table-cell>
          <table:table-cell/>
          <table:table-cell office:value-type="float" office:value="29.2683" calcext:value-type="float">
            <text:p>29.2683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31.0131" calcext:value-type="float">
            <text:p>31.0131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31.0131" calcext:value-type="float">
            <text:p>31.0131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0.680839" calcext:value-type="float">
            <text:p>0.680839</text:p>
          </table:table-cell>
          <table:table-cell/>
          <table:table-cell office:value-type="float" office:value="28.5033" calcext:value-type="float">
            <text:p>28.5033</text:p>
          </table:table-cell>
          <table:table-cell office:value-type="float" office:value="2.683" calcext:value-type="float">
            <text:p>2.683</text:p>
          </table:table-cell>
          <table:table-cell/>
          <table:table-cell office:value-type="float" office:value="29.251" calcext:value-type="float">
            <text:p>29.251</text:p>
          </table:table-cell>
          <table:table-cell office:value-type="float" office:value="2.011" calcext:value-type="float">
            <text:p>2.011</text:p>
          </table:table-cell>
          <table:table-cell/>
          <table:table-cell office:value-type="float" office:value="29.4161" calcext:value-type="float">
            <text:p>29.4161</text:p>
          </table:table-cell>
          <table:table-cell office:value-type="float" office:value="1.282" calcext:value-type="float">
            <text:p>1.282</text:p>
          </table:table-cell>
          <table:table-cell/>
          <table:table-cell office:value-type="float" office:value="31.2104" calcext:value-type="float">
            <text:p>31.2104</text:p>
          </table:table-cell>
          <table:table-cell office:value-type="float" office:value="1.481" calcext:value-type="float">
            <text:p>1.481</text:p>
          </table:table-cell>
          <table:table-cell/>
          <table:table-cell office:value-type="float" office:value="31.2104" calcext:value-type="float">
            <text:p>31.2104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682568" calcext:value-type="float">
            <text:p>0.682568</text:p>
          </table:table-cell>
          <table:table-cell/>
          <table:table-cell office:value-type="float" office:value="28.4014" calcext:value-type="float">
            <text:p>28.401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29.1815" calcext:value-type="float">
            <text:p>29.1815</text:p>
          </table:table-cell>
          <table:table-cell office:value-type="float" office:value="2.518" calcext:value-type="float">
            <text:p>2.518</text:p>
          </table:table-cell>
          <table:table-cell/>
          <table:table-cell office:value-type="float" office:value="29.3263" calcext:value-type="float">
            <text:p>29.3263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31.1611" calcext:value-type="float">
            <text:p>31.1611</text:p>
          </table:table-cell>
          <table:table-cell office:value-type="float" office:value="1.438" calcext:value-type="float">
            <text:p>1.438</text:p>
          </table:table-cell>
          <table:table-cell/>
          <table:table-cell office:value-type="float" office:value="31.1611" calcext:value-type="float">
            <text:p>31.1611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float" office:value="0.683177" calcext:value-type="float">
            <text:p>0.683177</text:p>
          </table:table-cell>
          <table:table-cell/>
          <table:table-cell office:value-type="float" office:value="28.2405" calcext:value-type="float">
            <text:p>28.2405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29.2936" calcext:value-type="float">
            <text:p>29.2936</text:p>
          </table:table-cell>
          <table:table-cell office:value-type="float" office:value="2.152" calcext:value-type="float">
            <text:p>2.152</text:p>
          </table:table-cell>
          <table:table-cell/>
          <table:table-cell office:value-type="float" office:value="29.4141" calcext:value-type="float">
            <text:p>29.4141</text:p>
          </table:table-cell>
          <table:table-cell office:value-type="float" office:value="1.571" calcext:value-type="float">
            <text:p>1.571</text:p>
          </table:table-cell>
          <table:table-cell/>
          <table:table-cell office:value-type="float" office:value="31.275" calcext:value-type="float">
            <text:p>31.275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31.275" calcext:value-type="float">
            <text:p>31.275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float" office:value="0.685594" calcext:value-type="float">
            <text:p>0.685594</text:p>
          </table:table-cell>
          <table:table-cell/>
          <table:table-cell office:value-type="float" office:value="28.5771" calcext:value-type="float">
            <text:p>28.5771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29.0716" calcext:value-type="float">
            <text:p>29.0716</text:p>
          </table:table-cell>
          <table:table-cell office:value-type="float" office:value="2.213" calcext:value-type="float">
            <text:p>2.213</text:p>
          </table:table-cell>
          <table:table-cell/>
          <table:table-cell office:value-type="float" office:value="29.2625" calcext:value-type="float">
            <text:p>29.2625</text:p>
          </table:table-cell>
          <table:table-cell office:value-type="float" office:value="1.453" calcext:value-type="float">
            <text:p>1.453</text:p>
          </table:table-cell>
          <table:table-cell/>
          <table:table-cell office:value-type="float" office:value="31.1553" calcext:value-type="float">
            <text:p>31.1553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float" office:value="31.1553" calcext:value-type="float">
            <text:p>31.1553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float" office:value="0.686631" calcext:value-type="float">
            <text:p>0.686631</text:p>
          </table:table-cell>
          <table:table-cell/>
          <table:table-cell office:value-type="float" office:value="28.4422" calcext:value-type="float">
            <text:p>28.442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29.1923" calcext:value-type="float">
            <text:p>29.1923</text:p>
          </table:table-cell>
          <table:table-cell office:value-type="float" office:value="2.143" calcext:value-type="float">
            <text:p>2.143</text:p>
          </table:table-cell>
          <table:table-cell/>
          <table:table-cell office:value-type="float" office:value="29.3119" calcext:value-type="float">
            <text:p>29.3119</text:p>
          </table:table-cell>
          <table:table-cell office:value-type="float" office:value="1.835" calcext:value-type="float">
            <text:p>1.835</text:p>
          </table:table-cell>
          <table:table-cell/>
          <table:table-cell office:value-type="float" office:value="31.2284" calcext:value-type="float">
            <text:p>31.2284</text:p>
          </table:table-cell>
          <table:table-cell office:value-type="float" office:value="1.733" calcext:value-type="float">
            <text:p>1.733</text:p>
          </table:table-cell>
          <table:table-cell/>
          <table:table-cell office:value-type="float" office:value="31.2284" calcext:value-type="float">
            <text:p>31.2284</text:p>
          </table:table-cell>
          <table:table-cell office:value-type="float" office:value="1.324" calcext:value-type="float">
            <text:p>1.324</text:p>
          </table:table-cell>
        </table:table-row>
        <table:table-row table:style-name="ro1">
          <table:table-cell office:value-type="float" office:value="0.688903" calcext:value-type="float">
            <text:p>0.688903</text:p>
          </table:table-cell>
          <table:table-cell/>
          <table:table-cell office:value-type="float" office:value="28.5349" calcext:value-type="float">
            <text:p>28.5349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29.1079" calcext:value-type="float">
            <text:p>29.1079</text:p>
          </table:table-cell>
          <table:table-cell office:value-type="float" office:value="2.147" calcext:value-type="float">
            <text:p>2.147</text:p>
          </table:table-cell>
          <table:table-cell/>
          <table:table-cell office:value-type="float" office:value="29.226" calcext:value-type="float">
            <text:p>29.226</text:p>
          </table:table-cell>
          <table:table-cell office:value-type="float" office:value="1.355" calcext:value-type="float">
            <text:p>1.355</text:p>
          </table:table-cell>
          <table:table-cell/>
          <table:table-cell office:value-type="float" office:value="31.1828" calcext:value-type="float">
            <text:p>31.1828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float" office:value="31.1828" calcext:value-type="float">
            <text:p>31.182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0.689729" calcext:value-type="float">
            <text:p>0.689729</text:p>
          </table:table-cell>
          <table:table-cell/>
          <table:table-cell office:value-type="float" office:value="28.9327" calcext:value-type="float">
            <text:p>28.9327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29.0154" calcext:value-type="float">
            <text:p>29.0154</text:p>
          </table:table-cell>
          <table:table-cell office:value-type="float" office:value="2.479" calcext:value-type="float">
            <text:p>2.479</text:p>
          </table:table-cell>
          <table:table-cell/>
          <table:table-cell office:value-type="float" office:value="29.1101" calcext:value-type="float">
            <text:p>29.1101</text:p>
          </table:table-cell>
          <table:table-cell office:value-type="float" office:value="1.869" calcext:value-type="float">
            <text:p>1.869</text:p>
          </table:table-cell>
          <table:table-cell/>
          <table:table-cell office:value-type="float" office:value="31.0628" calcext:value-type="float">
            <text:p>31.0628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31.0628" calcext:value-type="float">
            <text:p>31.0628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office:value-type="float" office:value="0.692756" calcext:value-type="float">
            <text:p>0.692756</text:p>
          </table:table-cell>
          <table:table-cell/>
          <table:table-cell office:value-type="float" office:value="28.6077" calcext:value-type="float">
            <text:p>28.6077</text:p>
          </table:table-cell>
          <table:table-cell office:value-type="float" office:value="2.559" calcext:value-type="float">
            <text:p>2.559</text:p>
          </table:table-cell>
          <table:table-cell/>
          <table:table-cell office:value-type="float" office:value="28.8941" calcext:value-type="float">
            <text:p>28.8941</text:p>
          </table:table-cell>
          <table:table-cell office:value-type="float" office:value="2.206" calcext:value-type="float">
            <text:p>2.206</text:p>
          </table:table-cell>
          <table:table-cell/>
          <table:table-cell office:value-type="float" office:value="29.0381" calcext:value-type="float">
            <text:p>29.0381</text:p>
          </table:table-cell>
          <table:table-cell office:value-type="float" office:value="1.403" calcext:value-type="float">
            <text:p>1.403</text:p>
          </table:table-cell>
          <table:table-cell/>
          <table:table-cell office:value-type="float" office:value="31.0566" calcext:value-type="float">
            <text:p>31.0566</text:p>
          </table:table-cell>
          <table:table-cell office:value-type="float" office:value="1.621" calcext:value-type="float">
            <text:p>1.621</text:p>
          </table:table-cell>
          <table:table-cell/>
          <table:table-cell office:value-type="float" office:value="31.0566" calcext:value-type="float">
            <text:p>31.0566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0.693813" calcext:value-type="float">
            <text:p>0.693813</text:p>
          </table:table-cell>
          <table:table-cell/>
          <table:table-cell office:value-type="float" office:value="28.4601" calcext:value-type="float">
            <text:p>28.4601</text:p>
          </table:table-cell>
          <table:table-cell office:value-type="float" office:value="1.895" calcext:value-type="float">
            <text:p>1.895</text:p>
          </table:table-cell>
          <table:table-cell/>
          <table:table-cell office:value-type="float" office:value="28.7402" calcext:value-type="float">
            <text:p>28.7402</text:p>
          </table:table-cell>
          <table:table-cell office:value-type="float" office:value="2.466" calcext:value-type="float">
            <text:p>2.466</text:p>
          </table:table-cell>
          <table:table-cell/>
          <table:table-cell office:value-type="float" office:value="28.9502" calcext:value-type="float">
            <text:p>28.9502</text:p>
          </table:table-cell>
          <table:table-cell office:value-type="float" office:value="1.848" calcext:value-type="float">
            <text:p>1.848</text:p>
          </table:table-cell>
          <table:table-cell/>
          <table:table-cell office:value-type="float" office:value="30.9841" calcext:value-type="float">
            <text:p>30.9841</text:p>
          </table:table-cell>
          <table:table-cell office:value-type="float" office:value="1.417" calcext:value-type="float">
            <text:p>1.417</text:p>
          </table:table-cell>
          <table:table-cell/>
          <table:table-cell office:value-type="float" office:value="30.9841" calcext:value-type="float">
            <text:p>30.984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697048" calcext:value-type="float">
            <text:p>0.697048</text:p>
          </table:table-cell>
          <table:table-cell/>
          <table:table-cell office:value-type="float" office:value="28.4162" calcext:value-type="float">
            <text:p>28.4162</text:p>
          </table:table-cell>
          <table:table-cell office:value-type="float" office:value="2.602" calcext:value-type="float">
            <text:p>2.602</text:p>
          </table:table-cell>
          <table:table-cell/>
          <table:table-cell office:value-type="float" office:value="28.8145" calcext:value-type="float">
            <text:p>28.8145</text:p>
          </table:table-cell>
          <table:table-cell office:value-type="float" office:value="2.445" calcext:value-type="float">
            <text:p>2.445</text:p>
          </table:table-cell>
          <table:table-cell/>
          <table:table-cell office:value-type="float" office:value="29.0574" calcext:value-type="float">
            <text:p>29.0574</text:p>
          </table:table-cell>
          <table:table-cell office:value-type="float" office:value="1.637" calcext:value-type="float">
            <text:p>1.637</text:p>
          </table:table-cell>
          <table:table-cell/>
          <table:table-cell office:value-type="float" office:value="31.1713" calcext:value-type="float">
            <text:p>31.1713</text:p>
          </table:table-cell>
          <table:table-cell office:value-type="float" office:value="1.811" calcext:value-type="float">
            <text:p>1.811</text:p>
          </table:table-cell>
          <table:table-cell/>
          <table:table-cell office:value-type="float" office:value="31.1713" calcext:value-type="float">
            <text:p>31.1713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float" office:value="0.699261" calcext:value-type="float">
            <text:p>0.699261</text:p>
          </table:table-cell>
          <table:table-cell/>
          <table:table-cell office:value-type="float" office:value="28.1394" calcext:value-type="float">
            <text:p>28.1394</text:p>
          </table:table-cell>
          <table:table-cell office:value-type="float" office:value="2.518" calcext:value-type="float">
            <text:p>2.518</text:p>
          </table:table-cell>
          <table:table-cell/>
          <table:table-cell office:value-type="float" office:value="28.5918" calcext:value-type="float">
            <text:p>28.5918</text:p>
          </table:table-cell>
          <table:table-cell office:value-type="float" office:value="2.287" calcext:value-type="float">
            <text:p>2.287</text:p>
          </table:table-cell>
          <table:table-cell/>
          <table:table-cell office:value-type="float" office:value="28.7826" calcext:value-type="float">
            <text:p>28.7826</text:p>
          </table:table-cell>
          <table:table-cell office:value-type="float" office:value="1.408" calcext:value-type="float">
            <text:p>1.408</text:p>
          </table:table-cell>
          <table:table-cell/>
          <table:table-cell office:value-type="float" office:value="30.9178" calcext:value-type="float">
            <text:p>30.9178</text:p>
          </table:table-cell>
          <table:table-cell office:value-type="float" office:value="1.525" calcext:value-type="float">
            <text:p>1.525</text:p>
          </table:table-cell>
          <table:table-cell/>
          <table:table-cell office:value-type="float" office:value="30.9178" calcext:value-type="float">
            <text:p>30.9178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703376" calcext:value-type="float">
            <text:p>0.703376</text:p>
          </table:table-cell>
          <table:table-cell/>
          <table:table-cell office:value-type="float" office:value="28.2777" calcext:value-type="float">
            <text:p>28.2777</text:p>
          </table:table-cell>
          <table:table-cell office:value-type="float" office:value="2.139" calcext:value-type="float">
            <text:p>2.139</text:p>
          </table:table-cell>
          <table:table-cell/>
          <table:table-cell office:value-type="float" office:value="28.5362" calcext:value-type="float">
            <text:p>28.5362</text:p>
          </table:table-cell>
          <table:table-cell office:value-type="float" office:value="2.338" calcext:value-type="float">
            <text:p>2.338</text:p>
          </table:table-cell>
          <table:table-cell/>
          <table:table-cell office:value-type="float" office:value="28.9011" calcext:value-type="float">
            <text:p>28.9011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31.1352" calcext:value-type="float">
            <text:p>31.1352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31.1352" calcext:value-type="float">
            <text:p>31.1352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float" office:value="0.705564" calcext:value-type="float">
            <text:p>0.705564</text:p>
          </table:table-cell>
          <table:table-cell/>
          <table:table-cell office:value-type="float" office:value="28.5599" calcext:value-type="float">
            <text:p>28.5599</text:p>
          </table:table-cell>
          <table:table-cell office:value-type="float" office:value="2.325" calcext:value-type="float">
            <text:p>2.325</text:p>
          </table:table-cell>
          <table:table-cell/>
          <table:table-cell office:value-type="float" office:value="28.52" calcext:value-type="float">
            <text:p>28.52</text:p>
          </table:table-cell>
          <table:table-cell office:value-type="float" office:value="2.285" calcext:value-type="float">
            <text:p>2.285</text:p>
          </table:table-cell>
          <table:table-cell/>
          <table:table-cell office:value-type="float" office:value="28.7855" calcext:value-type="float">
            <text:p>28.7855</text:p>
          </table:table-cell>
          <table:table-cell office:value-type="float" office:value="1.577" calcext:value-type="float">
            <text:p>1.577</text:p>
          </table:table-cell>
          <table:table-cell/>
          <table:table-cell office:value-type="float" office:value="31.0494" calcext:value-type="float">
            <text:p>31.0494</text:p>
          </table:table-cell>
          <table:table-cell office:value-type="float" office:value="2.027" calcext:value-type="float">
            <text:p>2.027</text:p>
          </table:table-cell>
          <table:table-cell/>
          <table:table-cell office:value-type="float" office:value="31.0494" calcext:value-type="float">
            <text:p>31.049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709668" calcext:value-type="float">
            <text:p>0.709668</text:p>
          </table:table-cell>
          <table:table-cell/>
          <table:table-cell office:value-type="float" office:value="28.4" calcext:value-type="float">
            <text:p>28.4</text:p>
          </table:table-cell>
          <table:table-cell office:value-type="float" office:value="2.516" calcext:value-type="float">
            <text:p>2.516</text:p>
          </table:table-cell>
          <table:table-cell/>
          <table:table-cell office:value-type="float" office:value="28.5104" calcext:value-type="float">
            <text:p>28.5104</text:p>
          </table:table-cell>
          <table:table-cell office:value-type="float" office:value="2.146" calcext:value-type="float">
            <text:p>2.146</text:p>
          </table:table-cell>
          <table:table-cell/>
          <table:table-cell office:value-type="float" office:value="28.7648" calcext:value-type="float">
            <text:p>28.764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float" office:value="31.0264" calcext:value-type="float">
            <text:p>31.0264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31.0264" calcext:value-type="float">
            <text:p>31.026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13056" calcext:value-type="float">
            <text:p>0.713056</text:p>
          </table:table-cell>
          <table:table-cell/>
          <table:table-cell office:value-type="float" office:value="28.5545" calcext:value-type="float">
            <text:p>28.5545</text:p>
          </table:table-cell>
          <table:table-cell office:value-type="float" office:value="1.851" calcext:value-type="float">
            <text:p>1.851</text:p>
          </table:table-cell>
          <table:table-cell/>
          <table:table-cell office:value-type="float" office:value="28.7667" calcext:value-type="float">
            <text:p>28.7667</text:p>
          </table:table-cell>
          <table:table-cell office:value-type="float" office:value="2.448" calcext:value-type="float">
            <text:p>2.448</text:p>
          </table:table-cell>
          <table:table-cell/>
          <table:table-cell office:value-type="float" office:value="28.8691" calcext:value-type="float">
            <text:p>28.8691</text:p>
          </table:table-cell>
          <table:table-cell office:value-type="float" office:value="1.828" calcext:value-type="float">
            <text:p>1.828</text:p>
          </table:table-cell>
          <table:table-cell/>
          <table:table-cell office:value-type="float" office:value="31.0306" calcext:value-type="float">
            <text:p>31.0306</text:p>
          </table:table-cell>
          <table:table-cell office:value-type="float" office:value="1.414" calcext:value-type="float">
            <text:p>1.414</text:p>
          </table:table-cell>
          <table:table-cell/>
          <table:table-cell office:value-type="float" office:value="31.0306" calcext:value-type="float">
            <text:p>31.0306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0.715645" calcext:value-type="float">
            <text:p>0.715645</text:p>
          </table:table-cell>
          <table:table-cell/>
          <table:table-cell office:value-type="float" office:value="28.3471" calcext:value-type="float">
            <text:p>28.3471</text:p>
          </table:table-cell>
          <table:table-cell office:value-type="float" office:value="2.637" calcext:value-type="float">
            <text:p>2.637</text:p>
          </table:table-cell>
          <table:table-cell/>
          <table:table-cell office:value-type="float" office:value="28.6175" calcext:value-type="float">
            <text:p>28.6175</text:p>
          </table:table-cell>
          <table:table-cell office:value-type="float" office:value="2.301" calcext:value-type="float">
            <text:p>2.301</text:p>
          </table:table-cell>
          <table:table-cell/>
          <table:table-cell office:value-type="float" office:value="28.77" calcext:value-type="float">
            <text:p>28.77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float" office:value="30.8352" calcext:value-type="float">
            <text:p>30.8352</text:p>
          </table:table-cell>
          <table:table-cell office:value-type="float" office:value="1.637" calcext:value-type="float">
            <text:p>1.637</text:p>
          </table:table-cell>
          <table:table-cell/>
          <table:table-cell office:value-type="float" office:value="30.8352" calcext:value-type="float">
            <text:p>30.8352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0.717608" calcext:value-type="float">
            <text:p>0.717608</text:p>
          </table:table-cell>
          <table:table-cell/>
          <table:table-cell office:value-type="float" office:value="28.4284" calcext:value-type="float">
            <text:p>28.4284</text:p>
          </table:table-cell>
          <table:table-cell office:value-type="float" office:value="1.849" calcext:value-type="float">
            <text:p>1.849</text:p>
          </table:table-cell>
          <table:table-cell/>
          <table:table-cell office:value-type="float" office:value="28.7203" calcext:value-type="float">
            <text:p>28.7203</text:p>
          </table:table-cell>
          <table:table-cell office:value-type="float" office:value="2.272" calcext:value-type="float">
            <text:p>2.272</text:p>
          </table:table-cell>
          <table:table-cell/>
          <table:table-cell office:value-type="float" office:value="28.9239" calcext:value-type="float">
            <text:p>28.9239</text:p>
          </table:table-cell>
          <table:table-cell office:value-type="float" office:value="1.829" calcext:value-type="float">
            <text:p>1.829</text:p>
          </table:table-cell>
          <table:table-cell/>
          <table:table-cell office:value-type="float" office:value="30.9378" calcext:value-type="float">
            <text:p>30.9378</text:p>
          </table:table-cell>
          <table:table-cell office:value-type="float" office:value="1.312" calcext:value-type="float">
            <text:p>1.312</text:p>
          </table:table-cell>
          <table:table-cell/>
          <table:table-cell office:value-type="float" office:value="30.9378" calcext:value-type="float">
            <text:p>30.9378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0.720241" calcext:value-type="float">
            <text:p>0.720241</text:p>
          </table:table-cell>
          <table:table-cell/>
          <table:table-cell office:value-type="float" office:value="28.3466" calcext:value-type="float">
            <text:p>28.3466</text:p>
          </table:table-cell>
          <table:table-cell office:value-type="float" office:value="2.491" calcext:value-type="float">
            <text:p>2.491</text:p>
          </table:table-cell>
          <table:table-cell/>
          <table:table-cell office:value-type="float" office:value="28.7859" calcext:value-type="float">
            <text:p>28.7859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28.9414" calcext:value-type="float">
            <text:p>28.9414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float" office:value="30.8746" calcext:value-type="float">
            <text:p>30.8746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30.8746" calcext:value-type="float">
            <text:p>30.8746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0.720985" calcext:value-type="float">
            <text:p>0.720985</text:p>
          </table:table-cell>
          <table:table-cell/>
          <table:table-cell office:value-type="float" office:value="28.2938" calcext:value-type="float">
            <text:p>28.2938</text:p>
          </table:table-cell>
          <table:table-cell office:value-type="float" office:value="2.476" calcext:value-type="float">
            <text:p>2.476</text:p>
          </table:table-cell>
          <table:table-cell/>
          <table:table-cell office:value-type="float" office:value="28.8501" calcext:value-type="float">
            <text:p>28.8501</text:p>
          </table:table-cell>
          <table:table-cell office:value-type="float" office:value="2.411" calcext:value-type="float">
            <text:p>2.411</text:p>
          </table:table-cell>
          <table:table-cell/>
          <table:table-cell office:value-type="float" office:value="29.0599" calcext:value-type="float">
            <text:p>29.0599</text:p>
          </table:table-cell>
          <table:table-cell office:value-type="float" office:value="1.344" calcext:value-type="float">
            <text:p>1.344</text:p>
          </table:table-cell>
          <table:table-cell/>
          <table:table-cell office:value-type="float" office:value="30.9774" calcext:value-type="float">
            <text:p>30.9774</text:p>
          </table:table-cell>
          <table:table-cell office:value-type="float" office:value="1.529" calcext:value-type="float">
            <text:p>1.529</text:p>
          </table:table-cell>
          <table:table-cell/>
          <table:table-cell office:value-type="float" office:value="30.9774" calcext:value-type="float">
            <text:p>30.9774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0.724458" calcext:value-type="float">
            <text:p>0.724458</text:p>
          </table:table-cell>
          <table:table-cell/>
          <table:table-cell office:value-type="float" office:value="28.1784" calcext:value-type="float">
            <text:p>28.1784</text:p>
          </table:table-cell>
          <table:table-cell office:value-type="float" office:value="2.359" calcext:value-type="float">
            <text:p>2.359</text:p>
          </table:table-cell>
          <table:table-cell/>
          <table:table-cell office:value-type="float" office:value="28.7005" calcext:value-type="float">
            <text:p>28.7005</text:p>
          </table:table-cell>
          <table:table-cell office:value-type="float" office:value="2.125" calcext:value-type="float">
            <text:p>2.125</text:p>
          </table:table-cell>
          <table:table-cell/>
          <table:table-cell office:value-type="float" office:value="28.9403" calcext:value-type="float">
            <text:p>28.9403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float" office:value="30.7413" calcext:value-type="float">
            <text:p>30.741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0.7413" calcext:value-type="float">
            <text:p>30.7413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0.726035" calcext:value-type="float">
            <text:p>0.726035</text:p>
          </table:table-cell>
          <table:table-cell/>
          <table:table-cell office:value-type="float" office:value="28.2921" calcext:value-type="float">
            <text:p>28.2921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float" office:value="28.9352" calcext:value-type="float">
            <text:p>28.9352</text:p>
          </table:table-cell>
          <table:table-cell office:value-type="float" office:value="2.195" calcext:value-type="float">
            <text:p>2.195</text:p>
          </table:table-cell>
          <table:table-cell/>
          <table:table-cell office:value-type="float" office:value="29.2021" calcext:value-type="float">
            <text:p>29.2021</text:p>
          </table:table-cell>
          <table:table-cell office:value-type="float" office:value="1.523" calcext:value-type="float">
            <text:p>1.523</text:p>
          </table:table-cell>
          <table:table-cell/>
          <table:table-cell office:value-type="float" office:value="30.9765" calcext:value-type="float">
            <text:p>30.9765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0.9765" calcext:value-type="float">
            <text:p>30.9765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0.729338" calcext:value-type="float">
            <text:p>0.729338</text:p>
          </table:table-cell>
          <table:table-cell/>
          <table:table-cell office:value-type="float" office:value="28.6203" calcext:value-type="float">
            <text:p>28.6203</text:p>
          </table:table-cell>
          <table:table-cell office:value-type="float" office:value="2.539" calcext:value-type="float">
            <text:p>2.539</text:p>
          </table:table-cell>
          <table:table-cell/>
          <table:table-cell office:value-type="float" office:value="29.0208" calcext:value-type="float">
            <text:p>29.0208</text:p>
          </table:table-cell>
          <table:table-cell office:value-type="float" office:value="2.154" calcext:value-type="float">
            <text:p>2.154</text:p>
          </table:table-cell>
          <table:table-cell/>
          <table:table-cell office:value-type="float" office:value="29.186" calcext:value-type="float">
            <text:p>29.186</text:p>
          </table:table-cell>
          <table:table-cell office:value-type="float" office:value="1.684" calcext:value-type="float">
            <text:p>1.684</text:p>
          </table:table-cell>
          <table:table-cell/>
          <table:table-cell office:value-type="float" office:value="30.8556" calcext:value-type="float">
            <text:p>30.8556</text:p>
          </table:table-cell>
          <table:table-cell office:value-type="float" office:value="1.368" calcext:value-type="float">
            <text:p>1.368</text:p>
          </table:table-cell>
          <table:table-cell/>
          <table:table-cell office:value-type="float" office:value="30.8556" calcext:value-type="float">
            <text:p>30.8556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0.730459" calcext:value-type="float">
            <text:p>0.730459</text:p>
          </table:table-cell>
          <table:table-cell/>
          <table:table-cell office:value-type="float" office:value="28.7945" calcext:value-type="float">
            <text:p>28.7945</text:p>
          </table:table-cell>
          <table:table-cell office:value-type="float" office:value="2.258" calcext:value-type="float">
            <text:p>2.258</text:p>
          </table:table-cell>
          <table:table-cell/>
          <table:table-cell office:value-type="float" office:value="29.1401" calcext:value-type="float">
            <text:p>29.1401</text:p>
          </table:table-cell>
          <table:table-cell office:value-type="float" office:value="2.114" calcext:value-type="float">
            <text:p>2.114</text:p>
          </table:table-cell>
          <table:table-cell/>
          <table:table-cell office:value-type="float" office:value="29.3041" calcext:value-type="float">
            <text:p>29.304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30.9506" calcext:value-type="float">
            <text:p>30.9506</text:p>
          </table:table-cell>
          <table:table-cell office:value-type="float" office:value="1.869" calcext:value-type="float">
            <text:p>1.869</text:p>
          </table:table-cell>
          <table:table-cell/>
          <table:table-cell office:value-type="float" office:value="30.9506" calcext:value-type="float">
            <text:p>30.9506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0.734234" calcext:value-type="float">
            <text:p>0.734234</text:p>
          </table:table-cell>
          <table:table-cell/>
          <table:table-cell office:value-type="float" office:value="28.3013" calcext:value-type="float">
            <text:p>28.3013</text:p>
          </table:table-cell>
          <table:table-cell office:value-type="float" office:value="2.505" calcext:value-type="float">
            <text:p>2.505</text:p>
          </table:table-cell>
          <table:table-cell/>
          <table:table-cell office:value-type="float" office:value="29.0004" calcext:value-type="float">
            <text:p>29.0004</text:p>
          </table:table-cell>
          <table:table-cell office:value-type="float" office:value="2.064" calcext:value-type="float">
            <text:p>2.064</text:p>
          </table:table-cell>
          <table:table-cell/>
          <table:table-cell office:value-type="float" office:value="29.3588" calcext:value-type="float">
            <text:p>29.3588</text:p>
          </table:table-cell>
          <table:table-cell office:value-type="float" office:value="1.645" calcext:value-type="float">
            <text:p>1.645</text:p>
          </table:table-cell>
          <table:table-cell/>
          <table:table-cell office:value-type="float" office:value="30.9001" calcext:value-type="float">
            <text:p>30.9001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30.9001" calcext:value-type="float">
            <text:p>30.9001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0.735542" calcext:value-type="float">
            <text:p>0.735542</text:p>
          </table:table-cell>
          <table:table-cell/>
          <table:table-cell office:value-type="float" office:value="28.1217" calcext:value-type="float">
            <text:p>28.1217</text:p>
          </table:table-cell>
          <table:table-cell office:value-type="float" office:value="2.345" calcext:value-type="float">
            <text:p>2.345</text:p>
          </table:table-cell>
          <table:table-cell/>
          <table:table-cell office:value-type="float" office:value="28.8957" calcext:value-type="float">
            <text:p>28.8957</text:p>
          </table:table-cell>
          <table:table-cell office:value-type="float" office:value="2.165" calcext:value-type="float">
            <text:p>2.165</text:p>
          </table:table-cell>
          <table:table-cell/>
          <table:table-cell office:value-type="float" office:value="29.1113" calcext:value-type="float">
            <text:p>29.1113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30.6062" calcext:value-type="float">
            <text:p>30.6062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30.6062" calcext:value-type="float">
            <text:p>30.6062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0.738118" calcext:value-type="float">
            <text:p>0.738118</text:p>
          </table:table-cell>
          <table:table-cell/>
          <table:table-cell office:value-type="float" office:value="28.1705" calcext:value-type="float">
            <text:p>28.1705</text:p>
          </table:table-cell>
          <table:table-cell office:value-type="float" office:value="2.596" calcext:value-type="float">
            <text:p>2.596</text:p>
          </table:table-cell>
          <table:table-cell/>
          <table:table-cell office:value-type="float" office:value="29.1971" calcext:value-type="float">
            <text:p>29.1971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29.3352" calcext:value-type="float">
            <text:p>29.3352</text:p>
          </table:table-cell>
          <table:table-cell office:value-type="float" office:value="1.669" calcext:value-type="float">
            <text:p>1.669</text:p>
          </table:table-cell>
          <table:table-cell/>
          <table:table-cell office:value-type="float" office:value="30.7765" calcext:value-type="float">
            <text:p>30.7765</text:p>
          </table:table-cell>
          <table:table-cell office:value-type="float" office:value="1.349" calcext:value-type="float">
            <text:p>1.349</text:p>
          </table:table-cell>
          <table:table-cell/>
          <table:table-cell office:value-type="float" office:value="30.7765" calcext:value-type="float">
            <text:p>30.7765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0.738788" calcext:value-type="float">
            <text:p>0.738788</text:p>
          </table:table-cell>
          <table:table-cell/>
          <table:table-cell office:value-type="float" office:value="28.1378" calcext:value-type="float">
            <text:p>28.1378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29.1765" calcext:value-type="float">
            <text:p>29.1765</text:p>
          </table:table-cell>
          <table:table-cell office:value-type="float" office:value="2.107" calcext:value-type="float">
            <text:p>2.107</text:p>
          </table:table-cell>
          <table:table-cell/>
          <table:table-cell office:value-type="float" office:value="29.3168" calcext:value-type="float">
            <text:p>29.3168</text:p>
          </table:table-cell>
          <table:table-cell office:value-type="float" office:value="1.506" calcext:value-type="float">
            <text:p>1.506</text:p>
          </table:table-cell>
          <table:table-cell/>
          <table:table-cell office:value-type="float" office:value="30.7224" calcext:value-type="float">
            <text:p>30.7224</text:p>
          </table:table-cell>
          <table:table-cell office:value-type="float" office:value="1.912" calcext:value-type="float">
            <text:p>1.912</text:p>
          </table:table-cell>
          <table:table-cell/>
          <table:table-cell office:value-type="float" office:value="30.7224" calcext:value-type="float">
            <text:p>30.7224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float" office:value="0.740605" calcext:value-type="float">
            <text:p>0.740605</text:p>
          </table:table-cell>
          <table:table-cell/>
          <table:table-cell office:value-type="float" office:value="28.2257" calcext:value-type="float">
            <text:p>28.2257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float" office:value="29.0993" calcext:value-type="float">
            <text:p>29.0993</text:p>
          </table:table-cell>
          <table:table-cell office:value-type="float" office:value="2.244" calcext:value-type="float">
            <text:p>2.244</text:p>
          </table:table-cell>
          <table:table-cell/>
          <table:table-cell office:value-type="float" office:value="29.2961" calcext:value-type="float">
            <text:p>29.2961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30.6547" calcext:value-type="float">
            <text:p>30.6547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float" office:value="30.6547" calcext:value-type="float">
            <text:p>30.6547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0.741208" calcext:value-type="float">
            <text:p>0.741208</text:p>
          </table:table-cell>
          <table:table-cell/>
          <table:table-cell office:value-type="float" office:value="27.8822" calcext:value-type="float">
            <text:p>27.8822</text:p>
          </table:table-cell>
          <table:table-cell office:value-type="float" office:value="2.107" calcext:value-type="float">
            <text:p>2.107</text:p>
          </table:table-cell>
          <table:table-cell/>
          <table:table-cell office:value-type="float" office:value="28.8955" calcext:value-type="float">
            <text:p>28.8955</text:p>
          </table:table-cell>
          <table:table-cell office:value-type="float" office:value="2.107" calcext:value-type="float">
            <text:p>2.107</text:p>
          </table:table-cell>
          <table:table-cell/>
          <table:table-cell office:value-type="float" office:value="29.1751" calcext:value-type="float">
            <text:p>29.1751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30.5099" calcext:value-type="float">
            <text:p>30.5099</text:p>
          </table:table-cell>
          <table:table-cell office:value-type="float" office:value="1.323" calcext:value-type="float">
            <text:p>1.323</text:p>
          </table:table-cell>
          <table:table-cell/>
          <table:table-cell office:value-type="float" office:value="30.5099" calcext:value-type="float">
            <text:p>30.5099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office:value-type="float" office:value="0.745586" calcext:value-type="float">
            <text:p>0.745586</text:p>
          </table:table-cell>
          <table:table-cell/>
          <table:table-cell office:value-type="float" office:value="28.1326" calcext:value-type="float">
            <text:p>28.1326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9.2443" calcext:value-type="float">
            <text:p>29.2443</text:p>
          </table:table-cell>
          <table:table-cell office:value-type="float" office:value="2.237" calcext:value-type="float">
            <text:p>2.237</text:p>
          </table:table-cell>
          <table:table-cell/>
          <table:table-cell office:value-type="float" office:value="29.3854" calcext:value-type="float">
            <text:p>29.3854</text:p>
          </table:table-cell>
          <table:table-cell office:value-type="float" office:value="1.327" calcext:value-type="float">
            <text:p>1.327</text:p>
          </table:table-cell>
          <table:table-cell/>
          <table:table-cell office:value-type="float" office:value="30.6164" calcext:value-type="float">
            <text:p>30.6164</text:p>
          </table:table-cell>
          <table:table-cell office:value-type="float" office:value="1.664" calcext:value-type="float">
            <text:p>1.664</text:p>
          </table:table-cell>
          <table:table-cell/>
          <table:table-cell office:value-type="float" office:value="30.6164" calcext:value-type="float">
            <text:p>30.6164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0.747606" calcext:value-type="float">
            <text:p>0.747606</text:p>
          </table:table-cell>
          <table:table-cell/>
          <table:table-cell office:value-type="float" office:value="28.3865" calcext:value-type="float">
            <text:p>28.3865</text:p>
          </table:table-cell>
          <table:table-cell office:value-type="float" office:value="2.153" calcext:value-type="float">
            <text:p>2.153</text:p>
          </table:table-cell>
          <table:table-cell/>
          <table:table-cell office:value-type="float" office:value="29.2957" calcext:value-type="float">
            <text:p>29.2957</text:p>
          </table:table-cell>
          <table:table-cell office:value-type="float" office:value="2.183" calcext:value-type="float">
            <text:p>2.183</text:p>
          </table:table-cell>
          <table:table-cell/>
          <table:table-cell office:value-type="float" office:value="29.3254" calcext:value-type="float">
            <text:p>29.3254</text:p>
          </table:table-cell>
          <table:table-cell office:value-type="float" office:value="1.987" calcext:value-type="float">
            <text:p>1.987</text:p>
          </table:table-cell>
          <table:table-cell/>
          <table:table-cell office:value-type="float" office:value="30.5161" calcext:value-type="float">
            <text:p>30.5161</text:p>
          </table:table-cell>
          <table:table-cell office:value-type="float" office:value="1.406" calcext:value-type="float">
            <text:p>1.406</text:p>
          </table:table-cell>
          <table:table-cell/>
          <table:table-cell office:value-type="float" office:value="30.5161" calcext:value-type="float">
            <text:p>30.5161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float" office:value="0.748834" calcext:value-type="float">
            <text:p>0.748834</text:p>
          </table:table-cell>
          <table:table-cell/>
          <table:table-cell office:value-type="float" office:value="27.6051" calcext:value-type="float">
            <text:p>27.6051</text:p>
          </table:table-cell>
          <table:table-cell office:value-type="float" office:value="2.678" calcext:value-type="float">
            <text:p>2.678</text:p>
          </table:table-cell>
          <table:table-cell/>
          <table:table-cell office:value-type="float" office:value="28.8136" calcext:value-type="float">
            <text:p>28.813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9.1808" calcext:value-type="float">
            <text:p>29.1808</text:p>
          </table:table-cell>
          <table:table-cell office:value-type="float" office:value="1.338" calcext:value-type="float">
            <text:p>1.338</text:p>
          </table:table-cell>
          <table:table-cell/>
          <table:table-cell office:value-type="float" office:value="30.3138" calcext:value-type="float">
            <text:p>30.3138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float" office:value="30.3138" calcext:value-type="float">
            <text:p>30.3138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0.751068" calcext:value-type="float">
            <text:p>0.751068</text:p>
          </table:table-cell>
          <table:table-cell/>
          <table:table-cell office:value-type="float" office:value="27.7598" calcext:value-type="float">
            <text:p>27.7598</text:p>
          </table:table-cell>
          <table:table-cell office:value-type="float" office:value="1.836" calcext:value-type="float">
            <text:p>1.836</text:p>
          </table:table-cell>
          <table:table-cell/>
          <table:table-cell office:value-type="float" office:value="29.2555" calcext:value-type="float">
            <text:p>29.2555</text:p>
          </table:table-cell>
          <table:table-cell office:value-type="float" office:value="2.393" calcext:value-type="float">
            <text:p>2.393</text:p>
          </table:table-cell>
          <table:table-cell/>
          <table:table-cell office:value-type="float" office:value="29.4856" calcext:value-type="float">
            <text:p>29.4856</text:p>
          </table:table-cell>
          <table:table-cell office:value-type="float" office:value="1.837" calcext:value-type="float">
            <text:p>1.837</text:p>
          </table:table-cell>
          <table:table-cell/>
          <table:table-cell office:value-type="float" office:value="30.5842" calcext:value-type="float">
            <text:p>30.5842</text:p>
          </table:table-cell>
          <table:table-cell office:value-type="float" office:value="1.469" calcext:value-type="float">
            <text:p>1.469</text:p>
          </table:table-cell>
          <table:table-cell/>
          <table:table-cell office:value-type="float" office:value="30.5842" calcext:value-type="float">
            <text:p>30.5842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float" office:value="0.752484" calcext:value-type="float">
            <text:p>0.752484</text:p>
          </table:table-cell>
          <table:table-cell/>
          <table:table-cell office:value-type="float" office:value="28.1482" calcext:value-type="float">
            <text:p>28.1482</text:p>
          </table:table-cell>
          <table:table-cell office:value-type="float" office:value="2.243" calcext:value-type="float">
            <text:p>2.243</text:p>
          </table:table-cell>
          <table:table-cell/>
          <table:table-cell office:value-type="float" office:value="28.9241" calcext:value-type="float">
            <text:p>28.9241</text:p>
          </table:table-cell>
          <table:table-cell office:value-type="float" office:value="2.662" calcext:value-type="float">
            <text:p>2.662</text:p>
          </table:table-cell>
          <table:table-cell/>
          <table:table-cell office:value-type="float" office:value="29.119" calcext:value-type="float">
            <text:p>29.1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30.1865" calcext:value-type="float">
            <text:p>30.1865</text:p>
          </table:table-cell>
          <table:table-cell office:value-type="float" office:value="1.424" calcext:value-type="float">
            <text:p>1.424</text:p>
          </table:table-cell>
          <table:table-cell/>
          <table:table-cell office:value-type="float" office:value="30.1865" calcext:value-type="float">
            <text:p>30.1865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0.751806" calcext:value-type="float">
            <text:p>0.751806</text:p>
          </table:table-cell>
          <table:table-cell/>
          <table:table-cell office:value-type="float" office:value="27.7832" calcext:value-type="float">
            <text:p>27.7832</text:p>
          </table:table-cell>
          <table:table-cell office:value-type="float" office:value="2.481" calcext:value-type="float">
            <text:p>2.481</text:p>
          </table:table-cell>
          <table:table-cell/>
          <table:table-cell office:value-type="float" office:value="28.845" calcext:value-type="float">
            <text:p>28.845</text:p>
          </table:table-cell>
          <table:table-cell office:value-type="float" office:value="1.863" calcext:value-type="float">
            <text:p>1.863</text:p>
          </table:table-cell>
          <table:table-cell/>
          <table:table-cell office:value-type="float" office:value="29.1368" calcext:value-type="float">
            <text:p>29.1368</text:p>
          </table:table-cell>
          <table:table-cell office:value-type="float" office:value="1.714" calcext:value-type="float">
            <text:p>1.714</text:p>
          </table:table-cell>
          <table:table-cell/>
          <table:table-cell office:value-type="float" office:value="30.2182" calcext:value-type="float">
            <text:p>30.2182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30.2182" calcext:value-type="float">
            <text:p>30.2182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float" office:value="0.753972" calcext:value-type="float">
            <text:p>0.753972</text:p>
          </table:table-cell>
          <table:table-cell/>
          <table:table-cell office:value-type="float" office:value="27.7618" calcext:value-type="float">
            <text:p>27.7618</text:p>
          </table:table-cell>
          <table:table-cell office:value-type="float" office:value="2.295" calcext:value-type="float">
            <text:p>2.295</text:p>
          </table:table-cell>
          <table:table-cell/>
          <table:table-cell office:value-type="float" office:value="29.0961" calcext:value-type="float">
            <text:p>29.0961</text:p>
          </table:table-cell>
          <table:table-cell office:value-type="float" office:value="2.329" calcext:value-type="float">
            <text:p>2.329</text:p>
          </table:table-cell>
          <table:table-cell/>
          <table:table-cell office:value-type="float" office:value="29.2779" calcext:value-type="float">
            <text:p>29.2779</text:p>
          </table:table-cell>
          <table:table-cell office:value-type="float" office:value="1.626" calcext:value-type="float">
            <text:p>1.626</text:p>
          </table:table-cell>
          <table:table-cell/>
          <table:table-cell office:value-type="float" office:value="30.3078" calcext:value-type="float">
            <text:p>30.3078</text:p>
          </table:table-cell>
          <table:table-cell office:value-type="float" office:value="1.323" calcext:value-type="float">
            <text:p>1.323</text:p>
          </table:table-cell>
          <table:table-cell/>
          <table:table-cell office:value-type="float" office:value="30.3078" calcext:value-type="float">
            <text:p>30.3078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0.754162" calcext:value-type="float">
            <text:p>0.754162</text:p>
          </table:table-cell>
          <table:table-cell/>
          <table:table-cell office:value-type="float" office:value="27.7408" calcext:value-type="float">
            <text:p>27.7408</text:p>
          </table:table-cell>
          <table:table-cell office:value-type="float" office:value="2.369" calcext:value-type="float">
            <text:p>2.369</text:p>
          </table:table-cell>
          <table:table-cell/>
          <table:table-cell office:value-type="float" office:value="28.9655" calcext:value-type="float">
            <text:p>28.9655</text:p>
          </table:table-cell>
          <table:table-cell office:value-type="float" office:value="2.057" calcext:value-type="float">
            <text:p>2.057</text:p>
          </table:table-cell>
          <table:table-cell/>
          <table:table-cell office:value-type="float" office:value="29.1932" calcext:value-type="float">
            <text:p>29.1932</text:p>
          </table:table-cell>
          <table:table-cell office:value-type="float" office:value="1.524" calcext:value-type="float">
            <text:p>1.524</text:p>
          </table:table-cell>
          <table:table-cell/>
          <table:table-cell office:value-type="float" office:value="30.2197" calcext:value-type="float">
            <text:p>30.2197</text:p>
          </table:table-cell>
          <table:table-cell office:value-type="float" office:value="1.558" calcext:value-type="float">
            <text:p>1.558</text:p>
          </table:table-cell>
          <table:table-cell/>
          <table:table-cell office:value-type="float" office:value="30.2197" calcext:value-type="float">
            <text:p>30.2197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0.757716" calcext:value-type="float">
            <text:p>0.757716</text:p>
          </table:table-cell>
          <table:table-cell/>
          <table:table-cell office:value-type="float" office:value="27.48" calcext:value-type="float">
            <text:p>27.48</text:p>
          </table:table-cell>
          <table:table-cell office:value-type="float" office:value="2.661" calcext:value-type="float">
            <text:p>2.661</text:p>
          </table:table-cell>
          <table:table-cell/>
          <table:table-cell office:value-type="float" office:value="28.7846" calcext:value-type="float">
            <text:p>28.7846</text:p>
          </table:table-cell>
          <table:table-cell office:value-type="float" office:value="2.126" calcext:value-type="float">
            <text:p>2.126</text:p>
          </table:table-cell>
          <table:table-cell/>
          <table:table-cell office:value-type="float" office:value="29.054" calcext:value-type="float">
            <text:p>29.054</text:p>
          </table:table-cell>
          <table:table-cell office:value-type="float" office:value="1.713" calcext:value-type="float">
            <text:p>1.713</text:p>
          </table:table-cell>
          <table:table-cell/>
          <table:table-cell office:value-type="float" office:value="29.9922" calcext:value-type="float">
            <text:p>29.9922</text:p>
          </table:table-cell>
          <table:table-cell office:value-type="float" office:value="1.639" calcext:value-type="float">
            <text:p>1.639</text:p>
          </table:table-cell>
          <table:table-cell/>
          <table:table-cell office:value-type="float" office:value="29.9922" calcext:value-type="float">
            <text:p>29.992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0.758899" calcext:value-type="float">
            <text:p>0.758899</text:p>
          </table:table-cell>
          <table:table-cell/>
          <table:table-cell office:value-type="float" office:value="27.3175" calcext:value-type="float">
            <text:p>27.3175</text:p>
          </table:table-cell>
          <table:table-cell office:value-type="float" office:value="1.736" calcext:value-type="float">
            <text:p>1.736</text:p>
          </table:table-cell>
          <table:table-cell/>
          <table:table-cell office:value-type="float" office:value="28.7004" calcext:value-type="float">
            <text:p>28.7004</text:p>
          </table:table-cell>
          <table:table-cell office:value-type="float" office:value="2.286" calcext:value-type="float">
            <text:p>2.286</text:p>
          </table:table-cell>
          <table:table-cell/>
          <table:table-cell office:value-type="float" office:value="28.8235" calcext:value-type="float">
            <text:p>28.8235</text:p>
          </table:table-cell>
          <table:table-cell office:value-type="float" office:value="1.445" calcext:value-type="float">
            <text:p>1.445</text:p>
          </table:table-cell>
          <table:table-cell/>
          <table:table-cell office:value-type="float" office:value="29.7344" calcext:value-type="float">
            <text:p>29.7344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29.7344" calcext:value-type="float">
            <text:p>29.734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0.761251" calcext:value-type="float">
            <text:p>0.761251</text:p>
          </table:table-cell>
          <table:table-cell/>
          <table:table-cell office:value-type="float" office:value="27.4896" calcext:value-type="float">
            <text:p>27.4896</text:p>
          </table:table-cell>
          <table:table-cell office:value-type="float" office:value="1.975" calcext:value-type="float">
            <text:p>1.975</text:p>
          </table:table-cell>
          <table:table-cell/>
          <table:table-cell office:value-type="float" office:value="28.9313" calcext:value-type="float">
            <text:p>28.9313</text:p>
          </table:table-cell>
          <table:table-cell office:value-type="float" office:value="2.385" calcext:value-type="float">
            <text:p>2.385</text:p>
          </table:table-cell>
          <table:table-cell/>
          <table:table-cell office:value-type="float" office:value="29.2383" calcext:value-type="float">
            <text:p>29.2383</text:p>
          </table:table-cell>
          <table:table-cell office:value-type="float" office:value="1.615" calcext:value-type="float">
            <text:p>1.615</text:p>
          </table:table-cell>
          <table:table-cell/>
          <table:table-cell office:value-type="float" office:value="30.0998" calcext:value-type="float">
            <text:p>30.0998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30.0998" calcext:value-type="float">
            <text:p>30.0998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float" office:value="0.761816" calcext:value-type="float">
            <text:p>0.761816</text:p>
          </table:table-cell>
          <table:table-cell/>
          <table:table-cell office:value-type="float" office:value="26.9813" calcext:value-type="float">
            <text:p>26.9813</text:p>
          </table:table-cell>
          <table:table-cell office:value-type="float" office:value="1.998" calcext:value-type="float">
            <text:p>1.998</text:p>
          </table:table-cell>
          <table:table-cell/>
          <table:table-cell office:value-type="float" office:value="28.7585" calcext:value-type="float">
            <text:p>28.7585</text:p>
          </table:table-cell>
          <table:table-cell office:value-type="float" office:value="2.089" calcext:value-type="float">
            <text:p>2.089</text:p>
          </table:table-cell>
          <table:table-cell/>
          <table:table-cell office:value-type="float" office:value="29.1001" calcext:value-type="float">
            <text:p>29.1001</text:p>
          </table:table-cell>
          <table:table-cell office:value-type="float" office:value="1.404" calcext:value-type="float">
            <text:p>1.404</text:p>
          </table:table-cell>
          <table:table-cell/>
          <table:table-cell office:value-type="float" office:value="29.943" calcext:value-type="float">
            <text:p>29.943</text:p>
          </table:table-cell>
          <table:table-cell office:value-type="float" office:value="1.932" calcext:value-type="float">
            <text:p>1.932</text:p>
          </table:table-cell>
          <table:table-cell/>
          <table:table-cell office:value-type="float" office:value="29.943" calcext:value-type="float">
            <text:p>29.943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0.764841" calcext:value-type="float">
            <text:p>0.764841</text:p>
          </table:table-cell>
          <table:table-cell/>
          <table:table-cell office:value-type="float" office:value="27.533" calcext:value-type="float">
            <text:p>27.533</text:p>
          </table:table-cell>
          <table:table-cell office:value-type="float" office:value="1.979" calcext:value-type="float">
            <text:p>1.979</text:p>
          </table:table-cell>
          <table:table-cell/>
          <table:table-cell office:value-type="float" office:value="29.0798" calcext:value-type="float">
            <text:p>29.0798</text:p>
          </table:table-cell>
          <table:table-cell office:value-type="float" office:value="2.033" calcext:value-type="float">
            <text:p>2.033</text:p>
          </table:table-cell>
          <table:table-cell/>
          <table:table-cell office:value-type="float" office:value="29.1098" calcext:value-type="float">
            <text:p>29.1098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29.8984" calcext:value-type="float">
            <text:p>29.8984</text:p>
          </table:table-cell>
          <table:table-cell office:value-type="float" office:value="1.543" calcext:value-type="float">
            <text:p>1.543</text:p>
          </table:table-cell>
          <table:table-cell/>
          <table:table-cell office:value-type="float" office:value="29.8984" calcext:value-type="float">
            <text:p>29.8984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0.765424" calcext:value-type="float">
            <text:p>0.765424</text:p>
          </table:table-cell>
          <table:table-cell/>
          <table:table-cell office:value-type="float" office:value="27.3103" calcext:value-type="float">
            <text:p>27.3103</text:p>
          </table:table-cell>
          <table:table-cell office:value-type="float" office:value="2.194" calcext:value-type="float">
            <text:p>2.194</text:p>
          </table:table-cell>
          <table:table-cell/>
          <table:table-cell office:value-type="float" office:value="29.0624" calcext:value-type="float">
            <text:p>29.0624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29.1852" calcext:value-type="float">
            <text:p>29.1852</text:p>
          </table:table-cell>
          <table:table-cell office:value-type="float" office:value="1.323" calcext:value-type="float">
            <text:p>1.323</text:p>
          </table:table-cell>
          <table:table-cell/>
          <table:table-cell office:value-type="float" office:value="29.9672" calcext:value-type="float">
            <text:p>29.9672</text:p>
          </table:table-cell>
          <table:table-cell office:value-type="float" office:value="1.444" calcext:value-type="float">
            <text:p>1.444</text:p>
          </table:table-cell>
          <table:table-cell/>
          <table:table-cell office:value-type="float" office:value="29.9672" calcext:value-type="float">
            <text:p>29.9672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0.766107" calcext:value-type="float">
            <text:p>0.766107</text:p>
          </table:table-cell>
          <table:table-cell/>
          <table:table-cell office:value-type="float" office:value="27.296" calcext:value-type="float">
            <text:p>27.296</text:p>
          </table:table-cell>
          <table:table-cell office:value-type="float" office:value="2.249" calcext:value-type="float">
            <text:p>2.249</text:p>
          </table:table-cell>
          <table:table-cell/>
          <table:table-cell office:value-type="float" office:value="28.9967" calcext:value-type="float">
            <text:p>28.9967</text:p>
          </table:table-cell>
          <table:table-cell office:value-type="float" office:value="2.271" calcext:value-type="float">
            <text:p>2.271</text:p>
          </table:table-cell>
          <table:table-cell/>
          <table:table-cell office:value-type="float" office:value="29.1177" calcext:value-type="float">
            <text:p>29.1177</text:p>
          </table:table-cell>
          <table:table-cell office:value-type="float" office:value="1.189" calcext:value-type="float">
            <text:p>1.189</text:p>
          </table:table-cell>
          <table:table-cell/>
          <table:table-cell office:value-type="float" office:value="29.874" calcext:value-type="float">
            <text:p>29.874</text:p>
          </table:table-cell>
          <table:table-cell office:value-type="float" office:value="1.467" calcext:value-type="float">
            <text:p>1.467</text:p>
          </table:table-cell>
          <table:table-cell/>
          <table:table-cell office:value-type="float" office:value="29.874" calcext:value-type="float">
            <text:p>29.874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0.76818" calcext:value-type="float">
            <text:p>0.76818</text:p>
          </table:table-cell>
          <table:table-cell/>
          <table:table-cell office:value-type="float" office:value="27.3088" calcext:value-type="float">
            <text:p>27.3088</text:p>
          </table:table-cell>
          <table:table-cell office:value-type="float" office:value="2.116" calcext:value-type="float">
            <text:p>2.116</text:p>
          </table:table-cell>
          <table:table-cell/>
          <table:table-cell office:value-type="float" office:value="28.758" calcext:value-type="float">
            <text:p>28.758</text:p>
          </table:table-cell>
          <table:table-cell office:value-type="float" office:value="2.079" calcext:value-type="float">
            <text:p>2.079</text:p>
          </table:table-cell>
          <table:table-cell/>
          <table:table-cell office:value-type="float" office:value="28.8518" calcext:value-type="float">
            <text:p>28.8518</text:p>
          </table:table-cell>
          <table:table-cell office:value-type="float" office:value="1.377" calcext:value-type="float">
            <text:p>1.377</text:p>
          </table:table-cell>
          <table:table-cell/>
          <table:table-cell office:value-type="float" office:value="29.5793" calcext:value-type="float">
            <text:p>29.5793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29.5793" calcext:value-type="float">
            <text:p>29.5793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0.770138" calcext:value-type="float">
            <text:p>0.770138</text:p>
          </table:table-cell>
          <table:table-cell/>
          <table:table-cell office:value-type="float" office:value="27.1285" calcext:value-type="float">
            <text:p>27.1285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float" office:value="28.8238" calcext:value-type="float">
            <text:p>28.8238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29.0797" calcext:value-type="float">
            <text:p>29.0797</text:p>
          </table:table-cell>
          <table:table-cell office:value-type="float" office:value="1.656" calcext:value-type="float">
            <text:p>1.656</text:p>
          </table:table-cell>
          <table:table-cell/>
          <table:table-cell office:value-type="float" office:value="29.754" calcext:value-type="float">
            <text:p>29.754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29.754" calcext:value-type="float">
            <text:p>29.754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0.773093" calcext:value-type="float">
            <text:p>0.773093</text:p>
          </table:table-cell>
          <table:table-cell/>
          <table:table-cell office:value-type="float" office:value="27.5041" calcext:value-type="float">
            <text:p>27.5041</text:p>
          </table:table-cell>
          <table:table-cell office:value-type="float" office:value="1.687" calcext:value-type="float">
            <text:p>1.687</text:p>
          </table:table-cell>
          <table:table-cell/>
          <table:table-cell office:value-type="float" office:value="28.9317" calcext:value-type="float">
            <text:p>28.9317</text:p>
          </table:table-cell>
          <table:table-cell office:value-type="float" office:value="2.317" calcext:value-type="float">
            <text:p>2.317</text:p>
          </table:table-cell>
          <table:table-cell/>
          <table:table-cell office:value-type="float" office:value="29.1213" calcext:value-type="float">
            <text:p>29.1213</text:p>
          </table:table-cell>
          <table:table-cell office:value-type="float" office:value="1.675" calcext:value-type="float">
            <text:p>1.675</text:p>
          </table:table-cell>
          <table:table-cell/>
          <table:table-cell office:value-type="float" office:value="29.7477" calcext:value-type="float">
            <text:p>29.7477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float" office:value="29.7477" calcext:value-type="float">
            <text:p>29.7477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0.775701" calcext:value-type="float">
            <text:p>0.775701</text:p>
          </table:table-cell>
          <table:table-cell/>
          <table:table-cell office:value-type="float" office:value="27.3916" calcext:value-type="float">
            <text:p>27.3916</text:p>
          </table:table-cell>
          <table:table-cell office:value-type="float" office:value="1.886" calcext:value-type="float">
            <text:p>1.886</text:p>
          </table:table-cell>
          <table:table-cell/>
          <table:table-cell office:value-type="float" office:value="28.8253" calcext:value-type="float">
            <text:p>28.8253</text:p>
          </table:table-cell>
          <table:table-cell office:value-type="float" office:value="2.326" calcext:value-type="float">
            <text:p>2.326</text:p>
          </table:table-cell>
          <table:table-cell/>
          <table:table-cell office:value-type="float" office:value="28.925" calcext:value-type="float">
            <text:p>28.925</text:p>
          </table:table-cell>
          <table:table-cell office:value-type="float" office:value="1.622" calcext:value-type="float">
            <text:p>1.622</text:p>
          </table:table-cell>
          <table:table-cell/>
          <table:table-cell office:value-type="float" office:value="29.5031" calcext:value-type="float">
            <text:p>29.5031</text:p>
          </table:table-cell>
          <table:table-cell office:value-type="float" office:value="1.283" calcext:value-type="float">
            <text:p>1.283</text:p>
          </table:table-cell>
          <table:table-cell/>
          <table:table-cell office:value-type="float" office:value="29.5031" calcext:value-type="float">
            <text:p>29.5031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0.777597" calcext:value-type="float">
            <text:p>0.777597</text:p>
          </table:table-cell>
          <table:table-cell/>
          <table:table-cell office:value-type="float" office:value="27.4521" calcext:value-type="float">
            <text:p>27.4521</text:p>
          </table:table-cell>
          <table:table-cell office:value-type="float" office:value="1.968" calcext:value-type="float">
            <text:p>1.968</text:p>
          </table:table-cell>
          <table:table-cell/>
          <table:table-cell office:value-type="float" office:value="28.9545" calcext:value-type="float">
            <text:p>28.9545</text:p>
          </table:table-cell>
          <table:table-cell office:value-type="float" office:value="2.004" calcext:value-type="float">
            <text:p>2.004</text:p>
          </table:table-cell>
          <table:table-cell/>
          <table:table-cell office:value-type="float" office:value="29.0161" calcext:value-type="float">
            <text:p>29.0161</text:p>
          </table:table-cell>
          <table:table-cell office:value-type="float" office:value="1.513" calcext:value-type="float">
            <text:p>1.513</text:p>
          </table:table-cell>
          <table:table-cell/>
          <table:table-cell office:value-type="float" office:value="29.5616" calcext:value-type="float">
            <text:p>29.5616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float" office:value="29.5616" calcext:value-type="float">
            <text:p>29.5616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0.780465" calcext:value-type="float">
            <text:p>0.780465</text:p>
          </table:table-cell>
          <table:table-cell/>
          <table:table-cell office:value-type="float" office:value="27.5582" calcext:value-type="float">
            <text:p>27.5582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float" office:value="29.0226" calcext:value-type="float">
            <text:p>29.0226</text:p>
          </table:table-cell>
          <table:table-cell office:value-type="float" office:value="2.318" calcext:value-type="float">
            <text:p>2.318</text:p>
          </table:table-cell>
          <table:table-cell/>
          <table:table-cell office:value-type="float" office:value="29.0563" calcext:value-type="float">
            <text:p>29.0563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29.5525" calcext:value-type="float">
            <text:p>29.5525</text:p>
          </table:table-cell>
          <table:table-cell office:value-type="float" office:value="1.278" calcext:value-type="float">
            <text:p>1.278</text:p>
          </table:table-cell>
          <table:table-cell/>
          <table:table-cell office:value-type="float" office:value="29.5525" calcext:value-type="float">
            <text:p>29.5525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0.780824" calcext:value-type="float">
            <text:p>0.780824</text:p>
          </table:table-cell>
          <table:table-cell/>
          <table:table-cell office:value-type="float" office:value="27.6652" calcext:value-type="float">
            <text:p>27.6652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28.8172" calcext:value-type="float">
            <text:p>28.8172</text:p>
          </table:table-cell>
          <table:table-cell office:value-type="float" office:value="2.118" calcext:value-type="float">
            <text:p>2.118</text:p>
          </table:table-cell>
          <table:table-cell/>
          <table:table-cell office:value-type="float" office:value="28.8495" calcext:value-type="float">
            <text:p>28.8495</text:p>
          </table:table-cell>
          <table:table-cell office:value-type="float" office:value="1.323" calcext:value-type="float">
            <text:p>1.323</text:p>
          </table:table-cell>
          <table:table-cell/>
          <table:table-cell office:value-type="float" office:value="29.3334" calcext:value-type="float">
            <text:p>29.3334</text:p>
          </table:table-cell>
          <table:table-cell office:value-type="float" office:value="1.672" calcext:value-type="float">
            <text:p>1.672</text:p>
          </table:table-cell>
          <table:table-cell/>
          <table:table-cell office:value-type="float" office:value="29.3334" calcext:value-type="float">
            <text:p>29.3334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0.782888" calcext:value-type="float">
            <text:p>0.782888</text:p>
          </table:table-cell>
          <table:table-cell/>
          <table:table-cell office:value-type="float" office:value="26.8309" calcext:value-type="float">
            <text:p>26.8309</text:p>
          </table:table-cell>
          <table:table-cell office:value-type="float" office:value="1.949" calcext:value-type="float">
            <text:p>1.949</text:p>
          </table:table-cell>
          <table:table-cell/>
          <table:table-cell office:value-type="float" office:value="28.8725" calcext:value-type="float">
            <text:p>28.8725</text:p>
          </table:table-cell>
          <table:table-cell office:value-type="float" office:value="2.157" calcext:value-type="float">
            <text:p>2.157</text:p>
          </table:table-cell>
          <table:table-cell/>
          <table:table-cell office:value-type="float" office:value="28.9357" calcext:value-type="float">
            <text:p>28.9357</text:p>
          </table:table-cell>
          <table:table-cell office:value-type="float" office:value="1.539" calcext:value-type="float">
            <text:p>1.539</text:p>
          </table:table-cell>
          <table:table-cell/>
          <table:table-cell office:value-type="float" office:value="29.3767" calcext:value-type="float">
            <text:p>29.3767</text:p>
          </table:table-cell>
          <table:table-cell office:value-type="float" office:value="1.462" calcext:value-type="float">
            <text:p>1.462</text:p>
          </table:table-cell>
          <table:table-cell/>
          <table:table-cell office:value-type="float" office:value="29.3767" calcext:value-type="float">
            <text:p>29.3767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0.783139" calcext:value-type="float">
            <text:p>0.783139</text:p>
          </table:table-cell>
          <table:table-cell/>
          <table:table-cell office:value-type="float" office:value="27.0157" calcext:value-type="float">
            <text:p>27.0157</text:p>
          </table:table-cell>
          <table:table-cell office:value-type="float" office:value="1.688" calcext:value-type="float">
            <text:p>1.688</text:p>
          </table:table-cell>
          <table:table-cell/>
          <table:table-cell office:value-type="float" office:value="29.0826" calcext:value-type="float">
            <text:p>29.0826</text:p>
          </table:table-cell>
          <table:table-cell office:value-type="float" office:value="2.334" calcext:value-type="float">
            <text:p>2.334</text:p>
          </table:table-cell>
          <table:table-cell/>
          <table:table-cell office:value-type="float" office:value="29.1804" calcext:value-type="float">
            <text:p>29.1804</text:p>
          </table:table-cell>
          <table:table-cell office:value-type="float" office:value="1.627" calcext:value-type="float">
            <text:p>1.627</text:p>
          </table:table-cell>
          <table:table-cell/>
          <table:table-cell office:value-type="float" office:value="29.6219" calcext:value-type="float">
            <text:p>29.6219</text:p>
          </table:table-cell>
          <table:table-cell office:value-type="float" office:value="1.279" calcext:value-type="float">
            <text:p>1.279</text:p>
          </table:table-cell>
          <table:table-cell/>
          <table:table-cell office:value-type="float" office:value="29.6219" calcext:value-type="float">
            <text:p>29.6219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0.784265" calcext:value-type="float">
            <text:p>0.784265</text:p>
          </table:table-cell>
          <table:table-cell/>
          <table:table-cell office:value-type="float" office:value="27.0332" calcext:value-type="float">
            <text:p>27.0332</text:p>
          </table:table-cell>
          <table:table-cell office:value-type="float" office:value="2.132" calcext:value-type="float">
            <text:p>2.132</text:p>
          </table:table-cell>
          <table:table-cell/>
          <table:table-cell office:value-type="float" office:value="28.6156" calcext:value-type="float">
            <text:p>28.6156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28.8121" calcext:value-type="float">
            <text:p>28.8121</text:p>
          </table:table-cell>
          <table:table-cell office:value-type="float" office:value="1.668" calcext:value-type="float">
            <text:p>1.668</text:p>
          </table:table-cell>
          <table:table-cell/>
          <table:table-cell office:value-type="float" office:value="29.223" calcext:value-type="float">
            <text:p>29.223</text:p>
          </table:table-cell>
          <table:table-cell office:value-type="float" office:value="1.284" calcext:value-type="float">
            <text:p>1.284</text:p>
          </table:table-cell>
          <table:table-cell/>
          <table:table-cell office:value-type="float" office:value="29.223" calcext:value-type="float">
            <text:p>29.223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0.785827" calcext:value-type="float">
            <text:p>0.785827</text:p>
          </table:table-cell>
          <table:table-cell/>
          <table:table-cell office:value-type="float" office:value="26.7403" calcext:value-type="float">
            <text:p>26.7403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28.995" calcext:value-type="float">
            <text:p>28.995</text:p>
          </table:table-cell>
          <table:table-cell office:value-type="float" office:value="2.337" calcext:value-type="float">
            <text:p>2.337</text:p>
          </table:table-cell>
          <table:table-cell/>
          <table:table-cell office:value-type="float" office:value="29.0627" calcext:value-type="float">
            <text:p>29.0627</text:p>
          </table:table-cell>
          <table:table-cell office:value-type="float" office:value="1.557" calcext:value-type="float">
            <text:p>1.557</text:p>
          </table:table-cell>
          <table:table-cell/>
          <table:table-cell office:value-type="float" office:value="29.4558" calcext:value-type="float">
            <text:p>29.4558</text:p>
          </table:table-cell>
          <table:table-cell office:value-type="float" office:value="1.169" calcext:value-type="float">
            <text:p>1.169</text:p>
          </table:table-cell>
          <table:table-cell/>
          <table:table-cell office:value-type="float" office:value="29.4558" calcext:value-type="float">
            <text:p>29.4558</text:p>
          </table:table-cell>
          <table:table-cell office:value-type="float" office:value="1.267" calcext:value-type="float">
            <text:p>1.267</text:p>
          </table:table-cell>
        </table:table-row>
        <table:table-row table:style-name="ro1">
          <table:table-cell office:value-type="float" office:value="0.787334" calcext:value-type="float">
            <text:p>0.787334</text:p>
          </table:table-cell>
          <table:table-cell/>
          <table:table-cell office:value-type="float" office:value="26.8494" calcext:value-type="float">
            <text:p>26.8494</text:p>
          </table:table-cell>
          <table:table-cell office:value-type="float" office:value="1.871" calcext:value-type="float">
            <text:p>1.871</text:p>
          </table:table-cell>
          <table:table-cell/>
          <table:table-cell office:value-type="float" office:value="29.0939" calcext:value-type="float">
            <text:p>29.0939</text:p>
          </table:table-cell>
          <table:table-cell office:value-type="float" office:value="2.344" calcext:value-type="float">
            <text:p>2.344</text:p>
          </table:table-cell>
          <table:table-cell/>
          <table:table-cell office:value-type="float" office:value="29.1583" calcext:value-type="float">
            <text:p>29.1583</text:p>
          </table:table-cell>
          <table:table-cell office:value-type="float" office:value="1.642" calcext:value-type="float">
            <text:p>1.642</text:p>
          </table:table-cell>
          <table:table-cell/>
          <table:table-cell office:value-type="float" office:value="29.5275" calcext:value-type="float">
            <text:p>29.5275</text:p>
          </table:table-cell>
          <table:table-cell office:value-type="float" office:value="1.257" calcext:value-type="float">
            <text:p>1.257</text:p>
          </table:table-cell>
          <table:table-cell/>
          <table:table-cell office:value-type="float" office:value="29.5275" calcext:value-type="float">
            <text:p>29.5275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0.787908" calcext:value-type="float">
            <text:p>0.787908</text:p>
          </table:table-cell>
          <table:table-cell/>
          <table:table-cell office:value-type="float" office:value="26.7442" calcext:value-type="float">
            <text:p>26.7442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29.1172" calcext:value-type="float">
            <text:p>29.1172</text:p>
          </table:table-cell>
          <table:table-cell office:value-type="float" office:value="1.978" calcext:value-type="float">
            <text:p>1.978</text:p>
          </table:table-cell>
          <table:table-cell/>
          <table:table-cell office:value-type="float" office:value="29.1498" calcext:value-type="float">
            <text:p>29.1498</text:p>
          </table:table-cell>
          <table:table-cell office:value-type="float" office:value="1.491" calcext:value-type="float">
            <text:p>1.491</text:p>
          </table:table-cell>
          <table:table-cell/>
          <table:table-cell office:value-type="float" office:value="29.5118" calcext:value-type="float">
            <text:p>29.5118</text:p>
          </table:table-cell>
          <table:table-cell office:value-type="float" office:value="1.363" calcext:value-type="float">
            <text:p>1.363</text:p>
          </table:table-cell>
          <table:table-cell/>
          <table:table-cell office:value-type="float" office:value="29.5118" calcext:value-type="float">
            <text:p>29.511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0.791311" calcext:value-type="float">
            <text:p>0.791311</text:p>
          </table:table-cell>
          <table:table-cell/>
          <table:table-cell office:value-type="float" office:value="27.3731" calcext:value-type="float">
            <text:p>27.3731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float" office:value="29.2352" calcext:value-type="float">
            <text:p>29.2352</text:p>
          </table:table-cell>
          <table:table-cell office:value-type="float" office:value="2.057" calcext:value-type="float">
            <text:p>2.057</text:p>
          </table:table-cell>
          <table:table-cell/>
          <table:table-cell office:value-type="float" office:value="29.3019" calcext:value-type="float">
            <text:p>29.3019</text:p>
          </table:table-cell>
          <table:table-cell office:value-type="float" office:value="1.664" calcext:value-type="float">
            <text:p>1.664</text:p>
          </table:table-cell>
          <table:table-cell/>
          <table:table-cell office:value-type="float" office:value="29.6099" calcext:value-type="float">
            <text:p>29.6099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29.6099" calcext:value-type="float">
            <text:p>29.6099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0.79117" calcext:value-type="float">
            <text:p>0.79117</text:p>
          </table:table-cell>
          <table:table-cell/>
          <table:table-cell office:value-type="float" office:value="26.955" calcext:value-type="float">
            <text:p>26.955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28.7115" calcext:value-type="float">
            <text:p>28.7115</text:p>
          </table:table-cell>
          <table:table-cell office:value-type="float" office:value="2.158" calcext:value-type="float">
            <text:p>2.158</text:p>
          </table:table-cell>
          <table:table-cell/>
          <table:table-cell office:value-type="float" office:value="28.814" calcext:value-type="float">
            <text:p>28.81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9.1184" calcext:value-type="float">
            <text:p>29.1184</text:p>
          </table:table-cell>
          <table:table-cell office:value-type="float" office:value="1.518" calcext:value-type="float">
            <text:p>1.518</text:p>
          </table:table-cell>
          <table:table-cell/>
          <table:table-cell office:value-type="float" office:value="29.1184" calcext:value-type="float">
            <text:p>29.1184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0.795033" calcext:value-type="float">
            <text:p>0.795033</text:p>
          </table:table-cell>
          <table:table-cell/>
          <table:table-cell office:value-type="float" office:value="27.0978" calcext:value-type="float">
            <text:p>27.0978</text:p>
          </table:table-cell>
          <table:table-cell office:value-type="float" office:value="2.045" calcext:value-type="float">
            <text:p>2.045</text:p>
          </table:table-cell>
          <table:table-cell/>
          <table:table-cell office:value-type="float" office:value="28.912" calcext:value-type="float">
            <text:p>28.912</text:p>
          </table:table-cell>
          <table:table-cell office:value-type="float" office:value="2.188" calcext:value-type="float">
            <text:p>2.188</text:p>
          </table:table-cell>
          <table:table-cell/>
          <table:table-cell office:value-type="float" office:value="28.947" calcext:value-type="float">
            <text:p>28.947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float" office:value="29.1936" calcext:value-type="float">
            <text:p>29.1936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float" office:value="29.1936" calcext:value-type="float">
            <text:p>29.1936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0.796449" calcext:value-type="float">
            <text:p>0.796449</text:p>
          </table:table-cell>
          <table:table-cell/>
          <table:table-cell office:value-type="float" office:value="26.9589" calcext:value-type="float">
            <text:p>26.9589</text:p>
          </table:table-cell>
          <table:table-cell office:value-type="float" office:value="2.044" calcext:value-type="float">
            <text:p>2.044</text:p>
          </table:table-cell>
          <table:table-cell/>
          <table:table-cell office:value-type="float" office:value="28.8039" calcext:value-type="float">
            <text:p>28.8039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float" office:value="28.8375" calcext:value-type="float">
            <text:p>28.8375</text:p>
          </table:table-cell>
          <table:table-cell office:value-type="float" office:value="1.276" calcext:value-type="float">
            <text:p>1.276</text:p>
          </table:table-cell>
          <table:table-cell/>
          <table:table-cell office:value-type="float" office:value="29.0656" calcext:value-type="float">
            <text:p>29.0656</text:p>
          </table:table-cell>
          <table:table-cell office:value-type="float" office:value="1.398" calcext:value-type="float">
            <text:p>1.398</text:p>
          </table:table-cell>
          <table:table-cell/>
          <table:table-cell office:value-type="float" office:value="29.0656" calcext:value-type="float">
            <text:p>29.065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0.79908" calcext:value-type="float">
            <text:p>0.79908</text:p>
          </table:table-cell>
          <table:table-cell/>
          <table:table-cell office:value-type="float" office:value="27.043" calcext:value-type="float">
            <text:p>27.043</text:p>
          </table:table-cell>
          <table:table-cell office:value-type="float" office:value="2.112" calcext:value-type="float">
            <text:p>2.112</text:p>
          </table:table-cell>
          <table:table-cell/>
          <table:table-cell office:value-type="float" office:value="28.6407" calcext:value-type="float">
            <text:p>28.6407</text:p>
          </table:table-cell>
          <table:table-cell office:value-type="float" office:value="2.087" calcext:value-type="float">
            <text:p>2.087</text:p>
          </table:table-cell>
          <table:table-cell/>
          <table:table-cell office:value-type="float" office:value="28.7079" calcext:value-type="float">
            <text:p>28.7079</text:p>
          </table:table-cell>
          <table:table-cell office:value-type="float" office:value="1.433" calcext:value-type="float">
            <text:p>1.433</text:p>
          </table:table-cell>
          <table:table-cell/>
          <table:table-cell office:value-type="float" office:value="28.8967" calcext:value-type="float">
            <text:p>28.8967</text:p>
          </table:table-cell>
          <table:table-cell office:value-type="float" office:value="1.516" calcext:value-type="float">
            <text:p>1.516</text:p>
          </table:table-cell>
          <table:table-cell/>
          <table:table-cell office:value-type="float" office:value="28.8967" calcext:value-type="float">
            <text:p>28.896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0.79973" calcext:value-type="float">
            <text:p>0.79973</text:p>
          </table:table-cell>
          <table:table-cell/>
          <table:table-cell office:value-type="float" office:value="27.0058" calcext:value-type="float">
            <text:p>27.0058</text:p>
          </table:table-cell>
          <table:table-cell office:value-type="float" office:value="1.901" calcext:value-type="float">
            <text:p>1.901</text:p>
          </table:table-cell>
          <table:table-cell/>
          <table:table-cell office:value-type="float" office:value="28.7215" calcext:value-type="float">
            <text:p>28.7215</text:p>
          </table:table-cell>
          <table:table-cell office:value-type="float" office:value="2.022" calcext:value-type="float">
            <text:p>2.022</text:p>
          </table:table-cell>
          <table:table-cell/>
          <table:table-cell office:value-type="float" office:value="28.7901" calcext:value-type="float">
            <text:p>28.7901</text:p>
          </table:table-cell>
          <table:table-cell office:value-type="float" office:value="1.818" calcext:value-type="float">
            <text:p>1.818</text:p>
          </table:table-cell>
          <table:table-cell/>
          <table:table-cell office:value-type="float" office:value="28.9713" calcext:value-type="float">
            <text:p>28.9713</text:p>
          </table:table-cell>
          <table:table-cell office:value-type="float" office:value="1.281" calcext:value-type="float">
            <text:p>1.281</text:p>
          </table:table-cell>
          <table:table-cell/>
          <table:table-cell office:value-type="float" office:value="28.9713" calcext:value-type="float">
            <text:p>28.9713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float" office:value="0.802044" calcext:value-type="float">
            <text:p>0.802044</text:p>
          </table:table-cell>
          <table:table-cell/>
          <table:table-cell office:value-type="float" office:value="26.8945" calcext:value-type="float">
            <text:p>26.8945</text:p>
          </table:table-cell>
          <table:table-cell office:value-type="float" office:value="2.723" calcext:value-type="float">
            <text:p>2.723</text:p>
          </table:table-cell>
          <table:table-cell/>
          <table:table-cell office:value-type="float" office:value="28.695" calcext:value-type="float">
            <text:p>28.695</text:p>
          </table:table-cell>
          <table:table-cell office:value-type="float" office:value="1.516" calcext:value-type="float">
            <text:p>1.516</text:p>
          </table:table-cell>
          <table:table-cell/>
          <table:table-cell office:value-type="float" office:value="28.7297" calcext:value-type="float">
            <text:p>28.7297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float" office:value="28.8761" calcext:value-type="float">
            <text:p>28.8761</text:p>
          </table:table-cell>
          <table:table-cell office:value-type="float" office:value="1.858" calcext:value-type="float">
            <text:p>1.858</text:p>
          </table:table-cell>
          <table:table-cell/>
          <table:table-cell office:value-type="float" office:value="28.8761" calcext:value-type="float">
            <text:p>28.8761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80407" calcext:value-type="float">
            <text:p>0.80407</text:p>
          </table:table-cell>
          <table:table-cell/>
          <table:table-cell office:value-type="float" office:value="27.2257" calcext:value-type="float">
            <text:p>27.2257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float" office:value="28.8164" calcext:value-type="float">
            <text:p>28.8164</text:p>
          </table:table-cell>
          <table:table-cell office:value-type="float" office:value="2.363" calcext:value-type="float">
            <text:p>2.363</text:p>
          </table:table-cell>
          <table:table-cell/>
          <table:table-cell office:value-type="float" office:value="28.8495" calcext:value-type="float">
            <text:p>28.8495</text:p>
          </table:table-cell>
          <table:table-cell office:value-type="float" office:value="1.286" calcext:value-type="float">
            <text:p>1.286</text:p>
          </table:table-cell>
          <table:table-cell/>
          <table:table-cell office:value-type="float" office:value="28.9682" calcext:value-type="float">
            <text:p>28.9682</text:p>
          </table:table-cell>
          <table:table-cell office:value-type="float" office:value="1.235" calcext:value-type="float">
            <text:p>1.235</text:p>
          </table:table-cell>
          <table:table-cell/>
          <table:table-cell office:value-type="float" office:value="28.9682" calcext:value-type="float">
            <text:p>28.9682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0.807696" calcext:value-type="float">
            <text:p>0.807696</text:p>
          </table:table-cell>
          <table:table-cell/>
          <table:table-cell office:value-type="float" office:value="27.2382" calcext:value-type="float">
            <text:p>27.2382</text:p>
          </table:table-cell>
          <table:table-cell office:value-type="float" office:value="2.525" calcext:value-type="float">
            <text:p>2.525</text:p>
          </table:table-cell>
          <table:table-cell/>
          <table:table-cell office:value-type="float" office:value="28.8563" calcext:value-type="float">
            <text:p>28.8563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28.8563" calcext:value-type="float">
            <text:p>28.8563</text:p>
          </table:table-cell>
          <table:table-cell office:value-type="float" office:value="1.617" calcext:value-type="float">
            <text:p>1.617</text:p>
          </table:table-cell>
          <table:table-cell/>
          <table:table-cell office:value-type="float" office:value="28.9214" calcext:value-type="float">
            <text:p>28.9214</text:p>
          </table:table-cell>
          <table:table-cell office:value-type="float" office:value="1.652" calcext:value-type="float">
            <text:p>1.652</text:p>
          </table:table-cell>
          <table:table-cell/>
          <table:table-cell office:value-type="float" office:value="28.9214" calcext:value-type="float">
            <text:p>28.9214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0.808022" calcext:value-type="float">
            <text:p>0.808022</text:p>
          </table:table-cell>
          <table:table-cell/>
          <table:table-cell office:value-type="float" office:value="26.7348" calcext:value-type="float">
            <text:p>26.7348</text:p>
          </table:table-cell>
          <table:table-cell office:value-type="float" office:value="2.258" calcext:value-type="float">
            <text:p>2.258</text:p>
          </table:table-cell>
          <table:table-cell/>
          <table:table-cell office:value-type="float" office:value="29.0179" calcext:value-type="float">
            <text:p>29.0179</text:p>
          </table:table-cell>
          <table:table-cell office:value-type="float" office:value="2.319" calcext:value-type="float">
            <text:p>2.319</text:p>
          </table:table-cell>
          <table:table-cell/>
          <table:table-cell office:value-type="float" office:value="29.0524" calcext:value-type="float">
            <text:p>29.0524</text:p>
          </table:table-cell>
          <table:table-cell office:value-type="float" office:value="1.277" calcext:value-type="float">
            <text:p>1.277</text:p>
          </table:table-cell>
          <table:table-cell/>
          <table:table-cell office:value-type="float" office:value="29.1124" calcext:value-type="float">
            <text:p>29.1124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29.1124" calcext:value-type="float">
            <text:p>29.1124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0.81066" calcext:value-type="float">
            <text:p>0.81066</text:p>
          </table:table-cell>
          <table:table-cell/>
          <table:table-cell office:value-type="float" office:value="26.68" calcext:value-type="float">
            <text:p>26.68</text:p>
          </table:table-cell>
          <table:table-cell office:value-type="float" office:value="2.422" calcext:value-type="float">
            <text:p>2.422</text:p>
          </table:table-cell>
          <table:table-cell/>
          <table:table-cell office:value-type="float" office:value="29.0986" calcext:value-type="float">
            <text:p>29.0986</text:p>
          </table:table-cell>
          <table:table-cell office:value-type="float" office:value="2.23" calcext:value-type="float">
            <text:p>2.23</text:p>
          </table:table-cell>
          <table:table-cell/>
          <table:table-cell office:value-type="float" office:value="29.0986" calcext:value-type="float">
            <text:p>29.098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29.1211" calcext:value-type="float">
            <text:p>29.1211</text:p>
          </table:table-cell>
          <table:table-cell office:value-type="float" office:value="1.176" calcext:value-type="float">
            <text:p>1.176</text:p>
          </table:table-cell>
          <table:table-cell/>
          <table:table-cell office:value-type="float" office:value="29.1211" calcext:value-type="float">
            <text:p>29.1211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0.812172" calcext:value-type="float">
            <text:p>0.812172</text:p>
          </table:table-cell>
          <table:table-cell/>
          <table:table-cell office:value-type="float" office:value="27.2129" calcext:value-type="float">
            <text:p>27.2129</text:p>
          </table:table-cell>
          <table:table-cell office:value-type="float" office:value="2.612" calcext:value-type="float">
            <text:p>2.612</text:p>
          </table:table-cell>
          <table:table-cell/>
          <table:table-cell office:value-type="float" office:value="28.9468" calcext:value-type="float">
            <text:p>28.946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29.0578" calcext:value-type="float">
            <text:p>29.0578</text:p>
          </table:table-cell>
          <table:table-cell office:value-type="float" office:value="1.452" calcext:value-type="float">
            <text:p>1.452</text:p>
          </table:table-cell>
          <table:table-cell/>
          <table:table-cell office:value-type="float" office:value="29.0652" calcext:value-type="float">
            <text:p>29.0652</text:p>
          </table:table-cell>
          <table:table-cell office:value-type="float" office:value="1.634" calcext:value-type="float">
            <text:p>1.634</text:p>
          </table:table-cell>
          <table:table-cell/>
          <table:table-cell office:value-type="float" office:value="29.0652" calcext:value-type="float">
            <text:p>29.0652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0.81424" calcext:value-type="float">
            <text:p>0.81424</text:p>
          </table:table-cell>
          <table:table-cell/>
          <table:table-cell office:value-type="float" office:value="26.7594" calcext:value-type="float">
            <text:p>26.7594</text:p>
          </table:table-cell>
          <table:table-cell office:value-type="float" office:value="2.093" calcext:value-type="float">
            <text:p>2.093</text:p>
          </table:table-cell>
          <table:table-cell/>
          <table:table-cell office:value-type="float" office:value="28.9272" calcext:value-type="float">
            <text:p>28.9272</text:p>
          </table:table-cell>
          <table:table-cell office:value-type="float" office:value="2.046" calcext:value-type="float">
            <text:p>2.046</text:p>
          </table:table-cell>
          <table:table-cell/>
          <table:table-cell office:value-type="float" office:value="28.9643" calcext:value-type="float">
            <text:p>28.9643</text:p>
          </table:table-cell>
          <table:table-cell office:value-type="float" office:value="1.682" calcext:value-type="float">
            <text:p>1.682</text:p>
          </table:table-cell>
          <table:table-cell/>
          <table:table-cell office:value-type="float" office:value="28.9437" calcext:value-type="float">
            <text:p>28.9437</text:p>
          </table:table-cell>
          <table:table-cell office:value-type="float" office:value="1.178" calcext:value-type="float">
            <text:p>1.178</text:p>
          </table:table-cell>
          <table:table-cell/>
          <table:table-cell office:value-type="float" office:value="28.9437" calcext:value-type="float">
            <text:p>28.9437</text:p>
          </table:table-cell>
          <table:table-cell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0.816168" calcext:value-type="float">
            <text:p>0.816168</text:p>
          </table:table-cell>
          <table:table-cell/>
          <table:table-cell office:value-type="float" office:value="27.0316" calcext:value-type="float">
            <text:p>27.0316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float" office:value="29.0387" calcext:value-type="float">
            <text:p>29.0387</text:p>
          </table:table-cell>
          <table:table-cell office:value-type="float" office:value="1.601" calcext:value-type="float">
            <text:p>1.601</text:p>
          </table:table-cell>
          <table:table-cell/>
          <table:table-cell office:value-type="float" office:value="29.0761" calcext:value-type="float">
            <text:p>29.0761</text:p>
          </table:table-cell>
          <table:table-cell office:value-type="float" office:value="1.398" calcext:value-type="float">
            <text:p>1.398</text:p>
          </table:table-cell>
          <table:table-cell/>
          <table:table-cell office:value-type="float" office:value="29.0364" calcext:value-type="float">
            <text:p>29.0364</text:p>
          </table:table-cell>
          <table:table-cell office:value-type="float" office:value="1.693" calcext:value-type="float">
            <text:p>1.693</text:p>
          </table:table-cell>
          <table:table-cell/>
          <table:table-cell office:value-type="float" office:value="29.0364" calcext:value-type="float">
            <text:p>29.0364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816871" calcext:value-type="float">
            <text:p>0.816871</text:p>
          </table:table-cell>
          <table:table-cell/>
          <table:table-cell office:value-type="float" office:value="26.8327" calcext:value-type="float">
            <text:p>26.8327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28.8415" calcext:value-type="float">
            <text:p>28.8415</text:p>
          </table:table-cell>
          <table:table-cell office:value-type="float" office:value="2.552" calcext:value-type="float">
            <text:p>2.552</text:p>
          </table:table-cell>
          <table:table-cell/>
          <table:table-cell office:value-type="float" office:value="28.8415" calcext:value-type="float">
            <text:p>28.8415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float" office:value="28.7907" calcext:value-type="float">
            <text:p>28.7907</text:p>
          </table:table-cell>
          <table:table-cell office:value-type="float" office:value="1.255" calcext:value-type="float">
            <text:p>1.255</text:p>
          </table:table-cell>
          <table:table-cell/>
          <table:table-cell office:value-type="float" office:value="28.7907" calcext:value-type="float">
            <text:p>28.7907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0.817446" calcext:value-type="float">
            <text:p>0.817446</text:p>
          </table:table-cell>
          <table:table-cell/>
          <table:table-cell office:value-type="float" office:value="27.1892" calcext:value-type="float">
            <text:p>27.1892</text:p>
          </table:table-cell>
          <table:table-cell office:value-type="float" office:value="1.951" calcext:value-type="float">
            <text:p>1.951</text:p>
          </table:table-cell>
          <table:table-cell/>
          <table:table-cell office:value-type="float" office:value="28.8994" calcext:value-type="float">
            <text:p>28.8994</text:p>
          </table:table-cell>
          <table:table-cell office:value-type="float" office:value="2.048" calcext:value-type="float">
            <text:p>2.048</text:p>
          </table:table-cell>
          <table:table-cell/>
          <table:table-cell office:value-type="float" office:value="28.8994" calcext:value-type="float">
            <text:p>28.8994</text:p>
          </table:table-cell>
          <table:table-cell office:value-type="float" office:value="1.562" calcext:value-type="float">
            <text:p>1.562</text:p>
          </table:table-cell>
          <table:table-cell/>
          <table:table-cell office:value-type="float" office:value="28.8411" calcext:value-type="float">
            <text:p>28.8411</text:p>
          </table:table-cell>
          <table:table-cell office:value-type="float" office:value="1.629" calcext:value-type="float">
            <text:p>1.629</text:p>
          </table:table-cell>
          <table:table-cell/>
          <table:table-cell office:value-type="float" office:value="28.8411" calcext:value-type="float">
            <text:p>28.8411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0.822558" calcext:value-type="float">
            <text:p>0.822558</text:p>
          </table:table-cell>
          <table:table-cell/>
          <table:table-cell office:value-type="float" office:value="26.9313" calcext:value-type="float">
            <text:p>26.9313</text:p>
          </table:table-cell>
          <table:table-cell office:value-type="float" office:value="1.825" calcext:value-type="float">
            <text:p>1.825</text:p>
          </table:table-cell>
          <table:table-cell/>
          <table:table-cell office:value-type="float" office:value="28.9553" calcext:value-type="float">
            <text:p>28.9553</text:p>
          </table:table-cell>
          <table:table-cell office:value-type="float" office:value="2.435" calcext:value-type="float">
            <text:p>2.435</text:p>
          </table:table-cell>
          <table:table-cell/>
          <table:table-cell office:value-type="float" office:value="28.9553" calcext:value-type="float">
            <text:p>28.9553</text:p>
          </table:table-cell>
          <table:table-cell office:value-type="float" office:value="1.356" calcext:value-type="float">
            <text:p>1.356</text:p>
          </table:table-cell>
          <table:table-cell/>
          <table:table-cell office:value-type="float" office:value="28.8416" calcext:value-type="float">
            <text:p>28.8416</text:p>
          </table:table-cell>
          <table:table-cell office:value-type="float" office:value="1.232" calcext:value-type="float">
            <text:p>1.232</text:p>
          </table:table-cell>
          <table:table-cell/>
          <table:table-cell office:value-type="float" office:value="28.8416" calcext:value-type="float">
            <text:p>28.8416</text:p>
          </table:table-cell>
          <table:table-cell office:value-type="float" office:value="1.275" calcext:value-type="float">
            <text:p>1.275</text:p>
          </table:table-cell>
        </table:table-row>
        <table:table-row table:style-name="ro1">
          <table:table-cell office:value-type="float" office:value="0.823395" calcext:value-type="float">
            <text:p>0.823395</text:p>
          </table:table-cell>
          <table:table-cell/>
          <table:table-cell office:value-type="float" office:value="26.9484" calcext:value-type="float">
            <text:p>26.9484</text:p>
          </table:table-cell>
          <table:table-cell office:value-type="float" office:value="2.377" calcext:value-type="float">
            <text:p>2.377</text:p>
          </table:table-cell>
          <table:table-cell/>
          <table:table-cell office:value-type="float" office:value="28.9361" calcext:value-type="float">
            <text:p>28.9361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28.9361" calcext:value-type="float">
            <text:p>28.9361</text:p>
          </table:table-cell>
          <table:table-cell office:value-type="float" office:value="1.526" calcext:value-type="float">
            <text:p>1.526</text:p>
          </table:table-cell>
          <table:table-cell/>
          <table:table-cell office:value-type="float" office:value="28.8059" calcext:value-type="float">
            <text:p>28.8059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28.8059" calcext:value-type="float">
            <text:p>28.8059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0.827935" calcext:value-type="float">
            <text:p>0.827935</text:p>
          </table:table-cell>
          <table:table-cell/>
          <table:table-cell office:value-type="float" office:value="26.8167" calcext:value-type="float">
            <text:p>26.8167</text:p>
          </table:table-cell>
          <table:table-cell office:value-type="float" office:value="1.884" calcext:value-type="float">
            <text:p>1.884</text:p>
          </table:table-cell>
          <table:table-cell/>
          <table:table-cell office:value-type="float" office:value="28.9675" calcext:value-type="float">
            <text:p>28.9675</text:p>
          </table:table-cell>
          <table:table-cell office:value-type="float" office:value="2.138" calcext:value-type="float">
            <text:p>2.138</text:p>
          </table:table-cell>
          <table:table-cell/>
          <table:table-cell office:value-type="float" office:value="28.9675" calcext:value-type="float">
            <text:p>28.967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28.7911" calcext:value-type="float">
            <text:p>28.7911</text:p>
          </table:table-cell>
          <table:table-cell office:value-type="float" office:value="1.246" calcext:value-type="float">
            <text:p>1.246</text:p>
          </table:table-cell>
          <table:table-cell/>
          <table:table-cell office:value-type="float" office:value="28.7911" calcext:value-type="float">
            <text:p>28.7911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829958" calcext:value-type="float">
            <text:p>0.829958</text:p>
          </table:table-cell>
          <table:table-cell/>
          <table:table-cell office:value-type="float" office:value="27.1833" calcext:value-type="float">
            <text:p>27.1833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29.5388" calcext:value-type="float">
            <text:p>29.5388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29.5388" calcext:value-type="float">
            <text:p>29.5388</text:p>
          </table:table-cell>
          <table:table-cell office:value-type="float" office:value="1.539" calcext:value-type="float">
            <text:p>1.539</text:p>
          </table:table-cell>
          <table:table-cell/>
          <table:table-cell office:value-type="float" office:value="29.3349" calcext:value-type="float">
            <text:p>29.3349</text:p>
          </table:table-cell>
          <table:table-cell office:value-type="float" office:value="1.682" calcext:value-type="float">
            <text:p>1.682</text:p>
          </table:table-cell>
          <table:table-cell/>
          <table:table-cell office:value-type="float" office:value="29.3349" calcext:value-type="float">
            <text:p>29.3349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float" office:value="0.831524" calcext:value-type="float">
            <text:p>0.831524</text:p>
          </table:table-cell>
          <table:table-cell/>
          <table:table-cell office:value-type="float" office:value="26.9867" calcext:value-type="float">
            <text:p>26.9867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29.0137" calcext:value-type="float">
            <text:p>29.0137</text:p>
          </table:table-cell>
          <table:table-cell office:value-type="float" office:value="2.632" calcext:value-type="float">
            <text:p>2.632</text:p>
          </table:table-cell>
          <table:table-cell/>
          <table:table-cell office:value-type="float" office:value="29.0137" calcext:value-type="float">
            <text:p>29.0137</text:p>
          </table:table-cell>
          <table:table-cell office:value-type="float" office:value="1.271" calcext:value-type="float">
            <text:p>1.271</text:p>
          </table:table-cell>
          <table:table-cell/>
          <table:table-cell office:value-type="float" office:value="28.7967" calcext:value-type="float">
            <text:p>28.7967</text:p>
          </table:table-cell>
          <table:table-cell office:value-type="float" office:value="1.278" calcext:value-type="float">
            <text:p>1.278</text:p>
          </table:table-cell>
          <table:table-cell/>
          <table:table-cell office:value-type="float" office:value="28.7967" calcext:value-type="float">
            <text:p>28.7967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0.833438" calcext:value-type="float">
            <text:p>0.833438</text:p>
          </table:table-cell>
          <table:table-cell/>
          <table:table-cell office:value-type="float" office:value="26.4735" calcext:value-type="float">
            <text:p>26.4735</text:p>
          </table:table-cell>
          <table:table-cell office:value-type="float" office:value="1.632" calcext:value-type="float">
            <text:p>1.632</text:p>
          </table:table-cell>
          <table:table-cell/>
          <table:table-cell office:value-type="float" office:value="29.0663" calcext:value-type="float">
            <text:p>29.0663</text:p>
          </table:table-cell>
          <table:table-cell office:value-type="float" office:value="2.176" calcext:value-type="float">
            <text:p>2.176</text:p>
          </table:table-cell>
          <table:table-cell/>
          <table:table-cell office:value-type="float" office:value="29.0663" calcext:value-type="float">
            <text:p>29.0663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28.83" calcext:value-type="float">
            <text:p>28.83</text:p>
          </table:table-cell>
          <table:table-cell office:value-type="float" office:value="1.255" calcext:value-type="float">
            <text:p>1.255</text:p>
          </table:table-cell>
          <table:table-cell/>
          <table:table-cell office:value-type="float" office:value="28.83" calcext:value-type="float">
            <text:p>28.83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 office:value-type="float" office:value="0.837761" calcext:value-type="float">
            <text:p>0.837761</text:p>
          </table:table-cell>
          <table:table-cell/>
          <table:table-cell office:value-type="float" office:value="26.3839" calcext:value-type="float">
            <text:p>26.3839</text:p>
          </table:table-cell>
          <table:table-cell office:value-type="float" office:value="1.733" calcext:value-type="float">
            <text:p>1.733</text:p>
          </table:table-cell>
          <table:table-cell/>
          <table:table-cell office:value-type="float" office:value="28.8667" calcext:value-type="float">
            <text:p>28.8667</text:p>
          </table:table-cell>
          <table:table-cell office:value-type="float" office:value="2.595" calcext:value-type="float">
            <text:p>2.595</text:p>
          </table:table-cell>
          <table:table-cell/>
          <table:table-cell office:value-type="float" office:value="28.8667" calcext:value-type="float">
            <text:p>28.8667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28.5892" calcext:value-type="float">
            <text:p>28.5892</text:p>
          </table:table-cell>
          <table:table-cell office:value-type="float" office:value="1.292" calcext:value-type="float">
            <text:p>1.292</text:p>
          </table:table-cell>
          <table:table-cell/>
          <table:table-cell office:value-type="float" office:value="28.5892" calcext:value-type="float">
            <text:p>28.5892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0.840528" calcext:value-type="float">
            <text:p>0.840528</text:p>
          </table:table-cell>
          <table:table-cell/>
          <table:table-cell office:value-type="float" office:value="26.907" calcext:value-type="float">
            <text:p>26.907</text:p>
          </table:table-cell>
          <table:table-cell office:value-type="float" office:value="1.688" calcext:value-type="float">
            <text:p>1.688</text:p>
          </table:table-cell>
          <table:table-cell/>
          <table:table-cell office:value-type="float" office:value="28.9911" calcext:value-type="float">
            <text:p>28.9911</text:p>
          </table:table-cell>
          <table:table-cell office:value-type="float" office:value="1.296" calcext:value-type="float">
            <text:p>1.296</text:p>
          </table:table-cell>
          <table:table-cell/>
          <table:table-cell office:value-type="float" office:value="28.9911" calcext:value-type="float">
            <text:p>28.9911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8.6868" calcext:value-type="float">
            <text:p>28.6868</text:p>
          </table:table-cell>
          <table:table-cell office:value-type="float" office:value="1.252" calcext:value-type="float">
            <text:p>1.252</text:p>
          </table:table-cell>
          <table:table-cell/>
          <table:table-cell office:value-type="float" office:value="28.6868" calcext:value-type="float">
            <text:p>28.6868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0.843333" calcext:value-type="float">
            <text:p>0.843333</text:p>
          </table:table-cell>
          <table:table-cell/>
          <table:table-cell office:value-type="float" office:value="26.7283" calcext:value-type="float">
            <text:p>26.7283</text:p>
          </table:table-cell>
          <table:table-cell office:value-type="float" office:value="2.148" calcext:value-type="float">
            <text:p>2.148</text:p>
          </table:table-cell>
          <table:table-cell/>
          <table:table-cell office:value-type="float" office:value="29.0747" calcext:value-type="float">
            <text:p>29.0747</text:p>
          </table:table-cell>
          <table:table-cell office:value-type="float" office:value="2.072" calcext:value-type="float">
            <text:p>2.072</text:p>
          </table:table-cell>
          <table:table-cell/>
          <table:table-cell office:value-type="float" office:value="29.0747" calcext:value-type="float">
            <text:p>29.0747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28.7384" calcext:value-type="float">
            <text:p>28.7384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28.7384" calcext:value-type="float">
            <text:p>28.738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845981" calcext:value-type="float">
            <text:p>0.845981</text:p>
          </table:table-cell>
          <table:table-cell/>
          <table:table-cell office:value-type="float" office:value="26.6732" calcext:value-type="float">
            <text:p>26.6732</text:p>
          </table:table-cell>
          <table:table-cell office:value-type="float" office:value="1.868" calcext:value-type="float">
            <text:p>1.868</text:p>
          </table:table-cell>
          <table:table-cell/>
          <table:table-cell office:value-type="float" office:value="29.2667" calcext:value-type="float">
            <text:p>29.2667</text:p>
          </table:table-cell>
          <table:table-cell office:value-type="float" office:value="2.456" calcext:value-type="float">
            <text:p>2.456</text:p>
          </table:table-cell>
          <table:table-cell/>
          <table:table-cell office:value-type="float" office:value="29.2667" calcext:value-type="float">
            <text:p>29.2667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float" office:value="28.906" calcext:value-type="float">
            <text:p>28.906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28.906" calcext:value-type="float">
            <text:p>28.906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0.847739" calcext:value-type="float">
            <text:p>0.847739</text:p>
          </table:table-cell>
          <table:table-cell/>
          <table:table-cell office:value-type="float" office:value="26.5735" calcext:value-type="float">
            <text:p>26.5735</text:p>
          </table:table-cell>
          <table:table-cell office:value-type="float" office:value="2.132" calcext:value-type="float">
            <text:p>2.132</text:p>
          </table:table-cell>
          <table:table-cell/>
          <table:table-cell office:value-type="float" office:value="28.9411" calcext:value-type="float">
            <text:p>28.9411</text:p>
          </table:table-cell>
          <table:table-cell office:value-type="float" office:value="2.108" calcext:value-type="float">
            <text:p>2.108</text:p>
          </table:table-cell>
          <table:table-cell/>
          <table:table-cell office:value-type="float" office:value="28.9411" calcext:value-type="float">
            <text:p>28.9411</text:p>
          </table:table-cell>
          <table:table-cell office:value-type="float" office:value="1.391" calcext:value-type="float">
            <text:p>1.391</text:p>
          </table:table-cell>
          <table:table-cell/>
          <table:table-cell office:value-type="float" office:value="28.5694" calcext:value-type="float">
            <text:p>28.5694</text:p>
          </table:table-cell>
          <table:table-cell office:value-type="float" office:value="1.702" calcext:value-type="float">
            <text:p>1.702</text:p>
          </table:table-cell>
          <table:table-cell/>
          <table:table-cell office:value-type="float" office:value="28.5694" calcext:value-type="float">
            <text:p>28.5694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848897" calcext:value-type="float">
            <text:p>0.848897</text:p>
          </table:table-cell>
          <table:table-cell/>
          <table:table-cell office:value-type="float" office:value="26.8991" calcext:value-type="float">
            <text:p>26.8991</text:p>
          </table:table-cell>
          <table:table-cell office:value-type="float" office:value="1.744" calcext:value-type="float">
            <text:p>1.744</text:p>
          </table:table-cell>
          <table:table-cell/>
          <table:table-cell office:value-type="float" office:value="28.9549" calcext:value-type="float">
            <text:p>28.9549</text:p>
          </table:table-cell>
          <table:table-cell office:value-type="float" office:value="2.547" calcext:value-type="float">
            <text:p>2.547</text:p>
          </table:table-cell>
          <table:table-cell/>
          <table:table-cell office:value-type="float" office:value="28.9549" calcext:value-type="float">
            <text:p>28.9549</text:p>
          </table:table-cell>
          <table:table-cell office:value-type="float" office:value="1.279" calcext:value-type="float">
            <text:p>1.279</text:p>
          </table:table-cell>
          <table:table-cell/>
          <table:table-cell office:value-type="float" office:value="28.575" calcext:value-type="float">
            <text:p>28.575</text:p>
          </table:table-cell>
          <table:table-cell office:value-type="float" office:value="1.402" calcext:value-type="float">
            <text:p>1.402</text:p>
          </table:table-cell>
          <table:table-cell/>
          <table:table-cell office:value-type="float" office:value="28.575" calcext:value-type="float">
            <text:p>28.575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0.851757" calcext:value-type="float">
            <text:p>0.851757</text:p>
          </table:table-cell>
          <table:table-cell/>
          <table:table-cell office:value-type="float" office:value="26.9741" calcext:value-type="float">
            <text:p>26.9741</text:p>
          </table:table-cell>
          <table:table-cell office:value-type="float" office:value="1.862" calcext:value-type="float">
            <text:p>1.862</text:p>
          </table:table-cell>
          <table:table-cell/>
          <table:table-cell office:value-type="float" office:value="28.9622" calcext:value-type="float">
            <text:p>28.9622</text:p>
          </table:table-cell>
          <table:table-cell office:value-type="float" office:value="2.481" calcext:value-type="float">
            <text:p>2.481</text:p>
          </table:table-cell>
          <table:table-cell/>
          <table:table-cell office:value-type="float" office:value="28.9622" calcext:value-type="float">
            <text:p>28.9622</text:p>
          </table:table-cell>
          <table:table-cell office:value-type="float" office:value="1.378" calcext:value-type="float">
            <text:p>1.378</text:p>
          </table:table-cell>
          <table:table-cell/>
          <table:table-cell office:value-type="float" office:value="28.5123" calcext:value-type="float">
            <text:p>28.5123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28.6269" calcext:value-type="float">
            <text:p>28.6269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float" office:value="0.853419" calcext:value-type="float">
            <text:p>0.853419</text:p>
          </table:table-cell>
          <table:table-cell/>
          <table:table-cell office:value-type="float" office:value="26.5516" calcext:value-type="float">
            <text:p>26.5516</text:p>
          </table:table-cell>
          <table:table-cell office:value-type="float" office:value="1.678" calcext:value-type="float">
            <text:p>1.678</text:p>
          </table:table-cell>
          <table:table-cell/>
          <table:table-cell office:value-type="float" office:value="29.025" calcext:value-type="float">
            <text:p>29.025</text:p>
          </table:table-cell>
          <table:table-cell office:value-type="float" office:value="2.786" calcext:value-type="float">
            <text:p>2.786</text:p>
          </table:table-cell>
          <table:table-cell/>
          <table:table-cell office:value-type="float" office:value="29.025" calcext:value-type="float">
            <text:p>29.025</text:p>
          </table:table-cell>
          <table:table-cell office:value-type="float" office:value="1.319" calcext:value-type="float">
            <text:p>1.319</text:p>
          </table:table-cell>
          <table:table-cell/>
          <table:table-cell office:value-type="float" office:value="28.6042" calcext:value-type="float">
            <text:p>28.6042</text:p>
          </table:table-cell>
          <table:table-cell office:value-type="float" office:value="1.475" calcext:value-type="float">
            <text:p>1.475</text:p>
          </table:table-cell>
          <table:table-cell/>
          <table:table-cell office:value-type="float" office:value="28.6042" calcext:value-type="float">
            <text:p>28.6042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0.855472" calcext:value-type="float">
            <text:p>0.855472</text:p>
          </table:table-cell>
          <table:table-cell/>
          <table:table-cell office:value-type="float" office:value="26.9605" calcext:value-type="float">
            <text:p>26.9605</text:p>
          </table:table-cell>
          <table:table-cell office:value-type="float" office:value="2.587" calcext:value-type="float">
            <text:p>2.587</text:p>
          </table:table-cell>
          <table:table-cell/>
          <table:table-cell office:value-type="float" office:value="29.3163" calcext:value-type="float">
            <text:p>29.3163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29.3163" calcext:value-type="float">
            <text:p>29.3163</text:p>
          </table:table-cell>
          <table:table-cell office:value-type="float" office:value="1.452" calcext:value-type="float">
            <text:p>1.452</text:p>
          </table:table-cell>
          <table:table-cell/>
          <table:table-cell office:value-type="float" office:value="28.879" calcext:value-type="float">
            <text:p>28.879</text:p>
          </table:table-cell>
          <table:table-cell office:value-type="float" office:value="1.174" calcext:value-type="float">
            <text:p>1.174</text:p>
          </table:table-cell>
          <table:table-cell/>
          <table:table-cell office:value-type="float" office:value="28.879" calcext:value-type="float">
            <text:p>28.879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0.85554" calcext:value-type="float">
            <text:p>0.85554</text:p>
          </table:table-cell>
          <table:table-cell/>
          <table:table-cell office:value-type="float" office:value="27.1621" calcext:value-type="float">
            <text:p>27.1621</text:p>
          </table:table-cell>
          <table:table-cell office:value-type="float" office:value="2.865" calcext:value-type="float">
            <text:p>2.865</text:p>
          </table:table-cell>
          <table:table-cell/>
          <table:table-cell office:value-type="float" office:value="29.37" calcext:value-type="float">
            <text:p>29.37</text:p>
          </table:table-cell>
          <table:table-cell office:value-type="float" office:value="1.243" calcext:value-type="float">
            <text:p>1.243</text:p>
          </table:table-cell>
          <table:table-cell/>
          <table:table-cell office:value-type="float" office:value="29.37" calcext:value-type="float">
            <text:p>29.37</text:p>
          </table:table-cell>
          <table:table-cell office:value-type="float" office:value="1.217" calcext:value-type="float">
            <text:p>1.217</text:p>
          </table:table-cell>
          <table:table-cell/>
          <table:table-cell office:value-type="float" office:value="28.9133" calcext:value-type="float">
            <text:p>28.9133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28.9541" calcext:value-type="float">
            <text:p>28.954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860156" calcext:value-type="float">
            <text:p>0.860156</text:p>
          </table:table-cell>
          <table:table-cell/>
          <table:table-cell office:value-type="float" office:value="27.0192" calcext:value-type="float">
            <text:p>27.0192</text:p>
          </table:table-cell>
          <table:table-cell office:value-type="float" office:value="1.598" calcext:value-type="float">
            <text:p>1.598</text:p>
          </table:table-cell>
          <table:table-cell/>
          <table:table-cell office:value-type="float" office:value="29.1286" calcext:value-type="float">
            <text:p>29.1286</text:p>
          </table:table-cell>
          <table:table-cell office:value-type="float" office:value="2.258" calcext:value-type="float">
            <text:p>2.258</text:p>
          </table:table-cell>
          <table:table-cell/>
          <table:table-cell office:value-type="float" office:value="29.1286" calcext:value-type="float">
            <text:p>29.1286</text:p>
          </table:table-cell>
          <table:table-cell office:value-type="float" office:value="1.383" calcext:value-type="float">
            <text:p>1.383</text:p>
          </table:table-cell>
          <table:table-cell/>
          <table:table-cell office:value-type="float" office:value="28.6412" calcext:value-type="float">
            <text:p>28.6412</text:p>
          </table:table-cell>
          <table:table-cell office:value-type="float" office:value="1.623" calcext:value-type="float">
            <text:p>1.623</text:p>
          </table:table-cell>
          <table:table-cell/>
          <table:table-cell office:value-type="float" office:value="28.6791" calcext:value-type="float">
            <text:p>28.6791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float" office:value="0.86037" calcext:value-type="float">
            <text:p>0.86037</text:p>
          </table:table-cell>
          <table:table-cell/>
          <table:table-cell office:value-type="float" office:value="26.909" calcext:value-type="float">
            <text:p>26.909</text:p>
          </table:table-cell>
          <table:table-cell office:value-type="float" office:value="2.087" calcext:value-type="float">
            <text:p>2.087</text:p>
          </table:table-cell>
          <table:table-cell/>
          <table:table-cell office:value-type="float" office:value="29.0683" calcext:value-type="float">
            <text:p>29.0683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29.0683" calcext:value-type="float">
            <text:p>29.0683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28.5939" calcext:value-type="float">
            <text:p>28.5939</text:p>
          </table:table-cell>
          <table:table-cell office:value-type="float" office:value="1.594" calcext:value-type="float">
            <text:p>1.594</text:p>
          </table:table-cell>
          <table:table-cell/>
          <table:table-cell office:value-type="float" office:value="28.5939" calcext:value-type="float">
            <text:p>28.5939</text:p>
          </table:table-cell>
          <table:table-cell office:value-type="float" office:value="1.265" calcext:value-type="float">
            <text:p>1.265</text:p>
          </table:table-cell>
        </table:table-row>
        <table:table-row table:style-name="ro1">
          <table:table-cell office:value-type="float" office:value="0.862482" calcext:value-type="float">
            <text:p>0.862482</text:p>
          </table:table-cell>
          <table:table-cell/>
          <table:table-cell office:value-type="float" office:value="26.3234" calcext:value-type="float">
            <text:p>26.3234</text:p>
          </table:table-cell>
          <table:table-cell office:value-type="float" office:value="1.588" calcext:value-type="float">
            <text:p>1.588</text:p>
          </table:table-cell>
          <table:table-cell/>
          <table:table-cell office:value-type="float" office:value="29.0027" calcext:value-type="float">
            <text:p>29.0027</text:p>
          </table:table-cell>
          <table:table-cell office:value-type="float" office:value="2.279" calcext:value-type="float">
            <text:p>2.279</text:p>
          </table:table-cell>
          <table:table-cell/>
          <table:table-cell office:value-type="float" office:value="29.0027" calcext:value-type="float">
            <text:p>29.0027</text:p>
          </table:table-cell>
          <table:table-cell office:value-type="float" office:value="1.668" calcext:value-type="float">
            <text:p>1.668</text:p>
          </table:table-cell>
          <table:table-cell/>
          <table:table-cell office:value-type="float" office:value="28.5127" calcext:value-type="float">
            <text:p>28.5127</text:p>
          </table:table-cell>
          <table:table-cell office:value-type="float" office:value="1.224" calcext:value-type="float">
            <text:p>1.224</text:p>
          </table:table-cell>
          <table:table-cell/>
          <table:table-cell office:value-type="float" office:value="28.5127" calcext:value-type="float">
            <text:p>28.5127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0.866576" calcext:value-type="float">
            <text:p>0.866576</text:p>
          </table:table-cell>
          <table:table-cell/>
          <table:table-cell office:value-type="float" office:value="27.1621" calcext:value-type="float">
            <text:p>27.1621</text:p>
          </table:table-cell>
          <table:table-cell office:value-type="float" office:value="1.941" calcext:value-type="float">
            <text:p>1.941</text:p>
          </table:table-cell>
          <table:table-cell/>
          <table:table-cell office:value-type="float" office:value="29.171" calcext:value-type="float">
            <text:p>29.171</text:p>
          </table:table-cell>
          <table:table-cell office:value-type="float" office:value="2.327" calcext:value-type="float">
            <text:p>2.327</text:p>
          </table:table-cell>
          <table:table-cell/>
          <table:table-cell office:value-type="float" office:value="29.171" calcext:value-type="float">
            <text:p>29.171</text:p>
          </table:table-cell>
          <table:table-cell office:value-type="float" office:value="1.714" calcext:value-type="float">
            <text:p>1.714</text:p>
          </table:table-cell>
          <table:table-cell/>
          <table:table-cell office:value-type="float" office:value="28.6347" calcext:value-type="float">
            <text:p>28.6347</text:p>
          </table:table-cell>
          <table:table-cell office:value-type="float" office:value="1.452" calcext:value-type="float">
            <text:p>1.452</text:p>
          </table:table-cell>
          <table:table-cell/>
          <table:table-cell office:value-type="float" office:value="28.6766" calcext:value-type="float">
            <text:p>28.6766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0.867635" calcext:value-type="float">
            <text:p>0.867635</text:p>
          </table:table-cell>
          <table:table-cell/>
          <table:table-cell office:value-type="float" office:value="27.0995" calcext:value-type="float">
            <text:p>27.0995</text:p>
          </table:table-cell>
          <table:table-cell office:value-type="float" office:value="2.518" calcext:value-type="float">
            <text:p>2.518</text:p>
          </table:table-cell>
          <table:table-cell/>
          <table:table-cell office:value-type="float" office:value="29.0309" calcext:value-type="float">
            <text:p>29.0309</text:p>
          </table:table-cell>
          <table:table-cell office:value-type="float" office:value="1.909" calcext:value-type="float">
            <text:p>1.909</text:p>
          </table:table-cell>
          <table:table-cell/>
          <table:table-cell office:value-type="float" office:value="29.0309" calcext:value-type="float">
            <text:p>29.0309</text:p>
          </table:table-cell>
          <table:table-cell office:value-type="float" office:value="1.219" calcext:value-type="float">
            <text:p>1.219</text:p>
          </table:table-cell>
          <table:table-cell/>
          <table:table-cell office:value-type="float" office:value="28.4932" calcext:value-type="float">
            <text:p>28.4932</text:p>
          </table:table-cell>
          <table:table-cell office:value-type="float" office:value="1.148" calcext:value-type="float">
            <text:p>1.148</text:p>
          </table:table-cell>
          <table:table-cell/>
          <table:table-cell office:value-type="float" office:value="28.5348" calcext:value-type="float">
            <text:p>28.5348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float" office:value="0.866856" calcext:value-type="float">
            <text:p>0.866856</text:p>
          </table:table-cell>
          <table:table-cell/>
          <table:table-cell office:value-type="float" office:value="26.6974" calcext:value-type="float">
            <text:p>26.6974</text:p>
          </table:table-cell>
          <table:table-cell office:value-type="float" office:value="1.943" calcext:value-type="float">
            <text:p>1.943</text:p>
          </table:table-cell>
          <table:table-cell/>
          <table:table-cell office:value-type="float" office:value="28.8227" calcext:value-type="float">
            <text:p>28.8227</text:p>
          </table:table-cell>
          <table:table-cell office:value-type="float" office:value="2.267" calcext:value-type="float">
            <text:p>2.267</text:p>
          </table:table-cell>
          <table:table-cell/>
          <table:table-cell office:value-type="float" office:value="28.8227" calcext:value-type="float">
            <text:p>28.8227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28.2829" calcext:value-type="float">
            <text:p>28.2829</text:p>
          </table:table-cell>
          <table:table-cell office:value-type="float" office:value="1.682" calcext:value-type="float">
            <text:p>1.682</text:p>
          </table:table-cell>
          <table:table-cell/>
          <table:table-cell office:value-type="float" office:value="28.3215" calcext:value-type="float">
            <text:p>28.3215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0.870603" calcext:value-type="float">
            <text:p>0.870603</text:p>
          </table:table-cell>
          <table:table-cell/>
          <table:table-cell office:value-type="float" office:value="26.9487" calcext:value-type="float">
            <text:p>26.9487</text:p>
          </table:table-cell>
          <table:table-cell office:value-type="float" office:value="2.051" calcext:value-type="float">
            <text:p>2.051</text:p>
          </table:table-cell>
          <table:table-cell/>
          <table:table-cell office:value-type="float" office:value="28.7446" calcext:value-type="float">
            <text:p>28.7446</text:p>
          </table:table-cell>
          <table:table-cell office:value-type="float" office:value="2.092" calcext:value-type="float">
            <text:p>2.092</text:p>
          </table:table-cell>
          <table:table-cell/>
          <table:table-cell office:value-type="float" office:value="28.7446" calcext:value-type="float">
            <text:p>28.7446</text:p>
          </table:table-cell>
          <table:table-cell office:value-type="float" office:value="1.406" calcext:value-type="float">
            <text:p>1.406</text:p>
          </table:table-cell>
          <table:table-cell/>
          <table:table-cell office:value-type="float" office:value="28.2044" calcext:value-type="float">
            <text:p>28.2044</text:p>
          </table:table-cell>
          <table:table-cell office:value-type="float" office:value="1.562" calcext:value-type="float">
            <text:p>1.562</text:p>
          </table:table-cell>
          <table:table-cell/>
          <table:table-cell office:value-type="float" office:value="28.2044" calcext:value-type="float">
            <text:p>28.204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0.873534" calcext:value-type="float">
            <text:p>0.873534</text:p>
          </table:table-cell>
          <table:table-cell/>
          <table:table-cell office:value-type="float" office:value="26.754" calcext:value-type="float">
            <text:p>26.754</text:p>
          </table:table-cell>
          <table:table-cell office:value-type="float" office:value="1.884" calcext:value-type="float">
            <text:p>1.884</text:p>
          </table:table-cell>
          <table:table-cell/>
          <table:table-cell office:value-type="float" office:value="29.0075" calcext:value-type="float">
            <text:p>29.0075</text:p>
          </table:table-cell>
          <table:table-cell office:value-type="float" office:value="2.336" calcext:value-type="float">
            <text:p>2.336</text:p>
          </table:table-cell>
          <table:table-cell/>
          <table:table-cell office:value-type="float" office:value="29.0075" calcext:value-type="float">
            <text:p>29.0075</text:p>
          </table:table-cell>
          <table:table-cell office:value-type="float" office:value="1.495" calcext:value-type="float">
            <text:p>1.495</text:p>
          </table:table-cell>
          <table:table-cell/>
          <table:table-cell office:value-type="float" office:value="28.412" calcext:value-type="float">
            <text:p>28.412</text:p>
          </table:table-cell>
          <table:table-cell office:value-type="float" office:value="1.488" calcext:value-type="float">
            <text:p>1.488</text:p>
          </table:table-cell>
          <table:table-cell/>
          <table:table-cell office:value-type="float" office:value="28.4961" calcext:value-type="float">
            <text:p>28.4961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0.875041" calcext:value-type="float">
            <text:p>0.875041</text:p>
          </table:table-cell>
          <table:table-cell/>
          <table:table-cell office:value-type="float" office:value="26.5659" calcext:value-type="float">
            <text:p>26.5659</text:p>
          </table:table-cell>
          <table:table-cell office:value-type="float" office:value="2.891" calcext:value-type="float">
            <text:p>2.891</text:p>
          </table:table-cell>
          <table:table-cell/>
          <table:table-cell office:value-type="float" office:value="28.9225" calcext:value-type="float">
            <text:p>28.9225</text:p>
          </table:table-cell>
          <table:table-cell office:value-type="float" office:value="1.289" calcext:value-type="float">
            <text:p>1.289</text:p>
          </table:table-cell>
          <table:table-cell/>
          <table:table-cell office:value-type="float" office:value="28.9225" calcext:value-type="float">
            <text:p>28.9225</text:p>
          </table:table-cell>
          <table:table-cell office:value-type="float" office:value="1.482" calcext:value-type="float">
            <text:p>1.482</text:p>
          </table:table-cell>
          <table:table-cell/>
          <table:table-cell office:value-type="float" office:value="28.3507" calcext:value-type="float">
            <text:p>28.3507</text:p>
          </table:table-cell>
          <table:table-cell office:value-type="float" office:value="1.502" calcext:value-type="float">
            <text:p>1.502</text:p>
          </table:table-cell>
          <table:table-cell/>
          <table:table-cell office:value-type="float" office:value="28.3507" calcext:value-type="float">
            <text:p>28.350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76199" calcext:value-type="float">
            <text:p>0.876199</text:p>
          </table:table-cell>
          <table:table-cell/>
          <table:table-cell office:value-type="float" office:value="26.5329" calcext:value-type="float">
            <text:p>26.5329</text:p>
          </table:table-cell>
          <table:table-cell office:value-type="float" office:value="2.707" calcext:value-type="float">
            <text:p>2.707</text:p>
          </table:table-cell>
          <table:table-cell/>
          <table:table-cell office:value-type="float" office:value="29.2683" calcext:value-type="float">
            <text:p>29.2683</text:p>
          </table:table-cell>
          <table:table-cell office:value-type="float" office:value="1.662" calcext:value-type="float">
            <text:p>1.662</text:p>
          </table:table-cell>
          <table:table-cell/>
          <table:table-cell office:value-type="float" office:value="29.2683" calcext:value-type="float">
            <text:p>29.2683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float" office:value="28.6814" calcext:value-type="float">
            <text:p>28.6814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float" office:value="28.6814" calcext:value-type="float">
            <text:p>28.6814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87727" calcext:value-type="float">
            <text:p>0.87727</text:p>
          </table:table-cell>
          <table:table-cell/>
          <table:table-cell office:value-type="float" office:value="26.7695" calcext:value-type="float">
            <text:p>26.7695</text:p>
          </table:table-cell>
          <table:table-cell office:value-type="float" office:value="2.092" calcext:value-type="float">
            <text:p>2.092</text:p>
          </table:table-cell>
          <table:table-cell/>
          <table:table-cell office:value-type="float" office:value="29.2657" calcext:value-type="float">
            <text:p>29.2657</text:p>
          </table:table-cell>
          <table:table-cell office:value-type="float" office:value="1.982" calcext:value-type="float">
            <text:p>1.982</text:p>
          </table:table-cell>
          <table:table-cell/>
          <table:table-cell office:value-type="float" office:value="29.2657" calcext:value-type="float">
            <text:p>29.2657</text:p>
          </table:table-cell>
          <table:table-cell office:value-type="float" office:value="1.292" calcext:value-type="float">
            <text:p>1.292</text:p>
          </table:table-cell>
          <table:table-cell/>
          <table:table-cell office:value-type="float" office:value="28.6748" calcext:value-type="float">
            <text:p>28.6748</text:p>
          </table:table-cell>
          <table:table-cell office:value-type="float" office:value="1.533" calcext:value-type="float">
            <text:p>1.533</text:p>
          </table:table-cell>
          <table:table-cell/>
          <table:table-cell office:value-type="float" office:value="28.6748" calcext:value-type="float">
            <text:p>28.6748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0.88097" calcext:value-type="float">
            <text:p>0.88097</text:p>
          </table:table-cell>
          <table:table-cell/>
          <table:table-cell office:value-type="float" office:value="26.5551" calcext:value-type="float">
            <text:p>26.5551</text:p>
          </table:table-cell>
          <table:table-cell office:value-type="float" office:value="1.808" calcext:value-type="float">
            <text:p>1.808</text:p>
          </table:table-cell>
          <table:table-cell/>
          <table:table-cell office:value-type="float" office:value="29.0902" calcext:value-type="float">
            <text:p>29.0902</text:p>
          </table:table-cell>
          <table:table-cell office:value-type="float" office:value="2.298" calcext:value-type="float">
            <text:p>2.298</text:p>
          </table:table-cell>
          <table:table-cell/>
          <table:table-cell office:value-type="float" office:value="29.0902" calcext:value-type="float">
            <text:p>29.0902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28.4684" calcext:value-type="float">
            <text:p>28.4684</text:p>
          </table:table-cell>
          <table:table-cell office:value-type="float" office:value="1.374" calcext:value-type="float">
            <text:p>1.374</text:p>
          </table:table-cell>
          <table:table-cell/>
          <table:table-cell office:value-type="float" office:value="28.511" calcext:value-type="float">
            <text:p>28.511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0.882625" calcext:value-type="float">
            <text:p>0.882625</text:p>
          </table:table-cell>
          <table:table-cell/>
          <table:table-cell office:value-type="float" office:value="26.4349" calcext:value-type="float">
            <text:p>26.4349</text:p>
          </table:table-cell>
          <table:table-cell office:value-type="float" office:value="1.842" calcext:value-type="float">
            <text:p>1.842</text:p>
          </table:table-cell>
          <table:table-cell/>
          <table:table-cell office:value-type="float" office:value="29.2315" calcext:value-type="float">
            <text:p>29.2315</text:p>
          </table:table-cell>
          <table:table-cell office:value-type="float" office:value="2.341" calcext:value-type="float">
            <text:p>2.341</text:p>
          </table:table-cell>
          <table:table-cell/>
          <table:table-cell office:value-type="float" office:value="29.2315" calcext:value-type="float">
            <text:p>29.2315</text:p>
          </table:table-cell>
          <table:table-cell office:value-type="float" office:value="1.248" calcext:value-type="float">
            <text:p>1.248</text:p>
          </table:table-cell>
          <table:table-cell/>
          <table:table-cell office:value-type="float" office:value="28.5944" calcext:value-type="float">
            <text:p>28.5944</text:p>
          </table:table-cell>
          <table:table-cell office:value-type="float" office:value="1.401" calcext:value-type="float">
            <text:p>1.401</text:p>
          </table:table-cell>
          <table:table-cell/>
          <table:table-cell office:value-type="float" office:value="28.6372" calcext:value-type="float">
            <text:p>28.6372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0.886942" calcext:value-type="float">
            <text:p>0.886942</text:p>
          </table:table-cell>
          <table:table-cell/>
          <table:table-cell office:value-type="float" office:value="27.1645" calcext:value-type="float">
            <text:p>27.1645</text:p>
          </table:table-cell>
          <table:table-cell office:value-type="float" office:value="1.785" calcext:value-type="float">
            <text:p>1.785</text:p>
          </table:table-cell>
          <table:table-cell/>
          <table:table-cell office:value-type="float" office:value="29.1242" calcext:value-type="float">
            <text:p>29.1242</text:p>
          </table:table-cell>
          <table:table-cell office:value-type="float" office:value="2.318" calcext:value-type="float">
            <text:p>2.318</text:p>
          </table:table-cell>
          <table:table-cell/>
          <table:table-cell office:value-type="float" office:value="29.1242" calcext:value-type="float">
            <text:p>29.1242</text:p>
          </table:table-cell>
          <table:table-cell office:value-type="float" office:value="1.444" calcext:value-type="float">
            <text:p>1.444</text:p>
          </table:table-cell>
          <table:table-cell/>
          <table:table-cell office:value-type="float" office:value="28.4812" calcext:value-type="float">
            <text:p>28.4812</text:p>
          </table:table-cell>
          <table:table-cell office:value-type="float" office:value="1.606" calcext:value-type="float">
            <text:p>1.606</text:p>
          </table:table-cell>
          <table:table-cell/>
          <table:table-cell office:value-type="float" office:value="28.4812" calcext:value-type="float">
            <text:p>28.481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0.88724" calcext:value-type="float">
            <text:p>0.88724</text:p>
          </table:table-cell>
          <table:table-cell/>
          <table:table-cell office:value-type="float" office:value="26.9805" calcext:value-type="float">
            <text:p>26.9805</text:p>
          </table:table-cell>
          <table:table-cell office:value-type="float" office:value="1.633" calcext:value-type="float">
            <text:p>1.633</text:p>
          </table:table-cell>
          <table:table-cell/>
          <table:table-cell office:value-type="float" office:value="29.3153" calcext:value-type="float">
            <text:p>29.3153</text:p>
          </table:table-cell>
          <table:table-cell office:value-type="float" office:value="2.144" calcext:value-type="float">
            <text:p>2.144</text:p>
          </table:table-cell>
          <table:table-cell/>
          <table:table-cell office:value-type="float" office:value="29.3153" calcext:value-type="float">
            <text:p>29.3153</text:p>
          </table:table-cell>
          <table:table-cell office:value-type="float" office:value="1.488" calcext:value-type="float">
            <text:p>1.488</text:p>
          </table:table-cell>
          <table:table-cell/>
          <table:table-cell office:value-type="float" office:value="28.6665" calcext:value-type="float">
            <text:p>28.6665</text:p>
          </table:table-cell>
          <table:table-cell office:value-type="float" office:value="1.314" calcext:value-type="float">
            <text:p>1.314</text:p>
          </table:table-cell>
          <table:table-cell/>
          <table:table-cell office:value-type="float" office:value="28.6665" calcext:value-type="float">
            <text:p>28.6665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>
          <table:table-cell office:value-type="float" office:value="0.891468" calcext:value-type="float">
            <text:p>0.891468</text:p>
          </table:table-cell>
          <table:table-cell/>
          <table:table-cell office:value-type="float" office:value="27.0229" calcext:value-type="float">
            <text:p>27.0229</text:p>
          </table:table-cell>
          <table:table-cell office:value-type="float" office:value="1.802" calcext:value-type="float">
            <text:p>1.802</text:p>
          </table:table-cell>
          <table:table-cell/>
          <table:table-cell office:value-type="float" office:value="29.1273" calcext:value-type="float">
            <text:p>29.1273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29.1273" calcext:value-type="float">
            <text:p>29.1273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28.4462" calcext:value-type="float">
            <text:p>28.4462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float" office:value="28.4865" calcext:value-type="float">
            <text:p>28.486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0.893279" calcext:value-type="float">
            <text:p>0.893279</text:p>
          </table:table-cell>
          <table:table-cell/>
          <table:table-cell office:value-type="float" office:value="27.0827" calcext:value-type="float">
            <text:p>27.0827</text:p>
          </table:table-cell>
          <table:table-cell office:value-type="float" office:value="1.539" calcext:value-type="float">
            <text:p>1.539</text:p>
          </table:table-cell>
          <table:table-cell/>
          <table:table-cell office:value-type="float" office:value="29.1869" calcext:value-type="float">
            <text:p>29.1869</text:p>
          </table:table-cell>
          <table:table-cell office:value-type="float" office:value="2.214" calcext:value-type="float">
            <text:p>2.214</text:p>
          </table:table-cell>
          <table:table-cell/>
          <table:table-cell office:value-type="float" office:value="29.1869" calcext:value-type="float">
            <text:p>29.1869</text:p>
          </table:table-cell>
          <table:table-cell office:value-type="float" office:value="1.364" calcext:value-type="float">
            <text:p>1.364</text:p>
          </table:table-cell>
          <table:table-cell/>
          <table:table-cell office:value-type="float" office:value="28.5121" calcext:value-type="float">
            <text:p>28.5121</text:p>
          </table:table-cell>
          <table:table-cell office:value-type="float" office:value="1.629" calcext:value-type="float">
            <text:p>1.629</text:p>
          </table:table-cell>
          <table:table-cell/>
          <table:table-cell office:value-type="float" office:value="28.5121" calcext:value-type="float">
            <text:p>28.5121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0.895443" calcext:value-type="float">
            <text:p>0.895443</text:p>
          </table:table-cell>
          <table:table-cell/>
          <table:table-cell office:value-type="float" office:value="26.9929" calcext:value-type="float">
            <text:p>26.9929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29.4357" calcext:value-type="float">
            <text:p>29.4357</text:p>
          </table:table-cell>
          <table:table-cell office:value-type="float" office:value="2.055" calcext:value-type="float">
            <text:p>2.055</text:p>
          </table:table-cell>
          <table:table-cell/>
          <table:table-cell office:value-type="float" office:value="29.4357" calcext:value-type="float">
            <text:p>29.4357</text:p>
          </table:table-cell>
          <table:table-cell office:value-type="float" office:value="1.821" calcext:value-type="float">
            <text:p>1.821</text:p>
          </table:table-cell>
          <table:table-cell/>
          <table:table-cell office:value-type="float" office:value="28.7448" calcext:value-type="float">
            <text:p>28.7448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28.7448" calcext:value-type="float">
            <text:p>28.7448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0.897664" calcext:value-type="float">
            <text:p>0.897664</text:p>
          </table:table-cell>
          <table:table-cell/>
          <table:table-cell office:value-type="float" office:value="27.4733" calcext:value-type="float">
            <text:p>27.4733</text:p>
          </table:table-cell>
          <table:table-cell office:value-type="float" office:value="1.837" calcext:value-type="float">
            <text:p>1.837</text:p>
          </table:table-cell>
          <table:table-cell/>
          <table:table-cell office:value-type="float" office:value="29.896" calcext:value-type="float">
            <text:p>29.896</text:p>
          </table:table-cell>
          <table:table-cell office:value-type="float" office:value="2.245" calcext:value-type="float">
            <text:p>2.245</text:p>
          </table:table-cell>
          <table:table-cell/>
          <table:table-cell office:value-type="float" office:value="29.896" calcext:value-type="float">
            <text:p>29.896</text:p>
          </table:table-cell>
          <table:table-cell office:value-type="float" office:value="1.523" calcext:value-type="float">
            <text:p>1.523</text:p>
          </table:table-cell>
          <table:table-cell/>
          <table:table-cell office:value-type="float" office:value="29.1836" calcext:value-type="float">
            <text:p>29.1836</text:p>
          </table:table-cell>
          <table:table-cell office:value-type="float" office:value="1.608" calcext:value-type="float">
            <text:p>1.608</text:p>
          </table:table-cell>
          <table:table-cell/>
          <table:table-cell office:value-type="float" office:value="29.1836" calcext:value-type="float">
            <text:p>29.1836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895215" calcext:value-type="float">
            <text:p>0.895215</text:p>
          </table:table-cell>
          <table:table-cell/>
          <table:table-cell office:value-type="float" office:value="26.8627" calcext:value-type="float">
            <text:p>26.8627</text:p>
          </table:table-cell>
          <table:table-cell office:value-type="float" office:value="2.194" calcext:value-type="float">
            <text:p>2.194</text:p>
          </table:table-cell>
          <table:table-cell/>
          <table:table-cell office:value-type="float" office:value="29.2799" calcext:value-type="float">
            <text:p>29.2799</text:p>
          </table:table-cell>
          <table:table-cell office:value-type="float" office:value="2.134" calcext:value-type="float">
            <text:p>2.134</text:p>
          </table:table-cell>
          <table:table-cell/>
          <table:table-cell office:value-type="float" office:value="29.2799" calcext:value-type="float">
            <text:p>29.2799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8.5772" calcext:value-type="float">
            <text:p>28.5772</text:p>
          </table:table-cell>
          <table:table-cell office:value-type="float" office:value="1.233" calcext:value-type="float">
            <text:p>1.233</text:p>
          </table:table-cell>
          <table:table-cell/>
          <table:table-cell office:value-type="float" office:value="28.6187" calcext:value-type="float">
            <text:p>28.6187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896359" calcext:value-type="float">
            <text:p>0.896359</text:p>
          </table:table-cell>
          <table:table-cell/>
          <table:table-cell office:value-type="float" office:value="26.8168" calcext:value-type="float">
            <text:p>26.8168</text:p>
          </table:table-cell>
          <table:table-cell office:value-type="float" office:value="1.883" calcext:value-type="float">
            <text:p>1.883</text:p>
          </table:table-cell>
          <table:table-cell/>
          <table:table-cell office:value-type="float" office:value="29.3161" calcext:value-type="float">
            <text:p>29.3161</text:p>
          </table:table-cell>
          <table:table-cell office:value-type="float" office:value="2.242" calcext:value-type="float">
            <text:p>2.242</text:p>
          </table:table-cell>
          <table:table-cell/>
          <table:table-cell office:value-type="float" office:value="29.3161" calcext:value-type="float">
            <text:p>29.3161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float" office:value="28.6084" calcext:value-type="float">
            <text:p>28.6084</text:p>
          </table:table-cell>
          <table:table-cell office:value-type="float" office:value="1.642" calcext:value-type="float">
            <text:p>1.642</text:p>
          </table:table-cell>
          <table:table-cell/>
          <table:table-cell office:value-type="float" office:value="28.6493" calcext:value-type="float">
            <text:p>28.6493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0.896455" calcext:value-type="float">
            <text:p>0.896455</text:p>
          </table:table-cell>
          <table:table-cell/>
          <table:table-cell office:value-type="float" office:value="27.022" calcext:value-type="float">
            <text:p>27.022</text:p>
          </table:table-cell>
          <table:table-cell office:value-type="float" office:value="1.558" calcext:value-type="float">
            <text:p>1.558</text:p>
          </table:table-cell>
          <table:table-cell/>
          <table:table-cell office:value-type="float" office:value="29.1708" calcext:value-type="float">
            <text:p>29.1708</text:p>
          </table:table-cell>
          <table:table-cell office:value-type="float" office:value="2.413" calcext:value-type="float">
            <text:p>2.413</text:p>
          </table:table-cell>
          <table:table-cell/>
          <table:table-cell office:value-type="float" office:value="29.1708" calcext:value-type="float">
            <text:p>29.1708</text:p>
          </table:table-cell>
          <table:table-cell office:value-type="float" office:value="1.542" calcext:value-type="float">
            <text:p>1.542</text:p>
          </table:table-cell>
          <table:table-cell/>
          <table:table-cell office:value-type="float" office:value="28.4808" calcext:value-type="float">
            <text:p>28.4808</text:p>
          </table:table-cell>
          <table:table-cell office:value-type="float" office:value="1.514" calcext:value-type="float">
            <text:p>1.514</text:p>
          </table:table-cell>
          <table:table-cell/>
          <table:table-cell office:value-type="float" office:value="28.4808" calcext:value-type="float">
            <text:p>28.4808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0.898237" calcext:value-type="float">
            <text:p>0.898237</text:p>
          </table:table-cell>
          <table:table-cell/>
          <table:table-cell office:value-type="float" office:value="27.2154" calcext:value-type="float">
            <text:p>27.2154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29.3243" calcext:value-type="float">
            <text:p>29.3243</text:p>
          </table:table-cell>
          <table:table-cell office:value-type="float" office:value="2.205" calcext:value-type="float">
            <text:p>2.205</text:p>
          </table:table-cell>
          <table:table-cell/>
          <table:table-cell office:value-type="float" office:value="29.3243" calcext:value-type="float">
            <text:p>29.3243</text:p>
          </table:table-cell>
          <table:table-cell office:value-type="float" office:value="1.381" calcext:value-type="float">
            <text:p>1.381</text:p>
          </table:table-cell>
          <table:table-cell/>
          <table:table-cell office:value-type="float" office:value="28.6226" calcext:value-type="float">
            <text:p>28.6226</text:p>
          </table:table-cell>
          <table:table-cell office:value-type="float" office:value="1.746" calcext:value-type="float">
            <text:p>1.746</text:p>
          </table:table-cell>
          <table:table-cell/>
          <table:table-cell office:value-type="float" office:value="28.6226" calcext:value-type="float">
            <text:p>28.6226</text:p>
          </table:table-cell>
          <table:table-cell office:value-type="float" office:value="1.138" calcext:value-type="float">
            <text:p>1.138</text:p>
          </table:table-cell>
        </table:table-row>
        <table:table-row table:style-name="ro1">
          <table:table-cell office:value-type="float" office:value="0.899742" calcext:value-type="float">
            <text:p>0.899742</text:p>
          </table:table-cell>
          <table:table-cell/>
          <table:table-cell office:value-type="float" office:value="26.8092" calcext:value-type="float">
            <text:p>26.8092</text:p>
          </table:table-cell>
          <table:table-cell office:value-type="float" office:value="1.895" calcext:value-type="float">
            <text:p>1.895</text:p>
          </table:table-cell>
          <table:table-cell/>
          <table:table-cell office:value-type="float" office:value="29.2688" calcext:value-type="float">
            <text:p>29.2688</text:p>
          </table:table-cell>
          <table:table-cell office:value-type="float" office:value="2.148" calcext:value-type="float">
            <text:p>2.148</text:p>
          </table:table-cell>
          <table:table-cell/>
          <table:table-cell office:value-type="float" office:value="29.2688" calcext:value-type="float">
            <text:p>29.2688</text:p>
          </table:table-cell>
          <table:table-cell office:value-type="float" office:value="1.473" calcext:value-type="float">
            <text:p>1.473</text:p>
          </table:table-cell>
          <table:table-cell/>
          <table:table-cell office:value-type="float" office:value="28.5624" calcext:value-type="float">
            <text:p>28.5624</text:p>
          </table:table-cell>
          <table:table-cell office:value-type="float" office:value="1.372" calcext:value-type="float">
            <text:p>1.372</text:p>
          </table:table-cell>
          <table:table-cell/>
          <table:table-cell office:value-type="float" office:value="28.5624" calcext:value-type="float">
            <text:p>28.5624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0.899442" calcext:value-type="float">
            <text:p>0.899442</text:p>
          </table:table-cell>
          <table:table-cell/>
          <table:table-cell office:value-type="float" office:value="26.7843" calcext:value-type="float">
            <text:p>26.7843</text:p>
          </table:table-cell>
          <table:table-cell office:value-type="float" office:value="1.808" calcext:value-type="float">
            <text:p>1.808</text:p>
          </table:table-cell>
          <table:table-cell/>
          <table:table-cell office:value-type="float" office:value="29.3764" calcext:value-type="float">
            <text:p>29.3764</text:p>
          </table:table-cell>
          <table:table-cell office:value-type="float" office:value="2.292" calcext:value-type="float">
            <text:p>2.292</text:p>
          </table:table-cell>
          <table:table-cell/>
          <table:table-cell office:value-type="float" office:value="29.3764" calcext:value-type="float">
            <text:p>29.376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8.668" calcext:value-type="float">
            <text:p>28.668</text:p>
          </table:table-cell>
          <table:table-cell office:value-type="float" office:value="1.339" calcext:value-type="float">
            <text:p>1.339</text:p>
          </table:table-cell>
          <table:table-cell/>
          <table:table-cell office:value-type="float" office:value="28.668" calcext:value-type="float">
            <text:p>28.668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float" office:value="0.900442" calcext:value-type="float">
            <text:p>0.900442</text:p>
          </table:table-cell>
          <table:table-cell/>
          <table:table-cell office:value-type="float" office:value="26.9811" calcext:value-type="float">
            <text:p>26.9811</text:p>
          </table:table-cell>
          <table:table-cell office:value-type="float" office:value="1.556" calcext:value-type="float">
            <text:p>1.556</text:p>
          </table:table-cell>
          <table:table-cell/>
          <table:table-cell office:value-type="float" office:value="29.3471" calcext:value-type="float">
            <text:p>29.3471</text:p>
          </table:table-cell>
          <table:table-cell office:value-type="float" office:value="2.054" calcext:value-type="float">
            <text:p>2.054</text:p>
          </table:table-cell>
          <table:table-cell/>
          <table:table-cell office:value-type="float" office:value="29.3471" calcext:value-type="float">
            <text:p>29.3471</text:p>
          </table:table-cell>
          <table:table-cell office:value-type="float" office:value="1.468" calcext:value-type="float">
            <text:p>1.468</text:p>
          </table:table-cell>
          <table:table-cell/>
          <table:table-cell office:value-type="float" office:value="28.6187" calcext:value-type="float">
            <text:p>28.6187</text:p>
          </table:table-cell>
          <table:table-cell office:value-type="float" office:value="1.276" calcext:value-type="float">
            <text:p>1.276</text:p>
          </table:table-cell>
          <table:table-cell/>
          <table:table-cell office:value-type="float" office:value="28.6617" calcext:value-type="float">
            <text:p>28.6617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float" office:value="0.903109" calcext:value-type="float">
            <text:p>0.903109</text:p>
          </table:table-cell>
          <table:table-cell/>
          <table:table-cell office:value-type="float" office:value="27.6499" calcext:value-type="float">
            <text:p>27.6499</text:p>
          </table:table-cell>
          <table:table-cell office:value-type="float" office:value="1.776" calcext:value-type="float">
            <text:p>1.776</text:p>
          </table:table-cell>
          <table:table-cell/>
          <table:table-cell office:value-type="float" office:value="29.5964" calcext:value-type="float">
            <text:p>29.5964</text:p>
          </table:table-cell>
          <table:table-cell office:value-type="float" office:value="2.061" calcext:value-type="float">
            <text:p>2.061</text:p>
          </table:table-cell>
          <table:table-cell/>
          <table:table-cell office:value-type="float" office:value="29.5964" calcext:value-type="float">
            <text:p>29.5964</text:p>
          </table:table-cell>
          <table:table-cell office:value-type="float" office:value="1.525" calcext:value-type="float">
            <text:p>1.525</text:p>
          </table:table-cell>
          <table:table-cell/>
          <table:table-cell office:value-type="float" office:value="28.8671" calcext:value-type="float">
            <text:p>28.8671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28.8671" calcext:value-type="float">
            <text:p>28.8671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0.905169" calcext:value-type="float">
            <text:p>0.905169</text:p>
          </table:table-cell>
          <table:table-cell/>
          <table:table-cell office:value-type="float" office:value="27.5359" calcext:value-type="float">
            <text:p>27.5359</text:p>
          </table:table-cell>
          <table:table-cell office:value-type="float" office:value="1.858" calcext:value-type="float">
            <text:p>1.858</text:p>
          </table:table-cell>
          <table:table-cell/>
          <table:table-cell office:value-type="float" office:value="29.8278" calcext:value-type="float">
            <text:p>29.8278</text:p>
          </table:table-cell>
          <table:table-cell office:value-type="float" office:value="2.094" calcext:value-type="float">
            <text:p>2.094</text:p>
          </table:table-cell>
          <table:table-cell/>
          <table:table-cell office:value-type="float" office:value="29.8278" calcext:value-type="float">
            <text:p>29.8278</text:p>
          </table:table-cell>
          <table:table-cell office:value-type="float" office:value="1.532" calcext:value-type="float">
            <text:p>1.532</text:p>
          </table:table-cell>
          <table:table-cell/>
          <table:table-cell office:value-type="float" office:value="29.0861" calcext:value-type="float">
            <text:p>29.0861</text:p>
          </table:table-cell>
          <table:table-cell office:value-type="float" office:value="1.591" calcext:value-type="float">
            <text:p>1.591</text:p>
          </table:table-cell>
          <table:table-cell/>
          <table:table-cell office:value-type="float" office:value="29.0861" calcext:value-type="float">
            <text:p>29.0861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0.905062" calcext:value-type="float">
            <text:p>0.905062</text:p>
          </table:table-cell>
          <table:table-cell/>
          <table:table-cell office:value-type="float" office:value="27.738" calcext:value-type="float">
            <text:p>27.738</text:p>
          </table:table-cell>
          <table:table-cell office:value-type="float" office:value="1.708" calcext:value-type="float">
            <text:p>1.708</text:p>
          </table:table-cell>
          <table:table-cell/>
          <table:table-cell office:value-type="float" office:value="29.904" calcext:value-type="float">
            <text:p>29.904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29.904" calcext:value-type="float">
            <text:p>29.904</text:p>
          </table:table-cell>
          <table:table-cell office:value-type="float" office:value="1.316" calcext:value-type="float">
            <text:p>1.316</text:p>
          </table:table-cell>
          <table:table-cell/>
          <table:table-cell office:value-type="float" office:value="29.1427" calcext:value-type="float">
            <text:p>29.1427</text:p>
          </table:table-cell>
          <table:table-cell office:value-type="float" office:value="1.334" calcext:value-type="float">
            <text:p>1.334</text:p>
          </table:table-cell>
          <table:table-cell/>
          <table:table-cell office:value-type="float" office:value="29.187" calcext:value-type="float">
            <text:p>29.187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0.905173" calcext:value-type="float">
            <text:p>0.905173</text:p>
          </table:table-cell>
          <table:table-cell/>
          <table:table-cell office:value-type="float" office:value="27.7949" calcext:value-type="float">
            <text:p>27.7949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29.7645" calcext:value-type="float">
            <text:p>29.7645</text:p>
          </table:table-cell>
          <table:table-cell office:value-type="float" office:value="2.583" calcext:value-type="float">
            <text:p>2.583</text:p>
          </table:table-cell>
          <table:table-cell/>
          <table:table-cell office:value-type="float" office:value="29.7645" calcext:value-type="float">
            <text:p>29.7645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float" office:value="29.0249" calcext:value-type="float">
            <text:p>29.0249</text:p>
          </table:table-cell>
          <table:table-cell office:value-type="float" office:value="1.448" calcext:value-type="float">
            <text:p>1.448</text:p>
          </table:table-cell>
          <table:table-cell/>
          <table:table-cell office:value-type="float" office:value="29.0249" calcext:value-type="float">
            <text:p>29.0249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0.903106" calcext:value-type="float">
            <text:p>0.903106</text:p>
          </table:table-cell>
          <table:table-cell/>
          <table:table-cell office:value-type="float" office:value="27.5787" calcext:value-type="float">
            <text:p>27.5787</text:p>
          </table:table-cell>
          <table:table-cell office:value-type="float" office:value="1.657" calcext:value-type="float">
            <text:p>1.657</text:p>
          </table:table-cell>
          <table:table-cell/>
          <table:table-cell office:value-type="float" office:value="29.6686" calcext:value-type="float">
            <text:p>29.6686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9.6686" calcext:value-type="float">
            <text:p>29.6686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28.9379" calcext:value-type="float">
            <text:p>28.9379</text:p>
          </table:table-cell>
          <table:table-cell office:value-type="float" office:value="1.325" calcext:value-type="float">
            <text:p>1.325</text:p>
          </table:table-cell>
          <table:table-cell/>
          <table:table-cell office:value-type="float" office:value="28.9379" calcext:value-type="float">
            <text:p>28.9379</text:p>
          </table:table-cell>
          <table:table-cell office:value-type="float" office:value="1.144" calcext:value-type="float">
            <text:p>1.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15:43.302064273</meta:creation-date>
    <dc:date>2019-08-02T10:32:06.503812460</dc:date>
    <meta:editing-duration>PT6M12S</meta:editing-duration>
    <meta:editing-cycles>1</meta:editing-cycles>
    <meta:document-statistic meta:table-count="1" meta:cell-count="3014" meta:object-count="2"/>
    <meta:generator>LibreOffice/5.2.7.2$Linux_ARM_EABI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205cm" style:legend-expansion="high" chart:style-name="ch2"/>
        <chart:plot-area chart:style-name="ch3" table:cell-range-address="Sheet1.A1:Sheet1.A274 Sheet1.C1:Sheet1.C274 Sheet1.F1:Sheet1.F274 Sheet1.I1:Sheet1.I274 Sheet1.L1:Sheet1.L274 Sheet1.O1:Sheet1.O274" chart:data-source-has-labels="row" svg:x="0.32cm" svg:y="0.18cm" svg:width="12.323cm" svg:height="8.64cm">
          <chartooo:coordinate-region svg:x="0.941cm" svg:y="0.379cm" svg:width="11.6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74" chart:label-cell-address="Sheet1.C1:Sheet1.C1" chart:class="chart:scatter">
            <chart:domain table:cell-range-address="Sheet1.A2:Sheet1.A274"/>
            <chart:data-point chart:repeated="273"/>
          </chart:series>
          <chart:series chart:style-name="ch7" chart:values-cell-range-address="Sheet1.F2:Sheet1.F274" chart:label-cell-address="Sheet1.F1:Sheet1.F1" chart:class="chart:scatter">
            <chart:data-point chart:repeated="273"/>
          </chart:series>
          <chart:series chart:style-name="ch8" chart:values-cell-range-address="Sheet1.I2:Sheet1.I274" chart:label-cell-address="Sheet1.I1:Sheet1.I1" chart:class="chart:scatter">
            <chart:data-point chart:repeated="273"/>
          </chart:series>
          <chart:series chart:style-name="ch9" chart:values-cell-range-address="Sheet1.L2:Sheet1.L274" chart:label-cell-address="Sheet1.L1:Sheet1.L1" chart:class="chart:scatter">
            <chart:data-point chart:repeated="273"/>
          </chart:series>
          <chart:series chart:style-name="ch10" chart:values-cell-range-address="Sheet1.O2:Sheet1.O274" chart:label-cell-address="Sheet1.O1:Sheet1.O1" chart:class="chart:scatter">
            <chart:data-point chart:repeated="2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</text:p>
                <draw:g>
                  <svg:desc>Sheet1.C1:Sheet1.C1</svg:desc>
                </draw:g>
              </table:table-cell>
              <table:table-cell office:value-type="string">
                <text:p>powf_fast</text:p>
                <draw:g>
                  <svg:desc>Sheet1.F1:Sheet1.F1</svg:desc>
                </draw:g>
              </table:table-cell>
              <table:table-cell office:value-type="string">
                <text:p>i_powf_fast</text:p>
                <draw:g>
                  <svg:desc>Sheet1.I1:Sheet1.I1</svg:desc>
                </draw:g>
              </table:table-cell>
              <table:table-cell office:value-type="string">
                <text:p>double</text:p>
                <draw:g>
                  <svg:desc>Sheet1.L1:Sheet1.L1</svg:desc>
                </draw:g>
              </table:table-cell>
              <table:table-cell office:value-type="string">
                <text:p>i_doubl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7431">
                <text:p>0.257431</text:p>
                <draw:g>
                  <svg:desc>Sheet1.A2:Sheet1.A274</svg:desc>
                </draw:g>
              </table:table-cell>
              <table:table-cell office:value-type="float" office:value="29.3591">
                <text:p>29.3591</text:p>
                <draw:g>
                  <svg:desc>Sheet1.C2:Sheet1.C274</svg:desc>
                </draw:g>
              </table:table-cell>
              <table:table-cell office:value-type="float" office:value="38.7659">
                <text:p>38.7659</text:p>
                <draw:g>
                  <svg:desc>Sheet1.F2:Sheet1.F274</svg:desc>
                </draw:g>
              </table:table-cell>
              <table:table-cell office:value-type="float" office:value="43.1669">
                <text:p>43.1669</text:p>
                <draw:g>
                  <svg:desc>Sheet1.I2:Sheet1.I274</svg:desc>
                </draw:g>
              </table:table-cell>
              <table:table-cell office:value-type="float" office:value="41.9986">
                <text:p>41.9986</text:p>
                <draw:g>
                  <svg:desc>Sheet1.L2:Sheet1.L274</svg:desc>
                </draw:g>
              </table:table-cell>
              <table:table-cell office:value-type="float" office:value="41.9986">
                <text:p>41.9986</text:p>
                <draw:g>
                  <svg:desc>Sheet1.O2:Sheet1.O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918">
                <text:p>0.257918</text:p>
              </table:table-cell>
              <table:table-cell office:value-type="float" office:value="29.4748">
                <text:p>29.4748</text:p>
              </table:table-cell>
              <table:table-cell office:value-type="float" office:value="38.7522">
                <text:p>38.7522</text:p>
              </table:table-cell>
              <table:table-cell office:value-type="float" office:value="43.1725">
                <text:p>43.1725</text:p>
              </table:table-cell>
              <table:table-cell office:value-type="float" office:value="42.027">
                <text:p>42.027</text:p>
              </table:table-cell>
              <table:table-cell office:value-type="float" office:value="42.027">
                <text:p>42.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306">
                <text:p>0.258306</text:p>
              </table:table-cell>
              <table:table-cell office:value-type="float" office:value="29.4342">
                <text:p>29.4342</text:p>
              </table:table-cell>
              <table:table-cell office:value-type="float" office:value="38.7441">
                <text:p>38.7441</text:p>
              </table:table-cell>
              <table:table-cell office:value-type="float" office:value="43.163">
                <text:p>43.163</text:p>
              </table:table-cell>
              <table:table-cell office:value-type="float" office:value="42.038">
                <text:p>42.038</text:p>
              </table:table-cell>
              <table:table-cell office:value-type="float" office:value="42.038">
                <text:p>42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475">
                <text:p>0.258475</text:p>
              </table:table-cell>
              <table:table-cell office:value-type="float" office:value="29.4909">
                <text:p>29.4909</text:p>
              </table:table-cell>
              <table:table-cell office:value-type="float" office:value="38.771">
                <text:p>38.771</text:p>
              </table:table-cell>
              <table:table-cell office:value-type="float" office:value="43.1758">
                <text:p>43.1758</text:p>
              </table:table-cell>
              <table:table-cell office:value-type="float" office:value="42.0594">
                <text:p>42.0594</text:p>
              </table:table-cell>
              <table:table-cell office:value-type="float" office:value="42.0594">
                <text:p>42.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908">
                <text:p>0.25908</text:p>
              </table:table-cell>
              <table:table-cell office:value-type="float" office:value="29.3845">
                <text:p>29.3845</text:p>
              </table:table-cell>
              <table:table-cell office:value-type="float" office:value="39.0995">
                <text:p>39.0995</text:p>
              </table:table-cell>
              <table:table-cell office:value-type="float" office:value="43.1992">
                <text:p>43.1992</text:p>
              </table:table-cell>
              <table:table-cell office:value-type="float" office:value="42.1306">
                <text:p>42.1306</text:p>
              </table:table-cell>
              <table:table-cell office:value-type="float" office:value="42.1306">
                <text:p>42.1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996">
                <text:p>0.25996</text:p>
              </table:table-cell>
              <table:table-cell office:value-type="float" office:value="29.4132">
                <text:p>29.4132</text:p>
              </table:table-cell>
              <table:table-cell office:value-type="float" office:value="39.6276">
                <text:p>39.6276</text:p>
              </table:table-cell>
              <table:table-cell office:value-type="float" office:value="43.2522">
                <text:p>43.2522</text:p>
              </table:table-cell>
              <table:table-cell office:value-type="float" office:value="42.2422">
                <text:p>42.2422</text:p>
              </table:table-cell>
              <table:table-cell office:value-type="float" office:value="42.2422">
                <text:p>42.2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874">
                <text:p>0.260874</text:p>
              </table:table-cell>
              <table:table-cell office:value-type="float" office:value="29.9274">
                <text:p>29.9274</text:p>
              </table:table-cell>
              <table:table-cell office:value-type="float" office:value="39.8737">
                <text:p>39.8737</text:p>
              </table:table-cell>
              <table:table-cell office:value-type="float" office:value="43.3303">
                <text:p>43.3303</text:p>
              </table:table-cell>
              <table:table-cell office:value-type="float" office:value="42.362">
                <text:p>42.362</text:p>
              </table:table-cell>
              <table:table-cell office:value-type="float" office:value="42.362">
                <text:p>42.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322">
                <text:p>0.261322</text:p>
              </table:table-cell>
              <table:table-cell office:value-type="float" office:value="29.9101">
                <text:p>29.9101</text:p>
              </table:table-cell>
              <table:table-cell office:value-type="float" office:value="39.9918">
                <text:p>39.9918</text:p>
              </table:table-cell>
              <table:table-cell office:value-type="float" office:value="43.2932">
                <text:p>43.2932</text:p>
              </table:table-cell>
              <table:table-cell office:value-type="float" office:value="42.3631">
                <text:p>42.3631</text:p>
              </table:table-cell>
              <table:table-cell office:value-type="float" office:value="42.3631">
                <text:p>42.3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32">
                <text:p>0.262932</text:p>
              </table:table-cell>
              <table:table-cell office:value-type="float" office:value="30.1448">
                <text:p>30.1448</text:p>
              </table:table-cell>
              <table:table-cell office:value-type="float" office:value="40.3304">
                <text:p>40.3304</text:p>
              </table:table-cell>
              <table:table-cell office:value-type="float" office:value="43.2535">
                <text:p>43.2535</text:p>
              </table:table-cell>
              <table:table-cell office:value-type="float" office:value="42.4034">
                <text:p>42.4034</text:p>
              </table:table-cell>
              <table:table-cell office:value-type="float" office:value="42.4034">
                <text:p>42.4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4713">
                <text:p>0.264713</text:p>
              </table:table-cell>
              <table:table-cell office:value-type="float" office:value="30.2263">
                <text:p>30.2263</text:p>
              </table:table-cell>
              <table:table-cell office:value-type="float" office:value="40.5669">
                <text:p>40.5669</text:p>
              </table:table-cell>
              <table:table-cell office:value-type="float" office:value="43.1109">
                <text:p>43.1109</text:p>
              </table:table-cell>
              <table:table-cell office:value-type="float" office:value="42.3657">
                <text:p>42.3657</text:p>
              </table:table-cell>
              <table:table-cell office:value-type="float" office:value="42.3657">
                <text:p>42.3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49">
                <text:p>0.26649</text:p>
              </table:table-cell>
              <table:table-cell office:value-type="float" office:value="30.2723">
                <text:p>30.2723</text:p>
              </table:table-cell>
              <table:table-cell office:value-type="float" office:value="40.9501">
                <text:p>40.9501</text:p>
              </table:table-cell>
              <table:table-cell office:value-type="float" office:value="43.0951">
                <text:p>43.0951</text:p>
              </table:table-cell>
              <table:table-cell office:value-type="float" office:value="42.4605">
                <text:p>42.4605</text:p>
              </table:table-cell>
              <table:table-cell office:value-type="float" office:value="42.4605">
                <text:p>42.4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7798">
                <text:p>0.267798</text:p>
              </table:table-cell>
              <table:table-cell office:value-type="float" office:value="30.2674">
                <text:p>30.2674</text:p>
              </table:table-cell>
              <table:table-cell office:value-type="float" office:value="41.1305">
                <text:p>41.1305</text:p>
              </table:table-cell>
              <table:table-cell office:value-type="float" office:value="43.1126">
                <text:p>43.1126</text:p>
              </table:table-cell>
              <table:table-cell office:value-type="float" office:value="42.5335">
                <text:p>42.5335</text:p>
              </table:table-cell>
              <table:table-cell office:value-type="float" office:value="42.5441">
                <text:p>42.5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9906">
                <text:p>0.269906</text:p>
              </table:table-cell>
              <table:table-cell office:value-type="float" office:value="30.3526">
                <text:p>30.3526</text:p>
              </table:table-cell>
              <table:table-cell office:value-type="float" office:value="41.3591">
                <text:p>41.3591</text:p>
              </table:table-cell>
              <table:table-cell office:value-type="float" office:value="42.9373">
                <text:p>42.9373</text:p>
              </table:table-cell>
              <table:table-cell office:value-type="float" office:value="42.4654">
                <text:p>42.4654</text:p>
              </table:table-cell>
              <table:table-cell office:value-type="float" office:value="42.5029">
                <text:p>42.5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1614">
                <text:p>0.271614</text:p>
              </table:table-cell>
              <table:table-cell office:value-type="float" office:value="30.3134">
                <text:p>30.3134</text:p>
              </table:table-cell>
              <table:table-cell office:value-type="float" office:value="41.5672">
                <text:p>41.5672</text:p>
              </table:table-cell>
              <table:table-cell office:value-type="float" office:value="42.8555">
                <text:p>42.8555</text:p>
              </table:table-cell>
              <table:table-cell office:value-type="float" office:value="42.3794">
                <text:p>42.3794</text:p>
              </table:table-cell>
              <table:table-cell office:value-type="float" office:value="42.498">
                <text:p>42.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675">
                <text:p>0.272675</text:p>
              </table:table-cell>
              <table:table-cell office:value-type="float" office:value="30.2557">
                <text:p>30.2557</text:p>
              </table:table-cell>
              <table:table-cell office:value-type="float" office:value="41.6626">
                <text:p>41.6626</text:p>
              </table:table-cell>
              <table:table-cell office:value-type="float" office:value="42.8177">
                <text:p>42.8177</text:p>
              </table:table-cell>
              <table:table-cell office:value-type="float" office:value="42.3007">
                <text:p>42.3007</text:p>
              </table:table-cell>
              <table:table-cell office:value-type="float" office:value="42.4905">
                <text:p>42.4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7071">
                <text:p>0.277071</text:p>
              </table:table-cell>
              <table:table-cell office:value-type="float" office:value="30.5872">
                <text:p>30.5872</text:p>
              </table:table-cell>
              <table:table-cell office:value-type="float" office:value="42.2075">
                <text:p>42.2075</text:p>
              </table:table-cell>
              <table:table-cell office:value-type="float" office:value="42.5788">
                <text:p>42.5788</text:p>
              </table:table-cell>
              <table:table-cell office:value-type="float" office:value="41.8219">
                <text:p>41.8219</text:p>
              </table:table-cell>
              <table:table-cell office:value-type="float" office:value="42.3559">
                <text:p>42.3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6">
                <text:p>0.2786</text:p>
              </table:table-cell>
              <table:table-cell office:value-type="float" office:value="30.5173">
                <text:p>30.5173</text:p>
              </table:table-cell>
              <table:table-cell office:value-type="float" office:value="42.1576">
                <text:p>42.1576</text:p>
              </table:table-cell>
              <table:table-cell office:value-type="float" office:value="42.3803">
                <text:p>42.3803</text:p>
              </table:table-cell>
              <table:table-cell office:value-type="float" office:value="41.7078">
                <text:p>41.7078</text:p>
              </table:table-cell>
              <table:table-cell office:value-type="float" office:value="42.2487">
                <text:p>42.2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399">
                <text:p>0.282399</text:p>
              </table:table-cell>
              <table:table-cell office:value-type="float" office:value="30.6631">
                <text:p>30.6631</text:p>
              </table:table-cell>
              <table:table-cell office:value-type="float" office:value="42.0237">
                <text:p>42.0237</text:p>
              </table:table-cell>
              <table:table-cell office:value-type="float" office:value="42.0409">
                <text:p>42.0409</text:p>
              </table:table-cell>
              <table:table-cell office:value-type="float" office:value="41.7973">
                <text:p>41.7973</text:p>
              </table:table-cell>
              <table:table-cell office:value-type="float" office:value="42.1967">
                <text:p>42.1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4487">
                <text:p>0.284487</text:p>
              </table:table-cell>
              <table:table-cell office:value-type="float" office:value="30.7824">
                <text:p>30.7824</text:p>
              </table:table-cell>
              <table:table-cell office:value-type="float" office:value="41.7406">
                <text:p>41.7406</text:p>
              </table:table-cell>
              <table:table-cell office:value-type="float" office:value="41.752">
                <text:p>41.752</text:p>
              </table:table-cell>
              <table:table-cell office:value-type="float" office:value="41.6899">
                <text:p>41.6899</text:p>
              </table:table-cell>
              <table:table-cell office:value-type="float" office:value="42.042">
                <text:p>42.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0306">
                <text:p>0.290306</text:p>
              </table:table-cell>
              <table:table-cell office:value-type="float" office:value="30.6566">
                <text:p>30.6566</text:p>
              </table:table-cell>
              <table:table-cell office:value-type="float" office:value="41.055">
                <text:p>41.055</text:p>
              </table:table-cell>
              <table:table-cell office:value-type="float" office:value="41.0722">
                <text:p>41.0722</text:p>
              </table:table-cell>
              <table:table-cell office:value-type="float" office:value="41.6764">
                <text:p>41.6764</text:p>
              </table:table-cell>
              <table:table-cell office:value-type="float" office:value="41.8094">
                <text:p>41.8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2036">
                <text:p>0.292036</text:p>
              </table:table-cell>
              <table:table-cell office:value-type="float" office:value="30.8282">
                <text:p>30.8282</text:p>
              </table:table-cell>
              <table:table-cell office:value-type="float" office:value="40.8225">
                <text:p>40.8225</text:p>
              </table:table-cell>
              <table:table-cell office:value-type="float" office:value="40.8516">
                <text:p>40.8516</text:p>
              </table:table-cell>
              <table:table-cell office:value-type="float" office:value="41.579">
                <text:p>41.579</text:p>
              </table:table-cell>
              <table:table-cell office:value-type="float" office:value="41.6891">
                <text:p>41.6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4671">
                <text:p>0.294671</text:p>
              </table:table-cell>
              <table:table-cell office:value-type="float" office:value="30.5562">
                <text:p>30.5562</text:p>
              </table:table-cell>
              <table:table-cell office:value-type="float" office:value="40.402">
                <text:p>40.402</text:p>
              </table:table-cell>
              <table:table-cell office:value-type="float" office:value="40.4426">
                <text:p>40.4426</text:p>
              </table:table-cell>
              <table:table-cell office:value-type="float" office:value="41.4099">
                <text:p>41.4099</text:p>
              </table:table-cell>
              <table:table-cell office:value-type="float" office:value="41.4745">
                <text:p>41.4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638">
                <text:p>0.29638</text:p>
              </table:table-cell>
              <table:table-cell office:value-type="float" office:value="30.551">
                <text:p>30.551</text:p>
              </table:table-cell>
              <table:table-cell office:value-type="float" office:value="40.1782">
                <text:p>40.1782</text:p>
              </table:table-cell>
              <table:table-cell office:value-type="float" office:value="40.2134">
                <text:p>40.2134</text:p>
              </table:table-cell>
              <table:table-cell office:value-type="float" office:value="41.3245">
                <text:p>41.3245</text:p>
              </table:table-cell>
              <table:table-cell office:value-type="float" office:value="41.348">
                <text:p>41.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675">
                <text:p>0.299675</text:p>
              </table:table-cell>
              <table:table-cell office:value-type="float" office:value="30.5012">
                <text:p>30.5012</text:p>
              </table:table-cell>
              <table:table-cell office:value-type="float" office:value="39.7354">
                <text:p>39.7354</text:p>
              </table:table-cell>
              <table:table-cell office:value-type="float" office:value="39.8187">
                <text:p>39.8187</text:p>
              </table:table-cell>
              <table:table-cell office:value-type="float" office:value="41.1227">
                <text:p>41.1227</text:p>
              </table:table-cell>
              <table:table-cell office:value-type="float" office:value="41.1348">
                <text:p>41.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2401">
                <text:p>0.302401</text:p>
              </table:table-cell>
              <table:table-cell office:value-type="float" office:value="30.527">
                <text:p>30.527</text:p>
              </table:table-cell>
              <table:table-cell office:value-type="float" office:value="39.4422">
                <text:p>39.4422</text:p>
              </table:table-cell>
              <table:table-cell office:value-type="float" office:value="39.4846">
                <text:p>39.4846</text:p>
              </table:table-cell>
              <table:table-cell office:value-type="float" office:value="40.9417">
                <text:p>40.9417</text:p>
              </table:table-cell>
              <table:table-cell office:value-type="float" office:value="40.9478">
                <text:p>40.9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3403">
                <text:p>0.303403</text:p>
              </table:table-cell>
              <table:table-cell office:value-type="float" office:value="30.5185">
                <text:p>30.5185</text:p>
              </table:table-cell>
              <table:table-cell office:value-type="float" office:value="39.3749">
                <text:p>39.3749</text:p>
              </table:table-cell>
              <table:table-cell office:value-type="float" office:value="39.4542">
                <text:p>39.4542</text:p>
              </table:table-cell>
              <table:table-cell office:value-type="float" office:value="40.9899">
                <text:p>40.9899</text:p>
              </table:table-cell>
              <table:table-cell office:value-type="float" office:value="40.9899">
                <text:p>40.9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414">
                <text:p>0.305414</text:p>
              </table:table-cell>
              <table:table-cell office:value-type="float" office:value="30.4121">
                <text:p>30.4121</text:p>
              </table:table-cell>
              <table:table-cell office:value-type="float" office:value="39.0907">
                <text:p>39.0907</text:p>
              </table:table-cell>
              <table:table-cell office:value-type="float" office:value="39.1649">
                <text:p>39.1649</text:p>
              </table:table-cell>
              <table:table-cell office:value-type="float" office:value="40.8113">
                <text:p>40.8113</text:p>
              </table:table-cell>
              <table:table-cell office:value-type="float" office:value="40.8113">
                <text:p>40.8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9007">
                <text:p>0.309007</text:p>
              </table:table-cell>
              <table:table-cell office:value-type="float" office:value="30.5803">
                <text:p>30.5803</text:p>
              </table:table-cell>
              <table:table-cell office:value-type="float" office:value="38.6121">
                <text:p>38.6121</text:p>
              </table:table-cell>
              <table:table-cell office:value-type="float" office:value="38.7252">
                <text:p>38.7252</text:p>
              </table:table-cell>
              <table:table-cell office:value-type="float" office:value="40.5529">
                <text:p>40.5529</text:p>
              </table:table-cell>
              <table:table-cell office:value-type="float" office:value="40.5529">
                <text:p>40.5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1274">
                <text:p>0.311274</text:p>
              </table:table-cell>
              <table:table-cell office:value-type="float" office:value="30.5281">
                <text:p>30.5281</text:p>
              </table:table-cell>
              <table:table-cell office:value-type="float" office:value="38.3511">
                <text:p>38.3511</text:p>
              </table:table-cell>
              <table:table-cell office:value-type="float" office:value="38.4717">
                <text:p>38.4717</text:p>
              </table:table-cell>
              <table:table-cell office:value-type="float" office:value="40.4212">
                <text:p>40.4212</text:p>
              </table:table-cell>
              <table:table-cell office:value-type="float" office:value="40.4212">
                <text:p>40.4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5899">
                <text:p>0.315899</text:p>
              </table:table-cell>
              <table:table-cell office:value-type="float" office:value="30.4751">
                <text:p>30.4751</text:p>
              </table:table-cell>
              <table:table-cell office:value-type="float" office:value="37.8818">
                <text:p>37.8818</text:p>
              </table:table-cell>
              <table:table-cell office:value-type="float" office:value="38.0039">
                <text:p>38.0039</text:p>
              </table:table-cell>
              <table:table-cell office:value-type="float" office:value="40.1982">
                <text:p>40.1982</text:p>
              </table:table-cell>
              <table:table-cell office:value-type="float" office:value="40.1982">
                <text:p>40.1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0814">
                <text:p>0.320814</text:p>
              </table:table-cell>
              <table:table-cell office:value-type="float" office:value="30.1016">
                <text:p>30.1016</text:p>
              </table:table-cell>
              <table:table-cell office:value-type="float" office:value="37.3221">
                <text:p>37.3221</text:p>
              </table:table-cell>
              <table:table-cell office:value-type="float" office:value="37.4606">
                <text:p>37.4606</text:p>
              </table:table-cell>
              <table:table-cell office:value-type="float" office:value="39.916">
                <text:p>39.916</text:p>
              </table:table-cell>
              <table:table-cell office:value-type="float" office:value="39.916">
                <text:p>39.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2201">
                <text:p>0.322201</text:p>
              </table:table-cell>
              <table:table-cell office:value-type="float" office:value="30.0608">
                <text:p>30.0608</text:p>
              </table:table-cell>
              <table:table-cell office:value-type="float" office:value="37.0987">
                <text:p>37.0987</text:p>
              </table:table-cell>
              <table:table-cell office:value-type="float" office:value="37.2452">
                <text:p>37.2452</text:p>
              </table:table-cell>
              <table:table-cell office:value-type="float" office:value="39.7528">
                <text:p>39.7528</text:p>
              </table:table-cell>
              <table:table-cell office:value-type="float" office:value="39.7528">
                <text:p>39.7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3597">
                <text:p>0.323597</text:p>
              </table:table-cell>
              <table:table-cell office:value-type="float" office:value="30.1115">
                <text:p>30.1115</text:p>
              </table:table-cell>
              <table:table-cell office:value-type="float" office:value="36.9254">
                <text:p>36.9254</text:p>
              </table:table-cell>
              <table:table-cell office:value-type="float" office:value="37.1523">
                <text:p>37.1523</text:p>
              </table:table-cell>
              <table:table-cell office:value-type="float" office:value="39.6544">
                <text:p>39.6544</text:p>
              </table:table-cell>
              <table:table-cell office:value-type="float" office:value="39.6544">
                <text:p>39.6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8148">
                <text:p>0.328148</text:p>
              </table:table-cell>
              <table:table-cell office:value-type="float" office:value="30.1088">
                <text:p>30.1088</text:p>
              </table:table-cell>
              <table:table-cell office:value-type="float" office:value="37.0075">
                <text:p>37.0075</text:p>
              </table:table-cell>
              <table:table-cell office:value-type="float" office:value="37.1789">
                <text:p>37.1789</text:p>
              </table:table-cell>
              <table:table-cell office:value-type="float" office:value="39.3073">
                <text:p>39.3073</text:p>
              </table:table-cell>
              <table:table-cell office:value-type="float" office:value="39.3073">
                <text:p>39.3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9447">
                <text:p>0.329447</text:p>
              </table:table-cell>
              <table:table-cell office:value-type="float" office:value="30.0137">
                <text:p>30.0137</text:p>
              </table:table-cell>
              <table:table-cell office:value-type="float" office:value="37.0601">
                <text:p>37.0601</text:p>
              </table:table-cell>
              <table:table-cell office:value-type="float" office:value="37.2234">
                <text:p>37.2234</text:p>
              </table:table-cell>
              <table:table-cell office:value-type="float" office:value="39.2343">
                <text:p>39.2343</text:p>
              </table:table-cell>
              <table:table-cell office:value-type="float" office:value="39.2343">
                <text:p>39.2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1315">
                <text:p>0.331315</text:p>
              </table:table-cell>
              <table:table-cell office:value-type="float" office:value="30.0715">
                <text:p>30.0715</text:p>
              </table:table-cell>
              <table:table-cell office:value-type="float" office:value="37.1223">
                <text:p>37.1223</text:p>
              </table:table-cell>
              <table:table-cell office:value-type="float" office:value="37.2719">
                <text:p>37.2719</text:p>
              </table:table-cell>
              <table:table-cell office:value-type="float" office:value="39.1585">
                <text:p>39.1585</text:p>
              </table:table-cell>
              <table:table-cell office:value-type="float" office:value="39.1585">
                <text:p>39.1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666">
                <text:p>0.335666</text:p>
              </table:table-cell>
              <table:table-cell office:value-type="float" office:value="30.0913">
                <text:p>30.0913</text:p>
              </table:table-cell>
              <table:table-cell office:value-type="float" office:value="37.3692">
                <text:p>37.3692</text:p>
              </table:table-cell>
              <table:table-cell office:value-type="float" office:value="37.4795">
                <text:p>37.4795</text:p>
              </table:table-cell>
              <table:table-cell office:value-type="float" office:value="39.0637">
                <text:p>39.0637</text:p>
              </table:table-cell>
              <table:table-cell office:value-type="float" office:value="39.0637">
                <text:p>39.0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7014">
                <text:p>0.337014</text:p>
              </table:table-cell>
              <table:table-cell office:value-type="float" office:value="30.1435">
                <text:p>30.1435</text:p>
              </table:table-cell>
              <table:table-cell office:value-type="float" office:value="37.338">
                <text:p>37.338</text:p>
              </table:table-cell>
              <table:table-cell office:value-type="float" office:value="37.4728">
                <text:p>37.4728</text:p>
              </table:table-cell>
              <table:table-cell office:value-type="float" office:value="38.9677">
                <text:p>38.9677</text:p>
              </table:table-cell>
              <table:table-cell office:value-type="float" office:value="38.9677">
                <text:p>38.9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8336">
                <text:p>0.338336</text:p>
              </table:table-cell>
              <table:table-cell office:value-type="float" office:value="30.2623">
                <text:p>30.2623</text:p>
              </table:table-cell>
              <table:table-cell office:value-type="float" office:value="37.3746">
                <text:p>37.3746</text:p>
              </table:table-cell>
              <table:table-cell office:value-type="float" office:value="37.4726">
                <text:p>37.4726</text:p>
              </table:table-cell>
              <table:table-cell office:value-type="float" office:value="38.882">
                <text:p>38.882</text:p>
              </table:table-cell>
              <table:table-cell office:value-type="float" office:value="38.882">
                <text:p>38.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1886">
                <text:p>0.341886</text:p>
              </table:table-cell>
              <table:table-cell office:value-type="float" office:value="29.9719">
                <text:p>29.9719</text:p>
              </table:table-cell>
              <table:table-cell office:value-type="float" office:value="37.3361">
                <text:p>37.3361</text:p>
              </table:table-cell>
              <table:table-cell office:value-type="float" office:value="37.4541">
                <text:p>37.4541</text:p>
              </table:table-cell>
              <table:table-cell office:value-type="float" office:value="38.6372">
                <text:p>38.6372</text:p>
              </table:table-cell>
              <table:table-cell office:value-type="float" office:value="38.6372">
                <text:p>38.6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971">
                <text:p>0.345971</text:p>
              </table:table-cell>
              <table:table-cell office:value-type="float" office:value="29.7967">
                <text:p>29.7967</text:p>
              </table:table-cell>
              <table:table-cell office:value-type="float" office:value="37.2578">
                <text:p>37.2578</text:p>
              </table:table-cell>
              <table:table-cell office:value-type="float" office:value="37.4007">
                <text:p>37.4007</text:p>
              </table:table-cell>
              <table:table-cell office:value-type="float" office:value="38.3387">
                <text:p>38.3387</text:p>
              </table:table-cell>
              <table:table-cell office:value-type="float" office:value="38.3387">
                <text:p>38.3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829">
                <text:p>0.34829</text:p>
              </table:table-cell>
              <table:table-cell office:value-type="float" office:value="29.815">
                <text:p>29.815</text:p>
              </table:table-cell>
              <table:table-cell office:value-type="float" office:value="37.3653">
                <text:p>37.3653</text:p>
              </table:table-cell>
              <table:table-cell office:value-type="float" office:value="37.4383">
                <text:p>37.4383</text:p>
              </table:table-cell>
              <table:table-cell office:value-type="float" office:value="38.2565">
                <text:p>38.2565</text:p>
              </table:table-cell>
              <table:table-cell office:value-type="float" office:value="38.2565">
                <text:p>38.2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3">
                <text:p>0.352253</text:p>
              </table:table-cell>
              <table:table-cell office:value-type="float" office:value="29.6841">
                <text:p>29.6841</text:p>
              </table:table-cell>
              <table:table-cell office:value-type="float" office:value="37.3607">
                <text:p>37.3607</text:p>
              </table:table-cell>
              <table:table-cell office:value-type="float" office:value="37.4524">
                <text:p>37.4524</text:p>
              </table:table-cell>
              <table:table-cell office:value-type="float" office:value="38.0665">
                <text:p>38.0665</text:p>
              </table:table-cell>
              <table:table-cell office:value-type="float" office:value="38.0665">
                <text:p>38.0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6517">
                <text:p>0.356517</text:p>
              </table:table-cell>
              <table:table-cell office:value-type="float" office:value="29.6855">
                <text:p>29.6855</text:p>
              </table:table-cell>
              <table:table-cell office:value-type="float" office:value="37.2488">
                <text:p>37.2488</text:p>
              </table:table-cell>
              <table:table-cell office:value-type="float" office:value="37.3084">
                <text:p>37.3084</text:p>
              </table:table-cell>
              <table:table-cell office:value-type="float" office:value="37.7145">
                <text:p>37.7145</text:p>
              </table:table-cell>
              <table:table-cell office:value-type="float" office:value="37.7145">
                <text:p>37.7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9305">
                <text:p>0.359305</text:p>
              </table:table-cell>
              <table:table-cell office:value-type="float" office:value="29.8285">
                <text:p>29.8285</text:p>
              </table:table-cell>
              <table:table-cell office:value-type="float" office:value="37.1732">
                <text:p>37.1732</text:p>
              </table:table-cell>
              <table:table-cell office:value-type="float" office:value="37.242">
                <text:p>37.242</text:p>
              </table:table-cell>
              <table:table-cell office:value-type="float" office:value="37.5411">
                <text:p>37.5411</text:p>
              </table:table-cell>
              <table:table-cell office:value-type="float" office:value="37.5411">
                <text:p>37.5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4746">
                <text:p>0.364746</text:p>
              </table:table-cell>
              <table:table-cell office:value-type="float" office:value="29.6903">
                <text:p>29.6903</text:p>
              </table:table-cell>
              <table:table-cell office:value-type="float" office:value="37.0037">
                <text:p>37.0037</text:p>
              </table:table-cell>
              <table:table-cell office:value-type="float" office:value="37.1012">
                <text:p>37.1012</text:p>
              </table:table-cell>
              <table:table-cell office:value-type="float" office:value="37.1812">
                <text:p>37.1812</text:p>
              </table:table-cell>
              <table:table-cell office:value-type="float" office:value="37.1812">
                <text:p>37.1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7307">
                <text:p>0.367307</text:p>
              </table:table-cell>
              <table:table-cell office:value-type="float" office:value="29.5028">
                <text:p>29.5028</text:p>
              </table:table-cell>
              <table:table-cell office:value-type="float" office:value="36.8927">
                <text:p>36.8927</text:p>
              </table:table-cell>
              <table:table-cell office:value-type="float" office:value="36.9989">
                <text:p>36.9989</text:p>
              </table:table-cell>
              <table:table-cell office:value-type="float" office:value="36.9878">
                <text:p>36.9878</text:p>
              </table:table-cell>
              <table:table-cell office:value-type="float" office:value="36.9878">
                <text:p>36.9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2288">
                <text:p>0.372288</text:p>
              </table:table-cell>
              <table:table-cell office:value-type="float" office:value="29.202">
                <text:p>29.202</text:p>
              </table:table-cell>
              <table:table-cell office:value-type="float" office:value="36.8809">
                <text:p>36.8809</text:p>
              </table:table-cell>
              <table:table-cell office:value-type="float" office:value="36.9434">
                <text:p>36.9434</text:p>
              </table:table-cell>
              <table:table-cell office:value-type="float" office:value="36.7424">
                <text:p>36.7424</text:p>
              </table:table-cell>
              <table:table-cell office:value-type="float" office:value="36.7597">
                <text:p>36.7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6437">
                <text:p>0.376437</text:p>
              </table:table-cell>
              <table:table-cell office:value-type="float" office:value="29.4865">
                <text:p>29.4865</text:p>
              </table:table-cell>
              <table:table-cell office:value-type="float" office:value="36.7469">
                <text:p>36.7469</text:p>
              </table:table-cell>
              <table:table-cell office:value-type="float" office:value="36.7644">
                <text:p>36.7644</text:p>
              </table:table-cell>
              <table:table-cell office:value-type="float" office:value="36.4529">
                <text:p>36.4529</text:p>
              </table:table-cell>
              <table:table-cell office:value-type="float" office:value="36.4701">
                <text:p>36.4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28">
                <text:p>0.376928</text:p>
              </table:table-cell>
              <table:table-cell office:value-type="float" office:value="29.2762">
                <text:p>29.2762</text:p>
              </table:table-cell>
              <table:table-cell office:value-type="float" office:value="36.7179">
                <text:p>36.7179</text:p>
              </table:table-cell>
              <table:table-cell office:value-type="float" office:value="36.7465">
                <text:p>36.7465</text:p>
              </table:table-cell>
              <table:table-cell office:value-type="float" office:value="36.4041">
                <text:p>36.4041</text:p>
              </table:table-cell>
              <table:table-cell office:value-type="float" office:value="36.413">
                <text:p>36.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9048">
                <text:p>0.379048</text:p>
              </table:table-cell>
              <table:table-cell office:value-type="float" office:value="29.262">
                <text:p>29.262</text:p>
              </table:table-cell>
              <table:table-cell office:value-type="float" office:value="36.6082">
                <text:p>36.6082</text:p>
              </table:table-cell>
              <table:table-cell office:value-type="float" office:value="36.6733">
                <text:p>36.6733</text:p>
              </table:table-cell>
              <table:table-cell office:value-type="float" office:value="36.2825">
                <text:p>36.2825</text:p>
              </table:table-cell>
              <table:table-cell office:value-type="float" office:value="36.2914">
                <text:p>36.2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1925">
                <text:p>0.381925</text:p>
              </table:table-cell>
              <table:table-cell office:value-type="float" office:value="29.3045">
                <text:p>29.3045</text:p>
              </table:table-cell>
              <table:table-cell office:value-type="float" office:value="36.6075">
                <text:p>36.6075</text:p>
              </table:table-cell>
              <table:table-cell office:value-type="float" office:value="36.6442">
                <text:p>36.6442</text:p>
              </table:table-cell>
              <table:table-cell office:value-type="float" office:value="36.1675">
                <text:p>36.1675</text:p>
              </table:table-cell>
              <table:table-cell office:value-type="float" office:value="36.211">
                <text:p>36.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4086">
                <text:p>0.384086</text:p>
              </table:table-cell>
              <table:table-cell office:value-type="float" office:value="29.2991">
                <text:p>29.2991</text:p>
              </table:table-cell>
              <table:table-cell office:value-type="float" office:value="36.5071">
                <text:p>36.5071</text:p>
              </table:table-cell>
              <table:table-cell office:value-type="float" office:value="36.5627">
                <text:p>36.5627</text:p>
              </table:table-cell>
              <table:table-cell office:value-type="float" office:value="36.0595">
                <text:p>36.0595</text:p>
              </table:table-cell>
              <table:table-cell office:value-type="float" office:value="36.0764">
                <text:p>36.0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4707">
                <text:p>0.384707</text:p>
              </table:table-cell>
              <table:table-cell office:value-type="float" office:value="29.0044">
                <text:p>29.0044</text:p>
              </table:table-cell>
              <table:table-cell office:value-type="float" office:value="36.436">
                <text:p>36.436</text:p>
              </table:table-cell>
              <table:table-cell office:value-type="float" office:value="36.4739">
                <text:p>36.4739</text:p>
              </table:table-cell>
              <table:table-cell office:value-type="float" office:value="35.9343">
                <text:p>35.9343</text:p>
              </table:table-cell>
              <table:table-cell office:value-type="float" office:value="35.9612">
                <text:p>35.9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6106">
                <text:p>0.386106</text:p>
              </table:table-cell>
              <table:table-cell office:value-type="float" office:value="28.9845">
                <text:p>28.9845</text:p>
              </table:table-cell>
              <table:table-cell office:value-type="float" office:value="36.3122">
                <text:p>36.3122</text:p>
              </table:table-cell>
              <table:table-cell office:value-type="float" office:value="36.3784">
                <text:p>36.3784</text:p>
              </table:table-cell>
              <table:table-cell office:value-type="float" office:value="35.8086">
                <text:p>35.8086</text:p>
              </table:table-cell>
              <table:table-cell office:value-type="float" office:value="35.8451">
                <text:p>35.8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9422">
                <text:p>0.389422</text:p>
              </table:table-cell>
              <table:table-cell office:value-type="float" office:value="29.188">
                <text:p>29.188</text:p>
              </table:table-cell>
              <table:table-cell office:value-type="float" office:value="36.3991">
                <text:p>36.3991</text:p>
              </table:table-cell>
              <table:table-cell office:value-type="float" office:value="36.4185">
                <text:p>36.4185</text:p>
              </table:table-cell>
              <table:table-cell office:value-type="float" office:value="35.7674">
                <text:p>35.7674</text:p>
              </table:table-cell>
              <table:table-cell office:value-type="float" office:value="35.8151">
                <text:p>35.8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2469">
                <text:p>0.392469</text:p>
              </table:table-cell>
              <table:table-cell office:value-type="float" office:value="28.9693">
                <text:p>28.9693</text:p>
              </table:table-cell>
              <table:table-cell office:value-type="float" office:value="36.3924">
                <text:p>36.3924</text:p>
              </table:table-cell>
              <table:table-cell office:value-type="float" office:value="36.3924">
                <text:p>36.3924</text:p>
              </table:table-cell>
              <table:table-cell office:value-type="float" office:value="35.6782">
                <text:p>35.6782</text:p>
              </table:table-cell>
              <table:table-cell office:value-type="float" office:value="35.6881">
                <text:p>35.6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5497">
                <text:p>0.395497</text:p>
              </table:table-cell>
              <table:table-cell office:value-type="float" office:value="29.2314">
                <text:p>29.2314</text:p>
              </table:table-cell>
              <table:table-cell office:value-type="float" office:value="36.3547">
                <text:p>36.3547</text:p>
              </table:table-cell>
              <table:table-cell office:value-type="float" office:value="36.3651">
                <text:p>36.3651</text:p>
              </table:table-cell>
              <table:table-cell office:value-type="float" office:value="35.5883">
                <text:p>35.5883</text:p>
              </table:table-cell>
              <table:table-cell office:value-type="float" office:value="35.6656">
                <text:p>35.6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945">
                <text:p>0.39945</text:p>
              </table:table-cell>
              <table:table-cell office:value-type="float" office:value="28.8299">
                <text:p>28.8299</text:p>
              </table:table-cell>
              <table:table-cell office:value-type="float" office:value="36.152">
                <text:p>36.152</text:p>
              </table:table-cell>
              <table:table-cell office:value-type="float" office:value="36.173">
                <text:p>36.173</text:p>
              </table:table-cell>
              <table:table-cell office:value-type="float" office:value="35.3481">
                <text:p>35.3481</text:p>
              </table:table-cell>
              <table:table-cell office:value-type="float" office:value="35.3779">
                <text:p>35.3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1775">
                <text:p>0.401775</text:p>
              </table:table-cell>
              <table:table-cell office:value-type="float" office:value="28.797">
                <text:p>28.797</text:p>
              </table:table-cell>
              <table:table-cell office:value-type="float" office:value="35.967">
                <text:p>35.967</text:p>
              </table:table-cell>
              <table:table-cell office:value-type="float" office:value="35.9993">
                <text:p>35.9993</text:p>
              </table:table-cell>
              <table:table-cell office:value-type="float" office:value="35.1283">
                <text:p>35.1283</text:p>
              </table:table-cell>
              <table:table-cell office:value-type="float" office:value="35.1978">
                <text:p>35.1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6514">
                <text:p>0.406514</text:p>
              </table:table-cell>
              <table:table-cell office:value-type="float" office:value="28.9956">
                <text:p>28.9956</text:p>
              </table:table-cell>
              <table:table-cell office:value-type="float" office:value="35.9308">
                <text:p>35.9308</text:p>
              </table:table-cell>
              <table:table-cell office:value-type="float" office:value="35.9739">
                <text:p>35.9739</text:p>
              </table:table-cell>
              <table:table-cell office:value-type="float" office:value="35.0347">
                <text:p>35.0347</text:p>
              </table:table-cell>
              <table:table-cell office:value-type="float" office:value="35.1151">
                <text:p>35.1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055">
                <text:p>0.41055</text:p>
              </table:table-cell>
              <table:table-cell office:value-type="float" office:value="28.7766">
                <text:p>28.7766</text:p>
              </table:table-cell>
              <table:table-cell office:value-type="float" office:value="35.601">
                <text:p>35.601</text:p>
              </table:table-cell>
              <table:table-cell office:value-type="float" office:value="35.6217">
                <text:p>35.6217</text:p>
              </table:table-cell>
              <table:table-cell office:value-type="float" office:value="34.6366">
                <text:p>34.6366</text:p>
              </table:table-cell>
              <table:table-cell office:value-type="float" office:value="34.7294">
                <text:p>34.7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3095">
                <text:p>0.413095</text:p>
              </table:table-cell>
              <table:table-cell office:value-type="float" office:value="28.9631">
                <text:p>28.9631</text:p>
              </table:table-cell>
              <table:table-cell office:value-type="float" office:value="35.6391">
                <text:p>35.6391</text:p>
              </table:table-cell>
              <table:table-cell office:value-type="float" office:value="35.6602">
                <text:p>35.6602</text:p>
              </table:table-cell>
              <table:table-cell office:value-type="float" office:value="34.6674">
                <text:p>34.6674</text:p>
              </table:table-cell>
              <table:table-cell office:value-type="float" office:value="34.7093">
                <text:p>34.7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6462">
                <text:p>0.416462</text:p>
              </table:table-cell>
              <table:table-cell office:value-type="float" office:value="28.7565">
                <text:p>28.7565</text:p>
              </table:table-cell>
              <table:table-cell office:value-type="float" office:value="35.5056">
                <text:p>35.5056</text:p>
              </table:table-cell>
              <table:table-cell office:value-type="float" office:value="35.517">
                <text:p>35.517</text:p>
              </table:table-cell>
              <table:table-cell office:value-type="float" office:value="34.4737">
                <text:p>34.4737</text:p>
              </table:table-cell>
              <table:table-cell office:value-type="float" office:value="34.5702">
                <text:p>34.57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7884">
                <text:p>0.417884</text:p>
              </table:table-cell>
              <table:table-cell office:value-type="float" office:value="28.7254">
                <text:p>28.7254</text:p>
              </table:table-cell>
              <table:table-cell office:value-type="float" office:value="35.425">
                <text:p>35.425</text:p>
              </table:table-cell>
              <table:table-cell office:value-type="float" office:value="35.4477">
                <text:p>35.4477</text:p>
              </table:table-cell>
              <table:table-cell office:value-type="float" office:value="34.402">
                <text:p>34.402</text:p>
              </table:table-cell>
              <table:table-cell office:value-type="float" office:value="34.4681">
                <text:p>34.4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102">
                <text:p>0.42102</text:p>
              </table:table-cell>
              <table:table-cell office:value-type="float" office:value="28.7154">
                <text:p>28.7154</text:p>
              </table:table-cell>
              <table:table-cell office:value-type="float" office:value="35.4283">
                <text:p>35.4283</text:p>
              </table:table-cell>
              <table:table-cell office:value-type="float" office:value="35.4399">
                <text:p>35.4399</text:p>
              </table:table-cell>
              <table:table-cell office:value-type="float" office:value="34.3515">
                <text:p>34.3515</text:p>
              </table:table-cell>
              <table:table-cell office:value-type="float" office:value="34.4737">
                <text:p>34.4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2563">
                <text:p>0.422563</text:p>
              </table:table-cell>
              <table:table-cell office:value-type="float" office:value="29.0275">
                <text:p>29.0275</text:p>
              </table:table-cell>
              <table:table-cell office:value-type="float" office:value="35.5034">
                <text:p>35.5034</text:p>
              </table:table-cell>
              <table:table-cell office:value-type="float" office:value="35.5267">
                <text:p>35.5267</text:p>
              </table:table-cell>
              <table:table-cell office:value-type="float" office:value="34.4523">
                <text:p>34.4523</text:p>
              </table:table-cell>
              <table:table-cell office:value-type="float" office:value="34.4963">
                <text:p>34.49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5629">
                <text:p>0.425629</text:p>
              </table:table-cell>
              <table:table-cell office:value-type="float" office:value="28.8047">
                <text:p>28.8047</text:p>
              </table:table-cell>
              <table:table-cell office:value-type="float" office:value="35.2876">
                <text:p>35.2876</text:p>
              </table:table-cell>
              <table:table-cell office:value-type="float" office:value="35.2876">
                <text:p>35.2876</text:p>
              </table:table-cell>
              <table:table-cell office:value-type="float" office:value="34.1893">
                <text:p>34.1893</text:p>
              </table:table-cell>
              <table:table-cell office:value-type="float" office:value="34.2661">
                <text:p>34.2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9423">
                <text:p>0.429423</text:p>
              </table:table-cell>
              <table:table-cell office:value-type="float" office:value="28.7171">
                <text:p>28.7171</text:p>
              </table:table-cell>
              <table:table-cell office:value-type="float" office:value="35.1519">
                <text:p>35.1519</text:p>
              </table:table-cell>
              <table:table-cell office:value-type="float" office:value="35.1742">
                <text:p>35.1742</text:p>
              </table:table-cell>
              <table:table-cell office:value-type="float" office:value="34.0426">
                <text:p>34.0426</text:p>
              </table:table-cell>
              <table:table-cell office:value-type="float" office:value="34.1672">
                <text:p>34.16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2127">
                <text:p>0.432127</text:p>
              </table:table-cell>
              <table:table-cell office:value-type="float" office:value="28.9305">
                <text:p>28.9305</text:p>
              </table:table-cell>
              <table:table-cell office:value-type="float" office:value="35.062">
                <text:p>35.062</text:p>
              </table:table-cell>
              <table:table-cell office:value-type="float" office:value="35.1084">
                <text:p>35.1084</text:p>
              </table:table-cell>
              <table:table-cell office:value-type="float" office:value="33.9725">
                <text:p>33.9725</text:p>
              </table:table-cell>
              <table:table-cell office:value-type="float" office:value="34.0851">
                <text:p>34.0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6894">
                <text:p>0.436894</text:p>
              </table:table-cell>
              <table:table-cell office:value-type="float" office:value="29.4069">
                <text:p>29.4069</text:p>
              </table:table-cell>
              <table:table-cell office:value-type="float" office:value="35.1342">
                <text:p>35.1342</text:p>
              </table:table-cell>
              <table:table-cell office:value-type="float" office:value="35.1577">
                <text:p>35.1577</text:p>
              </table:table-cell>
              <table:table-cell office:value-type="float" office:value="34.0243">
                <text:p>34.0243</text:p>
              </table:table-cell>
              <table:table-cell office:value-type="float" office:value="34.0713">
                <text:p>34.0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8955">
                <text:p>0.438955</text:p>
              </table:table-cell>
              <table:table-cell office:value-type="float" office:value="28.5441">
                <text:p>28.5441</text:p>
              </table:table-cell>
              <table:table-cell office:value-type="float" office:value="34.7526">
                <text:p>34.7526</text:p>
              </table:table-cell>
              <table:table-cell office:value-type="float" office:value="34.7641">
                <text:p>34.7641</text:p>
              </table:table-cell>
              <table:table-cell office:value-type="float" office:value="33.7516">
                <text:p>33.7516</text:p>
              </table:table-cell>
              <table:table-cell office:value-type="float" office:value="33.8357">
                <text:p>33.83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198">
                <text:p>0.443198</text:p>
              </table:table-cell>
              <table:table-cell office:value-type="float" office:value="28.5471">
                <text:p>28.5471</text:p>
              </table:table-cell>
              <table:table-cell office:value-type="float" office:value="34.6298">
                <text:p>34.6298</text:p>
              </table:table-cell>
              <table:table-cell office:value-type="float" office:value="34.6535">
                <text:p>34.6535</text:p>
              </table:table-cell>
              <table:table-cell office:value-type="float" office:value="33.8757">
                <text:p>33.8757</text:p>
              </table:table-cell>
              <table:table-cell office:value-type="float" office:value="33.9117">
                <text:p>33.9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385">
                <text:p>0.447385</text:p>
              </table:table-cell>
              <table:table-cell office:value-type="float" office:value="28.7041">
                <text:p>28.7041</text:p>
              </table:table-cell>
              <table:table-cell office:value-type="float" office:value="34.4863">
                <text:p>34.4863</text:p>
              </table:table-cell>
              <table:table-cell office:value-type="float" office:value="34.51">
                <text:p>34.51</text:p>
              </table:table-cell>
              <table:table-cell office:value-type="float" office:value="33.9395">
                <text:p>33.9395</text:p>
              </table:table-cell>
              <table:table-cell office:value-type="float" office:value="34.0013">
                <text:p>34.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632">
                <text:p>0.449632</text:p>
              </table:table-cell>
              <table:table-cell office:value-type="float" office:value="28.3793">
                <text:p>28.3793</text:p>
              </table:table-cell>
              <table:table-cell office:value-type="float" office:value="34.3016">
                <text:p>34.3016</text:p>
              </table:table-cell>
              <table:table-cell office:value-type="float" office:value="34.3259">
                <text:p>34.3259</text:p>
              </table:table-cell>
              <table:table-cell office:value-type="float" office:value="33.8941">
                <text:p>33.8941</text:p>
              </table:table-cell>
              <table:table-cell office:value-type="float" office:value="33.9944">
                <text:p>33.9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6282">
                <text:p>0.456282</text:p>
              </table:table-cell>
              <table:table-cell office:value-type="float" office:value="29.3297">
                <text:p>29.3297</text:p>
              </table:table-cell>
              <table:table-cell office:value-type="float" office:value="34.4512">
                <text:p>34.4512</text:p>
              </table:table-cell>
              <table:table-cell office:value-type="float" office:value="34.4642">
                <text:p>34.4642</text:p>
              </table:table-cell>
              <table:table-cell office:value-type="float" office:value="34.3676">
                <text:p>34.3676</text:p>
              </table:table-cell>
              <table:table-cell office:value-type="float" office:value="34.4075">
                <text:p>34.4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9372">
                <text:p>0.459372</text:p>
              </table:table-cell>
              <table:table-cell office:value-type="float" office:value="29.3967">
                <text:p>29.3967</text:p>
              </table:table-cell>
              <table:table-cell office:value-type="float" office:value="34.4183">
                <text:p>34.4183</text:p>
              </table:table-cell>
              <table:table-cell office:value-type="float" office:value="34.4314">
                <text:p>34.4314</text:p>
              </table:table-cell>
              <table:table-cell office:value-type="float" office:value="34.4891">
                <text:p>34.4891</text:p>
              </table:table-cell>
              <table:table-cell office:value-type="float" office:value="34.5307">
                <text:p>34.5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3188">
                <text:p>0.463188</text:p>
              </table:table-cell>
              <table:table-cell office:value-type="float" office:value="29.4641">
                <text:p>29.4641</text:p>
              </table:table-cell>
              <table:table-cell office:value-type="float" office:value="34.6227">
                <text:p>34.6227</text:p>
              </table:table-cell>
              <table:table-cell office:value-type="float" office:value="34.6507">
                <text:p>34.6507</text:p>
              </table:table-cell>
              <table:table-cell office:value-type="float" office:value="34.681">
                <text:p>34.681</text:p>
              </table:table-cell>
              <table:table-cell office:value-type="float" office:value="34.7099">
                <text:p>34.70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4942">
                <text:p>0.464942</text:p>
              </table:table-cell>
              <table:table-cell office:value-type="float" office:value="28.9175">
                <text:p>28.9175</text:p>
              </table:table-cell>
              <table:table-cell office:value-type="float" office:value="34.6599">
                <text:p>34.6599</text:p>
              </table:table-cell>
              <table:table-cell office:value-type="float" office:value="34.6599">
                <text:p>34.6599</text:p>
              </table:table-cell>
              <table:table-cell office:value-type="float" office:value="34.5609">
                <text:p>34.5609</text:p>
              </table:table-cell>
              <table:table-cell office:value-type="float" office:value="34.6302">
                <text:p>34.6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757">
                <text:p>0.46757</text:p>
              </table:table-cell>
              <table:table-cell office:value-type="float" office:value="28.744">
                <text:p>28.744</text:p>
              </table:table-cell>
              <table:table-cell office:value-type="float" office:value="34.6318">
                <text:p>34.6318</text:p>
              </table:table-cell>
              <table:table-cell office:value-type="float" office:value="34.6766">
                <text:p>34.6766</text:p>
              </table:table-cell>
              <table:table-cell office:value-type="float" office:value="34.4413">
                <text:p>34.4413</text:p>
              </table:table-cell>
              <table:table-cell office:value-type="float" office:value="34.4554">
                <text:p>34.4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0219">
                <text:p>0.470219</text:p>
              </table:table-cell>
              <table:table-cell office:value-type="float" office:value="29.0919">
                <text:p>29.0919</text:p>
              </table:table-cell>
              <table:table-cell office:value-type="float" office:value="34.8695">
                <text:p>34.8695</text:p>
              </table:table-cell>
              <table:table-cell office:value-type="float" office:value="34.8695">
                <text:p>34.8695</text:p>
              </table:table-cell>
              <table:table-cell office:value-type="float" office:value="34.5112">
                <text:p>34.5112</text:p>
              </table:table-cell>
              <table:table-cell office:value-type="float" office:value="34.5112">
                <text:p>34.5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3273">
                <text:p>0.473273</text:p>
              </table:table-cell>
              <table:table-cell office:value-type="float" office:value="28.5242">
                <text:p>28.5242</text:p>
              </table:table-cell>
              <table:table-cell office:value-type="float" office:value="35.1204">
                <text:p>35.1204</text:p>
              </table:table-cell>
              <table:table-cell office:value-type="float" office:value="35.1204">
                <text:p>35.1204</text:p>
              </table:table-cell>
              <table:table-cell office:value-type="float" office:value="34.5228">
                <text:p>34.5228</text:p>
              </table:table-cell>
              <table:table-cell office:value-type="float" office:value="34.5228">
                <text:p>34.5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8517">
                <text:p>0.478517</text:p>
              </table:table-cell>
              <table:table-cell office:value-type="float" office:value="28.6823">
                <text:p>28.6823</text:p>
              </table:table-cell>
              <table:table-cell office:value-type="float" office:value="35.3689">
                <text:p>35.3689</text:p>
              </table:table-cell>
              <table:table-cell office:value-type="float" office:value="35.4017">
                <text:p>35.4017</text:p>
              </table:table-cell>
              <table:table-cell office:value-type="float" office:value="34.555">
                <text:p>34.555</text:p>
              </table:table-cell>
              <table:table-cell office:value-type="float" office:value="34.5707">
                <text:p>34.5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0492">
                <text:p>0.480492</text:p>
              </table:table-cell>
              <table:table-cell office:value-type="float" office:value="28.577">
                <text:p>28.577</text:p>
              </table:table-cell>
              <table:table-cell office:value-type="float" office:value="35.5487">
                <text:p>35.5487</text:p>
              </table:table-cell>
              <table:table-cell office:value-type="float" office:value="35.5487">
                <text:p>35.5487</text:p>
              </table:table-cell>
              <table:table-cell office:value-type="float" office:value="34.586">
                <text:p>34.586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72">
                <text:p>0.48572</text:p>
              </table:table-cell>
              <table:table-cell office:value-type="float" office:value="28.9947">
                <text:p>28.9947</text:p>
              </table:table-cell>
              <table:table-cell office:value-type="float" office:value="35.955">
                <text:p>35.955</text:p>
              </table:table-cell>
              <table:table-cell office:value-type="float" office:value="35.972">
                <text:p>35.972</text:p>
              </table:table-cell>
              <table:table-cell office:value-type="float" office:value="34.7643">
                <text:p>34.7643</text:p>
              </table:table-cell>
              <table:table-cell office:value-type="float" office:value="34.7643">
                <text:p>34.7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7445">
                <text:p>0.487445</text:p>
              </table:table-cell>
              <table:table-cell office:value-type="float" office:value="28.6797">
                <text:p>28.6797</text:p>
              </table:table-cell>
              <table:table-cell office:value-type="float" office:value="35.9471">
                <text:p>35.9471</text:p>
              </table:table-cell>
              <table:table-cell office:value-type="float" office:value="35.9471">
                <text:p>35.9471</text:p>
              </table:table-cell>
              <table:table-cell office:value-type="float" office:value="34.6383">
                <text:p>34.6383</text:p>
              </table:table-cell>
              <table:table-cell office:value-type="float" office:value="34.6383">
                <text:p>34.6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447">
                <text:p>0.491447</text:p>
              </table:table-cell>
              <table:table-cell office:value-type="float" office:value="28.5672">
                <text:p>28.5672</text:p>
              </table:table-cell>
              <table:table-cell office:value-type="float" office:value="36.2536">
                <text:p>36.2536</text:p>
              </table:table-cell>
              <table:table-cell office:value-type="float" office:value="36.2536">
                <text:p>36.2536</text:p>
              </table:table-cell>
              <table:table-cell office:value-type="float" office:value="34.7351">
                <text:p>34.7351</text:p>
              </table:table-cell>
              <table:table-cell office:value-type="float" office:value="34.7351">
                <text:p>34.73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4859">
                <text:p>0.494859</text:p>
              </table:table-cell>
              <table:table-cell office:value-type="float" office:value="28.8733">
                <text:p>28.8733</text:p>
              </table:table-cell>
              <table:table-cell office:value-type="float" office:value="36.3855">
                <text:p>36.3855</text:p>
              </table:table-cell>
              <table:table-cell office:value-type="float" office:value="36.3855">
                <text:p>36.3855</text:p>
              </table:table-cell>
              <table:table-cell office:value-type="float" office:value="34.7673">
                <text:p>34.7673</text:p>
              </table:table-cell>
              <table:table-cell office:value-type="float" office:value="34.7673">
                <text:p>34.76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87">
                <text:p>0.49787</text:p>
              </table:table-cell>
              <table:table-cell office:value-type="float" office:value="28.823">
                <text:p>28.823</text:p>
              </table:table-cell>
              <table:table-cell office:value-type="float" office:value="36.47">
                <text:p>36.47</text:p>
              </table:table-cell>
              <table:table-cell office:value-type="float" office:value="36.47">
                <text:p>36.47</text:p>
              </table:table-cell>
              <table:table-cell office:value-type="float" office:value="34.7885">
                <text:p>34.7885</text:p>
              </table:table-cell>
              <table:table-cell office:value-type="float" office:value="34.7885">
                <text:p>34.7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9025">
                <text:p>0.499025</text:p>
              </table:table-cell>
              <table:table-cell office:value-type="float" office:value="28.8221">
                <text:p>28.8221</text:p>
              </table:table-cell>
              <table:table-cell office:value-type="float" office:value="36.3356">
                <text:p>36.3356</text:p>
              </table:table-cell>
              <table:table-cell office:value-type="float" office:value="36.3356">
                <text:p>36.3356</text:p>
              </table:table-cell>
              <table:table-cell office:value-type="float" office:value="34.6842">
                <text:p>34.6842</text:p>
              </table:table-cell>
              <table:table-cell office:value-type="float" office:value="34.6842">
                <text:p>34.6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03173">
                <text:p>0.503173</text:p>
              </table:table-cell>
              <table:table-cell office:value-type="float" office:value="29.0903">
                <text:p>29.0903</text:p>
              </table:table-cell>
              <table:table-cell office:value-type="float" office:value="36.2458">
                <text:p>36.2458</text:p>
              </table:table-cell>
              <table:table-cell office:value-type="float" office:value="36.2458">
                <text:p>36.2458</text:p>
              </table:table-cell>
              <table:table-cell office:value-type="float" office:value="34.669">
                <text:p>34.669</text:p>
              </table:table-cell>
              <table:table-cell office:value-type="float" office:value="34.669">
                <text:p>34.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8518">
                <text:p>0.508518</text:p>
              </table:table-cell>
              <table:table-cell office:value-type="float" office:value="29.2293">
                <text:p>29.2293</text:p>
              </table:table-cell>
              <table:table-cell office:value-type="float" office:value="36.0082">
                <text:p>36.0082</text:p>
              </table:table-cell>
              <table:table-cell office:value-type="float" office:value="36.0082">
                <text:p>36.0082</text:p>
              </table:table-cell>
              <table:table-cell office:value-type="float" office:value="34.5216">
                <text:p>34.5216</text:p>
              </table:table-cell>
              <table:table-cell office:value-type="float" office:value="34.5216">
                <text:p>34.5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1397">
                <text:p>0.511397</text:p>
              </table:table-cell>
              <table:table-cell office:value-type="float" office:value="29.3603">
                <text:p>29.3603</text:p>
              </table:table-cell>
              <table:table-cell office:value-type="float" office:value="35.8383">
                <text:p>35.8383</text:p>
              </table:table-cell>
              <table:table-cell office:value-type="float" office:value="35.8383">
                <text:p>35.8383</text:p>
              </table:table-cell>
              <table:table-cell office:value-type="float" office:value="34.4022">
                <text:p>34.4022</text:p>
              </table:table-cell>
              <table:table-cell office:value-type="float" office:value="34.4022">
                <text:p>34.4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38">
                <text:p>0.517138</text:p>
              </table:table-cell>
              <table:table-cell office:value-type="float" office:value="29.0304">
                <text:p>29.0304</text:p>
              </table:table-cell>
              <table:table-cell office:value-type="float" office:value="35.5706">
                <text:p>35.5706</text:p>
              </table:table-cell>
              <table:table-cell office:value-type="float" office:value="35.5706">
                <text:p>35.5706</text:p>
              </table:table-cell>
              <table:table-cell office:value-type="float" office:value="34.2512">
                <text:p>34.2512</text:p>
              </table:table-cell>
              <table:table-cell office:value-type="float" office:value="34.2512">
                <text:p>34.2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067">
                <text:p>0.52067</text:p>
              </table:table-cell>
              <table:table-cell office:value-type="float" office:value="29.1592">
                <text:p>29.1592</text:p>
              </table:table-cell>
              <table:table-cell office:value-type="float" office:value="35.5674">
                <text:p>35.5674</text:p>
              </table:table-cell>
              <table:table-cell office:value-type="float" office:value="35.5674">
                <text:p>35.5674</text:p>
              </table:table-cell>
              <table:table-cell office:value-type="float" office:value="34.3067">
                <text:p>34.3067</text:p>
              </table:table-cell>
              <table:table-cell office:value-type="float" office:value="34.3067">
                <text:p>34.3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6358">
                <text:p>0.526358</text:p>
              </table:table-cell>
              <table:table-cell office:value-type="float" office:value="29.0284">
                <text:p>29.0284</text:p>
              </table:table-cell>
              <table:table-cell office:value-type="float" office:value="35.1672">
                <text:p>35.1672</text:p>
              </table:table-cell>
              <table:table-cell office:value-type="float" office:value="35.1672">
                <text:p>35.1672</text:p>
              </table:table-cell>
              <table:table-cell office:value-type="float" office:value="34.0123">
                <text:p>34.0123</text:p>
              </table:table-cell>
              <table:table-cell office:value-type="float" office:value="34.0123">
                <text:p>34.01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8489">
                <text:p>0.528489</text:p>
              </table:table-cell>
              <table:table-cell office:value-type="float" office:value="29.2139">
                <text:p>29.2139</text:p>
              </table:table-cell>
              <table:table-cell office:value-type="float" office:value="35.1348">
                <text:p>35.1348</text:p>
              </table:table-cell>
              <table:table-cell office:value-type="float" office:value="35.1348">
                <text:p>35.1348</text:p>
              </table:table-cell>
              <table:table-cell office:value-type="float" office:value="34.0228">
                <text:p>34.0228</text:p>
              </table:table-cell>
              <table:table-cell office:value-type="float" office:value="34.0228">
                <text:p>34.0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2262">
                <text:p>0.532262</text:p>
              </table:table-cell>
              <table:table-cell office:value-type="float" office:value="29.1504">
                <text:p>29.1504</text:p>
              </table:table-cell>
              <table:table-cell office:value-type="float" office:value="34.9875">
                <text:p>34.9875</text:p>
              </table:table-cell>
              <table:table-cell office:value-type="float" office:value="34.9875">
                <text:p>34.9875</text:p>
              </table:table-cell>
              <table:table-cell office:value-type="float" office:value="33.9437">
                <text:p>33.9437</text:p>
              </table:table-cell>
              <table:table-cell office:value-type="float" office:value="33.9437">
                <text:p>33.9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4932">
                <text:p>0.534932</text:p>
              </table:table-cell>
              <table:table-cell office:value-type="float" office:value="29.1115">
                <text:p>29.1115</text:p>
              </table:table-cell>
              <table:table-cell office:value-type="float" office:value="34.7483">
                <text:p>34.7483</text:p>
              </table:table-cell>
              <table:table-cell office:value-type="float" office:value="34.7483">
                <text:p>34.7483</text:p>
              </table:table-cell>
              <table:table-cell office:value-type="float" office:value="33.7559">
                <text:p>33.7559</text:p>
              </table:table-cell>
              <table:table-cell office:value-type="float" office:value="33.7559">
                <text:p>33.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6538">
                <text:p>0.536538</text:p>
              </table:table-cell>
              <table:table-cell office:value-type="float" office:value="28.4426">
                <text:p>28.4426</text:p>
              </table:table-cell>
              <table:table-cell office:value-type="float" office:value="34.6577">
                <text:p>34.6577</text:p>
              </table:table-cell>
              <table:table-cell office:value-type="float" office:value="34.6577">
                <text:p>34.6577</text:p>
              </table:table-cell>
              <table:table-cell office:value-type="float" office:value="33.7057">
                <text:p>33.7057</text:p>
              </table:table-cell>
              <table:table-cell office:value-type="float" office:value="33.7057">
                <text:p>33.7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8458">
                <text:p>0.538458</text:p>
              </table:table-cell>
              <table:table-cell office:value-type="float" office:value="28.8948">
                <text:p>28.8948</text:p>
              </table:table-cell>
              <table:table-cell office:value-type="float" office:value="34.6472">
                <text:p>34.6472</text:p>
              </table:table-cell>
              <table:table-cell office:value-type="float" office:value="34.6472">
                <text:p>34.6472</text:p>
              </table:table-cell>
              <table:table-cell office:value-type="float" office:value="33.7292">
                <text:p>33.7292</text:p>
              </table:table-cell>
              <table:table-cell office:value-type="float" office:value="33.7292">
                <text:p>33.7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42539">
                <text:p>0.542539</text:p>
              </table:table-cell>
              <table:table-cell office:value-type="float" office:value="29.053">
                <text:p>29.053</text:p>
              </table:table-cell>
              <table:table-cell office:value-type="float" office:value="34.5191">
                <text:p>34.5191</text:p>
              </table:table-cell>
              <table:table-cell office:value-type="float" office:value="34.5191">
                <text:p>34.5191</text:p>
              </table:table-cell>
              <table:table-cell office:value-type="float" office:value="33.669">
                <text:p>33.669</text:p>
              </table:table-cell>
              <table:table-cell office:value-type="float" office:value="33.669">
                <text:p>33.6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3876">
                <text:p>0.543876</text:p>
              </table:table-cell>
              <table:table-cell office:value-type="float" office:value="28.8205">
                <text:p>28.8205</text:p>
              </table:table-cell>
              <table:table-cell office:value-type="float" office:value="34.3099">
                <text:p>34.3099</text:p>
              </table:table-cell>
              <table:table-cell office:value-type="float" office:value="34.3099">
                <text:p>34.3099</text:p>
              </table:table-cell>
              <table:table-cell office:value-type="float" office:value="33.4943">
                <text:p>33.4943</text:p>
              </table:table-cell>
              <table:table-cell office:value-type="float" office:value="33.4943">
                <text:p>33.49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8158">
                <text:p>0.548158</text:p>
              </table:table-cell>
              <table:table-cell office:value-type="float" office:value="28.5503">
                <text:p>28.5503</text:p>
              </table:table-cell>
              <table:table-cell office:value-type="float" office:value="34.1331">
                <text:p>34.1331</text:p>
              </table:table-cell>
              <table:table-cell office:value-type="float" office:value="34.1331">
                <text:p>34.1331</text:p>
              </table:table-cell>
              <table:table-cell office:value-type="float" office:value="33.4158">
                <text:p>33.4158</text:p>
              </table:table-cell>
              <table:table-cell office:value-type="float" office:value="33.4158">
                <text:p>33.4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1959">
                <text:p>0.551959</text:p>
              </table:table-cell>
              <table:table-cell office:value-type="float" office:value="29.2563">
                <text:p>29.2563</text:p>
              </table:table-cell>
              <table:table-cell office:value-type="float" office:value="33.9238">
                <text:p>33.9238</text:p>
              </table:table-cell>
              <table:table-cell office:value-type="float" office:value="33.9238">
                <text:p>33.9238</text:p>
              </table:table-cell>
              <table:table-cell office:value-type="float" office:value="33.258">
                <text:p>33.258</text:p>
              </table:table-cell>
              <table:table-cell office:value-type="float" office:value="33.258">
                <text:p>33.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4269">
                <text:p>0.554269</text:p>
              </table:table-cell>
              <table:table-cell office:value-type="float" office:value="29.4122">
                <text:p>29.4122</text:p>
              </table:table-cell>
              <table:table-cell office:value-type="float" office:value="33.938">
                <text:p>33.938</text:p>
              </table:table-cell>
              <table:table-cell office:value-type="float" office:value="33.938">
                <text:p>33.938</text:p>
              </table:table-cell>
              <table:table-cell office:value-type="float" office:value="33.3215">
                <text:p>33.3215</text:p>
              </table:table-cell>
              <table:table-cell office:value-type="float" office:value="33.3215">
                <text:p>33.32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8319">
                <text:p>0.558319</text:p>
              </table:table-cell>
              <table:table-cell office:value-type="float" office:value="28.6587">
                <text:p>28.6587</text:p>
              </table:table-cell>
              <table:table-cell office:value-type="float" office:value="33.7793">
                <text:p>33.7793</text:p>
              </table:table-cell>
              <table:table-cell office:value-type="float" office:value="33.7793">
                <text:p>33.7793</text:p>
              </table:table-cell>
              <table:table-cell office:value-type="float" office:value="33.2511">
                <text:p>33.2511</text:p>
              </table:table-cell>
              <table:table-cell office:value-type="float" office:value="33.2511">
                <text:p>33.25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1279">
                <text:p>0.561279</text:p>
              </table:table-cell>
              <table:table-cell office:value-type="float" office:value="28.7742">
                <text:p>28.7742</text:p>
              </table:table-cell>
              <table:table-cell office:value-type="float" office:value="33.6376">
                <text:p>33.6376</text:p>
              </table:table-cell>
              <table:table-cell office:value-type="float" office:value="33.6376">
                <text:p>33.6376</text:p>
              </table:table-cell>
              <table:table-cell office:value-type="float" office:value="33.1646">
                <text:p>33.1646</text:p>
              </table:table-cell>
              <table:table-cell office:value-type="float" office:value="33.1646">
                <text:p>33.1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7474">
                <text:p>0.567474</text:p>
              </table:table-cell>
              <table:table-cell office:value-type="float" office:value="29.3847">
                <text:p>29.3847</text:p>
              </table:table-cell>
              <table:table-cell office:value-type="float" office:value="33.5876">
                <text:p>33.5876</text:p>
              </table:table-cell>
              <table:table-cell office:value-type="float" office:value="33.5876">
                <text:p>33.5876</text:p>
              </table:table-cell>
              <table:table-cell office:value-type="float" office:value="33.2215">
                <text:p>33.2215</text:p>
              </table:table-cell>
              <table:table-cell office:value-type="float" office:value="33.2215">
                <text:p>33.2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9039">
                <text:p>0.569039</text:p>
              </table:table-cell>
              <table:table-cell office:value-type="float" office:value="28.8413">
                <text:p>28.8413</text:p>
              </table:table-cell>
              <table:table-cell office:value-type="float" office:value="33.2957">
                <text:p>33.2957</text:p>
              </table:table-cell>
              <table:table-cell office:value-type="float" office:value="33.2957">
                <text:p>33.2957</text:p>
              </table:table-cell>
              <table:table-cell office:value-type="float" office:value="32.9621">
                <text:p>32.9621</text:p>
              </table:table-cell>
              <table:table-cell office:value-type="float" office:value="32.9621">
                <text:p>32.9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283">
                <text:p>0.57283</text:p>
              </table:table-cell>
              <table:table-cell office:value-type="float" office:value="29.2728">
                <text:p>29.2728</text:p>
              </table:table-cell>
              <table:table-cell office:value-type="float" office:value="33.2274">
                <text:p>33.2274</text:p>
              </table:table-cell>
              <table:table-cell office:value-type="float" office:value="33.2274">
                <text:p>33.2274</text:p>
              </table:table-cell>
              <table:table-cell office:value-type="float" office:value="32.9654">
                <text:p>32.9654</text:p>
              </table:table-cell>
              <table:table-cell office:value-type="float" office:value="32.9654">
                <text:p>32.96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4123">
                <text:p>0.574123</text:p>
              </table:table-cell>
              <table:table-cell office:value-type="float" office:value="28.7792">
                <text:p>28.7792</text:p>
              </table:table-cell>
              <table:table-cell office:value-type="float" office:value="33.2973">
                <text:p>33.2973</text:p>
              </table:table-cell>
              <table:table-cell office:value-type="float" office:value="33.2973">
                <text:p>33.2973</text:p>
              </table:table-cell>
              <table:table-cell office:value-type="float" office:value="33.068">
                <text:p>33.068</text:p>
              </table:table-cell>
              <table:table-cell office:value-type="float" office:value="33.068">
                <text:p>33.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8138">
                <text:p>0.578138</text:p>
              </table:table-cell>
              <table:table-cell office:value-type="float" office:value="28.8057">
                <text:p>28.8057</text:p>
              </table:table-cell>
              <table:table-cell office:value-type="float" office:value="32.9533">
                <text:p>32.9533</text:p>
              </table:table-cell>
              <table:table-cell office:value-type="float" office:value="32.9533">
                <text:p>32.9533</text:p>
              </table:table-cell>
              <table:table-cell office:value-type="float" office:value="32.7953">
                <text:p>32.7953</text:p>
              </table:table-cell>
              <table:table-cell office:value-type="float" office:value="32.7953">
                <text:p>32.7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0242">
                <text:p>0.580242</text:p>
              </table:table-cell>
              <table:table-cell office:value-type="float" office:value="28.9192">
                <text:p>28.9192</text:p>
              </table:table-cell>
              <table:table-cell office:value-type="float" office:value="32.6776">
                <text:p>32.6776</text:p>
              </table:table-cell>
              <table:table-cell office:value-type="float" office:value="32.6776">
                <text:p>32.6776</text:p>
              </table:table-cell>
              <table:table-cell office:value-type="float" office:value="32.5559">
                <text:p>32.5559</text:p>
              </table:table-cell>
              <table:table-cell office:value-type="float" office:value="32.5559">
                <text:p>32.5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85175">
                <text:p>0.585175</text:p>
              </table:table-cell>
              <table:table-cell office:value-type="float" office:value="28.8383">
                <text:p>28.8383</text:p>
              </table:table-cell>
              <table:table-cell office:value-type="float" office:value="32.504">
                <text:p>32.504</text:p>
              </table:table-cell>
              <table:table-cell office:value-type="float" office:value="32.504">
                <text:p>32.504</text:p>
              </table:table-cell>
              <table:table-cell office:value-type="float" office:value="32.4835">
                <text:p>32.4835</text:p>
              </table:table-cell>
              <table:table-cell office:value-type="float" office:value="32.4835">
                <text:p>32.48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736">
                <text:p>0.58736</text:p>
              </table:table-cell>
              <table:table-cell office:value-type="float" office:value="28.5465">
                <text:p>28.5465</text:p>
              </table:table-cell>
              <table:table-cell office:value-type="float" office:value="32.6641">
                <text:p>32.6641</text:p>
              </table:table-cell>
              <table:table-cell office:value-type="float" office:value="32.6641">
                <text:p>32.6641</text:p>
              </table:table-cell>
              <table:table-cell office:value-type="float" office:value="32.6923">
                <text:p>32.6923</text:p>
              </table:table-cell>
              <table:table-cell office:value-type="float" office:value="32.6923">
                <text:p>32.6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2249">
                <text:p>0.592249</text:p>
              </table:table-cell>
              <table:table-cell office:value-type="float" office:value="28.8616">
                <text:p>28.8616</text:p>
              </table:table-cell>
              <table:table-cell office:value-type="float" office:value="32.5494">
                <text:p>32.5494</text:p>
              </table:table-cell>
              <table:table-cell office:value-type="float" office:value="32.5494">
                <text:p>32.5494</text:p>
              </table:table-cell>
              <table:table-cell office:value-type="float" office:value="32.6627">
                <text:p>32.6627</text:p>
              </table:table-cell>
              <table:table-cell office:value-type="float" office:value="32.6627">
                <text:p>32.6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305">
                <text:p>0.593305</text:p>
              </table:table-cell>
              <table:table-cell office:value-type="float" office:value="28.8717">
                <text:p>28.8717</text:p>
              </table:table-cell>
              <table:table-cell office:value-type="float" office:value="32.3688">
                <text:p>32.3688</text:p>
              </table:table-cell>
              <table:table-cell office:value-type="float" office:value="32.3688">
                <text:p>32.3688</text:p>
              </table:table-cell>
              <table:table-cell office:value-type="float" office:value="32.5136">
                <text:p>32.5136</text:p>
              </table:table-cell>
              <table:table-cell office:value-type="float" office:value="32.5136">
                <text:p>32.5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8818">
                <text:p>0.598818</text:p>
              </table:table-cell>
              <table:table-cell office:value-type="float" office:value="28.8209">
                <text:p>28.8209</text:p>
              </table:table-cell>
              <table:table-cell office:value-type="float" office:value="32.1408">
                <text:p>32.1408</text:p>
              </table:table-cell>
              <table:table-cell office:value-type="float" office:value="32.1408">
                <text:p>32.1408</text:p>
              </table:table-cell>
              <table:table-cell office:value-type="float" office:value="32.3807">
                <text:p>32.3807</text:p>
              </table:table-cell>
              <table:table-cell office:value-type="float" office:value="32.3807">
                <text:p>32.38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0579">
                <text:p>0.600579</text:p>
              </table:table-cell>
              <table:table-cell office:value-type="float" office:value="29.3902">
                <text:p>29.3902</text:p>
              </table:table-cell>
              <table:table-cell office:value-type="float" office:value="32.2417">
                <text:p>32.2417</text:p>
              </table:table-cell>
              <table:table-cell office:value-type="float" office:value="32.2417">
                <text:p>32.2417</text:p>
              </table:table-cell>
              <table:table-cell office:value-type="float" office:value="32.5199">
                <text:p>32.5199</text:p>
              </table:table-cell>
              <table:table-cell office:value-type="float" office:value="32.5199">
                <text:p>32.5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25">
                <text:p>0.6025</text:p>
              </table:table-cell>
              <table:table-cell office:value-type="float" office:value="29.1134">
                <text:p>29.1134</text:p>
              </table:table-cell>
              <table:table-cell office:value-type="float" office:value="32.0965">
                <text:p>32.0965</text:p>
              </table:table-cell>
              <table:table-cell office:value-type="float" office:value="32.0965">
                <text:p>32.0965</text:p>
              </table:table-cell>
              <table:table-cell office:value-type="float" office:value="32.4068">
                <text:p>32.4068</text:p>
              </table:table-cell>
              <table:table-cell office:value-type="float" office:value="32.4068">
                <text:p>32.4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414">
                <text:p>0.60414</text:p>
              </table:table-cell>
              <table:table-cell office:value-type="float" office:value="28.5762">
                <text:p>28.5762</text:p>
              </table:table-cell>
              <table:table-cell office:value-type="float" office:value="32.0994">
                <text:p>32.0994</text:p>
              </table:table-cell>
              <table:table-cell office:value-type="float" office:value="32.0994">
                <text:p>32.0994</text:p>
              </table:table-cell>
              <table:table-cell office:value-type="float" office:value="32.4608">
                <text:p>32.4608</text:p>
              </table:table-cell>
              <table:table-cell office:value-type="float" office:value="32.4608">
                <text:p>32.4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6163">
                <text:p>0.606163</text:p>
              </table:table-cell>
              <table:table-cell office:value-type="float" office:value="29.2272">
                <text:p>29.2272</text:p>
              </table:table-cell>
              <table:table-cell office:value-type="float" office:value="31.9822">
                <text:p>31.9822</text:p>
              </table:table-cell>
              <table:table-cell office:value-type="float" office:value="31.9822">
                <text:p>31.9822</text:p>
              </table:table-cell>
              <table:table-cell office:value-type="float" office:value="32.3704">
                <text:p>32.3704</text:p>
              </table:table-cell>
              <table:table-cell office:value-type="float" office:value="32.3704">
                <text:p>32.37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324">
                <text:p>0.611324</text:p>
              </table:table-cell>
              <table:table-cell office:value-type="float" office:value="29.5572">
                <text:p>29.5572</text:p>
              </table:table-cell>
              <table:table-cell office:value-type="float" office:value="31.7883">
                <text:p>31.7883</text:p>
              </table:table-cell>
              <table:table-cell office:value-type="float" office:value="31.7883">
                <text:p>31.7883</text:p>
              </table:table-cell>
              <table:table-cell office:value-type="float" office:value="32.2695">
                <text:p>32.2695</text:p>
              </table:table-cell>
              <table:table-cell office:value-type="float" office:value="32.2695">
                <text:p>32.26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3188">
                <text:p>0.613188</text:p>
              </table:table-cell>
              <table:table-cell office:value-type="float" office:value="28.8572">
                <text:p>28.8572</text:p>
              </table:table-cell>
              <table:table-cell office:value-type="float" office:value="31.7462">
                <text:p>31.7462</text:p>
              </table:table-cell>
              <table:table-cell office:value-type="float" office:value="31.7462">
                <text:p>31.7462</text:p>
              </table:table-cell>
              <table:table-cell office:value-type="float" office:value="32.2778">
                <text:p>32.2778</text:p>
              </table:table-cell>
              <table:table-cell office:value-type="float" office:value="32.2778">
                <text:p>32.2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6813">
                <text:p>0.616813</text:p>
              </table:table-cell>
              <table:table-cell office:value-type="float" office:value="28.9124">
                <text:p>28.9124</text:p>
              </table:table-cell>
              <table:table-cell office:value-type="float" office:value="31.6085">
                <text:p>31.6085</text:p>
              </table:table-cell>
              <table:table-cell office:value-type="float" office:value="31.6085">
                <text:p>31.6085</text:p>
              </table:table-cell>
              <table:table-cell office:value-type="float" office:value="32.2019">
                <text:p>32.2019</text:p>
              </table:table-cell>
              <table:table-cell office:value-type="float" office:value="32.2019">
                <text:p>32.2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8948">
                <text:p>0.618948</text:p>
              </table:table-cell>
              <table:table-cell office:value-type="float" office:value="28.7897">
                <text:p>28.7897</text:p>
              </table:table-cell>
              <table:table-cell office:value-type="float" office:value="31.4738">
                <text:p>31.4738</text:p>
              </table:table-cell>
              <table:table-cell office:value-type="float" office:value="31.4738">
                <text:p>31.4738</text:p>
              </table:table-cell>
              <table:table-cell office:value-type="float" office:value="32.1071">
                <text:p>32.1071</text:p>
              </table:table-cell>
              <table:table-cell office:value-type="float" office:value="32.1071">
                <text:p>32.1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195">
                <text:p>0.62195</text:p>
              </table:table-cell>
              <table:table-cell office:value-type="float" office:value="28.7715">
                <text:p>28.7715</text:p>
              </table:table-cell>
              <table:table-cell office:value-type="float" office:value="31.397">
                <text:p>31.397</text:p>
              </table:table-cell>
              <table:table-cell office:value-type="float" office:value="31.397">
                <text:p>31.397</text:p>
              </table:table-cell>
              <table:table-cell office:value-type="float" office:value="32.0916">
                <text:p>32.0916</text:p>
              </table:table-cell>
              <table:table-cell office:value-type="float" office:value="32.0916">
                <text:p>32.0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22415">
                <text:p>0.622415</text:p>
              </table:table-cell>
              <table:table-cell office:value-type="float" office:value="28.5652">
                <text:p>28.5652</text:p>
              </table:table-cell>
              <table:table-cell office:value-type="float" office:value="31.4189">
                <text:p>31.4189</text:p>
              </table:table-cell>
              <table:table-cell office:value-type="float" office:value="31.4189">
                <text:p>31.4189</text:p>
              </table:table-cell>
              <table:table-cell office:value-type="float" office:value="32.1301">
                <text:p>32.1301</text:p>
              </table:table-cell>
              <table:table-cell office:value-type="float" office:value="32.1301">
                <text:p>32.13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26002">
                <text:p>0.626002</text:p>
              </table:table-cell>
              <table:table-cell office:value-type="float" office:value="29.1768">
                <text:p>29.1768</text:p>
              </table:table-cell>
              <table:table-cell office:value-type="float" office:value="31.2743">
                <text:p>31.2743</text:p>
              </table:table-cell>
              <table:table-cell office:value-type="float" office:value="31.2743">
                <text:p>31.2743</text:p>
              </table:table-cell>
              <table:table-cell office:value-type="float" office:value="32.0418">
                <text:p>32.0418</text:p>
              </table:table-cell>
              <table:table-cell office:value-type="float" office:value="32.0418">
                <text:p>32.0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08">
                <text:p>0.62608</text:p>
              </table:table-cell>
              <table:table-cell office:value-type="float" office:value="28.83">
                <text:p>28.83</text:p>
              </table:table-cell>
              <table:table-cell office:value-type="float" office:value="31.1846">
                <text:p>31.1846</text:p>
              </table:table-cell>
              <table:table-cell office:value-type="float" office:value="31.2061">
                <text:p>31.2061</text:p>
              </table:table-cell>
              <table:table-cell office:value-type="float" office:value="31.9777">
                <text:p>31.9777</text:p>
              </table:table-cell>
              <table:table-cell office:value-type="float" office:value="31.9777">
                <text:p>31.97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9708">
                <text:p>0.629708</text:p>
              </table:table-cell>
              <table:table-cell office:value-type="float" office:value="28.7725">
                <text:p>28.7725</text:p>
              </table:table-cell>
              <table:table-cell office:value-type="float" office:value="31.0729">
                <text:p>31.0729</text:p>
              </table:table-cell>
              <table:table-cell office:value-type="float" office:value="31.0729">
                <text:p>31.0729</text:p>
              </table:table-cell>
              <table:table-cell office:value-type="float" office:value="31.9088">
                <text:p>31.9088</text:p>
              </table:table-cell>
              <table:table-cell office:value-type="float" office:value="31.9088">
                <text:p>31.9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1039">
                <text:p>0.631039</text:p>
              </table:table-cell>
              <table:table-cell office:value-type="float" office:value="28.8968">
                <text:p>28.8968</text:p>
              </table:table-cell>
              <table:table-cell office:value-type="float" office:value="30.9714">
                <text:p>30.9714</text:p>
              </table:table-cell>
              <table:table-cell office:value-type="float" office:value="30.9714">
                <text:p>30.9714</text:p>
              </table:table-cell>
              <table:table-cell office:value-type="float" office:value="31.8335">
                <text:p>31.8335</text:p>
              </table:table-cell>
              <table:table-cell office:value-type="float" office:value="31.8335">
                <text:p>31.83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4922">
                <text:p>0.634922</text:p>
              </table:table-cell>
              <table:table-cell office:value-type="float" office:value="28.621">
                <text:p>28.621</text:p>
              </table:table-cell>
              <table:table-cell office:value-type="float" office:value="30.9007">
                <text:p>30.9007</text:p>
              </table:table-cell>
              <table:table-cell office:value-type="float" office:value="30.9223">
                <text:p>30.9223</text:p>
              </table:table-cell>
              <table:table-cell office:value-type="float" office:value="31.8649">
                <text:p>31.8649</text:p>
              </table:table-cell>
              <table:table-cell office:value-type="float" office:value="31.8649">
                <text:p>31.86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6686">
                <text:p>0.636686</text:p>
              </table:table-cell>
              <table:table-cell office:value-type="float" office:value="28.9301">
                <text:p>28.9301</text:p>
              </table:table-cell>
              <table:table-cell office:value-type="float" office:value="30.7218">
                <text:p>30.7218</text:p>
              </table:table-cell>
              <table:table-cell office:value-type="float" office:value="30.831">
                <text:p>30.831</text:p>
              </table:table-cell>
              <table:table-cell office:value-type="float" office:value="31.8046">
                <text:p>31.8046</text:p>
              </table:table-cell>
              <table:table-cell office:value-type="float" office:value="31.8046">
                <text:p>31.8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9379">
                <text:p>0.639379</text:p>
              </table:table-cell>
              <table:table-cell office:value-type="float" office:value="28.4112">
                <text:p>28.4112</text:p>
              </table:table-cell>
              <table:table-cell office:value-type="float" office:value="30.5834">
                <text:p>30.5834</text:p>
              </table:table-cell>
              <table:table-cell office:value-type="float" office:value="30.6943">
                <text:p>30.6943</text:p>
              </table:table-cell>
              <table:table-cell office:value-type="float" office:value="31.7261">
                <text:p>31.7261</text:p>
              </table:table-cell>
              <table:table-cell office:value-type="float" office:value="31.7261">
                <text:p>31.72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1051">
                <text:p>0.641051</text:p>
              </table:table-cell>
              <table:table-cell office:value-type="float" office:value="28.5247">
                <text:p>28.5247</text:p>
              </table:table-cell>
              <table:table-cell office:value-type="float" office:value="30.4938">
                <text:p>30.4938</text:p>
              </table:table-cell>
              <table:table-cell office:value-type="float" office:value="30.561">
                <text:p>30.561</text:p>
              </table:table-cell>
              <table:table-cell office:value-type="float" office:value="31.6166">
                <text:p>31.6166</text:p>
              </table:table-cell>
              <table:table-cell office:value-type="float" office:value="31.6166">
                <text:p>31.6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43174">
                <text:p>0.643174</text:p>
              </table:table-cell>
              <table:table-cell office:value-type="float" office:value="28.7367">
                <text:p>28.7367</text:p>
              </table:table-cell>
              <table:table-cell office:value-type="float" office:value="30.5301">
                <text:p>30.5301</text:p>
              </table:table-cell>
              <table:table-cell office:value-type="float" office:value="30.5966">
                <text:p>30.5966</text:p>
              </table:table-cell>
              <table:table-cell office:value-type="float" office:value="31.6982">
                <text:p>31.6982</text:p>
              </table:table-cell>
              <table:table-cell office:value-type="float" office:value="31.6982">
                <text:p>31.69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4444">
                <text:p>0.64444</text:p>
              </table:table-cell>
              <table:table-cell office:value-type="float" office:value="28.694">
                <text:p>28.694</text:p>
              </table:table-cell>
              <table:table-cell office:value-type="float" office:value="30.5473">
                <text:p>30.5473</text:p>
              </table:table-cell>
              <table:table-cell office:value-type="float" office:value="30.5699">
                <text:p>30.5699</text:p>
              </table:table-cell>
              <table:table-cell office:value-type="float" office:value="31.6889">
                <text:p>31.6889</text:p>
              </table:table-cell>
              <table:table-cell office:value-type="float" office:value="31.6889">
                <text:p>31.6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6594">
                <text:p>0.646594</text:p>
              </table:table-cell>
              <table:table-cell office:value-type="float" office:value="28.7452">
                <text:p>28.7452</text:p>
              </table:table-cell>
              <table:table-cell office:value-type="float" office:value="30.3617">
                <text:p>30.3617</text:p>
              </table:table-cell>
              <table:table-cell office:value-type="float" office:value="30.4062">
                <text:p>30.4062</text:p>
              </table:table-cell>
              <table:table-cell office:value-type="float" office:value="31.5629">
                <text:p>31.5629</text:p>
              </table:table-cell>
              <table:table-cell office:value-type="float" office:value="31.5629">
                <text:p>31.56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48053">
                <text:p>0.648053</text:p>
              </table:table-cell>
              <table:table-cell office:value-type="float" office:value="28.8384">
                <text:p>28.8384</text:p>
              </table:table-cell>
              <table:table-cell office:value-type="float" office:value="30.2745">
                <text:p>30.2745</text:p>
              </table:table-cell>
              <table:table-cell office:value-type="float" office:value="30.4349">
                <text:p>30.4349</text:p>
              </table:table-cell>
              <table:table-cell office:value-type="float" office:value="31.6205">
                <text:p>31.6205</text:p>
              </table:table-cell>
              <table:table-cell office:value-type="float" office:value="31.6205">
                <text:p>31.6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1363">
                <text:p>0.651363</text:p>
              </table:table-cell>
              <table:table-cell office:value-type="float" office:value="28.3811">
                <text:p>28.3811</text:p>
              </table:table-cell>
              <table:table-cell office:value-type="float" office:value="30.2945">
                <text:p>30.2945</text:p>
              </table:table-cell>
              <table:table-cell office:value-type="float" office:value="30.3413">
                <text:p>30.3413</text:p>
              </table:table-cell>
              <table:table-cell office:value-type="float" office:value="31.6009">
                <text:p>31.6009</text:p>
              </table:table-cell>
              <table:table-cell office:value-type="float" office:value="31.6009">
                <text:p>31.60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3148">
                <text:p>0.653148</text:p>
              </table:table-cell>
              <table:table-cell office:value-type="float" office:value="28.4376">
                <text:p>28.4376</text:p>
              </table:table-cell>
              <table:table-cell office:value-type="float" office:value="30.237">
                <text:p>30.237</text:p>
              </table:table-cell>
              <table:table-cell office:value-type="float" office:value="30.3297">
                <text:p>30.3297</text:p>
              </table:table-cell>
              <table:table-cell office:value-type="float" office:value="31.6196">
                <text:p>31.6196</text:p>
              </table:table-cell>
              <table:table-cell office:value-type="float" office:value="31.6196">
                <text:p>31.61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56997">
                <text:p>0.656997</text:p>
              </table:table-cell>
              <table:table-cell office:value-type="float" office:value="28.6207">
                <text:p>28.6207</text:p>
              </table:table-cell>
              <table:table-cell office:value-type="float" office:value="30.0546">
                <text:p>30.0546</text:p>
              </table:table-cell>
              <table:table-cell office:value-type="float" office:value="30.0783">
                <text:p>30.0783</text:p>
              </table:table-cell>
              <table:table-cell office:value-type="float" office:value="31.4345">
                <text:p>31.4345</text:p>
              </table:table-cell>
              <table:table-cell office:value-type="float" office:value="31.4345">
                <text:p>31.43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58247">
                <text:p>0.658247</text:p>
              </table:table-cell>
              <table:table-cell office:value-type="float" office:value="28.3215">
                <text:p>28.3215</text:p>
              </table:table-cell>
              <table:table-cell office:value-type="float" office:value="29.9675">
                <text:p>29.9675</text:p>
              </table:table-cell>
              <table:table-cell office:value-type="float" office:value="30.039">
                <text:p>30.039</text:p>
              </table:table-cell>
              <table:table-cell office:value-type="float" office:value="31.4183">
                <text:p>31.4183</text:p>
              </table:table-cell>
              <table:table-cell office:value-type="float" office:value="31.4183">
                <text:p>31.41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2402">
                <text:p>0.662402</text:p>
              </table:table-cell>
              <table:table-cell office:value-type="float" office:value="28.6983">
                <text:p>28.6983</text:p>
              </table:table-cell>
              <table:table-cell office:value-type="float" office:value="29.7166">
                <text:p>29.7166</text:p>
              </table:table-cell>
              <table:table-cell office:value-type="float" office:value="29.8331">
                <text:p>29.8331</text:p>
              </table:table-cell>
              <table:table-cell office:value-type="float" office:value="31.282">
                <text:p>31.282</text:p>
              </table:table-cell>
              <table:table-cell office:value-type="float" office:value="31.282">
                <text:p>31.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3777">
                <text:p>0.663777</text:p>
              </table:table-cell>
              <table:table-cell office:value-type="float" office:value="28.157">
                <text:p>28.157</text:p>
              </table:table-cell>
              <table:table-cell office:value-type="float" office:value="29.7639">
                <text:p>29.7639</text:p>
              </table:table-cell>
              <table:table-cell office:value-type="float" office:value="29.8347">
                <text:p>29.8347</text:p>
              </table:table-cell>
              <table:table-cell office:value-type="float" office:value="31.3182">
                <text:p>31.3182</text:p>
              </table:table-cell>
              <table:table-cell office:value-type="float" office:value="31.3182">
                <text:p>31.3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5472">
                <text:p>0.665472</text:p>
              </table:table-cell>
              <table:table-cell office:value-type="float" office:value="28.4113">
                <text:p>28.4113</text:p>
              </table:table-cell>
              <table:table-cell office:value-type="float" office:value="29.6335">
                <text:p>29.6335</text:p>
              </table:table-cell>
              <table:table-cell office:value-type="float" office:value="29.869">
                <text:p>29.869</text:p>
              </table:table-cell>
              <table:table-cell office:value-type="float" office:value="31.3805">
                <text:p>31.3805</text:p>
              </table:table-cell>
              <table:table-cell office:value-type="float" office:value="31.3805">
                <text:p>31.3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6026">
                <text:p>0.666026</text:p>
              </table:table-cell>
              <table:table-cell office:value-type="float" office:value="28.5426">
                <text:p>28.5426</text:p>
              </table:table-cell>
              <table:table-cell office:value-type="float" office:value="29.7865">
                <text:p>29.7865</text:p>
              </table:table-cell>
              <table:table-cell office:value-type="float" office:value="29.8814">
                <text:p>29.8814</text:p>
              </table:table-cell>
              <table:table-cell office:value-type="float" office:value="31.4093">
                <text:p>31.4093</text:p>
              </table:table-cell>
              <table:table-cell office:value-type="float" office:value="31.4093">
                <text:p>31.40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8412">
                <text:p>0.668412</text:p>
              </table:table-cell>
              <table:table-cell office:value-type="float" office:value="28.3936">
                <text:p>28.3936</text:p>
              </table:table-cell>
              <table:table-cell office:value-type="float" office:value="29.46">
                <text:p>29.46</text:p>
              </table:table-cell>
              <table:table-cell office:value-type="float" office:value="29.6479">
                <text:p>29.6479</text:p>
              </table:table-cell>
              <table:table-cell office:value-type="float" office:value="31.2159">
                <text:p>31.2159</text:p>
              </table:table-cell>
              <table:table-cell office:value-type="float" office:value="31.2159">
                <text:p>31.21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0148">
                <text:p>0.670148</text:p>
              </table:table-cell>
              <table:table-cell office:value-type="float" office:value="28.2256">
                <text:p>28.2256</text:p>
              </table:table-cell>
              <table:table-cell office:value-type="float" office:value="29.4004">
                <text:p>29.4004</text:p>
              </table:table-cell>
              <table:table-cell office:value-type="float" office:value="29.5671">
                <text:p>29.5671</text:p>
              </table:table-cell>
              <table:table-cell office:value-type="float" office:value="31.164">
                <text:p>31.164</text:p>
              </table:table-cell>
              <table:table-cell office:value-type="float" office:value="31.164">
                <text:p>31.1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3689">
                <text:p>0.673689</text:p>
              </table:table-cell>
              <table:table-cell office:value-type="float" office:value="28.5404">
                <text:p>28.5404</text:p>
              </table:table-cell>
              <table:table-cell office:value-type="float" office:value="29.4098">
                <text:p>29.4098</text:p>
              </table:table-cell>
              <table:table-cell office:value-type="float" office:value="29.5551">
                <text:p>29.5551</text:p>
              </table:table-cell>
              <table:table-cell office:value-type="float" office:value="31.2307">
                <text:p>31.2307</text:p>
              </table:table-cell>
              <table:table-cell office:value-type="float" office:value="31.2307">
                <text:p>31.23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8555">
                <text:p>0.678555</text:p>
              </table:table-cell>
              <table:table-cell office:value-type="float" office:value="28.2465">
                <text:p>28.2465</text:p>
              </table:table-cell>
              <table:table-cell office:value-type="float" office:value="29.1276">
                <text:p>29.1276</text:p>
              </table:table-cell>
              <table:table-cell office:value-type="float" office:value="29.2683">
                <text:p>29.2683</text:p>
              </table:table-cell>
              <table:table-cell office:value-type="float" office:value="31.0131">
                <text:p>31.0131</text:p>
              </table:table-cell>
              <table:table-cell office:value-type="float" office:value="31.0131">
                <text:p>31.01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80839">
                <text:p>0.680839</text:p>
              </table:table-cell>
              <table:table-cell office:value-type="float" office:value="28.5033">
                <text:p>28.5033</text:p>
              </table:table-cell>
              <table:table-cell office:value-type="float" office:value="29.251">
                <text:p>29.251</text:p>
              </table:table-cell>
              <table:table-cell office:value-type="float" office:value="29.4161">
                <text:p>29.4161</text:p>
              </table:table-cell>
              <table:table-cell office:value-type="float" office:value="31.2104">
                <text:p>31.2104</text:p>
              </table:table-cell>
              <table:table-cell office:value-type="float" office:value="31.2104">
                <text:p>31.2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2568">
                <text:p>0.682568</text:p>
              </table:table-cell>
              <table:table-cell office:value-type="float" office:value="28.4014">
                <text:p>28.4014</text:p>
              </table:table-cell>
              <table:table-cell office:value-type="float" office:value="29.1815">
                <text:p>29.1815</text:p>
              </table:table-cell>
              <table:table-cell office:value-type="float" office:value="29.3263">
                <text:p>29.3263</text:p>
              </table:table-cell>
              <table:table-cell office:value-type="float" office:value="31.1611">
                <text:p>31.1611</text:p>
              </table:table-cell>
              <table:table-cell office:value-type="float" office:value="31.1611">
                <text:p>31.1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3177">
                <text:p>0.683177</text:p>
              </table:table-cell>
              <table:table-cell office:value-type="float" office:value="28.2405">
                <text:p>28.2405</text:p>
              </table:table-cell>
              <table:table-cell office:value-type="float" office:value="29.2936">
                <text:p>29.2936</text:p>
              </table:table-cell>
              <table:table-cell office:value-type="float" office:value="29.4141">
                <text:p>29.4141</text:p>
              </table:table-cell>
              <table:table-cell office:value-type="float" office:value="31.275">
                <text:p>31.275</text:p>
              </table:table-cell>
              <table:table-cell office:value-type="float" office:value="31.275">
                <text:p>31.2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85594">
                <text:p>0.685594</text:p>
              </table:table-cell>
              <table:table-cell office:value-type="float" office:value="28.5771">
                <text:p>28.5771</text:p>
              </table:table-cell>
              <table:table-cell office:value-type="float" office:value="29.0716">
                <text:p>29.0716</text:p>
              </table:table-cell>
              <table:table-cell office:value-type="float" office:value="29.2625">
                <text:p>29.2625</text:p>
              </table:table-cell>
              <table:table-cell office:value-type="float" office:value="31.1553">
                <text:p>31.1553</text:p>
              </table:table-cell>
              <table:table-cell office:value-type="float" office:value="31.1553">
                <text:p>31.15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86631">
                <text:p>0.686631</text:p>
              </table:table-cell>
              <table:table-cell office:value-type="float" office:value="28.4422">
                <text:p>28.4422</text:p>
              </table:table-cell>
              <table:table-cell office:value-type="float" office:value="29.1923">
                <text:p>29.1923</text:p>
              </table:table-cell>
              <table:table-cell office:value-type="float" office:value="29.3119">
                <text:p>29.3119</text:p>
              </table:table-cell>
              <table:table-cell office:value-type="float" office:value="31.2284">
                <text:p>31.2284</text:p>
              </table:table-cell>
              <table:table-cell office:value-type="float" office:value="31.2284">
                <text:p>31.22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8903">
                <text:p>0.688903</text:p>
              </table:table-cell>
              <table:table-cell office:value-type="float" office:value="28.5349">
                <text:p>28.5349</text:p>
              </table:table-cell>
              <table:table-cell office:value-type="float" office:value="29.1079">
                <text:p>29.1079</text:p>
              </table:table-cell>
              <table:table-cell office:value-type="float" office:value="29.226">
                <text:p>29.226</text:p>
              </table:table-cell>
              <table:table-cell office:value-type="float" office:value="31.1828">
                <text:p>31.1828</text:p>
              </table:table-cell>
              <table:table-cell office:value-type="float" office:value="31.1828">
                <text:p>31.1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729">
                <text:p>0.689729</text:p>
              </table:table-cell>
              <table:table-cell office:value-type="float" office:value="28.9327">
                <text:p>28.9327</text:p>
              </table:table-cell>
              <table:table-cell office:value-type="float" office:value="29.0154">
                <text:p>29.0154</text:p>
              </table:table-cell>
              <table:table-cell office:value-type="float" office:value="29.1101">
                <text:p>29.1101</text:p>
              </table:table-cell>
              <table:table-cell office:value-type="float" office:value="31.0628">
                <text:p>31.0628</text:p>
              </table:table-cell>
              <table:table-cell office:value-type="float" office:value="31.0628">
                <text:p>31.0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2756">
                <text:p>0.692756</text:p>
              </table:table-cell>
              <table:table-cell office:value-type="float" office:value="28.6077">
                <text:p>28.6077</text:p>
              </table:table-cell>
              <table:table-cell office:value-type="float" office:value="28.8941">
                <text:p>28.8941</text:p>
              </table:table-cell>
              <table:table-cell office:value-type="float" office:value="29.0381">
                <text:p>29.0381</text:p>
              </table:table-cell>
              <table:table-cell office:value-type="float" office:value="31.0566">
                <text:p>31.0566</text:p>
              </table:table-cell>
              <table:table-cell office:value-type="float" office:value="31.0566">
                <text:p>31.0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3813">
                <text:p>0.693813</text:p>
              </table:table-cell>
              <table:table-cell office:value-type="float" office:value="28.4601">
                <text:p>28.4601</text:p>
              </table:table-cell>
              <table:table-cell office:value-type="float" office:value="28.7402">
                <text:p>28.7402</text:p>
              </table:table-cell>
              <table:table-cell office:value-type="float" office:value="28.9502">
                <text:p>28.9502</text:p>
              </table:table-cell>
              <table:table-cell office:value-type="float" office:value="30.9841">
                <text:p>30.9841</text:p>
              </table:table-cell>
              <table:table-cell office:value-type="float" office:value="30.9841">
                <text:p>30.9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7048">
                <text:p>0.697048</text:p>
              </table:table-cell>
              <table:table-cell office:value-type="float" office:value="28.4162">
                <text:p>28.4162</text:p>
              </table:table-cell>
              <table:table-cell office:value-type="float" office:value="28.8145">
                <text:p>28.8145</text:p>
              </table:table-cell>
              <table:table-cell office:value-type="float" office:value="29.0574">
                <text:p>29.0574</text:p>
              </table:table-cell>
              <table:table-cell office:value-type="float" office:value="31.1713">
                <text:p>31.1713</text:p>
              </table:table-cell>
              <table:table-cell office:value-type="float" office:value="31.1713">
                <text:p>31.17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99261">
                <text:p>0.699261</text:p>
              </table:table-cell>
              <table:table-cell office:value-type="float" office:value="28.1394">
                <text:p>28.1394</text:p>
              </table:table-cell>
              <table:table-cell office:value-type="float" office:value="28.5918">
                <text:p>28.5918</text:p>
              </table:table-cell>
              <table:table-cell office:value-type="float" office:value="28.7826">
                <text:p>28.7826</text:p>
              </table:table-cell>
              <table:table-cell office:value-type="float" office:value="30.9178">
                <text:p>30.9178</text:p>
              </table:table-cell>
              <table:table-cell office:value-type="float" office:value="30.9178">
                <text:p>30.9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03376">
                <text:p>0.703376</text:p>
              </table:table-cell>
              <table:table-cell office:value-type="float" office:value="28.2777">
                <text:p>28.2777</text:p>
              </table:table-cell>
              <table:table-cell office:value-type="float" office:value="28.5362">
                <text:p>28.5362</text:p>
              </table:table-cell>
              <table:table-cell office:value-type="float" office:value="28.9011">
                <text:p>28.9011</text:p>
              </table:table-cell>
              <table:table-cell office:value-type="float" office:value="31.1352">
                <text:p>31.1352</text:p>
              </table:table-cell>
              <table:table-cell office:value-type="float" office:value="31.1352">
                <text:p>31.1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05564">
                <text:p>0.705564</text:p>
              </table:table-cell>
              <table:table-cell office:value-type="float" office:value="28.5599">
                <text:p>28.5599</text:p>
              </table:table-cell>
              <table:table-cell office:value-type="float" office:value="28.52">
                <text:p>28.52</text:p>
              </table:table-cell>
              <table:table-cell office:value-type="float" office:value="28.7855">
                <text:p>28.7855</text:p>
              </table:table-cell>
              <table:table-cell office:value-type="float" office:value="31.0494">
                <text:p>31.0494</text:p>
              </table:table-cell>
              <table:table-cell office:value-type="float" office:value="31.0494">
                <text:p>31.0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09668">
                <text:p>0.709668</text:p>
              </table:table-cell>
              <table:table-cell office:value-type="float" office:value="28.4">
                <text:p>28.4</text:p>
              </table:table-cell>
              <table:table-cell office:value-type="float" office:value="28.5104">
                <text:p>28.5104</text:p>
              </table:table-cell>
              <table:table-cell office:value-type="float" office:value="28.7648">
                <text:p>28.7648</text:p>
              </table:table-cell>
              <table:table-cell office:value-type="float" office:value="31.0264">
                <text:p>31.0264</text:p>
              </table:table-cell>
              <table:table-cell office:value-type="float" office:value="31.0264">
                <text:p>31.0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3056">
                <text:p>0.713056</text:p>
              </table:table-cell>
              <table:table-cell office:value-type="float" office:value="28.5545">
                <text:p>28.5545</text:p>
              </table:table-cell>
              <table:table-cell office:value-type="float" office:value="28.7667">
                <text:p>28.7667</text:p>
              </table:table-cell>
              <table:table-cell office:value-type="float" office:value="28.8691">
                <text:p>28.8691</text:p>
              </table:table-cell>
              <table:table-cell office:value-type="float" office:value="31.0306">
                <text:p>31.0306</text:p>
              </table:table-cell>
              <table:table-cell office:value-type="float" office:value="31.0306">
                <text:p>31.03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15645">
                <text:p>0.715645</text:p>
              </table:table-cell>
              <table:table-cell office:value-type="float" office:value="28.3471">
                <text:p>28.3471</text:p>
              </table:table-cell>
              <table:table-cell office:value-type="float" office:value="28.6175">
                <text:p>28.6175</text:p>
              </table:table-cell>
              <table:table-cell office:value-type="float" office:value="28.77">
                <text:p>28.77</text:p>
              </table:table-cell>
              <table:table-cell office:value-type="float" office:value="30.8352">
                <text:p>30.8352</text:p>
              </table:table-cell>
              <table:table-cell office:value-type="float" office:value="30.8352">
                <text:p>30.83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17608">
                <text:p>0.717608</text:p>
              </table:table-cell>
              <table:table-cell office:value-type="float" office:value="28.4284">
                <text:p>28.4284</text:p>
              </table:table-cell>
              <table:table-cell office:value-type="float" office:value="28.7203">
                <text:p>28.7203</text:p>
              </table:table-cell>
              <table:table-cell office:value-type="float" office:value="28.9239">
                <text:p>28.9239</text:p>
              </table:table-cell>
              <table:table-cell office:value-type="float" office:value="30.9378">
                <text:p>30.9378</text:p>
              </table:table-cell>
              <table:table-cell office:value-type="float" office:value="30.9378">
                <text:p>30.9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0241">
                <text:p>0.720241</text:p>
              </table:table-cell>
              <table:table-cell office:value-type="float" office:value="28.3466">
                <text:p>28.3466</text:p>
              </table:table-cell>
              <table:table-cell office:value-type="float" office:value="28.7859">
                <text:p>28.7859</text:p>
              </table:table-cell>
              <table:table-cell office:value-type="float" office:value="28.9414">
                <text:p>28.9414</text:p>
              </table:table-cell>
              <table:table-cell office:value-type="float" office:value="30.8746">
                <text:p>30.8746</text:p>
              </table:table-cell>
              <table:table-cell office:value-type="float" office:value="30.8746">
                <text:p>30.8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20985">
                <text:p>0.720985</text:p>
              </table:table-cell>
              <table:table-cell office:value-type="float" office:value="28.2938">
                <text:p>28.2938</text:p>
              </table:table-cell>
              <table:table-cell office:value-type="float" office:value="28.8501">
                <text:p>28.8501</text:p>
              </table:table-cell>
              <table:table-cell office:value-type="float" office:value="29.0599">
                <text:p>29.0599</text:p>
              </table:table-cell>
              <table:table-cell office:value-type="float" office:value="30.9774">
                <text:p>30.9774</text:p>
              </table:table-cell>
              <table:table-cell office:value-type="float" office:value="30.9774">
                <text:p>30.97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4458">
                <text:p>0.724458</text:p>
              </table:table-cell>
              <table:table-cell office:value-type="float" office:value="28.1784">
                <text:p>28.1784</text:p>
              </table:table-cell>
              <table:table-cell office:value-type="float" office:value="28.7005">
                <text:p>28.7005</text:p>
              </table:table-cell>
              <table:table-cell office:value-type="float" office:value="28.9403">
                <text:p>28.9403</text:p>
              </table:table-cell>
              <table:table-cell office:value-type="float" office:value="30.7413">
                <text:p>30.7413</text:p>
              </table:table-cell>
              <table:table-cell office:value-type="float" office:value="30.7413">
                <text:p>30.7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6035">
                <text:p>0.726035</text:p>
              </table:table-cell>
              <table:table-cell office:value-type="float" office:value="28.2921">
                <text:p>28.2921</text:p>
              </table:table-cell>
              <table:table-cell office:value-type="float" office:value="28.9352">
                <text:p>28.9352</text:p>
              </table:table-cell>
              <table:table-cell office:value-type="float" office:value="29.2021">
                <text:p>29.2021</text:p>
              </table:table-cell>
              <table:table-cell office:value-type="float" office:value="30.9765">
                <text:p>30.9765</text:p>
              </table:table-cell>
              <table:table-cell office:value-type="float" office:value="30.9765">
                <text:p>30.97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338">
                <text:p>0.729338</text:p>
              </table:table-cell>
              <table:table-cell office:value-type="float" office:value="28.6203">
                <text:p>28.6203</text:p>
              </table:table-cell>
              <table:table-cell office:value-type="float" office:value="29.0208">
                <text:p>29.0208</text:p>
              </table:table-cell>
              <table:table-cell office:value-type="float" office:value="29.186">
                <text:p>29.186</text:p>
              </table:table-cell>
              <table:table-cell office:value-type="float" office:value="30.8556">
                <text:p>30.8556</text:p>
              </table:table-cell>
              <table:table-cell office:value-type="float" office:value="30.8556">
                <text:p>30.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0459">
                <text:p>0.730459</text:p>
              </table:table-cell>
              <table:table-cell office:value-type="float" office:value="28.7945">
                <text:p>28.7945</text:p>
              </table:table-cell>
              <table:table-cell office:value-type="float" office:value="29.1401">
                <text:p>29.1401</text:p>
              </table:table-cell>
              <table:table-cell office:value-type="float" office:value="29.3041">
                <text:p>29.3041</text:p>
              </table:table-cell>
              <table:table-cell office:value-type="float" office:value="30.9506">
                <text:p>30.9506</text:p>
              </table:table-cell>
              <table:table-cell office:value-type="float" office:value="30.9506">
                <text:p>30.95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4234">
                <text:p>0.734234</text:p>
              </table:table-cell>
              <table:table-cell office:value-type="float" office:value="28.3013">
                <text:p>28.3013</text:p>
              </table:table-cell>
              <table:table-cell office:value-type="float" office:value="29.0004">
                <text:p>29.0004</text:p>
              </table:table-cell>
              <table:table-cell office:value-type="float" office:value="29.3588">
                <text:p>29.3588</text:p>
              </table:table-cell>
              <table:table-cell office:value-type="float" office:value="30.9001">
                <text:p>30.9001</text:p>
              </table:table-cell>
              <table:table-cell office:value-type="float" office:value="30.9001">
                <text:p>30.9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5542">
                <text:p>0.735542</text:p>
              </table:table-cell>
              <table:table-cell office:value-type="float" office:value="28.1217">
                <text:p>28.1217</text:p>
              </table:table-cell>
              <table:table-cell office:value-type="float" office:value="28.8957">
                <text:p>28.8957</text:p>
              </table:table-cell>
              <table:table-cell office:value-type="float" office:value="29.1113">
                <text:p>29.1113</text:p>
              </table:table-cell>
              <table:table-cell office:value-type="float" office:value="30.6062">
                <text:p>30.6062</text:p>
              </table:table-cell>
              <table:table-cell office:value-type="float" office:value="30.6062">
                <text:p>30.60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8118">
                <text:p>0.738118</text:p>
              </table:table-cell>
              <table:table-cell office:value-type="float" office:value="28.1705">
                <text:p>28.1705</text:p>
              </table:table-cell>
              <table:table-cell office:value-type="float" office:value="29.1971">
                <text:p>29.1971</text:p>
              </table:table-cell>
              <table:table-cell office:value-type="float" office:value="29.3352">
                <text:p>29.3352</text:p>
              </table:table-cell>
              <table:table-cell office:value-type="float" office:value="30.7765">
                <text:p>30.7765</text:p>
              </table:table-cell>
              <table:table-cell office:value-type="float" office:value="30.7765">
                <text:p>30.7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788">
                <text:p>0.738788</text:p>
              </table:table-cell>
              <table:table-cell office:value-type="float" office:value="28.1378">
                <text:p>28.1378</text:p>
              </table:table-cell>
              <table:table-cell office:value-type="float" office:value="29.1765">
                <text:p>29.1765</text:p>
              </table:table-cell>
              <table:table-cell office:value-type="float" office:value="29.3168">
                <text:p>29.3168</text:p>
              </table:table-cell>
              <table:table-cell office:value-type="float" office:value="30.7224">
                <text:p>30.7224</text:p>
              </table:table-cell>
              <table:table-cell office:value-type="float" office:value="30.7224">
                <text:p>30.7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0605">
                <text:p>0.740605</text:p>
              </table:table-cell>
              <table:table-cell office:value-type="float" office:value="28.2257">
                <text:p>28.2257</text:p>
              </table:table-cell>
              <table:table-cell office:value-type="float" office:value="29.0993">
                <text:p>29.0993</text:p>
              </table:table-cell>
              <table:table-cell office:value-type="float" office:value="29.2961">
                <text:p>29.2961</text:p>
              </table:table-cell>
              <table:table-cell office:value-type="float" office:value="30.6547">
                <text:p>30.6547</text:p>
              </table:table-cell>
              <table:table-cell office:value-type="float" office:value="30.6547">
                <text:p>30.65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208">
                <text:p>0.741208</text:p>
              </table:table-cell>
              <table:table-cell office:value-type="float" office:value="27.8822">
                <text:p>27.8822</text:p>
              </table:table-cell>
              <table:table-cell office:value-type="float" office:value="28.8955">
                <text:p>28.8955</text:p>
              </table:table-cell>
              <table:table-cell office:value-type="float" office:value="29.1751">
                <text:p>29.1751</text:p>
              </table:table-cell>
              <table:table-cell office:value-type="float" office:value="30.5099">
                <text:p>30.5099</text:p>
              </table:table-cell>
              <table:table-cell office:value-type="float" office:value="30.5099">
                <text:p>30.5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586">
                <text:p>0.745586</text:p>
              </table:table-cell>
              <table:table-cell office:value-type="float" office:value="28.1326">
                <text:p>28.1326</text:p>
              </table:table-cell>
              <table:table-cell office:value-type="float" office:value="29.2443">
                <text:p>29.2443</text:p>
              </table:table-cell>
              <table:table-cell office:value-type="float" office:value="29.3854">
                <text:p>29.3854</text:p>
              </table:table-cell>
              <table:table-cell office:value-type="float" office:value="30.6164">
                <text:p>30.6164</text:p>
              </table:table-cell>
              <table:table-cell office:value-type="float" office:value="30.6164">
                <text:p>30.61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7606">
                <text:p>0.747606</text:p>
              </table:table-cell>
              <table:table-cell office:value-type="float" office:value="28.3865">
                <text:p>28.3865</text:p>
              </table:table-cell>
              <table:table-cell office:value-type="float" office:value="29.2957">
                <text:p>29.2957</text:p>
              </table:table-cell>
              <table:table-cell office:value-type="float" office:value="29.3254">
                <text:p>29.3254</text:p>
              </table:table-cell>
              <table:table-cell office:value-type="float" office:value="30.5161">
                <text:p>30.5161</text:p>
              </table:table-cell>
              <table:table-cell office:value-type="float" office:value="30.5161">
                <text:p>30.5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8834">
                <text:p>0.748834</text:p>
              </table:table-cell>
              <table:table-cell office:value-type="float" office:value="27.6051">
                <text:p>27.6051</text:p>
              </table:table-cell>
              <table:table-cell office:value-type="float" office:value="28.8136">
                <text:p>28.8136</text:p>
              </table:table-cell>
              <table:table-cell office:value-type="float" office:value="29.1808">
                <text:p>29.1808</text:p>
              </table:table-cell>
              <table:table-cell office:value-type="float" office:value="30.3138">
                <text:p>30.3138</text:p>
              </table:table-cell>
              <table:table-cell office:value-type="float" office:value="30.3138">
                <text:p>30.31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1068">
                <text:p>0.751068</text:p>
              </table:table-cell>
              <table:table-cell office:value-type="float" office:value="27.7598">
                <text:p>27.7598</text:p>
              </table:table-cell>
              <table:table-cell office:value-type="float" office:value="29.2555">
                <text:p>29.2555</text:p>
              </table:table-cell>
              <table:table-cell office:value-type="float" office:value="29.4856">
                <text:p>29.4856</text:p>
              </table:table-cell>
              <table:table-cell office:value-type="float" office:value="30.5842">
                <text:p>30.5842</text:p>
              </table:table-cell>
              <table:table-cell office:value-type="float" office:value="30.5842">
                <text:p>30.58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52484">
                <text:p>0.752484</text:p>
              </table:table-cell>
              <table:table-cell office:value-type="float" office:value="28.1482">
                <text:p>28.1482</text:p>
              </table:table-cell>
              <table:table-cell office:value-type="float" office:value="28.9241">
                <text:p>28.9241</text:p>
              </table:table-cell>
              <table:table-cell office:value-type="float" office:value="29.119">
                <text:p>29.119</text:p>
              </table:table-cell>
              <table:table-cell office:value-type="float" office:value="30.1865">
                <text:p>30.1865</text:p>
              </table:table-cell>
              <table:table-cell office:value-type="float" office:value="30.1865">
                <text:p>30.18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1806">
                <text:p>0.751806</text:p>
              </table:table-cell>
              <table:table-cell office:value-type="float" office:value="27.7832">
                <text:p>27.7832</text:p>
              </table:table-cell>
              <table:table-cell office:value-type="float" office:value="28.845">
                <text:p>28.845</text:p>
              </table:table-cell>
              <table:table-cell office:value-type="float" office:value="29.1368">
                <text:p>29.1368</text:p>
              </table:table-cell>
              <table:table-cell office:value-type="float" office:value="30.2182">
                <text:p>30.2182</text:p>
              </table:table-cell>
              <table:table-cell office:value-type="float" office:value="30.2182">
                <text:p>30.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3972">
                <text:p>0.753972</text:p>
              </table:table-cell>
              <table:table-cell office:value-type="float" office:value="27.7618">
                <text:p>27.7618</text:p>
              </table:table-cell>
              <table:table-cell office:value-type="float" office:value="29.0961">
                <text:p>29.0961</text:p>
              </table:table-cell>
              <table:table-cell office:value-type="float" office:value="29.2779">
                <text:p>29.2779</text:p>
              </table:table-cell>
              <table:table-cell office:value-type="float" office:value="30.3078">
                <text:p>30.3078</text:p>
              </table:table-cell>
              <table:table-cell office:value-type="float" office:value="30.3078">
                <text:p>30.3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4162">
                <text:p>0.754162</text:p>
              </table:table-cell>
              <table:table-cell office:value-type="float" office:value="27.7408">
                <text:p>27.7408</text:p>
              </table:table-cell>
              <table:table-cell office:value-type="float" office:value="28.9655">
                <text:p>28.9655</text:p>
              </table:table-cell>
              <table:table-cell office:value-type="float" office:value="29.1932">
                <text:p>29.1932</text:p>
              </table:table-cell>
              <table:table-cell office:value-type="float" office:value="30.2197">
                <text:p>30.2197</text:p>
              </table:table-cell>
              <table:table-cell office:value-type="float" office:value="30.2197">
                <text:p>30.21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7716">
                <text:p>0.757716</text:p>
              </table:table-cell>
              <table:table-cell office:value-type="float" office:value="27.48">
                <text:p>27.48</text:p>
              </table:table-cell>
              <table:table-cell office:value-type="float" office:value="28.7846">
                <text:p>28.7846</text:p>
              </table:table-cell>
              <table:table-cell office:value-type="float" office:value="29.054">
                <text:p>29.054</text:p>
              </table:table-cell>
              <table:table-cell office:value-type="float" office:value="29.9922">
                <text:p>29.9922</text:p>
              </table:table-cell>
              <table:table-cell office:value-type="float" office:value="29.9922">
                <text:p>29.9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58899">
                <text:p>0.758899</text:p>
              </table:table-cell>
              <table:table-cell office:value-type="float" office:value="27.3175">
                <text:p>27.3175</text:p>
              </table:table-cell>
              <table:table-cell office:value-type="float" office:value="28.7004">
                <text:p>28.7004</text:p>
              </table:table-cell>
              <table:table-cell office:value-type="float" office:value="28.8235">
                <text:p>28.8235</text:p>
              </table:table-cell>
              <table:table-cell office:value-type="float" office:value="29.7344">
                <text:p>29.7344</text:p>
              </table:table-cell>
              <table:table-cell office:value-type="float" office:value="29.7344">
                <text:p>29.73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1251">
                <text:p>0.761251</text:p>
              </table:table-cell>
              <table:table-cell office:value-type="float" office:value="27.4896">
                <text:p>27.4896</text:p>
              </table:table-cell>
              <table:table-cell office:value-type="float" office:value="28.9313">
                <text:p>28.9313</text:p>
              </table:table-cell>
              <table:table-cell office:value-type="float" office:value="29.2383">
                <text:p>29.2383</text:p>
              </table:table-cell>
              <table:table-cell office:value-type="float" office:value="30.0998">
                <text:p>30.0998</text:p>
              </table:table-cell>
              <table:table-cell office:value-type="float" office:value="30.0998">
                <text:p>30.09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61816">
                <text:p>0.761816</text:p>
              </table:table-cell>
              <table:table-cell office:value-type="float" office:value="26.9813">
                <text:p>26.9813</text:p>
              </table:table-cell>
              <table:table-cell office:value-type="float" office:value="28.7585">
                <text:p>28.7585</text:p>
              </table:table-cell>
              <table:table-cell office:value-type="float" office:value="29.1001">
                <text:p>29.1001</text:p>
              </table:table-cell>
              <table:table-cell office:value-type="float" office:value="29.943">
                <text:p>29.943</text:p>
              </table:table-cell>
              <table:table-cell office:value-type="float" office:value="29.943">
                <text:p>29.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4841">
                <text:p>0.764841</text:p>
              </table:table-cell>
              <table:table-cell office:value-type="float" office:value="27.533">
                <text:p>27.533</text:p>
              </table:table-cell>
              <table:table-cell office:value-type="float" office:value="29.0798">
                <text:p>29.0798</text:p>
              </table:table-cell>
              <table:table-cell office:value-type="float" office:value="29.1098">
                <text:p>29.1098</text:p>
              </table:table-cell>
              <table:table-cell office:value-type="float" office:value="29.8984">
                <text:p>29.8984</text:p>
              </table:table-cell>
              <table:table-cell office:value-type="float" office:value="29.8984">
                <text:p>29.89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5424">
                <text:p>0.765424</text:p>
              </table:table-cell>
              <table:table-cell office:value-type="float" office:value="27.3103">
                <text:p>27.3103</text:p>
              </table:table-cell>
              <table:table-cell office:value-type="float" office:value="29.0624">
                <text:p>29.0624</text:p>
              </table:table-cell>
              <table:table-cell office:value-type="float" office:value="29.1852">
                <text:p>29.1852</text:p>
              </table:table-cell>
              <table:table-cell office:value-type="float" office:value="29.9672">
                <text:p>29.9672</text:p>
              </table:table-cell>
              <table:table-cell office:value-type="float" office:value="29.9672">
                <text:p>29.96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6107">
                <text:p>0.766107</text:p>
              </table:table-cell>
              <table:table-cell office:value-type="float" office:value="27.296">
                <text:p>27.296</text:p>
              </table:table-cell>
              <table:table-cell office:value-type="float" office:value="28.9967">
                <text:p>28.9967</text:p>
              </table:table-cell>
              <table:table-cell office:value-type="float" office:value="29.1177">
                <text:p>29.1177</text:p>
              </table:table-cell>
              <table:table-cell office:value-type="float" office:value="29.874">
                <text:p>29.874</text:p>
              </table:table-cell>
              <table:table-cell office:value-type="float" office:value="29.874">
                <text:p>29.8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818">
                <text:p>0.76818</text:p>
              </table:table-cell>
              <table:table-cell office:value-type="float" office:value="27.3088">
                <text:p>27.3088</text:p>
              </table:table-cell>
              <table:table-cell office:value-type="float" office:value="28.758">
                <text:p>28.758</text:p>
              </table:table-cell>
              <table:table-cell office:value-type="float" office:value="28.8518">
                <text:p>28.8518</text:p>
              </table:table-cell>
              <table:table-cell office:value-type="float" office:value="29.5793">
                <text:p>29.5793</text:p>
              </table:table-cell>
              <table:table-cell office:value-type="float" office:value="29.5793">
                <text:p>29.5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0138">
                <text:p>0.770138</text:p>
              </table:table-cell>
              <table:table-cell office:value-type="float" office:value="27.1285">
                <text:p>27.1285</text:p>
              </table:table-cell>
              <table:table-cell office:value-type="float" office:value="28.8238">
                <text:p>28.8238</text:p>
              </table:table-cell>
              <table:table-cell office:value-type="float" office:value="29.0797">
                <text:p>29.0797</text:p>
              </table:table-cell>
              <table:table-cell office:value-type="float" office:value="29.754">
                <text:p>29.754</text:p>
              </table:table-cell>
              <table:table-cell office:value-type="float" office:value="29.754">
                <text:p>29.7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3093">
                <text:p>0.773093</text:p>
              </table:table-cell>
              <table:table-cell office:value-type="float" office:value="27.5041">
                <text:p>27.5041</text:p>
              </table:table-cell>
              <table:table-cell office:value-type="float" office:value="28.9317">
                <text:p>28.9317</text:p>
              </table:table-cell>
              <table:table-cell office:value-type="float" office:value="29.1213">
                <text:p>29.1213</text:p>
              </table:table-cell>
              <table:table-cell office:value-type="float" office:value="29.7477">
                <text:p>29.7477</text:p>
              </table:table-cell>
              <table:table-cell office:value-type="float" office:value="29.7477">
                <text:p>29.74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5701">
                <text:p>0.775701</text:p>
              </table:table-cell>
              <table:table-cell office:value-type="float" office:value="27.3916">
                <text:p>27.3916</text:p>
              </table:table-cell>
              <table:table-cell office:value-type="float" office:value="28.8253">
                <text:p>28.8253</text:p>
              </table:table-cell>
              <table:table-cell office:value-type="float" office:value="28.925">
                <text:p>28.925</text:p>
              </table:table-cell>
              <table:table-cell office:value-type="float" office:value="29.5031">
                <text:p>29.5031</text:p>
              </table:table-cell>
              <table:table-cell office:value-type="float" office:value="29.5031">
                <text:p>29.50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7597">
                <text:p>0.777597</text:p>
              </table:table-cell>
              <table:table-cell office:value-type="float" office:value="27.4521">
                <text:p>27.4521</text:p>
              </table:table-cell>
              <table:table-cell office:value-type="float" office:value="28.9545">
                <text:p>28.9545</text:p>
              </table:table-cell>
              <table:table-cell office:value-type="float" office:value="29.0161">
                <text:p>29.0161</text:p>
              </table:table-cell>
              <table:table-cell office:value-type="float" office:value="29.5616">
                <text:p>29.5616</text:p>
              </table:table-cell>
              <table:table-cell office:value-type="float" office:value="29.5616">
                <text:p>29.56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0465">
                <text:p>0.780465</text:p>
              </table:table-cell>
              <table:table-cell office:value-type="float" office:value="27.5582">
                <text:p>27.5582</text:p>
              </table:table-cell>
              <table:table-cell office:value-type="float" office:value="29.0226">
                <text:p>29.0226</text:p>
              </table:table-cell>
              <table:table-cell office:value-type="float" office:value="29.0563">
                <text:p>29.0563</text:p>
              </table:table-cell>
              <table:table-cell office:value-type="float" office:value="29.5525">
                <text:p>29.5525</text:p>
              </table:table-cell>
              <table:table-cell office:value-type="float" office:value="29.5525">
                <text:p>29.5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0824">
                <text:p>0.780824</text:p>
              </table:table-cell>
              <table:table-cell office:value-type="float" office:value="27.6652">
                <text:p>27.6652</text:p>
              </table:table-cell>
              <table:table-cell office:value-type="float" office:value="28.8172">
                <text:p>28.8172</text:p>
              </table:table-cell>
              <table:table-cell office:value-type="float" office:value="28.8495">
                <text:p>28.8495</text:p>
              </table:table-cell>
              <table:table-cell office:value-type="float" office:value="29.3334">
                <text:p>29.3334</text:p>
              </table:table-cell>
              <table:table-cell office:value-type="float" office:value="29.3334">
                <text:p>29.33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2888">
                <text:p>0.782888</text:p>
              </table:table-cell>
              <table:table-cell office:value-type="float" office:value="26.8309">
                <text:p>26.8309</text:p>
              </table:table-cell>
              <table:table-cell office:value-type="float" office:value="28.8725">
                <text:p>28.8725</text:p>
              </table:table-cell>
              <table:table-cell office:value-type="float" office:value="28.9357">
                <text:p>28.9357</text:p>
              </table:table-cell>
              <table:table-cell office:value-type="float" office:value="29.3767">
                <text:p>29.3767</text:p>
              </table:table-cell>
              <table:table-cell office:value-type="float" office:value="29.3767">
                <text:p>29.37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3139">
                <text:p>0.783139</text:p>
              </table:table-cell>
              <table:table-cell office:value-type="float" office:value="27.0157">
                <text:p>27.0157</text:p>
              </table:table-cell>
              <table:table-cell office:value-type="float" office:value="29.0826">
                <text:p>29.0826</text:p>
              </table:table-cell>
              <table:table-cell office:value-type="float" office:value="29.1804">
                <text:p>29.1804</text:p>
              </table:table-cell>
              <table:table-cell office:value-type="float" office:value="29.6219">
                <text:p>29.6219</text:p>
              </table:table-cell>
              <table:table-cell office:value-type="float" office:value="29.6219">
                <text:p>29.6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84265">
                <text:p>0.784265</text:p>
              </table:table-cell>
              <table:table-cell office:value-type="float" office:value="27.0332">
                <text:p>27.0332</text:p>
              </table:table-cell>
              <table:table-cell office:value-type="float" office:value="28.6156">
                <text:p>28.6156</text:p>
              </table:table-cell>
              <table:table-cell office:value-type="float" office:value="28.8121">
                <text:p>28.8121</text:p>
              </table:table-cell>
              <table:table-cell office:value-type="float" office:value="29.223">
                <text:p>29.223</text:p>
              </table:table-cell>
              <table:table-cell office:value-type="float" office:value="29.223">
                <text:p>29.2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5827">
                <text:p>0.785827</text:p>
              </table:table-cell>
              <table:table-cell office:value-type="float" office:value="26.7403">
                <text:p>26.7403</text:p>
              </table:table-cell>
              <table:table-cell office:value-type="float" office:value="28.995">
                <text:p>28.995</text:p>
              </table:table-cell>
              <table:table-cell office:value-type="float" office:value="29.0627">
                <text:p>29.0627</text:p>
              </table:table-cell>
              <table:table-cell office:value-type="float" office:value="29.4558">
                <text:p>29.4558</text:p>
              </table:table-cell>
              <table:table-cell office:value-type="float" office:value="29.4558">
                <text:p>29.45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87334">
                <text:p>0.787334</text:p>
              </table:table-cell>
              <table:table-cell office:value-type="float" office:value="26.8494">
                <text:p>26.8494</text:p>
              </table:table-cell>
              <table:table-cell office:value-type="float" office:value="29.0939">
                <text:p>29.0939</text:p>
              </table:table-cell>
              <table:table-cell office:value-type="float" office:value="29.1583">
                <text:p>29.1583</text:p>
              </table:table-cell>
              <table:table-cell office:value-type="float" office:value="29.5275">
                <text:p>29.5275</text:p>
              </table:table-cell>
              <table:table-cell office:value-type="float" office:value="29.5275">
                <text:p>29.5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87908">
                <text:p>0.787908</text:p>
              </table:table-cell>
              <table:table-cell office:value-type="float" office:value="26.7442">
                <text:p>26.7442</text:p>
              </table:table-cell>
              <table:table-cell office:value-type="float" office:value="29.1172">
                <text:p>29.1172</text:p>
              </table:table-cell>
              <table:table-cell office:value-type="float" office:value="29.1498">
                <text:p>29.1498</text:p>
              </table:table-cell>
              <table:table-cell office:value-type="float" office:value="29.5118">
                <text:p>29.5118</text:p>
              </table:table-cell>
              <table:table-cell office:value-type="float" office:value="29.5118">
                <text:p>29.51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1311">
                <text:p>0.791311</text:p>
              </table:table-cell>
              <table:table-cell office:value-type="float" office:value="27.3731">
                <text:p>27.3731</text:p>
              </table:table-cell>
              <table:table-cell office:value-type="float" office:value="29.2352">
                <text:p>29.2352</text:p>
              </table:table-cell>
              <table:table-cell office:value-type="float" office:value="29.3019">
                <text:p>29.3019</text:p>
              </table:table-cell>
              <table:table-cell office:value-type="float" office:value="29.6099">
                <text:p>29.6099</text:p>
              </table:table-cell>
              <table:table-cell office:value-type="float" office:value="29.6099">
                <text:p>29.60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9117">
                <text:p>0.79117</text:p>
              </table:table-cell>
              <table:table-cell office:value-type="float" office:value="26.955">
                <text:p>26.955</text:p>
              </table:table-cell>
              <table:table-cell office:value-type="float" office:value="28.7115">
                <text:p>28.7115</text:p>
              </table:table-cell>
              <table:table-cell office:value-type="float" office:value="28.814">
                <text:p>28.814</text:p>
              </table:table-cell>
              <table:table-cell office:value-type="float" office:value="29.1184">
                <text:p>29.1184</text:p>
              </table:table-cell>
              <table:table-cell office:value-type="float" office:value="29.1184">
                <text:p>29.1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5033">
                <text:p>0.795033</text:p>
              </table:table-cell>
              <table:table-cell office:value-type="float" office:value="27.0978">
                <text:p>27.0978</text:p>
              </table:table-cell>
              <table:table-cell office:value-type="float" office:value="28.912">
                <text:p>28.912</text:p>
              </table:table-cell>
              <table:table-cell office:value-type="float" office:value="28.947">
                <text:p>28.947</text:p>
              </table:table-cell>
              <table:table-cell office:value-type="float" office:value="29.1936">
                <text:p>29.1936</text:p>
              </table:table-cell>
              <table:table-cell office:value-type="float" office:value="29.1936">
                <text:p>29.1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6449">
                <text:p>0.796449</text:p>
              </table:table-cell>
              <table:table-cell office:value-type="float" office:value="26.9589">
                <text:p>26.9589</text:p>
              </table:table-cell>
              <table:table-cell office:value-type="float" office:value="28.8039">
                <text:p>28.8039</text:p>
              </table:table-cell>
              <table:table-cell office:value-type="float" office:value="28.8375">
                <text:p>28.8375</text:p>
              </table:table-cell>
              <table:table-cell office:value-type="float" office:value="29.0656">
                <text:p>29.0656</text:p>
              </table:table-cell>
              <table:table-cell office:value-type="float" office:value="29.0656">
                <text:p>29.06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9908">
                <text:p>0.79908</text:p>
              </table:table-cell>
              <table:table-cell office:value-type="float" office:value="27.043">
                <text:p>27.043</text:p>
              </table:table-cell>
              <table:table-cell office:value-type="float" office:value="28.6407">
                <text:p>28.6407</text:p>
              </table:table-cell>
              <table:table-cell office:value-type="float" office:value="28.7079">
                <text:p>28.7079</text:p>
              </table:table-cell>
              <table:table-cell office:value-type="float" office:value="28.8967">
                <text:p>28.8967</text:p>
              </table:table-cell>
              <table:table-cell office:value-type="float" office:value="28.8967">
                <text:p>28.8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9973">
                <text:p>0.79973</text:p>
              </table:table-cell>
              <table:table-cell office:value-type="float" office:value="27.0058">
                <text:p>27.0058</text:p>
              </table:table-cell>
              <table:table-cell office:value-type="float" office:value="28.7215">
                <text:p>28.7215</text:p>
              </table:table-cell>
              <table:table-cell office:value-type="float" office:value="28.7901">
                <text:p>28.7901</text:p>
              </table:table-cell>
              <table:table-cell office:value-type="float" office:value="28.9713">
                <text:p>28.9713</text:p>
              </table:table-cell>
              <table:table-cell office:value-type="float" office:value="28.9713">
                <text:p>28.97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02044">
                <text:p>0.802044</text:p>
              </table:table-cell>
              <table:table-cell office:value-type="float" office:value="26.8945">
                <text:p>26.8945</text:p>
              </table:table-cell>
              <table:table-cell office:value-type="float" office:value="28.695">
                <text:p>28.695</text:p>
              </table:table-cell>
              <table:table-cell office:value-type="float" office:value="28.7297">
                <text:p>28.7297</text:p>
              </table:table-cell>
              <table:table-cell office:value-type="float" office:value="28.8761">
                <text:p>28.8761</text:p>
              </table:table-cell>
              <table:table-cell office:value-type="float" office:value="28.8761">
                <text:p>28.8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407">
                <text:p>0.80407</text:p>
              </table:table-cell>
              <table:table-cell office:value-type="float" office:value="27.2257">
                <text:p>27.2257</text:p>
              </table:table-cell>
              <table:table-cell office:value-type="float" office:value="28.8164">
                <text:p>28.8164</text:p>
              </table:table-cell>
              <table:table-cell office:value-type="float" office:value="28.8495">
                <text:p>28.8495</text:p>
              </table:table-cell>
              <table:table-cell office:value-type="float" office:value="28.9682">
                <text:p>28.9682</text:p>
              </table:table-cell>
              <table:table-cell office:value-type="float" office:value="28.9682">
                <text:p>28.96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07696">
                <text:p>0.807696</text:p>
              </table:table-cell>
              <table:table-cell office:value-type="float" office:value="27.2382">
                <text:p>27.2382</text:p>
              </table:table-cell>
              <table:table-cell office:value-type="float" office:value="28.8563">
                <text:p>28.8563</text:p>
              </table:table-cell>
              <table:table-cell office:value-type="float" office:value="28.8563">
                <text:p>28.8563</text:p>
              </table:table-cell>
              <table:table-cell office:value-type="float" office:value="28.9214">
                <text:p>28.9214</text:p>
              </table:table-cell>
              <table:table-cell office:value-type="float" office:value="28.9214">
                <text:p>28.92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08022">
                <text:p>0.808022</text:p>
              </table:table-cell>
              <table:table-cell office:value-type="float" office:value="26.7348">
                <text:p>26.7348</text:p>
              </table:table-cell>
              <table:table-cell office:value-type="float" office:value="29.0179">
                <text:p>29.0179</text:p>
              </table:table-cell>
              <table:table-cell office:value-type="float" office:value="29.0524">
                <text:p>29.0524</text:p>
              </table:table-cell>
              <table:table-cell office:value-type="float" office:value="29.1124">
                <text:p>29.1124</text:p>
              </table:table-cell>
              <table:table-cell office:value-type="float" office:value="29.1124">
                <text:p>29.1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1066">
                <text:p>0.81066</text:p>
              </table:table-cell>
              <table:table-cell office:value-type="float" office:value="26.68">
                <text:p>26.68</text:p>
              </table:table-cell>
              <table:table-cell office:value-type="float" office:value="29.0986">
                <text:p>29.0986</text:p>
              </table:table-cell>
              <table:table-cell office:value-type="float" office:value="29.0986">
                <text:p>29.0986</text:p>
              </table:table-cell>
              <table:table-cell office:value-type="float" office:value="29.1211">
                <text:p>29.1211</text:p>
              </table:table-cell>
              <table:table-cell office:value-type="float" office:value="29.1211">
                <text:p>29.1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12172">
                <text:p>0.812172</text:p>
              </table:table-cell>
              <table:table-cell office:value-type="float" office:value="27.2129">
                <text:p>27.2129</text:p>
              </table:table-cell>
              <table:table-cell office:value-type="float" office:value="28.9468">
                <text:p>28.9468</text:p>
              </table:table-cell>
              <table:table-cell office:value-type="float" office:value="29.0578">
                <text:p>29.0578</text:p>
              </table:table-cell>
              <table:table-cell office:value-type="float" office:value="29.0652">
                <text:p>29.0652</text:p>
              </table:table-cell>
              <table:table-cell office:value-type="float" office:value="29.0652">
                <text:p>29.0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424">
                <text:p>0.81424</text:p>
              </table:table-cell>
              <table:table-cell office:value-type="float" office:value="26.7594">
                <text:p>26.7594</text:p>
              </table:table-cell>
              <table:table-cell office:value-type="float" office:value="28.9272">
                <text:p>28.9272</text:p>
              </table:table-cell>
              <table:table-cell office:value-type="float" office:value="28.9643">
                <text:p>28.9643</text:p>
              </table:table-cell>
              <table:table-cell office:value-type="float" office:value="28.9437">
                <text:p>28.9437</text:p>
              </table:table-cell>
              <table:table-cell office:value-type="float" office:value="28.9437">
                <text:p>28.94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16168">
                <text:p>0.816168</text:p>
              </table:table-cell>
              <table:table-cell office:value-type="float" office:value="27.0316">
                <text:p>27.0316</text:p>
              </table:table-cell>
              <table:table-cell office:value-type="float" office:value="29.0387">
                <text:p>29.0387</text:p>
              </table:table-cell>
              <table:table-cell office:value-type="float" office:value="29.0761">
                <text:p>29.0761</text:p>
              </table:table-cell>
              <table:table-cell office:value-type="float" office:value="29.0364">
                <text:p>29.0364</text:p>
              </table:table-cell>
              <table:table-cell office:value-type="float" office:value="29.0364">
                <text:p>29.0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16871">
                <text:p>0.816871</text:p>
              </table:table-cell>
              <table:table-cell office:value-type="float" office:value="26.8327">
                <text:p>26.8327</text:p>
              </table:table-cell>
              <table:table-cell office:value-type="float" office:value="28.8415">
                <text:p>28.8415</text:p>
              </table:table-cell>
              <table:table-cell office:value-type="float" office:value="28.8415">
                <text:p>28.8415</text:p>
              </table:table-cell>
              <table:table-cell office:value-type="float" office:value="28.7907">
                <text:p>28.7907</text:p>
              </table:table-cell>
              <table:table-cell office:value-type="float" office:value="28.7907">
                <text:p>28.79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17446">
                <text:p>0.817446</text:p>
              </table:table-cell>
              <table:table-cell office:value-type="float" office:value="27.1892">
                <text:p>27.1892</text:p>
              </table:table-cell>
              <table:table-cell office:value-type="float" office:value="28.8994">
                <text:p>28.8994</text:p>
              </table:table-cell>
              <table:table-cell office:value-type="float" office:value="28.8994">
                <text:p>28.8994</text:p>
              </table:table-cell>
              <table:table-cell office:value-type="float" office:value="28.8411">
                <text:p>28.8411</text:p>
              </table:table-cell>
              <table:table-cell office:value-type="float" office:value="28.8411">
                <text:p>28.84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22558">
                <text:p>0.822558</text:p>
              </table:table-cell>
              <table:table-cell office:value-type="float" office:value="26.9313">
                <text:p>26.9313</text:p>
              </table:table-cell>
              <table:table-cell office:value-type="float" office:value="28.9553">
                <text:p>28.9553</text:p>
              </table:table-cell>
              <table:table-cell office:value-type="float" office:value="28.9553">
                <text:p>28.9553</text:p>
              </table:table-cell>
              <table:table-cell office:value-type="float" office:value="28.8416">
                <text:p>28.8416</text:p>
              </table:table-cell>
              <table:table-cell office:value-type="float" office:value="28.8416">
                <text:p>28.8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3395">
                <text:p>0.823395</text:p>
              </table:table-cell>
              <table:table-cell office:value-type="float" office:value="26.9484">
                <text:p>26.9484</text:p>
              </table:table-cell>
              <table:table-cell office:value-type="float" office:value="28.9361">
                <text:p>28.9361</text:p>
              </table:table-cell>
              <table:table-cell office:value-type="float" office:value="28.9361">
                <text:p>28.9361</text:p>
              </table:table-cell>
              <table:table-cell office:value-type="float" office:value="28.8059">
                <text:p>28.8059</text:p>
              </table:table-cell>
              <table:table-cell office:value-type="float" office:value="28.8059">
                <text:p>28.8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7935">
                <text:p>0.827935</text:p>
              </table:table-cell>
              <table:table-cell office:value-type="float" office:value="26.8167">
                <text:p>26.8167</text:p>
              </table:table-cell>
              <table:table-cell office:value-type="float" office:value="28.9675">
                <text:p>28.9675</text:p>
              </table:table-cell>
              <table:table-cell office:value-type="float" office:value="28.9675">
                <text:p>28.9675</text:p>
              </table:table-cell>
              <table:table-cell office:value-type="float" office:value="28.7911">
                <text:p>28.7911</text:p>
              </table:table-cell>
              <table:table-cell office:value-type="float" office:value="28.7911">
                <text:p>28.79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9958">
                <text:p>0.829958</text:p>
              </table:table-cell>
              <table:table-cell office:value-type="float" office:value="27.1833">
                <text:p>27.1833</text:p>
              </table:table-cell>
              <table:table-cell office:value-type="float" office:value="29.5388">
                <text:p>29.5388</text:p>
              </table:table-cell>
              <table:table-cell office:value-type="float" office:value="29.5388">
                <text:p>29.5388</text:p>
              </table:table-cell>
              <table:table-cell office:value-type="float" office:value="29.3349">
                <text:p>29.3349</text:p>
              </table:table-cell>
              <table:table-cell office:value-type="float" office:value="29.3349">
                <text:p>29.3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1524">
                <text:p>0.831524</text:p>
              </table:table-cell>
              <table:table-cell office:value-type="float" office:value="26.9867">
                <text:p>26.9867</text:p>
              </table:table-cell>
              <table:table-cell office:value-type="float" office:value="29.0137">
                <text:p>29.0137</text:p>
              </table:table-cell>
              <table:table-cell office:value-type="float" office:value="29.0137">
                <text:p>29.0137</text:p>
              </table:table-cell>
              <table:table-cell office:value-type="float" office:value="28.7967">
                <text:p>28.7967</text:p>
              </table:table-cell>
              <table:table-cell office:value-type="float" office:value="28.7967">
                <text:p>28.79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3438">
                <text:p>0.833438</text:p>
              </table:table-cell>
              <table:table-cell office:value-type="float" office:value="26.4735">
                <text:p>26.4735</text:p>
              </table:table-cell>
              <table:table-cell office:value-type="float" office:value="29.0663">
                <text:p>29.0663</text:p>
              </table:table-cell>
              <table:table-cell office:value-type="float" office:value="29.0663">
                <text:p>29.0663</text:p>
              </table:table-cell>
              <table:table-cell office:value-type="float" office:value="28.83">
                <text:p>28.83</text:p>
              </table:table-cell>
              <table:table-cell office:value-type="float" office:value="28.83">
                <text:p>28.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7761">
                <text:p>0.837761</text:p>
              </table:table-cell>
              <table:table-cell office:value-type="float" office:value="26.3839">
                <text:p>26.3839</text:p>
              </table:table-cell>
              <table:table-cell office:value-type="float" office:value="28.8667">
                <text:p>28.8667</text:p>
              </table:table-cell>
              <table:table-cell office:value-type="float" office:value="28.8667">
                <text:p>28.8667</text:p>
              </table:table-cell>
              <table:table-cell office:value-type="float" office:value="28.5892">
                <text:p>28.5892</text:p>
              </table:table-cell>
              <table:table-cell office:value-type="float" office:value="28.5892">
                <text:p>28.58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0528">
                <text:p>0.840528</text:p>
              </table:table-cell>
              <table:table-cell office:value-type="float" office:value="26.907">
                <text:p>26.907</text:p>
              </table:table-cell>
              <table:table-cell office:value-type="float" office:value="28.9911">
                <text:p>28.9911</text:p>
              </table:table-cell>
              <table:table-cell office:value-type="float" office:value="28.9911">
                <text:p>28.9911</text:p>
              </table:table-cell>
              <table:table-cell office:value-type="float" office:value="28.6868">
                <text:p>28.6868</text:p>
              </table:table-cell>
              <table:table-cell office:value-type="float" office:value="28.6868">
                <text:p>28.68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3333">
                <text:p>0.843333</text:p>
              </table:table-cell>
              <table:table-cell office:value-type="float" office:value="26.7283">
                <text:p>26.7283</text:p>
              </table:table-cell>
              <table:table-cell office:value-type="float" office:value="29.0747">
                <text:p>29.0747</text:p>
              </table:table-cell>
              <table:table-cell office:value-type="float" office:value="29.0747">
                <text:p>29.0747</text:p>
              </table:table-cell>
              <table:table-cell office:value-type="float" office:value="28.7384">
                <text:p>28.7384</text:p>
              </table:table-cell>
              <table:table-cell office:value-type="float" office:value="28.7384">
                <text:p>28.73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5981">
                <text:p>0.845981</text:p>
              </table:table-cell>
              <table:table-cell office:value-type="float" office:value="26.6732">
                <text:p>26.6732</text:p>
              </table:table-cell>
              <table:table-cell office:value-type="float" office:value="29.2667">
                <text:p>29.2667</text:p>
              </table:table-cell>
              <table:table-cell office:value-type="float" office:value="29.2667">
                <text:p>29.2667</text:p>
              </table:table-cell>
              <table:table-cell office:value-type="float" office:value="28.906">
                <text:p>28.906</text:p>
              </table:table-cell>
              <table:table-cell office:value-type="float" office:value="28.906">
                <text:p>28.9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7739">
                <text:p>0.847739</text:p>
              </table:table-cell>
              <table:table-cell office:value-type="float" office:value="26.5735">
                <text:p>26.5735</text:p>
              </table:table-cell>
              <table:table-cell office:value-type="float" office:value="28.9411">
                <text:p>28.9411</text:p>
              </table:table-cell>
              <table:table-cell office:value-type="float" office:value="28.9411">
                <text:p>28.9411</text:p>
              </table:table-cell>
              <table:table-cell office:value-type="float" office:value="28.5694">
                <text:p>28.5694</text:p>
              </table:table-cell>
              <table:table-cell office:value-type="float" office:value="28.5694">
                <text:p>28.5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8897">
                <text:p>0.848897</text:p>
              </table:table-cell>
              <table:table-cell office:value-type="float" office:value="26.8991">
                <text:p>26.8991</text:p>
              </table:table-cell>
              <table:table-cell office:value-type="float" office:value="28.9549">
                <text:p>28.9549</text:p>
              </table:table-cell>
              <table:table-cell office:value-type="float" office:value="28.9549">
                <text:p>28.9549</text:p>
              </table:table-cell>
              <table:table-cell office:value-type="float" office:value="28.575">
                <text:p>28.575</text:p>
              </table:table-cell>
              <table:table-cell office:value-type="float" office:value="28.575">
                <text:p>28.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1757">
                <text:p>0.851757</text:p>
              </table:table-cell>
              <table:table-cell office:value-type="float" office:value="26.9741">
                <text:p>26.9741</text:p>
              </table:table-cell>
              <table:table-cell office:value-type="float" office:value="28.9622">
                <text:p>28.9622</text:p>
              </table:table-cell>
              <table:table-cell office:value-type="float" office:value="28.9622">
                <text:p>28.9622</text:p>
              </table:table-cell>
              <table:table-cell office:value-type="float" office:value="28.5123">
                <text:p>28.5123</text:p>
              </table:table-cell>
              <table:table-cell office:value-type="float" office:value="28.6269">
                <text:p>28.6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3419">
                <text:p>0.853419</text:p>
              </table:table-cell>
              <table:table-cell office:value-type="float" office:value="26.5516">
                <text:p>26.5516</text:p>
              </table:table-cell>
              <table:table-cell office:value-type="float" office:value="29.025">
                <text:p>29.025</text:p>
              </table:table-cell>
              <table:table-cell office:value-type="float" office:value="29.025">
                <text:p>29.025</text:p>
              </table:table-cell>
              <table:table-cell office:value-type="float" office:value="28.6042">
                <text:p>28.6042</text:p>
              </table:table-cell>
              <table:table-cell office:value-type="float" office:value="28.6042">
                <text:p>28.60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55472">
                <text:p>0.855472</text:p>
              </table:table-cell>
              <table:table-cell office:value-type="float" office:value="26.9605">
                <text:p>26.9605</text:p>
              </table:table-cell>
              <table:table-cell office:value-type="float" office:value="29.3163">
                <text:p>29.3163</text:p>
              </table:table-cell>
              <table:table-cell office:value-type="float" office:value="29.3163">
                <text:p>29.3163</text:p>
              </table:table-cell>
              <table:table-cell office:value-type="float" office:value="28.879">
                <text:p>28.879</text:p>
              </table:table-cell>
              <table:table-cell office:value-type="float" office:value="28.879">
                <text:p>28.8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5554">
                <text:p>0.85554</text:p>
              </table:table-cell>
              <table:table-cell office:value-type="float" office:value="27.1621">
                <text:p>27.1621</text:p>
              </table:table-cell>
              <table:table-cell office:value-type="float" office:value="29.37">
                <text:p>29.37</text:p>
              </table:table-cell>
              <table:table-cell office:value-type="float" office:value="29.37">
                <text:p>29.37</text:p>
              </table:table-cell>
              <table:table-cell office:value-type="float" office:value="28.9133">
                <text:p>28.9133</text:p>
              </table:table-cell>
              <table:table-cell office:value-type="float" office:value="28.9541">
                <text:p>28.95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60156">
                <text:p>0.860156</text:p>
              </table:table-cell>
              <table:table-cell office:value-type="float" office:value="27.0192">
                <text:p>27.0192</text:p>
              </table:table-cell>
              <table:table-cell office:value-type="float" office:value="29.1286">
                <text:p>29.1286</text:p>
              </table:table-cell>
              <table:table-cell office:value-type="float" office:value="29.1286">
                <text:p>29.1286</text:p>
              </table:table-cell>
              <table:table-cell office:value-type="float" office:value="28.6412">
                <text:p>28.6412</text:p>
              </table:table-cell>
              <table:table-cell office:value-type="float" office:value="28.6791">
                <text:p>28.6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6037">
                <text:p>0.86037</text:p>
              </table:table-cell>
              <table:table-cell office:value-type="float" office:value="26.909">
                <text:p>26.909</text:p>
              </table:table-cell>
              <table:table-cell office:value-type="float" office:value="29.0683">
                <text:p>29.0683</text:p>
              </table:table-cell>
              <table:table-cell office:value-type="float" office:value="29.0683">
                <text:p>29.0683</text:p>
              </table:table-cell>
              <table:table-cell office:value-type="float" office:value="28.5939">
                <text:p>28.5939</text:p>
              </table:table-cell>
              <table:table-cell office:value-type="float" office:value="28.5939">
                <text:p>28.59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62482">
                <text:p>0.862482</text:p>
              </table:table-cell>
              <table:table-cell office:value-type="float" office:value="26.3234">
                <text:p>26.3234</text:p>
              </table:table-cell>
              <table:table-cell office:value-type="float" office:value="29.0027">
                <text:p>29.0027</text:p>
              </table:table-cell>
              <table:table-cell office:value-type="float" office:value="29.0027">
                <text:p>29.0027</text:p>
              </table:table-cell>
              <table:table-cell office:value-type="float" office:value="28.5127">
                <text:p>28.5127</text:p>
              </table:table-cell>
              <table:table-cell office:value-type="float" office:value="28.5127">
                <text:p>28.51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66576">
                <text:p>0.866576</text:p>
              </table:table-cell>
              <table:table-cell office:value-type="float" office:value="27.1621">
                <text:p>27.1621</text:p>
              </table:table-cell>
              <table:table-cell office:value-type="float" office:value="29.171">
                <text:p>29.171</text:p>
              </table:table-cell>
              <table:table-cell office:value-type="float" office:value="29.171">
                <text:p>29.171</text:p>
              </table:table-cell>
              <table:table-cell office:value-type="float" office:value="28.6347">
                <text:p>28.6347</text:p>
              </table:table-cell>
              <table:table-cell office:value-type="float" office:value="28.6766">
                <text:p>28.67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67635">
                <text:p>0.867635</text:p>
              </table:table-cell>
              <table:table-cell office:value-type="float" office:value="27.0995">
                <text:p>27.0995</text:p>
              </table:table-cell>
              <table:table-cell office:value-type="float" office:value="29.0309">
                <text:p>29.0309</text:p>
              </table:table-cell>
              <table:table-cell office:value-type="float" office:value="29.0309">
                <text:p>29.0309</text:p>
              </table:table-cell>
              <table:table-cell office:value-type="float" office:value="28.4932">
                <text:p>28.4932</text:p>
              </table:table-cell>
              <table:table-cell office:value-type="float" office:value="28.5348">
                <text:p>28.53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66856">
                <text:p>0.866856</text:p>
              </table:table-cell>
              <table:table-cell office:value-type="float" office:value="26.6974">
                <text:p>26.6974</text:p>
              </table:table-cell>
              <table:table-cell office:value-type="float" office:value="28.8227">
                <text:p>28.8227</text:p>
              </table:table-cell>
              <table:table-cell office:value-type="float" office:value="28.8227">
                <text:p>28.8227</text:p>
              </table:table-cell>
              <table:table-cell office:value-type="float" office:value="28.2829">
                <text:p>28.2829</text:p>
              </table:table-cell>
              <table:table-cell office:value-type="float" office:value="28.3215">
                <text:p>28.32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70603">
                <text:p>0.870603</text:p>
              </table:table-cell>
              <table:table-cell office:value-type="float" office:value="26.9487">
                <text:p>26.9487</text:p>
              </table:table-cell>
              <table:table-cell office:value-type="float" office:value="28.7446">
                <text:p>28.7446</text:p>
              </table:table-cell>
              <table:table-cell office:value-type="float" office:value="28.7446">
                <text:p>28.7446</text:p>
              </table:table-cell>
              <table:table-cell office:value-type="float" office:value="28.2044">
                <text:p>28.2044</text:p>
              </table:table-cell>
              <table:table-cell office:value-type="float" office:value="28.2044">
                <text:p>28.20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73534">
                <text:p>0.873534</text:p>
              </table:table-cell>
              <table:table-cell office:value-type="float" office:value="26.754">
                <text:p>26.754</text:p>
              </table:table-cell>
              <table:table-cell office:value-type="float" office:value="29.0075">
                <text:p>29.0075</text:p>
              </table:table-cell>
              <table:table-cell office:value-type="float" office:value="29.0075">
                <text:p>29.0075</text:p>
              </table:table-cell>
              <table:table-cell office:value-type="float" office:value="28.412">
                <text:p>28.412</text:p>
              </table:table-cell>
              <table:table-cell office:value-type="float" office:value="28.4961">
                <text:p>28.49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5041">
                <text:p>0.875041</text:p>
              </table:table-cell>
              <table:table-cell office:value-type="float" office:value="26.5659">
                <text:p>26.5659</text:p>
              </table:table-cell>
              <table:table-cell office:value-type="float" office:value="28.9225">
                <text:p>28.9225</text:p>
              </table:table-cell>
              <table:table-cell office:value-type="float" office:value="28.9225">
                <text:p>28.9225</text:p>
              </table:table-cell>
              <table:table-cell office:value-type="float" office:value="28.3507">
                <text:p>28.3507</text:p>
              </table:table-cell>
              <table:table-cell office:value-type="float" office:value="28.3507">
                <text:p>28.35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76199">
                <text:p>0.876199</text:p>
              </table:table-cell>
              <table:table-cell office:value-type="float" office:value="26.5329">
                <text:p>26.5329</text:p>
              </table:table-cell>
              <table:table-cell office:value-type="float" office:value="29.2683">
                <text:p>29.2683</text:p>
              </table:table-cell>
              <table:table-cell office:value-type="float" office:value="29.2683">
                <text:p>29.2683</text:p>
              </table:table-cell>
              <table:table-cell office:value-type="float" office:value="28.6814">
                <text:p>28.6814</text:p>
              </table:table-cell>
              <table:table-cell office:value-type="float" office:value="28.6814">
                <text:p>28.68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727">
                <text:p>0.87727</text:p>
              </table:table-cell>
              <table:table-cell office:value-type="float" office:value="26.7695">
                <text:p>26.7695</text:p>
              </table:table-cell>
              <table:table-cell office:value-type="float" office:value="29.2657">
                <text:p>29.2657</text:p>
              </table:table-cell>
              <table:table-cell office:value-type="float" office:value="29.2657">
                <text:p>29.2657</text:p>
              </table:table-cell>
              <table:table-cell office:value-type="float" office:value="28.6748">
                <text:p>28.6748</text:p>
              </table:table-cell>
              <table:table-cell office:value-type="float" office:value="28.6748">
                <text:p>28.67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8097">
                <text:p>0.88097</text:p>
              </table:table-cell>
              <table:table-cell office:value-type="float" office:value="26.5551">
                <text:p>26.5551</text:p>
              </table:table-cell>
              <table:table-cell office:value-type="float" office:value="29.0902">
                <text:p>29.0902</text:p>
              </table:table-cell>
              <table:table-cell office:value-type="float" office:value="29.0902">
                <text:p>29.0902</text:p>
              </table:table-cell>
              <table:table-cell office:value-type="float" office:value="28.4684">
                <text:p>28.4684</text:p>
              </table:table-cell>
              <table:table-cell office:value-type="float" office:value="28.511">
                <text:p>28.5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2625">
                <text:p>0.882625</text:p>
              </table:table-cell>
              <table:table-cell office:value-type="float" office:value="26.4349">
                <text:p>26.4349</text:p>
              </table:table-cell>
              <table:table-cell office:value-type="float" office:value="29.2315">
                <text:p>29.2315</text:p>
              </table:table-cell>
              <table:table-cell office:value-type="float" office:value="29.2315">
                <text:p>29.2315</text:p>
              </table:table-cell>
              <table:table-cell office:value-type="float" office:value="28.5944">
                <text:p>28.5944</text:p>
              </table:table-cell>
              <table:table-cell office:value-type="float" office:value="28.6372">
                <text:p>28.63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86942">
                <text:p>0.886942</text:p>
              </table:table-cell>
              <table:table-cell office:value-type="float" office:value="27.1645">
                <text:p>27.1645</text:p>
              </table:table-cell>
              <table:table-cell office:value-type="float" office:value="29.1242">
                <text:p>29.1242</text:p>
              </table:table-cell>
              <table:table-cell office:value-type="float" office:value="29.1242">
                <text:p>29.1242</text:p>
              </table:table-cell>
              <table:table-cell office:value-type="float" office:value="28.4812">
                <text:p>28.4812</text:p>
              </table:table-cell>
              <table:table-cell office:value-type="float" office:value="28.4812">
                <text:p>28.48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8724">
                <text:p>0.88724</text:p>
              </table:table-cell>
              <table:table-cell office:value-type="float" office:value="26.9805">
                <text:p>26.9805</text:p>
              </table:table-cell>
              <table:table-cell office:value-type="float" office:value="29.3153">
                <text:p>29.3153</text:p>
              </table:table-cell>
              <table:table-cell office:value-type="float" office:value="29.3153">
                <text:p>29.3153</text:p>
              </table:table-cell>
              <table:table-cell office:value-type="float" office:value="28.6665">
                <text:p>28.6665</text:p>
              </table:table-cell>
              <table:table-cell office:value-type="float" office:value="28.6665">
                <text:p>28.6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91468">
                <text:p>0.891468</text:p>
              </table:table-cell>
              <table:table-cell office:value-type="float" office:value="27.0229">
                <text:p>27.0229</text:p>
              </table:table-cell>
              <table:table-cell office:value-type="float" office:value="29.1273">
                <text:p>29.1273</text:p>
              </table:table-cell>
              <table:table-cell office:value-type="float" office:value="29.1273">
                <text:p>29.1273</text:p>
              </table:table-cell>
              <table:table-cell office:value-type="float" office:value="28.4462">
                <text:p>28.4462</text:p>
              </table:table-cell>
              <table:table-cell office:value-type="float" office:value="28.4865">
                <text:p>28.48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3279">
                <text:p>0.893279</text:p>
              </table:table-cell>
              <table:table-cell office:value-type="float" office:value="27.0827">
                <text:p>27.0827</text:p>
              </table:table-cell>
              <table:table-cell office:value-type="float" office:value="29.1869">
                <text:p>29.1869</text:p>
              </table:table-cell>
              <table:table-cell office:value-type="float" office:value="29.1869">
                <text:p>29.1869</text:p>
              </table:table-cell>
              <table:table-cell office:value-type="float" office:value="28.5121">
                <text:p>28.5121</text:p>
              </table:table-cell>
              <table:table-cell office:value-type="float" office:value="28.5121">
                <text:p>28.5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5443">
                <text:p>0.895443</text:p>
              </table:table-cell>
              <table:table-cell office:value-type="float" office:value="26.9929">
                <text:p>26.9929</text:p>
              </table:table-cell>
              <table:table-cell office:value-type="float" office:value="29.4357">
                <text:p>29.4357</text:p>
              </table:table-cell>
              <table:table-cell office:value-type="float" office:value="29.4357">
                <text:p>29.4357</text:p>
              </table:table-cell>
              <table:table-cell office:value-type="float" office:value="28.7448">
                <text:p>28.7448</text:p>
              </table:table-cell>
              <table:table-cell office:value-type="float" office:value="28.7448">
                <text:p>28.7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97664">
                <text:p>0.897664</text:p>
              </table:table-cell>
              <table:table-cell office:value-type="float" office:value="27.4733">
                <text:p>27.4733</text:p>
              </table:table-cell>
              <table:table-cell office:value-type="float" office:value="29.896">
                <text:p>29.896</text:p>
              </table:table-cell>
              <table:table-cell office:value-type="float" office:value="29.896">
                <text:p>29.896</text:p>
              </table:table-cell>
              <table:table-cell office:value-type="float" office:value="29.1836">
                <text:p>29.1836</text:p>
              </table:table-cell>
              <table:table-cell office:value-type="float" office:value="29.1836">
                <text:p>29.18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95215">
                <text:p>0.895215</text:p>
              </table:table-cell>
              <table:table-cell office:value-type="float" office:value="26.8627">
                <text:p>26.8627</text:p>
              </table:table-cell>
              <table:table-cell office:value-type="float" office:value="29.2799">
                <text:p>29.2799</text:p>
              </table:table-cell>
              <table:table-cell office:value-type="float" office:value="29.2799">
                <text:p>29.2799</text:p>
              </table:table-cell>
              <table:table-cell office:value-type="float" office:value="28.5772">
                <text:p>28.5772</text:p>
              </table:table-cell>
              <table:table-cell office:value-type="float" office:value="28.6187">
                <text:p>28.61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96359">
                <text:p>0.896359</text:p>
              </table:table-cell>
              <table:table-cell office:value-type="float" office:value="26.8168">
                <text:p>26.8168</text:p>
              </table:table-cell>
              <table:table-cell office:value-type="float" office:value="29.3161">
                <text:p>29.3161</text:p>
              </table:table-cell>
              <table:table-cell office:value-type="float" office:value="29.3161">
                <text:p>29.3161</text:p>
              </table:table-cell>
              <table:table-cell office:value-type="float" office:value="28.6084">
                <text:p>28.6084</text:p>
              </table:table-cell>
              <table:table-cell office:value-type="float" office:value="28.6493">
                <text:p>28.64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96455">
                <text:p>0.896455</text:p>
              </table:table-cell>
              <table:table-cell office:value-type="float" office:value="27.022">
                <text:p>27.022</text:p>
              </table:table-cell>
              <table:table-cell office:value-type="float" office:value="29.1708">
                <text:p>29.1708</text:p>
              </table:table-cell>
              <table:table-cell office:value-type="float" office:value="29.1708">
                <text:p>29.1708</text:p>
              </table:table-cell>
              <table:table-cell office:value-type="float" office:value="28.4808">
                <text:p>28.4808</text:p>
              </table:table-cell>
              <table:table-cell office:value-type="float" office:value="28.4808">
                <text:p>28.48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98237">
                <text:p>0.898237</text:p>
              </table:table-cell>
              <table:table-cell office:value-type="float" office:value="27.2154">
                <text:p>27.2154</text:p>
              </table:table-cell>
              <table:table-cell office:value-type="float" office:value="29.3243">
                <text:p>29.3243</text:p>
              </table:table-cell>
              <table:table-cell office:value-type="float" office:value="29.3243">
                <text:p>29.3243</text:p>
              </table:table-cell>
              <table:table-cell office:value-type="float" office:value="28.6226">
                <text:p>28.6226</text:p>
              </table:table-cell>
              <table:table-cell office:value-type="float" office:value="28.6226">
                <text:p>28.62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99742">
                <text:p>0.899742</text:p>
              </table:table-cell>
              <table:table-cell office:value-type="float" office:value="26.8092">
                <text:p>26.8092</text:p>
              </table:table-cell>
              <table:table-cell office:value-type="float" office:value="29.2688">
                <text:p>29.2688</text:p>
              </table:table-cell>
              <table:table-cell office:value-type="float" office:value="29.2688">
                <text:p>29.2688</text:p>
              </table:table-cell>
              <table:table-cell office:value-type="float" office:value="28.5624">
                <text:p>28.5624</text:p>
              </table:table-cell>
              <table:table-cell office:value-type="float" office:value="28.5624">
                <text:p>28.56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99442">
                <text:p>0.899442</text:p>
              </table:table-cell>
              <table:table-cell office:value-type="float" office:value="26.7843">
                <text:p>26.7843</text:p>
              </table:table-cell>
              <table:table-cell office:value-type="float" office:value="29.3764">
                <text:p>29.3764</text:p>
              </table:table-cell>
              <table:table-cell office:value-type="float" office:value="29.3764">
                <text:p>29.3764</text:p>
              </table:table-cell>
              <table:table-cell office:value-type="float" office:value="28.668">
                <text:p>28.668</text:p>
              </table:table-cell>
              <table:table-cell office:value-type="float" office:value="28.668">
                <text:p>28.6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0442">
                <text:p>0.900442</text:p>
              </table:table-cell>
              <table:table-cell office:value-type="float" office:value="26.9811">
                <text:p>26.9811</text:p>
              </table:table-cell>
              <table:table-cell office:value-type="float" office:value="29.3471">
                <text:p>29.3471</text:p>
              </table:table-cell>
              <table:table-cell office:value-type="float" office:value="29.3471">
                <text:p>29.3471</text:p>
              </table:table-cell>
              <table:table-cell office:value-type="float" office:value="28.6187">
                <text:p>28.6187</text:p>
              </table:table-cell>
              <table:table-cell office:value-type="float" office:value="28.6617">
                <text:p>28.66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03109">
                <text:p>0.903109</text:p>
              </table:table-cell>
              <table:table-cell office:value-type="float" office:value="27.6499">
                <text:p>27.6499</text:p>
              </table:table-cell>
              <table:table-cell office:value-type="float" office:value="29.5964">
                <text:p>29.5964</text:p>
              </table:table-cell>
              <table:table-cell office:value-type="float" office:value="29.5964">
                <text:p>29.5964</text:p>
              </table:table-cell>
              <table:table-cell office:value-type="float" office:value="28.8671">
                <text:p>28.8671</text:p>
              </table:table-cell>
              <table:table-cell office:value-type="float" office:value="28.8671">
                <text:p>28.86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05169">
                <text:p>0.905169</text:p>
              </table:table-cell>
              <table:table-cell office:value-type="float" office:value="27.5359">
                <text:p>27.5359</text:p>
              </table:table-cell>
              <table:table-cell office:value-type="float" office:value="29.8278">
                <text:p>29.8278</text:p>
              </table:table-cell>
              <table:table-cell office:value-type="float" office:value="29.8278">
                <text:p>29.8278</text:p>
              </table:table-cell>
              <table:table-cell office:value-type="float" office:value="29.0861">
                <text:p>29.0861</text:p>
              </table:table-cell>
              <table:table-cell office:value-type="float" office:value="29.0861">
                <text:p>29.08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5062">
                <text:p>0.905062</text:p>
              </table:table-cell>
              <table:table-cell office:value-type="float" office:value="27.738">
                <text:p>27.738</text:p>
              </table:table-cell>
              <table:table-cell office:value-type="float" office:value="29.904">
                <text:p>29.904</text:p>
              </table:table-cell>
              <table:table-cell office:value-type="float" office:value="29.904">
                <text:p>29.904</text:p>
              </table:table-cell>
              <table:table-cell office:value-type="float" office:value="29.1427">
                <text:p>29.1427</text:p>
              </table:table-cell>
              <table:table-cell office:value-type="float" office:value="29.187">
                <text:p>29.1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5173">
                <text:p>0.905173</text:p>
              </table:table-cell>
              <table:table-cell office:value-type="float" office:value="27.7949">
                <text:p>27.7949</text:p>
              </table:table-cell>
              <table:table-cell office:value-type="float" office:value="29.7645">
                <text:p>29.7645</text:p>
              </table:table-cell>
              <table:table-cell office:value-type="float" office:value="29.7645">
                <text:p>29.7645</text:p>
              </table:table-cell>
              <table:table-cell office:value-type="float" office:value="29.0249">
                <text:p>29.0249</text:p>
              </table:table-cell>
              <table:table-cell office:value-type="float" office:value="29.0249">
                <text:p>29.02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03106">
                <text:p>0.903106</text:p>
              </table:table-cell>
              <table:table-cell office:value-type="float" office:value="27.5787">
                <text:p>27.5787</text:p>
              </table:table-cell>
              <table:table-cell office:value-type="float" office:value="29.6686">
                <text:p>29.6686</text:p>
              </table:table-cell>
              <table:table-cell office:value-type="float" office:value="29.6686">
                <text:p>29.6686</text:p>
              </table:table-cell>
              <table:table-cell office:value-type="float" office:value="28.9379">
                <text:p>28.9379</text:p>
              </table:table-cell>
              <table:table-cell office:value-type="float" office:value="28.9379">
                <text:p>28.9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205cm" style:legend-expansion="high" chart:style-name="ch2"/>
        <chart:plot-area chart:style-name="ch3" table:cell-range-address="Sheet1.A1:Sheet1.A274 Sheet1.D1:Sheet1.D274 Sheet1.G1:Sheet1.G274 Sheet1.J1:Sheet1.J274 Sheet1.M1:Sheet1.M274 Sheet1.P1:Sheet1.P274" chart:data-source-has-labels="row" svg:x="0.32cm" svg:y="0.18cm" svg:width="12.323cm" svg:height="8.64cm">
          <chartooo:coordinate-region svg:x="0.756cm" svg:y="0.379cm" svg:width="11.6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74" chart:label-cell-address="Sheet1.D1:Sheet1.D1" chart:class="chart:scatter">
            <chart:domain table:cell-range-address="Sheet1.A2:Sheet1.A274"/>
            <chart:data-point chart:repeated="273"/>
          </chart:series>
          <chart:series chart:style-name="ch7" chart:values-cell-range-address="Sheet1.G2:Sheet1.G274" chart:label-cell-address="Sheet1.G1:Sheet1.G1" chart:class="chart:scatter">
            <chart:data-point chart:repeated="273"/>
          </chart:series>
          <chart:series chart:style-name="ch8" chart:values-cell-range-address="Sheet1.J2:Sheet1.J274" chart:label-cell-address="Sheet1.J1:Sheet1.J1" chart:class="chart:scatter">
            <chart:data-point chart:repeated="273"/>
          </chart:series>
          <chart:series chart:style-name="ch9" chart:values-cell-range-address="Sheet1.M2:Sheet1.M274" chart:label-cell-address="Sheet1.M1:Sheet1.M1" chart:class="chart:scatter">
            <chart:data-point chart:repeated="273"/>
          </chart:series>
          <chart:series chart:style-name="ch10" chart:values-cell-range-address="Sheet1.P2:Sheet1.P274" chart:label-cell-address="Sheet1.P1:Sheet1.P1" chart:class="chart:scatter">
            <chart:data-point chart:repeated="2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</text:p>
                <draw:g>
                  <svg:desc>Sheet1.D1:Sheet1.D1</svg:desc>
                </draw:g>
              </table:table-cell>
              <table:table-cell office:value-type="string">
                <text:p>powf_fast</text:p>
                <draw:g>
                  <svg:desc>Sheet1.G1:Sheet1.G1</svg:desc>
                </draw:g>
              </table:table-cell>
              <table:table-cell office:value-type="string">
                <text:p>i_powf_fast</text:p>
                <draw:g>
                  <svg:desc>Sheet1.J1:Sheet1.J1</svg:desc>
                </draw:g>
              </table:table-cell>
              <table:table-cell office:value-type="string">
                <text:p>double</text:p>
                <draw:g>
                  <svg:desc>Sheet1.M1:Sheet1.M1</svg:desc>
                </draw:g>
              </table:table-cell>
              <table:table-cell office:value-type="string">
                <text:p>i_double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7431">
                <text:p>0.257431</text:p>
                <draw:g>
                  <svg:desc>Sheet1.A2:Sheet1.A274</svg:desc>
                </draw:g>
              </table:table-cell>
              <table:table-cell office:value-type="float" office:value="8.811">
                <text:p>8.811</text:p>
                <draw:g>
                  <svg:desc>Sheet1.D2:Sheet1.D274</svg:desc>
                </draw:g>
              </table:table-cell>
              <table:table-cell office:value-type="float" office:value="2.454">
                <text:p>2.454</text:p>
                <draw:g>
                  <svg:desc>Sheet1.G2:Sheet1.G274</svg:desc>
                </draw:g>
              </table:table-cell>
              <table:table-cell office:value-type="float" office:value="2.241">
                <text:p>2.241</text:p>
                <draw:g>
                  <svg:desc>Sheet1.J2:Sheet1.J274</svg:desc>
                </draw:g>
              </table:table-cell>
              <table:table-cell office:value-type="float" office:value="2.899">
                <text:p>2.899</text:p>
                <draw:g>
                  <svg:desc>Sheet1.M2:Sheet1.M274</svg:desc>
                </draw:g>
              </table:table-cell>
              <table:table-cell office:value-type="float" office:value="3.159">
                <text:p>3.159</text:p>
                <draw:g>
                  <svg:desc>Sheet1.P2:Sheet1.P2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918">
                <text:p>0.257918</text:p>
              </table:table-cell>
              <table:table-cell office:value-type="float" office:value="9.198">
                <text:p>9.198</text:p>
              </table:table-cell>
              <table:table-cell office:value-type="float" office:value="2.147">
                <text:p>2.147</text:p>
              </table:table-cell>
              <table:table-cell office:value-type="float" office:value="2.3">
                <text:p>2.3</text:p>
              </table:table-cell>
              <table:table-cell office:value-type="float" office:value="2.817">
                <text:p>2.817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306">
                <text:p>0.258306</text:p>
              </table:table-cell>
              <table:table-cell office:value-type="float" office:value="8.835">
                <text:p>8.835</text:p>
              </table:table-cell>
              <table:table-cell office:value-type="float" office:value="2.772">
                <text:p>2.772</text:p>
              </table:table-cell>
              <table:table-cell office:value-type="float" office:value="1.99">
                <text:p>1.99</text:p>
              </table:table-cell>
              <table:table-cell office:value-type="float" office:value="3.168">
                <text:p>3.168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475">
                <text:p>0.258475</text:p>
              </table:table-cell>
              <table:table-cell office:value-type="float" office:value="8.84">
                <text:p>8.84</text:p>
              </table:table-cell>
              <table:table-cell office:value-type="float" office:value="2.726">
                <text:p>2.726</text:p>
              </table:table-cell>
              <table:table-cell office:value-type="float" office:value="1.986">
                <text:p>1.986</text:p>
              </table:table-cell>
              <table:table-cell office:value-type="float" office:value="2.778">
                <text:p>2.778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908">
                <text:p>0.25908</text:p>
              </table:table-cell>
              <table:table-cell office:value-type="float" office:value="9.317">
                <text:p>9.317</text:p>
              </table:table-cell>
              <table:table-cell office:value-type="float" office:value="2.358">
                <text:p>2.358</text:p>
              </table:table-cell>
              <table:table-cell office:value-type="float" office:value="2.449">
                <text:p>2.449</text:p>
              </table:table-cell>
              <table:table-cell office:value-type="float" office:value="2.64">
                <text:p>2.64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996">
                <text:p>0.25996</text:p>
              </table:table-cell>
              <table:table-cell office:value-type="float" office:value="8.795">
                <text:p>8.795</text:p>
              </table:table-cell>
              <table:table-cell office:value-type="float" office:value="2.469">
                <text:p>2.469</text:p>
              </table:table-cell>
              <table:table-cell office:value-type="float" office:value="2.413">
                <text:p>2.413</text:p>
              </table:table-cell>
              <table:table-cell office:value-type="float" office:value="2.778">
                <text:p>2.778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874">
                <text:p>0.260874</text:p>
              </table:table-cell>
              <table:table-cell office:value-type="float" office:value="8.746">
                <text:p>8.746</text:p>
              </table:table-cell>
              <table:table-cell office:value-type="float" office:value="2.431">
                <text:p>2.431</text:p>
              </table:table-cell>
              <table:table-cell office:value-type="float" office:value="2.339">
                <text:p>2.339</text:p>
              </table:table-cell>
              <table:table-cell office:value-type="float" office:value="2.808">
                <text:p>2.808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1322">
                <text:p>0.261322</text:p>
              </table:table-cell>
              <table:table-cell office:value-type="float" office:value="9.307">
                <text:p>9.307</text:p>
              </table:table-cell>
              <table:table-cell office:value-type="float" office:value="2.229">
                <text:p>2.229</text:p>
              </table:table-cell>
              <table:table-cell office:value-type="float" office:value="2.572">
                <text:p>2.572</text:p>
              </table:table-cell>
              <table:table-cell office:value-type="float" office:value="2.51">
                <text:p>2.51</text:p>
              </table:table-cell>
              <table:table-cell office:value-type="float" office:value="3.043">
                <text:p>3.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32">
                <text:p>0.262932</text:p>
              </table:table-cell>
              <table:table-cell office:value-type="float" office:value="8.993">
                <text:p>8.993</text:p>
              </table:table-cell>
              <table:table-cell office:value-type="float" office:value="2.566">
                <text:p>2.566</text:p>
              </table:table-cell>
              <table:table-cell office:value-type="float" office:value="2.281">
                <text:p>2.281</text:p>
              </table:table-cell>
              <table:table-cell office:value-type="float" office:value="2.958">
                <text:p>2.958</text:p>
              </table:table-cell>
              <table:table-cell office:value-type="float" office:value="3.062">
                <text:p>3.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4713">
                <text:p>0.264713</text:p>
              </table:table-cell>
              <table:table-cell office:value-type="float" office:value="8.369">
                <text:p>8.369</text:p>
              </table:table-cell>
              <table:table-cell office:value-type="float" office:value="2.618">
                <text:p>2.618</text:p>
              </table:table-cell>
              <table:table-cell office:value-type="float" office:value="2.042">
                <text:p>2.042</text:p>
              </table:table-cell>
              <table:table-cell office:value-type="float" office:value="3.093">
                <text:p>3.093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49">
                <text:p>0.26649</text:p>
              </table:table-cell>
              <table:table-cell office:value-type="float" office:value="9.059">
                <text:p>9.059</text:p>
              </table:table-cell>
              <table:table-cell office:value-type="float" office:value="2.155">
                <text:p>2.155</text:p>
              </table:table-cell>
              <table:table-cell office:value-type="float" office:value="2.589">
                <text:p>2.589</text:p>
              </table:table-cell>
              <table:table-cell office:value-type="float" office:value="2.561">
                <text:p>2.561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7798">
                <text:p>0.267798</text:p>
              </table:table-cell>
              <table:table-cell office:value-type="float" office:value="8.671">
                <text:p>8.671</text:p>
              </table:table-cell>
              <table:table-cell office:value-type="float" office:value="2.464">
                <text:p>2.464</text:p>
              </table:table-cell>
              <table:table-cell office:value-type="float" office:value="2.216">
                <text:p>2.216</text:p>
              </table:table-cell>
              <table:table-cell office:value-type="float" office:value="2.9">
                <text:p>2.9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9906">
                <text:p>0.269906</text:p>
              </table:table-cell>
              <table:table-cell office:value-type="float" office:value="8.888">
                <text:p>8.888</text:p>
              </table:table-cell>
              <table:table-cell office:value-type="float" office:value="2.84">
                <text:p>2.84</text:p>
              </table:table-cell>
              <table:table-cell office:value-type="float" office:value="1.988">
                <text:p>1.988</text:p>
              </table:table-cell>
              <table:table-cell office:value-type="float" office:value="3.154">
                <text:p>3.154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1614">
                <text:p>0.271614</text:p>
              </table:table-cell>
              <table:table-cell office:value-type="float" office:value="8.472">
                <text:p>8.472</text:p>
              </table:table-cell>
              <table:table-cell office:value-type="float" office:value="2.414">
                <text:p>2.414</text:p>
              </table:table-cell>
              <table:table-cell office:value-type="float" office:value="2.239">
                <text:p>2.239</text:p>
              </table:table-cell>
              <table:table-cell office:value-type="float" office:value="2.758">
                <text:p>2.758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675">
                <text:p>0.272675</text:p>
              </table:table-cell>
              <table:table-cell office:value-type="float" office:value="8.121">
                <text:p>8.121</text:p>
              </table:table-cell>
              <table:table-cell office:value-type="float" office:value="2.599">
                <text:p>2.599</text:p>
              </table:table-cell>
              <table:table-cell office:value-type="float" office:value="1.982">
                <text:p>1.982</text:p>
              </table:table-cell>
              <table:table-cell office:value-type="float" office:value="3.001">
                <text:p>3.001</text:p>
              </table:table-cell>
              <table:table-cell office:value-type="float" office:value="2.579">
                <text:p>2.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7071">
                <text:p>0.277071</text:p>
              </table:table-cell>
              <table:table-cell office:value-type="float" office:value="8.084">
                <text:p>8.084</text:p>
              </table:table-cell>
              <table:table-cell office:value-type="float" office:value="2.329">
                <text:p>2.329</text:p>
              </table:table-cell>
              <table:table-cell office:value-type="float" office:value="2.308">
                <text:p>2.308</text:p>
              </table:table-cell>
              <table:table-cell office:value-type="float" office:value="2.728">
                <text:p>2.728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6">
                <text:p>0.2786</text:p>
              </table:table-cell>
              <table:table-cell office:value-type="float" office:value="8.215">
                <text:p>8.215</text:p>
              </table:table-cell>
              <table:table-cell office:value-type="float" office:value="2.03">
                <text:p>2.03</text:p>
              </table:table-cell>
              <table:table-cell office:value-type="float" office:value="2.272">
                <text:p>2.272</text:p>
              </table:table-cell>
              <table:table-cell office:value-type="float" office:value="2.727">
                <text:p>2.72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399">
                <text:p>0.282399</text:p>
              </table:table-cell>
              <table:table-cell office:value-type="float" office:value="7.855">
                <text:p>7.855</text:p>
              </table:table-cell>
              <table:table-cell office:value-type="float" office:value="2.179">
                <text:p>2.179</text:p>
              </table:table-cell>
              <table:table-cell office:value-type="float" office:value="2.42">
                <text:p>2.42</text:p>
              </table:table-cell>
              <table:table-cell office:value-type="float" office:value="2.517">
                <text:p>2.517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4487">
                <text:p>0.284487</text:p>
              </table:table-cell>
              <table:table-cell office:value-type="float" office:value="7.94">
                <text:p>7.94</text:p>
              </table:table-cell>
              <table:table-cell office:value-type="float" office:value="2.027">
                <text:p>2.027</text:p>
              </table:table-cell>
              <table:table-cell office:value-type="float" office:value="2.143">
                <text:p>2.143</text:p>
              </table:table-cell>
              <table:table-cell office:value-type="float" office:value="2.793">
                <text:p>2.793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0306">
                <text:p>0.290306</text:p>
              </table:table-cell>
              <table:table-cell office:value-type="float" office:value="7.437">
                <text:p>7.437</text:p>
              </table:table-cell>
              <table:table-cell office:value-type="float" office:value="2.382">
                <text:p>2.382</text:p>
              </table:table-cell>
              <table:table-cell office:value-type="float" office:value="2.31">
                <text:p>2.31</text:p>
              </table:table-cell>
              <table:table-cell office:value-type="float" office:value="2.55">
                <text:p>2.55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2036">
                <text:p>0.292036</text:p>
              </table:table-cell>
              <table:table-cell office:value-type="float" office:value="7.313">
                <text:p>7.313</text:p>
              </table:table-cell>
              <table:table-cell office:value-type="float" office:value="2.522">
                <text:p>2.522</text:p>
              </table:table-cell>
              <table:table-cell office:value-type="float" office:value="2.058">
                <text:p>2.058</text:p>
              </table:table-cell>
              <table:table-cell office:value-type="float" office:value="2.88">
                <text:p>2.88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4671">
                <text:p>0.294671</text:p>
              </table:table-cell>
              <table:table-cell office:value-type="float" office:value="7.578">
                <text:p>7.578</text:p>
              </table:table-cell>
              <table:table-cell office:value-type="float" office:value="2.452">
                <text:p>2.452</text:p>
              </table:table-cell>
              <table:table-cell office:value-type="float" office:value="1.905">
                <text:p>1.905</text:p>
              </table:table-cell>
              <table:table-cell office:value-type="float" office:value="2.929">
                <text:p>2.929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638">
                <text:p>0.29638</text:p>
              </table:table-cell>
              <table:table-cell office:value-type="float" office:value="7.847">
                <text:p>7.847</text:p>
              </table:table-cell>
              <table:table-cell office:value-type="float" office:value="2.08">
                <text:p>2.08</text:p>
              </table:table-cell>
              <table:table-cell office:value-type="float" office:value="2.364">
                <text:p>2.364</text:p>
              </table:table-cell>
              <table:table-cell office:value-type="float" office:value="2.401">
                <text:p>2.401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675">
                <text:p>0.299675</text:p>
              </table:table-cell>
              <table:table-cell office:value-type="float" office:value="7.161">
                <text:p>7.161</text:p>
              </table:table-cell>
              <table:table-cell office:value-type="float" office:value="2.547">
                <text:p>2.547</text:p>
              </table:table-cell>
              <table:table-cell office:value-type="float" office:value="1.884">
                <text:p>1.884</text:p>
              </table:table-cell>
              <table:table-cell office:value-type="float" office:value="2.796">
                <text:p>2.796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2401">
                <text:p>0.302401</text:p>
              </table:table-cell>
              <table:table-cell office:value-type="float" office:value="7.092">
                <text:p>7.092</text:p>
              </table:table-cell>
              <table:table-cell office:value-type="float" office:value="2.559">
                <text:p>2.559</text:p>
              </table:table-cell>
              <table:table-cell office:value-type="float" office:value="1.88">
                <text:p>1.88</text:p>
              </table:table-cell>
              <table:table-cell office:value-type="float" office:value="2.782">
                <text:p>2.782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3403">
                <text:p>0.303403</text:p>
              </table:table-cell>
              <table:table-cell office:value-type="float" office:value="7.448">
                <text:p>7.448</text:p>
              </table:table-cell>
              <table:table-cell office:value-type="float" office:value="2.218">
                <text:p>2.218</text:p>
              </table:table-cell>
              <table:table-cell office:value-type="float" office:value="2.168">
                <text:p>2.168</text:p>
              </table:table-cell>
              <table:table-cell office:value-type="float" office:value="2.637">
                <text:p>2.637</text:p>
              </table:table-cell>
              <table:table-cell office:value-type="float" office:value="2.298">
                <text:p>2.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5414">
                <text:p>0.305414</text:p>
              </table:table-cell>
              <table:table-cell office:value-type="float" office:value="7.333">
                <text:p>7.333</text:p>
              </table:table-cell>
              <table:table-cell office:value-type="float" office:value="1.971">
                <text:p>1.971</text:p>
              </table:table-cell>
              <table:table-cell office:value-type="float" office:value="2.1">
                <text:p>2.1</text:p>
              </table:table-cell>
              <table:table-cell office:value-type="float" office:value="2.629">
                <text:p>2.629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9007">
                <text:p>0.309007</text:p>
              </table:table-cell>
              <table:table-cell office:value-type="float" office:value="7.142">
                <text:p>7.142</text:p>
              </table:table-cell>
              <table:table-cell office:value-type="float" office:value="2.379">
                <text:p>2.379</text:p>
              </table:table-cell>
              <table:table-cell office:value-type="float" office:value="1.908">
                <text:p>1.908</text:p>
              </table:table-cell>
              <table:table-cell office:value-type="float" office:value="2.722">
                <text:p>2.72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1274">
                <text:p>0.311274</text:p>
              </table:table-cell>
              <table:table-cell office:value-type="float" office:value="6.908">
                <text:p>6.908</text:p>
              </table:table-cell>
              <table:table-cell office:value-type="float" office:value="2.125">
                <text:p>2.125</text:p>
              </table:table-cell>
              <table:table-cell office:value-type="float" office:value="2.016">
                <text:p>2.016</text:p>
              </table:table-cell>
              <table:table-cell office:value-type="float" office:value="2.645">
                <text:p>2.645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5899">
                <text:p>0.315899</text:p>
              </table:table-cell>
              <table:table-cell office:value-type="float" office:value="6.719">
                <text:p>6.719</text:p>
              </table:table-cell>
              <table:table-cell office:value-type="float" office:value="2.156">
                <text:p>2.156</text:p>
              </table:table-cell>
              <table:table-cell office:value-type="float" office:value="1.987">
                <text:p>1.987</text:p>
              </table:table-cell>
              <table:table-cell office:value-type="float" office:value="2.593">
                <text:p>2.593</text:p>
              </table:table-cell>
              <table:table-cell office:value-type="float" office:value="2.357">
                <text:p>2.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0814">
                <text:p>0.320814</text:p>
              </table:table-cell>
              <table:table-cell office:value-type="float" office:value="6.728">
                <text:p>6.728</text:p>
              </table:table-cell>
              <table:table-cell office:value-type="float" office:value="1.83">
                <text:p>1.83</text:p>
              </table:table-cell>
              <table:table-cell office:value-type="float" office:value="2.034">
                <text:p>2.034</text:p>
              </table:table-cell>
              <table:table-cell office:value-type="float" office:value="2.404">
                <text:p>2.404</text:p>
              </table:table-cell>
              <table:table-cell office:value-type="float" office:value="2.335">
                <text:p>2.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2201">
                <text:p>0.322201</text:p>
              </table:table-cell>
              <table:table-cell office:value-type="float" office:value="6.603">
                <text:p>6.603</text:p>
              </table:table-cell>
              <table:table-cell office:value-type="float" office:value="2.04">
                <text:p>2.04</text:p>
              </table:table-cell>
              <table:table-cell office:value-type="float" office:value="1.973">
                <text:p>1.973</text:p>
              </table:table-cell>
              <table:table-cell office:value-type="float" office:value="2.606">
                <text:p>2.606</text:p>
              </table:table-cell>
              <table:table-cell office:value-type="float" office:value="2.168">
                <text:p>2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3597">
                <text:p>0.323597</text:p>
              </table:table-cell>
              <table:table-cell office:value-type="float" office:value="6.553">
                <text:p>6.553</text:p>
              </table:table-cell>
              <table:table-cell office:value-type="float" office:value="1.816">
                <text:p>1.816</text:p>
              </table:table-cell>
              <table:table-cell office:value-type="float" office:value="2.351">
                <text:p>2.351</text:p>
              </table:table-cell>
              <table:table-cell office:value-type="float" office:value="2.209">
                <text:p>2.209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8148">
                <text:p>0.328148</text:p>
              </table:table-cell>
              <table:table-cell office:value-type="float" office:value="6.493">
                <text:p>6.493</text:p>
              </table:table-cell>
              <table:table-cell office:value-type="float" office:value="1.919">
                <text:p>1.919</text:p>
              </table:table-cell>
              <table:table-cell office:value-type="float" office:value="2.408">
                <text:p>2.408</text:p>
              </table:table-cell>
              <table:table-cell office:value-type="float" office:value="2.056">
                <text:p>2.056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9447">
                <text:p>0.329447</text:p>
              </table:table-cell>
              <table:table-cell office:value-type="float" office:value="6.173">
                <text:p>6.173</text:p>
              </table:table-cell>
              <table:table-cell office:value-type="float" office:value="2.012">
                <text:p>2.012</text:p>
              </table:table-cell>
              <table:table-cell office:value-type="float" office:value="2.035">
                <text:p>2.035</text:p>
              </table:table-cell>
              <table:table-cell office:value-type="float" office:value="2.445">
                <text:p>2.445</text:p>
              </table:table-cell>
              <table:table-cell office:value-type="float" office:value="2.242">
                <text:p>2.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1315">
                <text:p>0.331315</text:p>
              </table:table-cell>
              <table:table-cell office:value-type="float" office:value="6.19">
                <text:p>6.19</text:p>
              </table:table-cell>
              <table:table-cell office:value-type="float" office:value="2.005">
                <text:p>2.005</text:p>
              </table:table-cell>
              <table:table-cell office:value-type="float" office:value="2.248">
                <text:p>2.248</text:p>
              </table:table-cell>
              <table:table-cell office:value-type="float" office:value="2.094">
                <text:p>2.094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666">
                <text:p>0.335666</text:p>
              </table:table-cell>
              <table:table-cell office:value-type="float" office:value="6.296">
                <text:p>6.296</text:p>
              </table:table-cell>
              <table:table-cell office:value-type="float" office:value="1.868">
                <text:p>1.868</text:p>
              </table:table-cell>
              <table:table-cell office:value-type="float" office:value="2.002">
                <text:p>2.002</text:p>
              </table:table-cell>
              <table:table-cell office:value-type="float" office:value="2.29">
                <text:p>2.2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7014">
                <text:p>0.337014</text:p>
              </table:table-cell>
              <table:table-cell office:value-type="float" office:value="6.315">
                <text:p>6.315</text:p>
              </table:table-cell>
              <table:table-cell office:value-type="float" office:value="2.374">
                <text:p>2.374</text:p>
              </table:table-cell>
              <table:table-cell office:value-type="float" office:value="1.987">
                <text:p>1.987</text:p>
              </table:table-cell>
              <table:table-cell office:value-type="float" office:value="2.225">
                <text:p>2.225</text:p>
              </table:table-cell>
              <table:table-cell office:value-type="float" office:value="2.438">
                <text:p>2.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8336">
                <text:p>0.338336</text:p>
              </table:table-cell>
              <table:table-cell office:value-type="float" office:value="6.476">
                <text:p>6.476</text:p>
              </table:table-cell>
              <table:table-cell office:value-type="float" office:value="2.06">
                <text:p>2.06</text:p>
              </table:table-cell>
              <table:table-cell office:value-type="float" office:value="2.105">
                <text:p>2.105</text:p>
              </table:table-cell>
              <table:table-cell office:value-type="float" office:value="2.011">
                <text:p>2.011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1886">
                <text:p>0.341886</text:p>
              </table:table-cell>
              <table:table-cell office:value-type="float" office:value="5.962">
                <text:p>5.962</text:p>
              </table:table-cell>
              <table:table-cell office:value-type="float" office:value="1.905">
                <text:p>1.905</text:p>
              </table:table-cell>
              <table:table-cell office:value-type="float" office:value="2.021">
                <text:p>2.021</text:p>
              </table:table-cell>
              <table:table-cell office:value-type="float" office:value="2.268">
                <text:p>2.268</text:p>
              </table:table-cell>
              <table:table-cell office:value-type="float" office:value="2.239">
                <text:p>2.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971">
                <text:p>0.345971</text:p>
              </table:table-cell>
              <table:table-cell office:value-type="float" office:value="5.891">
                <text:p>5.891</text:p>
              </table:table-cell>
              <table:table-cell office:value-type="float" office:value="2.058">
                <text:p>2.058</text:p>
              </table:table-cell>
              <table:table-cell office:value-type="float" office:value="1.641">
                <text:p>1.641</text:p>
              </table:table-cell>
              <table:table-cell office:value-type="float" office:value="2.201">
                <text:p>2.201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829">
                <text:p>0.34829</text:p>
              </table:table-cell>
              <table:table-cell office:value-type="float" office:value="5.912">
                <text:p>5.912</text:p>
              </table:table-cell>
              <table:table-cell office:value-type="float" office:value="2.434">
                <text:p>2.434</text:p>
              </table:table-cell>
              <table:table-cell office:value-type="float" office:value="1.633">
                <text:p>1.633</text:p>
              </table:table-cell>
              <table:table-cell office:value-type="float" office:value="2.14">
                <text:p>2.14</text:p>
              </table:table-cell>
              <table:table-cell office:value-type="float" office:value="2.304">
                <text:p>2.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2253">
                <text:p>0.352253</text:p>
              </table:table-cell>
              <table:table-cell office:value-type="float" office:value="5.869">
                <text:p>5.869</text:p>
              </table:table-cell>
              <table:table-cell office:value-type="float" office:value="1.937">
                <text:p>1.937</text:p>
              </table:table-cell>
              <table:table-cell office:value-type="float" office:value="2.127">
                <text:p>2.127</text:p>
              </table:table-cell>
              <table:table-cell office:value-type="float" office:value="2.041">
                <text:p>2.041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6517">
                <text:p>0.356517</text:p>
              </table:table-cell>
              <table:table-cell office:value-type="float" office:value="5.88">
                <text:p>5.88</text:p>
              </table:table-cell>
              <table:table-cell office:value-type="float" office:value="1.834">
                <text:p>1.834</text:p>
              </table:table-cell>
              <table:table-cell office:value-type="float" office:value="2.192">
                <text:p>2.192</text:p>
              </table:table-cell>
              <table:table-cell office:value-type="float" office:value="1.942">
                <text:p>1.942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9305">
                <text:p>0.359305</text:p>
              </table:table-cell>
              <table:table-cell office:value-type="float" office:value="5.841">
                <text:p>5.841</text:p>
              </table:table-cell>
              <table:table-cell office:value-type="float" office:value="2.173">
                <text:p>2.173</text:p>
              </table:table-cell>
              <table:table-cell office:value-type="float" office:value="1.917">
                <text:p>1.917</text:p>
              </table:table-cell>
              <table:table-cell office:value-type="float" office:value="2.351">
                <text:p>2.351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4746">
                <text:p>0.364746</text:p>
              </table:table-cell>
              <table:table-cell office:value-type="float" office:value="6.008">
                <text:p>6.008</text:p>
              </table:table-cell>
              <table:table-cell office:value-type="float" office:value="1.761">
                <text:p>1.761</text:p>
              </table:table-cell>
              <table:table-cell office:value-type="float" office:value="2.016">
                <text:p>2.016</text:p>
              </table:table-cell>
              <table:table-cell office:value-type="float" office:value="2.164">
                <text:p>2.164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7307">
                <text:p>0.367307</text:p>
              </table:table-cell>
              <table:table-cell office:value-type="float" office:value="5.712">
                <text:p>5.712</text:p>
              </table:table-cell>
              <table:table-cell office:value-type="float" office:value="2.146">
                <text:p>2.146</text:p>
              </table:table-cell>
              <table:table-cell office:value-type="float" office:value="1.65">
                <text:p>1.65</text:p>
              </table:table-cell>
              <table:table-cell office:value-type="float" office:value="2.181">
                <text:p>2.181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2288">
                <text:p>0.372288</text:p>
              </table:table-cell>
              <table:table-cell office:value-type="float" office:value="5.605">
                <text:p>5.605</text:p>
              </table:table-cell>
              <table:table-cell office:value-type="float" office:value="2.255">
                <text:p>2.255</text:p>
              </table:table-cell>
              <table:table-cell office:value-type="float" office:value="2.002">
                <text:p>2.002</text:p>
              </table:table-cell>
              <table:table-cell office:value-type="float" office:value="1.959">
                <text:p>1.959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6437">
                <text:p>0.376437</text:p>
              </table:table-cell>
              <table:table-cell office:value-type="float" office:value="5.478">
                <text:p>5.478</text:p>
              </table:table-cell>
              <table:table-cell office:value-type="float" office:value="1.748">
                <text:p>1.748</text:p>
              </table:table-cell>
              <table:table-cell office:value-type="float" office:value="1.57">
                <text:p>1.57</text:p>
              </table:table-cell>
              <table:table-cell office:value-type="float" office:value="2.552">
                <text:p>2.55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928">
                <text:p>0.376928</text:p>
              </table:table-cell>
              <table:table-cell office:value-type="float" office:value="5.543">
                <text:p>5.543</text:p>
              </table:table-cell>
              <table:table-cell office:value-type="float" office:value="2.086">
                <text:p>2.086</text:p>
              </table:table-cell>
              <table:table-cell office:value-type="float" office:value="2.037">
                <text:p>2.037</text:p>
              </table:table-cell>
              <table:table-cell office:value-type="float" office:value="1.856">
                <text:p>1.856</text:p>
              </table:table-cell>
              <table:table-cell office:value-type="float" office:value="2.069">
                <text:p>2.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9048">
                <text:p>0.379048</text:p>
              </table:table-cell>
              <table:table-cell office:value-type="float" office:value="5.183">
                <text:p>5.183</text:p>
              </table:table-cell>
              <table:table-cell office:value-type="float" office:value="2.114">
                <text:p>2.114</text:p>
              </table:table-cell>
              <table:table-cell office:value-type="float" office:value="1.771">
                <text:p>1.771</text:p>
              </table:table-cell>
              <table:table-cell office:value-type="float" office:value="2.336">
                <text:p>2.336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1925">
                <text:p>0.381925</text:p>
              </table:table-cell>
              <table:table-cell office:value-type="float" office:value="5.601">
                <text:p>5.601</text:p>
              </table:table-cell>
              <table:table-cell office:value-type="float" office:value="1.984">
                <text:p>1.984</text:p>
              </table:table-cell>
              <table:table-cell office:value-type="float" office:value="2.084">
                <text:p>2.084</text:p>
              </table:table-cell>
              <table:table-cell office:value-type="float" office:value="1.763">
                <text:p>1.763</text:p>
              </table:table-cell>
              <table:table-cell office:value-type="float" office:value="2.099">
                <text:p>2.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4086">
                <text:p>0.384086</text:p>
              </table:table-cell>
              <table:table-cell office:value-type="float" office:value="5.137">
                <text:p>5.137</text:p>
              </table:table-cell>
              <table:table-cell office:value-type="float" office:value="2.181">
                <text:p>2.181</text:p>
              </table:table-cell>
              <table:table-cell office:value-type="float" office:value="1.555">
                <text:p>1.555</text:p>
              </table:table-cell>
              <table:table-cell office:value-type="float" office:value="2.327">
                <text:p>2.32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4707">
                <text:p>0.384707</text:p>
              </table:table-cell>
              <table:table-cell office:value-type="float" office:value="5.549">
                <text:p>5.549</text:p>
              </table:table-cell>
              <table:table-cell office:value-type="float" office:value="1.668">
                <text:p>1.668</text:p>
              </table:table-cell>
              <table:table-cell office:value-type="float" office:value="1.974">
                <text:p>1.974</text:p>
              </table:table-cell>
              <table:table-cell office:value-type="float" office:value="2.166">
                <text:p>2.16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6106">
                <text:p>0.386106</text:p>
              </table:table-cell>
              <table:table-cell office:value-type="float" office:value="5.572">
                <text:p>5.572</text:p>
              </table:table-cell>
              <table:table-cell office:value-type="float" office:value="2.237">
                <text:p>2.237</text:p>
              </table:table-cell>
              <table:table-cell office:value-type="float" office:value="1.889">
                <text:p>1.889</text:p>
              </table:table-cell>
              <table:table-cell office:value-type="float" office:value="1.898">
                <text:p>1.898</text:p>
              </table:table-cell>
              <table:table-cell office:value-type="float" office:value="2.212">
                <text:p>2.2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9422">
                <text:p>0.389422</text:p>
              </table:table-cell>
              <table:table-cell office:value-type="float" office:value="5.046">
                <text:p>5.046</text:p>
              </table:table-cell>
              <table:table-cell office:value-type="float" office:value="1.831">
                <text:p>1.831</text:p>
              </table:table-cell>
              <table:table-cell office:value-type="float" office:value="1.827">
                <text:p>1.827</text:p>
              </table:table-cell>
              <table:table-cell office:value-type="float" office:value="2.162">
                <text:p>2.162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2469">
                <text:p>0.392469</text:p>
              </table:table-cell>
              <table:table-cell office:value-type="float" office:value="5.437">
                <text:p>5.437</text:p>
              </table:table-cell>
              <table:table-cell office:value-type="float" office:value="2.212">
                <text:p>2.212</text:p>
              </table:table-cell>
              <table:table-cell office:value-type="float" office:value="1.929">
                <text:p>1.929</text:p>
              </table:table-cell>
              <table:table-cell office:value-type="float" office:value="1.794">
                <text:p>1.794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5497">
                <text:p>0.395497</text:p>
              </table:table-cell>
              <table:table-cell office:value-type="float" office:value="4.935">
                <text:p>4.935</text:p>
              </table:table-cell>
              <table:table-cell office:value-type="float" office:value="2.446">
                <text:p>2.446</text:p>
              </table:table-cell>
              <table:table-cell office:value-type="float" office:value="1.486">
                <text:p>1.486</text:p>
              </table:table-cell>
              <table:table-cell office:value-type="float" office:value="2.444">
                <text:p>2.444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945">
                <text:p>0.39945</text:p>
              </table:table-cell>
              <table:table-cell office:value-type="float" office:value="5.176">
                <text:p>5.176</text:p>
              </table:table-cell>
              <table:table-cell office:value-type="float" office:value="1.948">
                <text:p>1.948</text:p>
              </table:table-cell>
              <table:table-cell office:value-type="float" office:value="1.777">
                <text:p>1.777</text:p>
              </table:table-cell>
              <table:table-cell office:value-type="float" office:value="2.166">
                <text:p>2.166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1775">
                <text:p>0.401775</text:p>
              </table:table-cell>
              <table:table-cell office:value-type="float" office:value="5.111">
                <text:p>5.111</text:p>
              </table:table-cell>
              <table:table-cell office:value-type="float" office:value="2.264">
                <text:p>2.264</text:p>
              </table:table-cell>
              <table:table-cell office:value-type="float" office:value="1.853">
                <text:p>1.853</text:p>
              </table:table-cell>
              <table:table-cell office:value-type="float" office:value="1.853">
                <text:p>1.853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6514">
                <text:p>0.406514</text:p>
              </table:table-cell>
              <table:table-cell office:value-type="float" office:value="4.438">
                <text:p>4.438</text:p>
              </table:table-cell>
              <table:table-cell office:value-type="float" office:value="2.357">
                <text:p>2.357</text:p>
              </table:table-cell>
              <table:table-cell office:value-type="float" office:value="1.573">
                <text:p>1.573</text:p>
              </table:table-cell>
              <table:table-cell office:value-type="float" office:value="2.285">
                <text:p>2.285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055">
                <text:p>0.41055</text:p>
              </table:table-cell>
              <table:table-cell office:value-type="float" office:value="5.212">
                <text:p>5.212</text:p>
              </table:table-cell>
              <table:table-cell office:value-type="float" office:value="1.731">
                <text:p>1.731</text:p>
              </table:table-cell>
              <table:table-cell office:value-type="float" office:value="1.904">
                <text:p>1.904</text:p>
              </table:table-cell>
              <table:table-cell office:value-type="float" office:value="2.005">
                <text:p>2.005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3095">
                <text:p>0.413095</text:p>
              </table:table-cell>
              <table:table-cell office:value-type="float" office:value="4.617">
                <text:p>4.617</text:p>
              </table:table-cell>
              <table:table-cell office:value-type="float" office:value="1.921">
                <text:p>1.921</text:p>
              </table:table-cell>
              <table:table-cell office:value-type="float" office:value="2.084">
                <text:p>2.084</text:p>
              </table:table-cell>
              <table:table-cell office:value-type="float" office:value="1.685">
                <text:p>1.685</text:p>
              </table:table-cell>
              <table:table-cell office:value-type="float" office:value="2.109">
                <text:p>2.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6462">
                <text:p>0.416462</text:p>
              </table:table-cell>
              <table:table-cell office:value-type="float" office:value="4.731">
                <text:p>4.731</text:p>
              </table:table-cell>
              <table:table-cell office:value-type="float" office:value="2.118">
                <text:p>2.118</text:p>
              </table:table-cell>
              <table:table-cell office:value-type="float" office:value="1.715">
                <text:p>1.715</text:p>
              </table:table-cell>
              <table:table-cell office:value-type="float" office:value="1.617">
                <text:p>1.617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7884">
                <text:p>0.417884</text:p>
              </table:table-cell>
              <table:table-cell office:value-type="float" office:value="5.142">
                <text:p>5.142</text:p>
              </table:table-cell>
              <table:table-cell office:value-type="float" office:value="2.069">
                <text:p>2.069</text:p>
              </table:table-cell>
              <table:table-cell office:value-type="float" office:value="1.626">
                <text:p>1.626</text:p>
              </table:table-cell>
              <table:table-cell office:value-type="float" office:value="1.908">
                <text:p>1.908</text:p>
              </table:table-cell>
              <table:table-cell office:value-type="float" office:value="1.969">
                <text:p>1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102">
                <text:p>0.42102</text:p>
              </table:table-cell>
              <table:table-cell office:value-type="float" office:value="4.481">
                <text:p>4.481</text:p>
              </table:table-cell>
              <table:table-cell office:value-type="float" office:value="2.337">
                <text:p>2.337</text:p>
              </table:table-cell>
              <table:table-cell office:value-type="float" office:value="1.461">
                <text:p>1.461</text:p>
              </table:table-cell>
              <table:table-cell office:value-type="float" office:value="1.948">
                <text:p>1.948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2563">
                <text:p>0.422563</text:p>
              </table:table-cell>
              <table:table-cell office:value-type="float" office:value="4.829">
                <text:p>4.829</text:p>
              </table:table-cell>
              <table:table-cell office:value-type="float" office:value="1.726">
                <text:p>1.726</text:p>
              </table:table-cell>
              <table:table-cell office:value-type="float" office:value="1.923">
                <text:p>1.923</text:p>
              </table:table-cell>
              <table:table-cell office:value-type="float" office:value="2.055">
                <text:p>2.05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5629">
                <text:p>0.425629</text:p>
              </table:table-cell>
              <table:table-cell office:value-type="float" office:value="4.63">
                <text:p>4.63</text:p>
              </table:table-cell>
              <table:table-cell office:value-type="float" office:value="1.985">
                <text:p>1.985</text:p>
              </table:table-cell>
              <table:table-cell office:value-type="float" office:value="2.068">
                <text:p>2.068</text:p>
              </table:table-cell>
              <table:table-cell office:value-type="float" office:value="1.605">
                <text:p>1.605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9423">
                <text:p>0.429423</text:p>
              </table:table-cell>
              <table:table-cell office:value-type="float" office:value="4.446">
                <text:p>4.446</text:p>
              </table:table-cell>
              <table:table-cell office:value-type="float" office:value="2.248">
                <text:p>2.248</text:p>
              </table:table-cell>
              <table:table-cell office:value-type="float" office:value="1.494">
                <text:p>1.494</text:p>
              </table:table-cell>
              <table:table-cell office:value-type="float" office:value="1.735">
                <text:p>1.735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2127">
                <text:p>0.432127</text:p>
              </table:table-cell>
              <table:table-cell office:value-type="float" office:value="4.208">
                <text:p>4.208</text:p>
              </table:table-cell>
              <table:table-cell office:value-type="float" office:value="2.142">
                <text:p>2.142</text:p>
              </table:table-cell>
              <table:table-cell office:value-type="float" office:value="1.718">
                <text:p>1.718</text:p>
              </table:table-cell>
              <table:table-cell office:value-type="float" office:value="1.881">
                <text:p>1.881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6894">
                <text:p>0.436894</text:p>
              </table:table-cell>
              <table:table-cell office:value-type="float" office:value="4.371">
                <text:p>4.371</text:p>
              </table:table-cell>
              <table:table-cell office:value-type="float" office:value="2.105">
                <text:p>2.105</text:p>
              </table:table-cell>
              <table:table-cell office:value-type="float" office:value="1.485">
                <text:p>1.485</text:p>
              </table:table-cell>
              <table:table-cell office:value-type="float" office:value="1.843">
                <text:p>1.843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8955">
                <text:p>0.438955</text:p>
              </table:table-cell>
              <table:table-cell office:value-type="float" office:value="4.479">
                <text:p>4.479</text:p>
              </table:table-cell>
              <table:table-cell office:value-type="float" office:value="1.977">
                <text:p>1.977</text:p>
              </table:table-cell>
              <table:table-cell office:value-type="float" office:value="1.635">
                <text:p>1.635</text:p>
              </table:table-cell>
              <table:table-cell office:value-type="float" office:value="2.075">
                <text:p>2.075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198">
                <text:p>0.443198</text:p>
              </table:table-cell>
              <table:table-cell office:value-type="float" office:value="4.537">
                <text:p>4.537</text:p>
              </table:table-cell>
              <table:table-cell office:value-type="float" office:value="1.611">
                <text:p>1.611</text:p>
              </table:table-cell>
              <table:table-cell office:value-type="float" office:value="1.753">
                <text:p>1.753</text:p>
              </table:table-cell>
              <table:table-cell office:value-type="float" office:value="2.098">
                <text:p>2.098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385">
                <text:p>0.447385</text:p>
              </table:table-cell>
              <table:table-cell office:value-type="float" office:value="4.662">
                <text:p>4.662</text:p>
              </table:table-cell>
              <table:table-cell office:value-type="float" office:value="1.67">
                <text:p>1.67</text:p>
              </table:table-cell>
              <table:table-cell office:value-type="float" office:value="1.881">
                <text:p>1.881</text:p>
              </table:table-cell>
              <table:table-cell office:value-type="float" office:value="2.067">
                <text:p>2.067</text:p>
              </table:table-cell>
              <table:table-cell office:value-type="float" office:value="1.537">
                <text:p>1.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632">
                <text:p>0.449632</text:p>
              </table:table-cell>
              <table:table-cell office:value-type="float" office:value="4.404">
                <text:p>4.404</text:p>
              </table:table-cell>
              <table:table-cell office:value-type="float" office:value="1.79">
                <text:p>1.79</text:p>
              </table:table-cell>
              <table:table-cell office:value-type="float" office:value="2.003">
                <text:p>2.003</text:p>
              </table:table-cell>
              <table:table-cell office:value-type="float" office:value="1.649">
                <text:p>1.649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6282">
                <text:p>0.456282</text:p>
              </table:table-cell>
              <table:table-cell office:value-type="float" office:value="4.569">
                <text:p>4.569</text:p>
              </table:table-cell>
              <table:table-cell office:value-type="float" office:value="1.913">
                <text:p>1.913</text:p>
              </table:table-cell>
              <table:table-cell office:value-type="float" office:value="2.019">
                <text:p>2.019</text:p>
              </table:table-cell>
              <table:table-cell office:value-type="float" office:value="1.607">
                <text:p>1.607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9372">
                <text:p>0.459372</text:p>
              </table:table-cell>
              <table:table-cell office:value-type="float" office:value="4.197">
                <text:p>4.197</text:p>
              </table:table-cell>
              <table:table-cell office:value-type="float" office:value="1.74">
                <text:p>1.74</text:p>
              </table:table-cell>
              <table:table-cell office:value-type="float" office:value="1.79">
                <text:p>1.79</text:p>
              </table:table-cell>
              <table:table-cell office:value-type="float" office:value="2.016">
                <text:p>2.016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3188">
                <text:p>0.463188</text:p>
              </table:table-cell>
              <table:table-cell office:value-type="float" office:value="4.287">
                <text:p>4.287</text:p>
              </table:table-cell>
              <table:table-cell office:value-type="float" office:value="1.911">
                <text:p>1.911</text:p>
              </table:table-cell>
              <table:table-cell office:value-type="float" office:value="1.907">
                <text:p>1.907</text:p>
              </table:table-cell>
              <table:table-cell office:value-type="float" office:value="1.918">
                <text:p>1.918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4942">
                <text:p>0.464942</text:p>
              </table:table-cell>
              <table:table-cell office:value-type="float" office:value="4.624">
                <text:p>4.624</text:p>
              </table:table-cell>
              <table:table-cell office:value-type="float" office:value="1.633">
                <text:p>1.633</text:p>
              </table:table-cell>
              <table:table-cell office:value-type="float" office:value="1.806">
                <text:p>1.806</text:p>
              </table:table-cell>
              <table:table-cell office:value-type="float" office:value="1.938">
                <text:p>1.938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757">
                <text:p>0.46757</text:p>
              </table:table-cell>
              <table:table-cell office:value-type="float" office:value="4.715">
                <text:p>4.715</text:p>
              </table:table-cell>
              <table:table-cell office:value-type="float" office:value="1.67">
                <text:p>1.67</text:p>
              </table:table-cell>
              <table:table-cell office:value-type="float" office:value="1.687">
                <text:p>1.687</text:p>
              </table:table-cell>
              <table:table-cell office:value-type="float" office:value="1.998">
                <text:p>1.998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0219">
                <text:p>0.470219</text:p>
              </table:table-cell>
              <table:table-cell office:value-type="float" office:value="4.514">
                <text:p>4.514</text:p>
              </table:table-cell>
              <table:table-cell office:value-type="float" office:value="1.569">
                <text:p>1.569</text:p>
              </table:table-cell>
              <table:table-cell office:value-type="float" office:value="1.675">
                <text:p>1.675</text:p>
              </table:table-cell>
              <table:table-cell office:value-type="float" office:value="2.046">
                <text:p>2.046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3273">
                <text:p>0.473273</text:p>
              </table:table-cell>
              <table:table-cell office:value-type="float" office:value="3.997">
                <text:p>3.997</text:p>
              </table:table-cell>
              <table:table-cell office:value-type="float" office:value="1.882">
                <text:p>1.882</text:p>
              </table:table-cell>
              <table:table-cell office:value-type="float" office:value="2.043">
                <text:p>2.043</text:p>
              </table:table-cell>
              <table:table-cell office:value-type="float" office:value="1.528">
                <text:p>1.528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8517">
                <text:p>0.478517</text:p>
              </table:table-cell>
              <table:table-cell office:value-type="float" office:value="4.563">
                <text:p>4.563</text:p>
              </table:table-cell>
              <table:table-cell office:value-type="float" office:value="1.834">
                <text:p>1.834</text:p>
              </table:table-cell>
              <table:table-cell office:value-type="float" office:value="1.919">
                <text:p>1.919</text:p>
              </table:table-cell>
              <table:table-cell office:value-type="float" office:value="1.545">
                <text:p>1.545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0492">
                <text:p>0.480492</text:p>
              </table:table-cell>
              <table:table-cell office:value-type="float" office:value="3.941">
                <text:p>3.941</text:p>
              </table:table-cell>
              <table:table-cell office:value-type="float" office:value="1.892">
                <text:p>1.892</text:p>
              </table:table-cell>
              <table:table-cell office:value-type="float" office:value="2.004">
                <text:p>2.004</text:p>
              </table:table-cell>
              <table:table-cell office:value-type="float" office:value="1.547">
                <text:p>1.547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72">
                <text:p>0.48572</text:p>
              </table:table-cell>
              <table:table-cell office:value-type="float" office:value="3.847">
                <text:p>3.847</text:p>
              </table:table-cell>
              <table:table-cell office:value-type="float" office:value="2.286">
                <text:p>2.286</text:p>
              </table:table-cell>
              <table:table-cell office:value-type="float" office:value="1.807">
                <text:p>1.807</text:p>
              </table:table-cell>
              <table:table-cell office:value-type="float" office:value="1.625">
                <text:p>1.62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7445">
                <text:p>0.487445</text:p>
              </table:table-cell>
              <table:table-cell office:value-type="float" office:value="3.776">
                <text:p>3.776</text:p>
              </table:table-cell>
              <table:table-cell office:value-type="float" office:value="2.173">
                <text:p>2.173</text:p>
              </table:table-cell>
              <table:table-cell office:value-type="float" office:value="1.812">
                <text:p>1.812</text:p>
              </table:table-cell>
              <table:table-cell office:value-type="float" office:value="1.493">
                <text:p>1.493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447">
                <text:p>0.491447</text:p>
              </table:table-cell>
              <table:table-cell office:value-type="float" office:value="3.733">
                <text:p>3.733</text:p>
              </table:table-cell>
              <table:table-cell office:value-type="float" office:value="2.516">
                <text:p>2.516</text:p>
              </table:table-cell>
              <table:table-cell office:value-type="float" office:value="1.865">
                <text:p>1.865</text:p>
              </table:table-cell>
              <table:table-cell office:value-type="float" office:value="1.483">
                <text:p>1.483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4859">
                <text:p>0.494859</text:p>
              </table:table-cell>
              <table:table-cell office:value-type="float" office:value="3.947">
                <text:p>3.947</text:p>
              </table:table-cell>
              <table:table-cell office:value-type="float" office:value="1.938">
                <text:p>1.938</text:p>
              </table:table-cell>
              <table:table-cell office:value-type="float" office:value="1.913">
                <text:p>1.913</text:p>
              </table:table-cell>
              <table:table-cell office:value-type="float" office:value="1.518">
                <text:p>1.518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87">
                <text:p>0.49787</text:p>
              </table:table-cell>
              <table:table-cell office:value-type="float" office:value="4.39">
                <text:p>4.39</text:p>
              </table:table-cell>
              <table:table-cell office:value-type="float" office:value="1.533">
                <text:p>1.533</text:p>
              </table:table-cell>
              <table:table-cell office:value-type="float" office:value="1.747">
                <text:p>1.747</text:p>
              </table:table-cell>
              <table:table-cell office:value-type="float" office:value="1.923">
                <text:p>1.923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9025">
                <text:p>0.499025</text:p>
              </table:table-cell>
              <table:table-cell office:value-type="float" office:value="4.008">
                <text:p>4.008</text:p>
              </table:table-cell>
              <table:table-cell office:value-type="float" office:value="1.881">
                <text:p>1.881</text:p>
              </table:table-cell>
              <table:table-cell office:value-type="float" office:value="1.647">
                <text:p>1.647</text:p>
              </table:table-cell>
              <table:table-cell office:value-type="float" office:value="2.043">
                <text:p>2.043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03173">
                <text:p>0.503173</text:p>
              </table:table-cell>
              <table:table-cell office:value-type="float" office:value="3.819">
                <text:p>3.819</text:p>
              </table:table-cell>
              <table:table-cell office:value-type="float" office:value="1.97">
                <text:p>1.97</text:p>
              </table:table-cell>
              <table:table-cell office:value-type="float" office:value="1.768">
                <text:p>1.768</text:p>
              </table:table-cell>
              <table:table-cell office:value-type="float" office:value="1.924">
                <text:p>1.924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8518">
                <text:p>0.508518</text:p>
              </table:table-cell>
              <table:table-cell office:value-type="float" office:value="3.888">
                <text:p>3.888</text:p>
              </table:table-cell>
              <table:table-cell office:value-type="float" office:value="1.878">
                <text:p>1.878</text:p>
              </table:table-cell>
              <table:table-cell office:value-type="float" office:value="1.816">
                <text:p>1.816</text:p>
              </table:table-cell>
              <table:table-cell office:value-type="float" office:value="1.92">
                <text:p>1.92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1397">
                <text:p>0.511397</text:p>
              </table:table-cell>
              <table:table-cell office:value-type="float" office:value="3.598">
                <text:p>3.598</text:p>
              </table:table-cell>
              <table:table-cell office:value-type="float" office:value="1.766">
                <text:p>1.766</text:p>
              </table:table-cell>
              <table:table-cell office:value-type="float" office:value="1.773">
                <text:p>1.773</text:p>
              </table:table-cell>
              <table:table-cell office:value-type="float" office:value="1.965">
                <text:p>1.965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38">
                <text:p>0.517138</text:p>
              </table:table-cell>
              <table:table-cell office:value-type="float" office:value="3.648">
                <text:p>3.648</text:p>
              </table:table-cell>
              <table:table-cell office:value-type="float" office:value="1.649">
                <text:p>1.649</text:p>
              </table:table-cell>
              <table:table-cell office:value-type="float" office:value="1.707">
                <text:p>1.707</text:p>
              </table:table-cell>
              <table:table-cell office:value-type="float" office:value="2.193">
                <text:p>2.193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067">
                <text:p>0.52067</text:p>
              </table:table-cell>
              <table:table-cell office:value-type="float" office:value="3.559">
                <text:p>3.559</text:p>
              </table:table-cell>
              <table:table-cell office:value-type="float" office:value="1.834">
                <text:p>1.834</text:p>
              </table:table-cell>
              <table:table-cell office:value-type="float" office:value="1.823">
                <text:p>1.823</text:p>
              </table:table-cell>
              <table:table-cell office:value-type="float" office:value="1.662">
                <text:p>1.662</text:p>
              </table:table-cell>
              <table:table-cell office:value-type="float" office:value="1.734">
                <text:p>1.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6358">
                <text:p>0.526358</text:p>
              </table:table-cell>
              <table:table-cell office:value-type="float" office:value="3.403">
                <text:p>3.403</text:p>
              </table:table-cell>
              <table:table-cell office:value-type="float" office:value="2.483">
                <text:p>2.483</text:p>
              </table:table-cell>
              <table:table-cell office:value-type="float" office:value="1.417">
                <text:p>1.417</text:p>
              </table:table-cell>
              <table:table-cell office:value-type="float" office:value="1.719">
                <text:p>1.719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8489">
                <text:p>0.528489</text:p>
              </table:table-cell>
              <table:table-cell office:value-type="float" office:value="3.373">
                <text:p>3.373</text:p>
              </table:table-cell>
              <table:table-cell office:value-type="float" office:value="1.947">
                <text:p>1.947</text:p>
              </table:table-cell>
              <table:table-cell office:value-type="float" office:value="1.766">
                <text:p>1.766</text:p>
              </table:table-cell>
              <table:table-cell office:value-type="float" office:value="1.406">
                <text:p>1.406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2262">
                <text:p>0.532262</text:p>
              </table:table-cell>
              <table:table-cell office:value-type="float" office:value="3.574">
                <text:p>3.574</text:p>
              </table:table-cell>
              <table:table-cell office:value-type="float" office:value="2.13">
                <text:p>2.13</text:p>
              </table:table-cell>
              <table:table-cell office:value-type="float" office:value="1.695">
                <text:p>1.695</text:p>
              </table:table-cell>
              <table:table-cell office:value-type="float" office:value="1.432">
                <text:p>1.432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4932">
                <text:p>0.534932</text:p>
              </table:table-cell>
              <table:table-cell office:value-type="float" office:value="3.013">
                <text:p>3.013</text:p>
              </table:table-cell>
              <table:table-cell office:value-type="float" office:value="2.056">
                <text:p>2.056</text:p>
              </table:table-cell>
              <table:table-cell office:value-type="float" office:value="1.909">
                <text:p>1.909</text:p>
              </table:table-cell>
              <table:table-cell office:value-type="float" office:value="1.856">
                <text:p>1.856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6538">
                <text:p>0.536538</text:p>
              </table:table-cell>
              <table:table-cell office:value-type="float" office:value="3.588">
                <text:p>3.588</text:p>
              </table:table-cell>
              <table:table-cell office:value-type="float" office:value="2.115">
                <text:p>2.115</text:p>
              </table:table-cell>
              <table:table-cell office:value-type="float" office:value="1.385">
                <text:p>1.385</text:p>
              </table:table-cell>
              <table:table-cell office:value-type="float" office:value="1.565">
                <text:p>1.565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8458">
                <text:p>0.538458</text:p>
              </table:table-cell>
              <table:table-cell office:value-type="float" office:value="3.57">
                <text:p>3.57</text:p>
              </table:table-cell>
              <table:table-cell office:value-type="float" office:value="1.868">
                <text:p>1.868</text:p>
              </table:table-cell>
              <table:table-cell office:value-type="float" office:value="1.788">
                <text:p>1.788</text:p>
              </table:table-cell>
              <table:table-cell office:value-type="float" office:value="1.699">
                <text:p>1.699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42539">
                <text:p>0.542539</text:p>
              </table:table-cell>
              <table:table-cell office:value-type="float" office:value="3.52">
                <text:p>3.52</text:p>
              </table:table-cell>
              <table:table-cell office:value-type="float" office:value="1.753">
                <text:p>1.753</text:p>
              </table:table-cell>
              <table:table-cell office:value-type="float" office:value="1.873">
                <text:p>1.873</text:p>
              </table:table-cell>
              <table:table-cell office:value-type="float" office:value="1.701">
                <text:p>1.701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3876">
                <text:p>0.543876</text:p>
              </table:table-cell>
              <table:table-cell office:value-type="float" office:value="3.728">
                <text:p>3.728</text:p>
              </table:table-cell>
              <table:table-cell office:value-type="float" office:value="1.824">
                <text:p>1.824</text:p>
              </table:table-cell>
              <table:table-cell office:value-type="float" office:value="1.929">
                <text:p>1.929</text:p>
              </table:table-cell>
              <table:table-cell office:value-type="float" office:value="1.41">
                <text:p>1.41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8158">
                <text:p>0.548158</text:p>
              </table:table-cell>
              <table:table-cell office:value-type="float" office:value="3.037">
                <text:p>3.037</text:p>
              </table:table-cell>
              <table:table-cell office:value-type="float" office:value="2.067">
                <text:p>2.067</text:p>
              </table:table-cell>
              <table:table-cell office:value-type="float" office:value="1.794">
                <text:p>1.794</text:p>
              </table:table-cell>
              <table:table-cell office:value-type="float" office:value="1.73">
                <text:p>1.73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1959">
                <text:p>0.551959</text:p>
              </table:table-cell>
              <table:table-cell office:value-type="float" office:value="3.087">
                <text:p>3.087</text:p>
              </table:table-cell>
              <table:table-cell office:value-type="float" office:value="2.066">
                <text:p>2.066</text:p>
              </table:table-cell>
              <table:table-cell office:value-type="float" office:value="1.74">
                <text:p>1.74</text:p>
              </table:table-cell>
              <table:table-cell office:value-type="float" office:value="1.887">
                <text:p>1.887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4269">
                <text:p>0.554269</text:p>
              </table:table-cell>
              <table:table-cell office:value-type="float" office:value="2.594">
                <text:p>2.594</text:p>
              </table:table-cell>
              <table:table-cell office:value-type="float" office:value="2.148">
                <text:p>2.148</text:p>
              </table:table-cell>
              <table:table-cell office:value-type="float" office:value="1.899">
                <text:p>1.899</text:p>
              </table:table-cell>
              <table:table-cell office:value-type="float" office:value="2.356">
                <text:p>2.356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8319">
                <text:p>0.558319</text:p>
              </table:table-cell>
              <table:table-cell office:value-type="float" office:value="3.233">
                <text:p>3.233</text:p>
              </table:table-cell>
              <table:table-cell office:value-type="float" office:value="2.072">
                <text:p>2.072</text:p>
              </table:table-cell>
              <table:table-cell office:value-type="float" office:value="1.554">
                <text:p>1.554</text:p>
              </table:table-cell>
              <table:table-cell office:value-type="float" office:value="1.761">
                <text:p>1.761</text:p>
              </table:table-cell>
              <table:table-cell office:value-type="float" office:value="1.741">
                <text:p>1.7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1279">
                <text:p>0.561279</text:p>
              </table:table-cell>
              <table:table-cell office:value-type="float" office:value="3.021">
                <text:p>3.021</text:p>
              </table:table-cell>
              <table:table-cell office:value-type="float" office:value="2.224">
                <text:p>2.224</text:p>
              </table:table-cell>
              <table:table-cell office:value-type="float" office:value="1.542">
                <text:p>1.542</text:p>
              </table:table-cell>
              <table:table-cell office:value-type="float" office:value="1.44">
                <text:p>1.44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7474">
                <text:p>0.567474</text:p>
              </table:table-cell>
              <table:table-cell office:value-type="float" office:value="3.231">
                <text:p>3.231</text:p>
              </table:table-cell>
              <table:table-cell office:value-type="float" office:value="2.114">
                <text:p>2.114</text:p>
              </table:table-cell>
              <table:table-cell office:value-type="float" office:value="1.845">
                <text:p>1.845</text:p>
              </table:table-cell>
              <table:table-cell office:value-type="float" office:value="1.372">
                <text:p>1.372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9039">
                <text:p>0.569039</text:p>
              </table:table-cell>
              <table:table-cell office:value-type="float" office:value="2.81">
                <text:p>2.81</text:p>
              </table:table-cell>
              <table:table-cell office:value-type="float" office:value="2.192">
                <text:p>2.192</text:p>
              </table:table-cell>
              <table:table-cell office:value-type="float" office:value="1.683">
                <text:p>1.683</text:p>
              </table:table-cell>
              <table:table-cell office:value-type="float" office:value="1.943">
                <text:p>1.943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283">
                <text:p>0.57283</text:p>
              </table:table-cell>
              <table:table-cell office:value-type="float" office:value="3.26">
                <text:p>3.26</text:p>
              </table:table-cell>
              <table:table-cell office:value-type="float" office:value="2.072">
                <text:p>2.072</text:p>
              </table:table-cell>
              <table:table-cell office:value-type="float" office:value="1.589">
                <text:p>1.589</text:p>
              </table:table-cell>
              <table:table-cell office:value-type="float" office:value="1.598">
                <text:p>1.598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4123">
                <text:p>0.574123</text:p>
              </table:table-cell>
              <table:table-cell office:value-type="float" office:value="3.091">
                <text:p>3.091</text:p>
              </table:table-cell>
              <table:table-cell office:value-type="float" office:value="2.038">
                <text:p>2.038</text:p>
              </table:table-cell>
              <table:table-cell office:value-type="float" office:value="1.592">
                <text:p>1.592</text:p>
              </table:table-cell>
              <table:table-cell office:value-type="float" office:value="1.454">
                <text:p>1.454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8138">
                <text:p>0.578138</text:p>
              </table:table-cell>
              <table:table-cell office:value-type="float" office:value="2.71">
                <text:p>2.71</text:p>
              </table:table-cell>
              <table:table-cell office:value-type="float" office:value="2.307">
                <text:p>2.307</text:p>
              </table:table-cell>
              <table:table-cell office:value-type="float" office:value="1.902">
                <text:p>1.902</text:p>
              </table:table-cell>
              <table:table-cell office:value-type="float" office:value="1.481">
                <text:p>1.481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0242">
                <text:p>0.580242</text:p>
              </table:table-cell>
              <table:table-cell office:value-type="float" office:value="2.892">
                <text:p>2.892</text:p>
              </table:table-cell>
              <table:table-cell office:value-type="float" office:value="2.177">
                <text:p>2.177</text:p>
              </table:table-cell>
              <table:table-cell office:value-type="float" office:value="1.584">
                <text:p>1.584</text:p>
              </table:table-cell>
              <table:table-cell office:value-type="float" office:value="2.062">
                <text:p>2.06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85175">
                <text:p>0.585175</text:p>
              </table:table-cell>
              <table:table-cell office:value-type="float" office:value="2.921">
                <text:p>2.921</text:p>
              </table:table-cell>
              <table:table-cell office:value-type="float" office:value="2.208">
                <text:p>2.208</text:p>
              </table:table-cell>
              <table:table-cell office:value-type="float" office:value="1.529">
                <text:p>1.529</text:p>
              </table:table-cell>
              <table:table-cell office:value-type="float" office:value="1.683">
                <text:p>1.683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736">
                <text:p>0.58736</text:p>
              </table:table-cell>
              <table:table-cell office:value-type="float" office:value="3.403">
                <text:p>3.403</text:p>
              </table:table-cell>
              <table:table-cell office:value-type="float" office:value="2.136">
                <text:p>2.136</text:p>
              </table:table-cell>
              <table:table-cell office:value-type="float" office:value="1.646">
                <text:p>1.646</text:p>
              </table:table-cell>
              <table:table-cell office:value-type="float" office:value="1.443">
                <text:p>1.443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2249">
                <text:p>0.592249</text:p>
              </table:table-cell>
              <table:table-cell office:value-type="float" office:value="3.303">
                <text:p>3.303</text:p>
              </table:table-cell>
              <table:table-cell office:value-type="float" office:value="1.788">
                <text:p>1.788</text:p>
              </table:table-cell>
              <table:table-cell office:value-type="float" office:value="1.999">
                <text:p>1.999</text:p>
              </table:table-cell>
              <table:table-cell office:value-type="float" office:value="1.681">
                <text:p>1.681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305">
                <text:p>0.593305</text:p>
              </table:table-cell>
              <table:table-cell office:value-type="float" office:value="3.084">
                <text:p>3.084</text:p>
              </table:table-cell>
              <table:table-cell office:value-type="float" office:value="2.029">
                <text:p>2.029</text:p>
              </table:table-cell>
              <table:table-cell office:value-type="float" office:value="1.631">
                <text:p>1.631</text:p>
              </table:table-cell>
              <table:table-cell office:value-type="float" office:value="1.969">
                <text:p>1.969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8818">
                <text:p>0.598818</text:p>
              </table:table-cell>
              <table:table-cell office:value-type="float" office:value="3.118">
                <text:p>3.118</text:p>
              </table:table-cell>
              <table:table-cell office:value-type="float" office:value="1.891">
                <text:p>1.891</text:p>
              </table:table-cell>
              <table:table-cell office:value-type="float" office:value="1.469">
                <text:p>1.469</text:p>
              </table:table-cell>
              <table:table-cell office:value-type="float" office:value="1.715">
                <text:p>1.715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0579">
                <text:p>0.600579</text:p>
              </table:table-cell>
              <table:table-cell office:value-type="float" office:value="3.114">
                <text:p>3.114</text:p>
              </table:table-cell>
              <table:table-cell office:value-type="float" office:value="2.115">
                <text:p>2.115</text:p>
              </table:table-cell>
              <table:table-cell office:value-type="float" office:value="1.574">
                <text:p>1.574</text:p>
              </table:table-cell>
              <table:table-cell office:value-type="float" office:value="1.437">
                <text:p>1.437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25">
                <text:p>0.6025</text:p>
              </table:table-cell>
              <table:table-cell office:value-type="float" office:value="2.103">
                <text:p>2.103</text:p>
              </table:table-cell>
              <table:table-cell office:value-type="float" office:value="2.69">
                <text:p>2.69</text:p>
              </table:table-cell>
              <table:table-cell office:value-type="float" office:value="1.922">
                <text:p>1.922</text:p>
              </table:table-cell>
              <table:table-cell office:value-type="float" office:value="1.45">
                <text:p>1.45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414">
                <text:p>0.60414</text:p>
              </table:table-cell>
              <table:table-cell office:value-type="float" office:value="3.281">
                <text:p>3.281</text:p>
              </table:table-cell>
              <table:table-cell office:value-type="float" office:value="1.958">
                <text:p>1.958</text:p>
              </table:table-cell>
              <table:table-cell office:value-type="float" office:value="1.906">
                <text:p>1.906</text:p>
              </table:table-cell>
              <table:table-cell office:value-type="float" office:value="1.801">
                <text:p>1.801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6163">
                <text:p>0.606163</text:p>
              </table:table-cell>
              <table:table-cell office:value-type="float" office:value="2.611">
                <text:p>2.611</text:p>
              </table:table-cell>
              <table:table-cell office:value-type="float" office:value="1.935">
                <text:p>1.935</text:p>
              </table:table-cell>
              <table:table-cell office:value-type="float" office:value="1.564">
                <text:p>1.564</text:p>
              </table:table-cell>
              <table:table-cell office:value-type="float" office:value="1.811">
                <text:p>1.811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324">
                <text:p>0.611324</text:p>
              </table:table-cell>
              <table:table-cell office:value-type="float" office:value="3.328">
                <text:p>3.328</text:p>
              </table:table-cell>
              <table:table-cell office:value-type="float" office:value="2.032">
                <text:p>2.032</text:p>
              </table:table-cell>
              <table:table-cell office:value-type="float" office:value="1.395">
                <text:p>1.395</text:p>
              </table:table-cell>
              <table:table-cell office:value-type="float" office:value="1.657">
                <text:p>1.657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3188">
                <text:p>0.613188</text:p>
              </table:table-cell>
              <table:table-cell office:value-type="float" office:value="2.658">
                <text:p>2.658</text:p>
              </table:table-cell>
              <table:table-cell office:value-type="float" office:value="1.945">
                <text:p>1.945</text:p>
              </table:table-cell>
              <table:table-cell office:value-type="float" office:value="2.018">
                <text:p>2.018</text:p>
              </table:table-cell>
              <table:table-cell office:value-type="float" office:value="1.318">
                <text:p>1.318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6813">
                <text:p>0.616813</text:p>
              </table:table-cell>
              <table:table-cell office:value-type="float" office:value="2.869">
                <text:p>2.869</text:p>
              </table:table-cell>
              <table:table-cell office:value-type="float" office:value="2.007">
                <text:p>2.007</text:p>
              </table:table-cell>
              <table:table-cell office:value-type="float" office:value="1.703">
                <text:p>1.703</text:p>
              </table:table-cell>
              <table:table-cell office:value-type="float" office:value="1.826">
                <text:p>1.826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8948">
                <text:p>0.618948</text:p>
              </table:table-cell>
              <table:table-cell office:value-type="float" office:value="2.987">
                <text:p>2.987</text:p>
              </table:table-cell>
              <table:table-cell office:value-type="float" office:value="1.811">
                <text:p>1.811</text:p>
              </table:table-cell>
              <table:table-cell office:value-type="float" office:value="1.576">
                <text:p>1.576</text:p>
              </table:table-cell>
              <table:table-cell office:value-type="float" office:value="1.638">
                <text:p>1.638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195">
                <text:p>0.62195</text:p>
              </table:table-cell>
              <table:table-cell office:value-type="float" office:value="2.3">
                <text:p>2.3</text:p>
              </table:table-cell>
              <table:table-cell office:value-type="float" office:value="2.628">
                <text:p>2.628</text:p>
              </table:table-cell>
              <table:table-cell office:value-type="float" office:value="1.849">
                <text:p>1.849</text:p>
              </table:table-cell>
              <table:table-cell office:value-type="float" office:value="1.522">
                <text:p>1.522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22415">
                <text:p>0.622415</text:p>
              </table:table-cell>
              <table:table-cell office:value-type="float" office:value="2.491">
                <text:p>2.491</text:p>
              </table:table-cell>
              <table:table-cell office:value-type="float" office:value="2.055">
                <text:p>2.055</text:p>
              </table:table-cell>
              <table:table-cell office:value-type="float" office:value="2.07">
                <text:p>2.07</text:p>
              </table:table-cell>
              <table:table-cell office:value-type="float" office:value="1.676">
                <text:p>1.67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26002">
                <text:p>0.626002</text:p>
              </table:table-cell>
              <table:table-cell office:value-type="float" office:value="2.951">
                <text:p>2.951</text:p>
              </table:table-cell>
              <table:table-cell office:value-type="float" office:value="1.937">
                <text:p>1.937</text:p>
              </table:table-cell>
              <table:table-cell office:value-type="float" office:value="1.473">
                <text:p>1.473</text:p>
              </table:table-cell>
              <table:table-cell office:value-type="float" office:value="1.911">
                <text:p>1.911</text:p>
              </table:table-cell>
              <table:table-cell office:value-type="float" office:value="1.687">
                <text:p>1.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608">
                <text:p>0.62608</text:p>
              </table:table-cell>
              <table:table-cell office:value-type="float" office:value="2.734">
                <text:p>2.734</text:p>
              </table:table-cell>
              <table:table-cell office:value-type="float" office:value="2.285">
                <text:p>2.285</text:p>
              </table:table-cell>
              <table:table-cell office:value-type="float" office:value="1.519">
                <text:p>1.519</text:p>
              </table:table-cell>
              <table:table-cell office:value-type="float" office:value="1.587">
                <text:p>1.587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9708">
                <text:p>0.629708</text:p>
              </table:table-cell>
              <table:table-cell office:value-type="float" office:value="2.306">
                <text:p>2.306</text:p>
              </table:table-cell>
              <table:table-cell office:value-type="float" office:value="2.434">
                <text:p>2.434</text:p>
              </table:table-cell>
              <table:table-cell office:value-type="float" office:value="2.122">
                <text:p>2.122</text:p>
              </table:table-cell>
              <table:table-cell office:value-type="float" office:value="1.442">
                <text:p>1.44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1039">
                <text:p>0.631039</text:p>
              </table:table-cell>
              <table:table-cell office:value-type="float" office:value="2.84">
                <text:p>2.84</text:p>
              </table:table-cell>
              <table:table-cell office:value-type="float" office:value="2.231">
                <text:p>2.231</text:p>
              </table:table-cell>
              <table:table-cell office:value-type="float" office:value="1.611">
                <text:p>1.611</text:p>
              </table:table-cell>
              <table:table-cell office:value-type="float" office:value="1.92">
                <text:p>1.92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4922">
                <text:p>0.634922</text:p>
              </table:table-cell>
              <table:table-cell office:value-type="float" office:value="2.69">
                <text:p>2.69</text:p>
              </table:table-cell>
              <table:table-cell office:value-type="float" office:value="2.277">
                <text:p>2.277</text:p>
              </table:table-cell>
              <table:table-cell office:value-type="float" office:value="2.014">
                <text:p>2.014</text:p>
              </table:table-cell>
              <table:table-cell office:value-type="float" office:value="1.345">
                <text:p>1.345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6686">
                <text:p>0.636686</text:p>
              </table:table-cell>
              <table:table-cell office:value-type="float" office:value="2.76">
                <text:p>2.76</text:p>
              </table:table-cell>
              <table:table-cell office:value-type="float" office:value="2.029">
                <text:p>2.029</text:p>
              </table:table-cell>
              <table:table-cell office:value-type="float" office:value="1.618">
                <text:p>1.618</text:p>
              </table:table-cell>
              <table:table-cell office:value-type="float" office:value="1.802">
                <text:p>1.802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9379">
                <text:p>0.639379</text:p>
              </table:table-cell>
              <table:table-cell office:value-type="float" office:value="2.204">
                <text:p>2.204</text:p>
              </table:table-cell>
              <table:table-cell office:value-type="float" office:value="2.702">
                <text:p>2.702</text:p>
              </table:table-cell>
              <table:table-cell office:value-type="float" office:value="1.878">
                <text:p>1.878</text:p>
              </table:table-cell>
              <table:table-cell office:value-type="float" office:value="1.478">
                <text:p>1.478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1051">
                <text:p>0.641051</text:p>
              </table:table-cell>
              <table:table-cell office:value-type="float" office:value="2.786">
                <text:p>2.786</text:p>
              </table:table-cell>
              <table:table-cell office:value-type="float" office:value="2.167">
                <text:p>2.167</text:p>
              </table:table-cell>
              <table:table-cell office:value-type="float" office:value="1.612">
                <text:p>1.612</text:p>
              </table:table-cell>
              <table:table-cell office:value-type="float" office:value="1.615">
                <text:p>1.61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43174">
                <text:p>0.643174</text:p>
              </table:table-cell>
              <table:table-cell office:value-type="float" office:value="2.701">
                <text:p>2.701</text:p>
              </table:table-cell>
              <table:table-cell office:value-type="float" office:value="2.325">
                <text:p>2.325</text:p>
              </table:table-cell>
              <table:table-cell office:value-type="float" office:value="1.764">
                <text:p>1.764</text:p>
              </table:table-cell>
              <table:table-cell office:value-type="float" office:value="1.376">
                <text:p>1.376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4444">
                <text:p>0.64444</text:p>
              </table:table-cell>
              <table:table-cell office:value-type="float" office:value="2.527">
                <text:p>2.527</text:p>
              </table:table-cell>
              <table:table-cell office:value-type="float" office:value="2.235">
                <text:p>2.235</text:p>
              </table:table-cell>
              <table:table-cell office:value-type="float" office:value="1.636">
                <text:p>1.636</text:p>
              </table:table-cell>
              <table:table-cell office:value-type="float" office:value="1.866">
                <text:p>1.866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6594">
                <text:p>0.646594</text:p>
              </table:table-cell>
              <table:table-cell office:value-type="float" office:value="2.973">
                <text:p>2.973</text:p>
              </table:table-cell>
              <table:table-cell office:value-type="float" office:value="1.931">
                <text:p>1.931</text:p>
              </table:table-cell>
              <table:table-cell office:value-type="float" office:value="1.745">
                <text:p>1.745</text:p>
              </table:table-cell>
              <table:table-cell office:value-type="float" office:value="1.348">
                <text:p>1.348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48053">
                <text:p>0.648053</text:p>
              </table:table-cell>
              <table:table-cell office:value-type="float" office:value="2.83">
                <text:p>2.83</text:p>
              </table:table-cell>
              <table:table-cell office:value-type="float" office:value="2.218">
                <text:p>2.218</text:p>
              </table:table-cell>
              <table:table-cell office:value-type="float" office:value="1.407">
                <text:p>1.407</text:p>
              </table:table-cell>
              <table:table-cell office:value-type="float" office:value="1.694">
                <text:p>1.694</text:p>
              </table:table-cell>
              <table:table-cell office:value-type="float" office:value="1.686">
                <text:p>1.6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1363">
                <text:p>0.651363</text:p>
              </table:table-cell>
              <table:table-cell office:value-type="float" office:value="2.32">
                <text:p>2.32</text:p>
              </table:table-cell>
              <table:table-cell office:value-type="float" office:value="2.511">
                <text:p>2.511</text:p>
              </table:table-cell>
              <table:table-cell office:value-type="float" office:value="1.867">
                <text:p>1.867</text:p>
              </table:table-cell>
              <table:table-cell office:value-type="float" office:value="1.295">
                <text:p>1.295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3148">
                <text:p>0.653148</text:p>
              </table:table-cell>
              <table:table-cell office:value-type="float" office:value="2.616">
                <text:p>2.616</text:p>
              </table:table-cell>
              <table:table-cell office:value-type="float" office:value="2.238">
                <text:p>2.238</text:p>
              </table:table-cell>
              <table:table-cell office:value-type="float" office:value="1.501">
                <text:p>1.501</text:p>
              </table:table-cell>
              <table:table-cell office:value-type="float" office:value="1.606">
                <text:p>1.60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56997">
                <text:p>0.656997</text:p>
              </table:table-cell>
              <table:table-cell office:value-type="float" office:value="2.391">
                <text:p>2.391</text:p>
              </table:table-cell>
              <table:table-cell office:value-type="float" office:value="1.776">
                <text:p>1.776</text:p>
              </table:table-cell>
              <table:table-cell office:value-type="float" office:value="1.733">
                <text:p>1.733</text:p>
              </table:table-cell>
              <table:table-cell office:value-type="float" office:value="1.349">
                <text:p>1.349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58247">
                <text:p>0.658247</text:p>
              </table:table-cell>
              <table:table-cell office:value-type="float" office:value="2.829">
                <text:p>2.829</text:p>
              </table:table-cell>
              <table:table-cell office:value-type="float" office:value="2.071">
                <text:p>2.071</text:p>
              </table:table-cell>
              <table:table-cell office:value-type="float" office:value="1.422">
                <text:p>1.422</text:p>
              </table:table-cell>
              <table:table-cell office:value-type="float" office:value="1.715">
                <text:p>1.715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2402">
                <text:p>0.662402</text:p>
              </table:table-cell>
              <table:table-cell office:value-type="float" office:value="2.623">
                <text:p>2.623</text:p>
              </table:table-cell>
              <table:table-cell office:value-type="float" office:value="2.181">
                <text:p>2.181</text:p>
              </table:table-cell>
              <table:table-cell office:value-type="float" office:value="1.948">
                <text:p>1.948</text:p>
              </table:table-cell>
              <table:table-cell office:value-type="float" office:value="1.352">
                <text:p>1.352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3777">
                <text:p>0.663777</text:p>
              </table:table-cell>
              <table:table-cell office:value-type="float" office:value="2.455">
                <text:p>2.455</text:p>
              </table:table-cell>
              <table:table-cell office:value-type="float" office:value="2.191">
                <text:p>2.191</text:p>
              </table:table-cell>
              <table:table-cell office:value-type="float" office:value="1.509">
                <text:p>1.509</text:p>
              </table:table-cell>
              <table:table-cell office:value-type="float" office:value="1.71">
                <text:p>1.71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65472">
                <text:p>0.665472</text:p>
              </table:table-cell>
              <table:table-cell office:value-type="float" office:value="2.577">
                <text:p>2.577</text:p>
              </table:table-cell>
              <table:table-cell office:value-type="float" office:value="2.221">
                <text:p>2.221</text:p>
              </table:table-cell>
              <table:table-cell office:value-type="float" office:value="1.435">
                <text:p>1.435</text:p>
              </table:table-cell>
              <table:table-cell office:value-type="float" office:value="1.394">
                <text:p>1.394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6026">
                <text:p>0.666026</text:p>
              </table:table-cell>
              <table:table-cell office:value-type="float" office:value="2.276">
                <text:p>2.276</text:p>
              </table:table-cell>
              <table:table-cell office:value-type="float" office:value="2.502">
                <text:p>2.502</text:p>
              </table:table-cell>
              <table:table-cell office:value-type="float" office:value="1.85">
                <text:p>1.85</text:p>
              </table:table-cell>
              <table:table-cell office:value-type="float" office:value="1.388">
                <text:p>1.388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8412">
                <text:p>0.668412</text:p>
              </table:table-cell>
              <table:table-cell office:value-type="float" office:value="3.135">
                <text:p>3.135</text:p>
              </table:table-cell>
              <table:table-cell office:value-type="float" office:value="1.99">
                <text:p>1.99</text:p>
              </table:table-cell>
              <table:table-cell office:value-type="float" office:value="1.361">
                <text:p>1.361</text:p>
              </table:table-cell>
              <table:table-cell office:value-type="float" office:value="1.674">
                <text:p>1.674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0148">
                <text:p>0.670148</text:p>
              </table:table-cell>
              <table:table-cell office:value-type="float" office:value="2.201">
                <text:p>2.201</text:p>
              </table:table-cell>
              <table:table-cell office:value-type="float" office:value="2.607">
                <text:p>2.607</text:p>
              </table:table-cell>
              <table:table-cell office:value-type="float" office:value="1.964">
                <text:p>1.964</text:p>
              </table:table-cell>
              <table:table-cell office:value-type="float" office:value="1.284">
                <text:p>1.284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73689">
                <text:p>0.673689</text:p>
              </table:table-cell>
              <table:table-cell office:value-type="float" office:value="2.287">
                <text:p>2.287</text:p>
              </table:table-cell>
              <table:table-cell office:value-type="float" office:value="1.775">
                <text:p>1.775</text:p>
              </table:table-cell>
              <table:table-cell office:value-type="float" office:value="1.773">
                <text:p>1.773</text:p>
              </table:table-cell>
              <table:table-cell office:value-type="float" office:value="1.919">
                <text:p>1.919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8555">
                <text:p>0.678555</text:p>
              </table:table-cell>
              <table:table-cell office:value-type="float" office:value="2.917">
                <text:p>2.917</text:p>
              </table:table-cell>
              <table:table-cell office:value-type="float" office:value="2.063">
                <text:p>2.063</text:p>
              </table:table-cell>
              <table:table-cell office:value-type="float" office:value="1.357">
                <text:p>1.357</text:p>
              </table:table-cell>
              <table:table-cell office:value-type="float" office:value="1.761">
                <text:p>1.761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80839">
                <text:p>0.680839</text:p>
              </table:table-cell>
              <table:table-cell office:value-type="float" office:value="2.683">
                <text:p>2.683</text:p>
              </table:table-cell>
              <table:table-cell office:value-type="float" office:value="2.011">
                <text:p>2.011</text:p>
              </table:table-cell>
              <table:table-cell office:value-type="float" office:value="1.282">
                <text:p>1.282</text:p>
              </table:table-cell>
              <table:table-cell office:value-type="float" office:value="1.481">
                <text:p>1.481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2568">
                <text:p>0.682568</text:p>
              </table:table-cell>
              <table:table-cell office:value-type="float" office:value="2.1">
                <text:p>2.1</text:p>
              </table:table-cell>
              <table:table-cell office:value-type="float" office:value="2.518">
                <text:p>2.518</text:p>
              </table:table-cell>
              <table:table-cell office:value-type="float" office:value="1.761">
                <text:p>1.761</text:p>
              </table:table-cell>
              <table:table-cell office:value-type="float" office:value="1.438">
                <text:p>1.438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3177">
                <text:p>0.683177</text:p>
              </table:table-cell>
              <table:table-cell office:value-type="float" office:value="2.45">
                <text:p>2.45</text:p>
              </table:table-cell>
              <table:table-cell office:value-type="float" office:value="2.152">
                <text:p>2.152</text:p>
              </table:table-cell>
              <table:table-cell office:value-type="float" office:value="1.571">
                <text:p>1.571</text:p>
              </table:table-cell>
              <table:table-cell office:value-type="float" office:value="1.88">
                <text:p>1.8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85594">
                <text:p>0.685594</text:p>
              </table:table-cell>
              <table:table-cell office:value-type="float" office:value="2.907">
                <text:p>2.907</text:p>
              </table:table-cell>
              <table:table-cell office:value-type="float" office:value="2.213">
                <text:p>2.213</text:p>
              </table:table-cell>
              <table:table-cell office:value-type="float" office:value="1.453">
                <text:p>1.453</text:p>
              </table:table-cell>
              <table:table-cell office:value-type="float" office:value="1.439">
                <text:p>1.439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86631">
                <text:p>0.686631</text:p>
              </table:table-cell>
              <table:table-cell office:value-type="float" office:value="2.22">
                <text:p>2.22</text:p>
              </table:table-cell>
              <table:table-cell office:value-type="float" office:value="2.143">
                <text:p>2.143</text:p>
              </table:table-cell>
              <table:table-cell office:value-type="float" office:value="1.835">
                <text:p>1.835</text:p>
              </table:table-cell>
              <table:table-cell office:value-type="float" office:value="1.733">
                <text:p>1.733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8903">
                <text:p>0.688903</text:p>
              </table:table-cell>
              <table:table-cell office:value-type="float" office:value="2.967">
                <text:p>2.967</text:p>
              </table:table-cell>
              <table:table-cell office:value-type="float" office:value="2.147">
                <text:p>2.147</text:p>
              </table:table-cell>
              <table:table-cell office:value-type="float" office:value="1.355">
                <text:p>1.355</text:p>
              </table:table-cell>
              <table:table-cell office:value-type="float" office:value="1.471">
                <text:p>1.4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729">
                <text:p>0.689729</text:p>
              </table:table-cell>
              <table:table-cell office:value-type="float" office:value="1.881">
                <text:p>1.881</text:p>
              </table:table-cell>
              <table:table-cell office:value-type="float" office:value="2.479">
                <text:p>2.479</text:p>
              </table:table-cell>
              <table:table-cell office:value-type="float" office:value="1.869">
                <text:p>1.869</text:p>
              </table:table-cell>
              <table:table-cell office:value-type="float" office:value="1.38">
                <text:p>1.38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92756">
                <text:p>0.692756</text:p>
              </table:table-cell>
              <table:table-cell office:value-type="float" office:value="2.559">
                <text:p>2.559</text:p>
              </table:table-cell>
              <table:table-cell office:value-type="float" office:value="2.206">
                <text:p>2.206</text:p>
              </table:table-cell>
              <table:table-cell office:value-type="float" office:value="1.403">
                <text:p>1.403</text:p>
              </table:table-cell>
              <table:table-cell office:value-type="float" office:value="1.621">
                <text:p>1.621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3813">
                <text:p>0.693813</text:p>
              </table:table-cell>
              <table:table-cell office:value-type="float" office:value="1.895">
                <text:p>1.895</text:p>
              </table:table-cell>
              <table:table-cell office:value-type="float" office:value="2.466">
                <text:p>2.466</text:p>
              </table:table-cell>
              <table:table-cell office:value-type="float" office:value="1.848">
                <text:p>1.848</text:p>
              </table:table-cell>
              <table:table-cell office:value-type="float" office:value="1.417">
                <text:p>1.41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97048">
                <text:p>0.697048</text:p>
              </table:table-cell>
              <table:table-cell office:value-type="float" office:value="2.602">
                <text:p>2.602</text:p>
              </table:table-cell>
              <table:table-cell office:value-type="float" office:value="2.445">
                <text:p>2.445</text:p>
              </table:table-cell>
              <table:table-cell office:value-type="float" office:value="1.637">
                <text:p>1.637</text:p>
              </table:table-cell>
              <table:table-cell office:value-type="float" office:value="1.811">
                <text:p>1.811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99261">
                <text:p>0.699261</text:p>
              </table:table-cell>
              <table:table-cell office:value-type="float" office:value="2.518">
                <text:p>2.518</text:p>
              </table:table-cell>
              <table:table-cell office:value-type="float" office:value="2.287">
                <text:p>2.287</text:p>
              </table:table-cell>
              <table:table-cell office:value-type="float" office:value="1.408">
                <text:p>1.408</text:p>
              </table:table-cell>
              <table:table-cell office:value-type="float" office:value="1.525">
                <text:p>1.525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03376">
                <text:p>0.703376</text:p>
              </table:table-cell>
              <table:table-cell office:value-type="float" office:value="2.139">
                <text:p>2.139</text:p>
              </table:table-cell>
              <table:table-cell office:value-type="float" office:value="2.338">
                <text:p>2.338</text:p>
              </table:table-cell>
              <table:table-cell office:value-type="float" office:value="1.8">
                <text:p>1.8</text:p>
              </table:table-cell>
              <table:table-cell office:value-type="float" office:value="1.385">
                <text:p>1.385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05564">
                <text:p>0.705564</text:p>
              </table:table-cell>
              <table:table-cell office:value-type="float" office:value="2.325">
                <text:p>2.325</text:p>
              </table:table-cell>
              <table:table-cell office:value-type="float" office:value="2.285">
                <text:p>2.285</text:p>
              </table:table-cell>
              <table:table-cell office:value-type="float" office:value="1.577">
                <text:p>1.577</text:p>
              </table:table-cell>
              <table:table-cell office:value-type="float" office:value="2.027">
                <text:p>2.02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09668">
                <text:p>0.709668</text:p>
              </table:table-cell>
              <table:table-cell office:value-type="float" office:value="2.516">
                <text:p>2.516</text:p>
              </table:table-cell>
              <table:table-cell office:value-type="float" office:value="2.146">
                <text:p>2.146</text:p>
              </table:table-cell>
              <table:table-cell office:value-type="float" office:value="1.646">
                <text:p>1.646</text:p>
              </table:table-cell>
              <table:table-cell office:value-type="float" office:value="1.41">
                <text:p>1.4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3056">
                <text:p>0.713056</text:p>
              </table:table-cell>
              <table:table-cell office:value-type="float" office:value="1.851">
                <text:p>1.851</text:p>
              </table:table-cell>
              <table:table-cell office:value-type="float" office:value="2.448">
                <text:p>2.448</text:p>
              </table:table-cell>
              <table:table-cell office:value-type="float" office:value="1.828">
                <text:p>1.828</text:p>
              </table:table-cell>
              <table:table-cell office:value-type="float" office:value="1.414">
                <text:p>1.41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15645">
                <text:p>0.715645</text:p>
              </table:table-cell>
              <table:table-cell office:value-type="float" office:value="2.637">
                <text:p>2.637</text:p>
              </table:table-cell>
              <table:table-cell office:value-type="float" office:value="2.301">
                <text:p>2.301</text:p>
              </table:table-cell>
              <table:table-cell office:value-type="float" office:value="1.578">
                <text:p>1.578</text:p>
              </table:table-cell>
              <table:table-cell office:value-type="float" office:value="1.637">
                <text:p>1.637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17608">
                <text:p>0.717608</text:p>
              </table:table-cell>
              <table:table-cell office:value-type="float" office:value="1.849">
                <text:p>1.849</text:p>
              </table:table-cell>
              <table:table-cell office:value-type="float" office:value="2.272">
                <text:p>2.272</text:p>
              </table:table-cell>
              <table:table-cell office:value-type="float" office:value="1.829">
                <text:p>1.829</text:p>
              </table:table-cell>
              <table:table-cell office:value-type="float" office:value="1.312">
                <text:p>1.312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20241">
                <text:p>0.720241</text:p>
              </table:table-cell>
              <table:table-cell office:value-type="float" office:value="2.491">
                <text:p>2.491</text:p>
              </table:table-cell>
              <table:table-cell office:value-type="float" office:value="2.63">
                <text:p>2.63</text:p>
              </table:table-cell>
              <table:table-cell office:value-type="float" office:value="1.63">
                <text:p>1.63</text:p>
              </table:table-cell>
              <table:table-cell office:value-type="float" office:value="1.8">
                <text:p>1.8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20985">
                <text:p>0.720985</text:p>
              </table:table-cell>
              <table:table-cell office:value-type="float" office:value="2.476">
                <text:p>2.476</text:p>
              </table:table-cell>
              <table:table-cell office:value-type="float" office:value="2.411">
                <text:p>2.411</text:p>
              </table:table-cell>
              <table:table-cell office:value-type="float" office:value="1.344">
                <text:p>1.344</text:p>
              </table:table-cell>
              <table:table-cell office:value-type="float" office:value="1.529">
                <text:p>1.529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4458">
                <text:p>0.724458</text:p>
              </table:table-cell>
              <table:table-cell office:value-type="float" office:value="2.359">
                <text:p>2.359</text:p>
              </table:table-cell>
              <table:table-cell office:value-type="float" office:value="2.125">
                <text:p>2.125</text:p>
              </table:table-cell>
              <table:table-cell office:value-type="float" office:value="1.584">
                <text:p>1.584</text:p>
              </table:table-cell>
              <table:table-cell office:value-type="float" office:value="1.3">
                <text:p>1.3</text:p>
              </table:table-cell>
              <table:table-cell office:value-type="float" office:value="1.418">
                <text:p>1.4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6035">
                <text:p>0.726035</text:p>
              </table:table-cell>
              <table:table-cell office:value-type="float" office:value="2.395">
                <text:p>2.395</text:p>
              </table:table-cell>
              <table:table-cell office:value-type="float" office:value="2.195">
                <text:p>2.195</text:p>
              </table:table-cell>
              <table:table-cell office:value-type="float" office:value="1.523">
                <text:p>1.523</text:p>
              </table:table-cell>
              <table:table-cell office:value-type="float" office:value="1.6">
                <text:p>1.6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338">
                <text:p>0.729338</text:p>
              </table:table-cell>
              <table:table-cell office:value-type="float" office:value="2.539">
                <text:p>2.539</text:p>
              </table:table-cell>
              <table:table-cell office:value-type="float" office:value="2.154">
                <text:p>2.154</text:p>
              </table:table-cell>
              <table:table-cell office:value-type="float" office:value="1.684">
                <text:p>1.684</text:p>
              </table:table-cell>
              <table:table-cell office:value-type="float" office:value="1.368">
                <text:p>1.368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0459">
                <text:p>0.730459</text:p>
              </table:table-cell>
              <table:table-cell office:value-type="float" office:value="2.258">
                <text:p>2.258</text:p>
              </table:table-cell>
              <table:table-cell office:value-type="float" office:value="2.114">
                <text:p>2.114</text:p>
              </table:table-cell>
              <table:table-cell office:value-type="float" office:value="1.618">
                <text:p>1.618</text:p>
              </table:table-cell>
              <table:table-cell office:value-type="float" office:value="1.869">
                <text:p>1.869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4234">
                <text:p>0.734234</text:p>
              </table:table-cell>
              <table:table-cell office:value-type="float" office:value="2.505">
                <text:p>2.505</text:p>
              </table:table-cell>
              <table:table-cell office:value-type="float" office:value="2.064">
                <text:p>2.064</text:p>
              </table:table-cell>
              <table:table-cell office:value-type="float" office:value="1.645">
                <text:p>1.645</text:p>
              </table:table-cell>
              <table:table-cell office:value-type="float" office:value="1.367">
                <text:p>1.367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5542">
                <text:p>0.735542</text:p>
              </table:table-cell>
              <table:table-cell office:value-type="float" office:value="2.345">
                <text:p>2.345</text:p>
              </table:table-cell>
              <table:table-cell office:value-type="float" office:value="2.165">
                <text:p>2.165</text:p>
              </table:table-cell>
              <table:table-cell office:value-type="float" office:value="1.56">
                <text:p>1.56</text:p>
              </table:table-cell>
              <table:table-cell office:value-type="float" office:value="1.611">
                <text:p>1.611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8118">
                <text:p>0.738118</text:p>
              </table:table-cell>
              <table:table-cell office:value-type="float" office:value="2.596">
                <text:p>2.596</text:p>
              </table:table-cell>
              <table:table-cell office:value-type="float" office:value="2.01">
                <text:p>2.01</text:p>
              </table:table-cell>
              <table:table-cell office:value-type="float" office:value="1.669">
                <text:p>1.669</text:p>
              </table:table-cell>
              <table:table-cell office:value-type="float" office:value="1.349">
                <text:p>1.349</text:p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788">
                <text:p>0.738788</text:p>
              </table:table-cell>
              <table:table-cell office:value-type="float" office:value="2.44">
                <text:p>2.44</text:p>
              </table:table-cell>
              <table:table-cell office:value-type="float" office:value="2.107">
                <text:p>2.107</text:p>
              </table:table-cell>
              <table:table-cell office:value-type="float" office:value="1.506">
                <text:p>1.506</text:p>
              </table:table-cell>
              <table:table-cell office:value-type="float" office:value="1.912">
                <text:p>1.912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0605">
                <text:p>0.740605</text:p>
              </table:table-cell>
              <table:table-cell office:value-type="float" office:value="2.434">
                <text:p>2.434</text:p>
              </table:table-cell>
              <table:table-cell office:value-type="float" office:value="2.244">
                <text:p>2.244</text:p>
              </table:table-cell>
              <table:table-cell office:value-type="float" office:value="1.38">
                <text:p>1.38</text:p>
              </table:table-cell>
              <table:table-cell office:value-type="float" office:value="1.428">
                <text:p>1.428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208">
                <text:p>0.741208</text:p>
              </table:table-cell>
              <table:table-cell office:value-type="float" office:value="2.107">
                <text:p>2.107</text:p>
              </table:table-cell>
              <table:table-cell office:value-type="float" office:value="2.107">
                <text:p>2.107</text:p>
              </table:table-cell>
              <table:table-cell office:value-type="float" office:value="1.91">
                <text:p>1.91</text:p>
              </table:table-cell>
              <table:table-cell office:value-type="float" office:value="1.323">
                <text:p>1.323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586">
                <text:p>0.745586</text:p>
              </table:table-cell>
              <table:table-cell office:value-type="float" office:value="2.6">
                <text:p>2.6</text:p>
              </table:table-cell>
              <table:table-cell office:value-type="float" office:value="2.237">
                <text:p>2.237</text:p>
              </table:table-cell>
              <table:table-cell office:value-type="float" office:value="1.327">
                <text:p>1.327</text:p>
              </table:table-cell>
              <table:table-cell office:value-type="float" office:value="1.664">
                <text:p>1.664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7606">
                <text:p>0.747606</text:p>
              </table:table-cell>
              <table:table-cell office:value-type="float" office:value="2.153">
                <text:p>2.153</text:p>
              </table:table-cell>
              <table:table-cell office:value-type="float" office:value="2.183">
                <text:p>2.183</text:p>
              </table:table-cell>
              <table:table-cell office:value-type="float" office:value="1.987">
                <text:p>1.987</text:p>
              </table:table-cell>
              <table:table-cell office:value-type="float" office:value="1.406">
                <text:p>1.406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8834">
                <text:p>0.748834</text:p>
              </table:table-cell>
              <table:table-cell office:value-type="float" office:value="2.678">
                <text:p>2.678</text:p>
              </table:table-cell>
              <table:table-cell office:value-type="float" office:value="2.2">
                <text:p>2.2</text:p>
              </table:table-cell>
              <table:table-cell office:value-type="float" office:value="1.338">
                <text:p>1.338</text:p>
              </table:table-cell>
              <table:table-cell office:value-type="float" office:value="1.838">
                <text:p>1.838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1068">
                <text:p>0.751068</text:p>
              </table:table-cell>
              <table:table-cell office:value-type="float" office:value="1.836">
                <text:p>1.836</text:p>
              </table:table-cell>
              <table:table-cell office:value-type="float" office:value="2.393">
                <text:p>2.393</text:p>
              </table:table-cell>
              <table:table-cell office:value-type="float" office:value="1.837">
                <text:p>1.837</text:p>
              </table:table-cell>
              <table:table-cell office:value-type="float" office:value="1.469">
                <text:p>1.469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52484">
                <text:p>0.752484</text:p>
              </table:table-cell>
              <table:table-cell office:value-type="float" office:value="2.243">
                <text:p>2.243</text:p>
              </table:table-cell>
              <table:table-cell office:value-type="float" office:value="2.662">
                <text:p>2.662</text:p>
              </table:table-cell>
              <table:table-cell office:value-type="float" office:value="1.34">
                <text:p>1.34</text:p>
              </table:table-cell>
              <table:table-cell office:value-type="float" office:value="1.424">
                <text:p>1.424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51806">
                <text:p>0.751806</text:p>
              </table:table-cell>
              <table:table-cell office:value-type="float" office:value="2.481">
                <text:p>2.481</text:p>
              </table:table-cell>
              <table:table-cell office:value-type="float" office:value="1.863">
                <text:p>1.863</text:p>
              </table:table-cell>
              <table:table-cell office:value-type="float" office:value="1.714">
                <text:p>1.714</text:p>
              </table:table-cell>
              <table:table-cell office:value-type="float" office:value="1.705">
                <text:p>1.705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53972">
                <text:p>0.753972</text:p>
              </table:table-cell>
              <table:table-cell office:value-type="float" office:value="2.295">
                <text:p>2.295</text:p>
              </table:table-cell>
              <table:table-cell office:value-type="float" office:value="2.329">
                <text:p>2.329</text:p>
              </table:table-cell>
              <table:table-cell office:value-type="float" office:value="1.626">
                <text:p>1.626</text:p>
              </table:table-cell>
              <table:table-cell office:value-type="float" office:value="1.323">
                <text:p>1.323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4162">
                <text:p>0.754162</text:p>
              </table:table-cell>
              <table:table-cell office:value-type="float" office:value="2.369">
                <text:p>2.369</text:p>
              </table:table-cell>
              <table:table-cell office:value-type="float" office:value="2.057">
                <text:p>2.057</text:p>
              </table:table-cell>
              <table:table-cell office:value-type="float" office:value="1.524">
                <text:p>1.524</text:p>
              </table:table-cell>
              <table:table-cell office:value-type="float" office:value="1.558">
                <text:p>1.558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7716">
                <text:p>0.757716</text:p>
              </table:table-cell>
              <table:table-cell office:value-type="float" office:value="2.661">
                <text:p>2.661</text:p>
              </table:table-cell>
              <table:table-cell office:value-type="float" office:value="2.126">
                <text:p>2.126</text:p>
              </table:table-cell>
              <table:table-cell office:value-type="float" office:value="1.713">
                <text:p>1.713</text:p>
              </table:table-cell>
              <table:table-cell office:value-type="float" office:value="1.639">
                <text:p>1.639</text:p>
              </table:table-cell>
              <table:table-cell office:value-type="float" office:value="1.633">
                <text:p>1.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58899">
                <text:p>0.758899</text:p>
              </table:table-cell>
              <table:table-cell office:value-type="float" office:value="1.736">
                <text:p>1.736</text:p>
              </table:table-cell>
              <table:table-cell office:value-type="float" office:value="2.286">
                <text:p>2.286</text:p>
              </table:table-cell>
              <table:table-cell office:value-type="float" office:value="1.445">
                <text:p>1.445</text:p>
              </table:table-cell>
              <table:table-cell office:value-type="float" office:value="1.527">
                <text:p>1.52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1251">
                <text:p>0.761251</text:p>
              </table:table-cell>
              <table:table-cell office:value-type="float" office:value="1.975">
                <text:p>1.975</text:p>
              </table:table-cell>
              <table:table-cell office:value-type="float" office:value="2.385">
                <text:p>2.385</text:p>
              </table:table-cell>
              <table:table-cell office:value-type="float" office:value="1.615">
                <text:p>1.615</text:p>
              </table:table-cell>
              <table:table-cell office:value-type="float" office:value="1.27">
                <text:p>1.2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61816">
                <text:p>0.761816</text:p>
              </table:table-cell>
              <table:table-cell office:value-type="float" office:value="1.998">
                <text:p>1.998</text:p>
              </table:table-cell>
              <table:table-cell office:value-type="float" office:value="2.089">
                <text:p>2.089</text:p>
              </table:table-cell>
              <table:table-cell office:value-type="float" office:value="1.404">
                <text:p>1.404</text:p>
              </table:table-cell>
              <table:table-cell office:value-type="float" office:value="1.932">
                <text:p>1.932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4841">
                <text:p>0.764841</text:p>
              </table:table-cell>
              <table:table-cell office:value-type="float" office:value="1.979">
                <text:p>1.979</text:p>
              </table:table-cell>
              <table:table-cell office:value-type="float" office:value="2.033">
                <text:p>2.033</text:p>
              </table:table-cell>
              <table:table-cell office:value-type="float" office:value="1.51">
                <text:p>1.51</text:p>
              </table:table-cell>
              <table:table-cell office:value-type="float" office:value="1.543">
                <text:p>1.543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5424">
                <text:p>0.765424</text:p>
              </table:table-cell>
              <table:table-cell office:value-type="float" office:value="2.194">
                <text:p>2.194</text:p>
              </table:table-cell>
              <table:table-cell office:value-type="float" office:value="2.12">
                <text:p>2.12</text:p>
              </table:table-cell>
              <table:table-cell office:value-type="float" office:value="1.323">
                <text:p>1.323</text:p>
              </table:table-cell>
              <table:table-cell office:value-type="float" office:value="1.444">
                <text:p>1.444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6107">
                <text:p>0.766107</text:p>
              </table:table-cell>
              <table:table-cell office:value-type="float" office:value="2.249">
                <text:p>2.249</text:p>
              </table:table-cell>
              <table:table-cell office:value-type="float" office:value="2.271">
                <text:p>2.271</text:p>
              </table:table-cell>
              <table:table-cell office:value-type="float" office:value="1.189">
                <text:p>1.189</text:p>
              </table:table-cell>
              <table:table-cell office:value-type="float" office:value="1.467">
                <text:p>1.467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818">
                <text:p>0.76818</text:p>
              </table:table-cell>
              <table:table-cell office:value-type="float" office:value="2.116">
                <text:p>2.116</text:p>
              </table:table-cell>
              <table:table-cell office:value-type="float" office:value="2.079">
                <text:p>2.079</text:p>
              </table:table-cell>
              <table:table-cell office:value-type="float" office:value="1.377">
                <text:p>1.377</text:p>
              </table:table-cell>
              <table:table-cell office:value-type="float" office:value="1.31">
                <text:p>1.31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0138">
                <text:p>0.770138</text:p>
              </table:table-cell>
              <table:table-cell office:value-type="float" office:value="1.872">
                <text:p>1.872</text:p>
              </table:table-cell>
              <table:table-cell office:value-type="float" office:value="2.34">
                <text:p>2.34</text:p>
              </table:table-cell>
              <table:table-cell office:value-type="float" office:value="1.656">
                <text:p>1.656</text:p>
              </table:table-cell>
              <table:table-cell office:value-type="float" office:value="1.32">
                <text:p>1.3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3093">
                <text:p>0.773093</text:p>
              </table:table-cell>
              <table:table-cell office:value-type="float" office:value="1.687">
                <text:p>1.687</text:p>
              </table:table-cell>
              <table:table-cell office:value-type="float" office:value="2.317">
                <text:p>2.317</text:p>
              </table:table-cell>
              <table:table-cell office:value-type="float" office:value="1.675">
                <text:p>1.675</text:p>
              </table:table-cell>
              <table:table-cell office:value-type="float" office:value="1.275">
                <text:p>1.275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5701">
                <text:p>0.775701</text:p>
              </table:table-cell>
              <table:table-cell office:value-type="float" office:value="1.886">
                <text:p>1.886</text:p>
              </table:table-cell>
              <table:table-cell office:value-type="float" office:value="2.326">
                <text:p>2.326</text:p>
              </table:table-cell>
              <table:table-cell office:value-type="float" office:value="1.622">
                <text:p>1.622</text:p>
              </table:table-cell>
              <table:table-cell office:value-type="float" office:value="1.283">
                <text:p>1.283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7597">
                <text:p>0.777597</text:p>
              </table:table-cell>
              <table:table-cell office:value-type="float" office:value="1.968">
                <text:p>1.968</text:p>
              </table:table-cell>
              <table:table-cell office:value-type="float" office:value="2.004">
                <text:p>2.004</text:p>
              </table:table-cell>
              <table:table-cell office:value-type="float" office:value="1.513">
                <text:p>1.513</text:p>
              </table:table-cell>
              <table:table-cell office:value-type="float" office:value="1.329">
                <text:p>1.329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0465">
                <text:p>0.780465</text:p>
              </table:table-cell>
              <table:table-cell office:value-type="float" office:value="1.85">
                <text:p>1.85</text:p>
              </table:table-cell>
              <table:table-cell office:value-type="float" office:value="2.318">
                <text:p>2.318</text:p>
              </table:table-cell>
              <table:table-cell office:value-type="float" office:value="1.65">
                <text:p>1.65</text:p>
              </table:table-cell>
              <table:table-cell office:value-type="float" office:value="1.278">
                <text:p>1.278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0824">
                <text:p>0.780824</text:p>
              </table:table-cell>
              <table:table-cell office:value-type="float" office:value="1.867">
                <text:p>1.867</text:p>
              </table:table-cell>
              <table:table-cell office:value-type="float" office:value="2.118">
                <text:p>2.118</text:p>
              </table:table-cell>
              <table:table-cell office:value-type="float" office:value="1.323">
                <text:p>1.323</text:p>
              </table:table-cell>
              <table:table-cell office:value-type="float" office:value="1.672">
                <text:p>1.672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2888">
                <text:p>0.782888</text:p>
              </table:table-cell>
              <table:table-cell office:value-type="float" office:value="1.949">
                <text:p>1.949</text:p>
              </table:table-cell>
              <table:table-cell office:value-type="float" office:value="2.157">
                <text:p>2.157</text:p>
              </table:table-cell>
              <table:table-cell office:value-type="float" office:value="1.539">
                <text:p>1.539</text:p>
              </table:table-cell>
              <table:table-cell office:value-type="float" office:value="1.462">
                <text:p>1.462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3139">
                <text:p>0.783139</text:p>
              </table:table-cell>
              <table:table-cell office:value-type="float" office:value="1.688">
                <text:p>1.688</text:p>
              </table:table-cell>
              <table:table-cell office:value-type="float" office:value="2.334">
                <text:p>2.334</text:p>
              </table:table-cell>
              <table:table-cell office:value-type="float" office:value="1.627">
                <text:p>1.627</text:p>
              </table:table-cell>
              <table:table-cell office:value-type="float" office:value="1.279">
                <text:p>1.27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84265">
                <text:p>0.784265</text:p>
              </table:table-cell>
              <table:table-cell office:value-type="float" office:value="2.132">
                <text:p>2.132</text:p>
              </table:table-cell>
              <table:table-cell office:value-type="float" office:value="1.98">
                <text:p>1.98</text:p>
              </table:table-cell>
              <table:table-cell office:value-type="float" office:value="1.668">
                <text:p>1.668</text:p>
              </table:table-cell>
              <table:table-cell office:value-type="float" office:value="1.284">
                <text:p>1.284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5827">
                <text:p>0.785827</text:p>
              </table:table-cell>
              <table:table-cell office:value-type="float" office:value="1.715">
                <text:p>1.715</text:p>
              </table:table-cell>
              <table:table-cell office:value-type="float" office:value="2.337">
                <text:p>2.337</text:p>
              </table:table-cell>
              <table:table-cell office:value-type="float" office:value="1.557">
                <text:p>1.557</text:p>
              </table:table-cell>
              <table:table-cell office:value-type="float" office:value="1.169">
                <text:p>1.169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87334">
                <text:p>0.787334</text:p>
              </table:table-cell>
              <table:table-cell office:value-type="float" office:value="1.871">
                <text:p>1.871</text:p>
              </table:table-cell>
              <table:table-cell office:value-type="float" office:value="2.344">
                <text:p>2.344</text:p>
              </table:table-cell>
              <table:table-cell office:value-type="float" office:value="1.642">
                <text:p>1.642</text:p>
              </table:table-cell>
              <table:table-cell office:value-type="float" office:value="1.257">
                <text:p>1.257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87908">
                <text:p>0.787908</text:p>
              </table:table-cell>
              <table:table-cell office:value-type="float" office:value="2.16">
                <text:p>2.16</text:p>
              </table:table-cell>
              <table:table-cell office:value-type="float" office:value="1.978">
                <text:p>1.978</text:p>
              </table:table-cell>
              <table:table-cell office:value-type="float" office:value="1.491">
                <text:p>1.491</text:p>
              </table:table-cell>
              <table:table-cell office:value-type="float" office:value="1.363">
                <text:p>1.363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1311">
                <text:p>0.791311</text:p>
              </table:table-cell>
              <table:table-cell office:value-type="float" office:value="1.973">
                <text:p>1.973</text:p>
              </table:table-cell>
              <table:table-cell office:value-type="float" office:value="2.057">
                <text:p>2.057</text:p>
              </table:table-cell>
              <table:table-cell office:value-type="float" office:value="1.664">
                <text:p>1.664</text:p>
              </table:table-cell>
              <table:table-cell office:value-type="float" office:value="1.42">
                <text:p>1.42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9117">
                <text:p>0.79117</text:p>
              </table:table-cell>
              <table:table-cell office:value-type="float" office:value="1.78">
                <text:p>1.78</text:p>
              </table:table-cell>
              <table:table-cell office:value-type="float" office:value="2.158">
                <text:p>2.158</text:p>
              </table:table-cell>
              <table:table-cell office:value-type="float" office:value="1.5">
                <text:p>1.5</text:p>
              </table:table-cell>
              <table:table-cell office:value-type="float" office:value="1.518">
                <text:p>1.518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5033">
                <text:p>0.795033</text:p>
              </table:table-cell>
              <table:table-cell office:value-type="float" office:value="2.045">
                <text:p>2.045</text:p>
              </table:table-cell>
              <table:table-cell office:value-type="float" office:value="2.188">
                <text:p>2.188</text:p>
              </table:table-cell>
              <table:table-cell office:value-type="float" office:value="1.578">
                <text:p>1.578</text:p>
              </table:table-cell>
              <table:table-cell office:value-type="float" office:value="1.246">
                <text:p>1.24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6449">
                <text:p>0.796449</text:p>
              </table:table-cell>
              <table:table-cell office:value-type="float" office:value="2.044">
                <text:p>2.044</text:p>
              </table:table-cell>
              <table:table-cell office:value-type="float" office:value="2.105">
                <text:p>2.105</text:p>
              </table:table-cell>
              <table:table-cell office:value-type="float" office:value="1.276">
                <text:p>1.276</text:p>
              </table:table-cell>
              <table:table-cell office:value-type="float" office:value="1.398">
                <text:p>1.39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9908">
                <text:p>0.79908</text:p>
              </table:table-cell>
              <table:table-cell office:value-type="float" office:value="2.112">
                <text:p>2.112</text:p>
              </table:table-cell>
              <table:table-cell office:value-type="float" office:value="2.087">
                <text:p>2.087</text:p>
              </table:table-cell>
              <table:table-cell office:value-type="float" office:value="1.433">
                <text:p>1.433</text:p>
              </table:table-cell>
              <table:table-cell office:value-type="float" office:value="1.516">
                <text:p>1.516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9973">
                <text:p>0.79973</text:p>
              </table:table-cell>
              <table:table-cell office:value-type="float" office:value="1.901">
                <text:p>1.901</text:p>
              </table:table-cell>
              <table:table-cell office:value-type="float" office:value="2.022">
                <text:p>2.022</text:p>
              </table:table-cell>
              <table:table-cell office:value-type="float" office:value="1.818">
                <text:p>1.818</text:p>
              </table:table-cell>
              <table:table-cell office:value-type="float" office:value="1.281">
                <text:p>1.281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02044">
                <text:p>0.802044</text:p>
              </table:table-cell>
              <table:table-cell office:value-type="float" office:value="2.723">
                <text:p>2.723</text:p>
              </table:table-cell>
              <table:table-cell office:value-type="float" office:value="1.516">
                <text:p>1.516</text:p>
              </table:table-cell>
              <table:table-cell office:value-type="float" office:value="1.38">
                <text:p>1.38</text:p>
              </table:table-cell>
              <table:table-cell office:value-type="float" office:value="1.858">
                <text:p>1.85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407">
                <text:p>0.80407</text:p>
              </table:table-cell>
              <table:table-cell office:value-type="float" office:value="2.105">
                <text:p>2.105</text:p>
              </table:table-cell>
              <table:table-cell office:value-type="float" office:value="2.363">
                <text:p>2.363</text:p>
              </table:table-cell>
              <table:table-cell office:value-type="float" office:value="1.286">
                <text:p>1.286</text:p>
              </table:table-cell>
              <table:table-cell office:value-type="float" office:value="1.235">
                <text:p>1.235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07696">
                <text:p>0.807696</text:p>
              </table:table-cell>
              <table:table-cell office:value-type="float" office:value="2.525">
                <text:p>2.525</text:p>
              </table:table-cell>
              <table:table-cell office:value-type="float" office:value="1.605">
                <text:p>1.605</text:p>
              </table:table-cell>
              <table:table-cell office:value-type="float" office:value="1.617">
                <text:p>1.617</text:p>
              </table:table-cell>
              <table:table-cell office:value-type="float" office:value="1.652">
                <text:p>1.652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08022">
                <text:p>0.808022</text:p>
              </table:table-cell>
              <table:table-cell office:value-type="float" office:value="2.258">
                <text:p>2.258</text:p>
              </table:table-cell>
              <table:table-cell office:value-type="float" office:value="2.319">
                <text:p>2.319</text:p>
              </table:table-cell>
              <table:table-cell office:value-type="float" office:value="1.277">
                <text:p>1.277</text:p>
              </table:table-cell>
              <table:table-cell office:value-type="float" office:value="1.367">
                <text:p>1.36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1066">
                <text:p>0.81066</text:p>
              </table:table-cell>
              <table:table-cell office:value-type="float" office:value="2.422">
                <text:p>2.422</text:p>
              </table:table-cell>
              <table:table-cell office:value-type="float" office:value="2.23">
                <text:p>2.23</text:p>
              </table:table-cell>
              <table:table-cell office:value-type="float" office:value="1.76">
                <text:p>1.76</text:p>
              </table:table-cell>
              <table:table-cell office:value-type="float" office:value="1.176">
                <text:p>1.176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12172">
                <text:p>0.812172</text:p>
              </table:table-cell>
              <table:table-cell office:value-type="float" office:value="2.612">
                <text:p>2.612</text:p>
              </table:table-cell>
              <table:table-cell office:value-type="float" office:value="1.49">
                <text:p>1.49</text:p>
              </table:table-cell>
              <table:table-cell office:value-type="float" office:value="1.452">
                <text:p>1.452</text:p>
              </table:table-cell>
              <table:table-cell office:value-type="float" office:value="1.634">
                <text:p>1.634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1424">
                <text:p>0.81424</text:p>
              </table:table-cell>
              <table:table-cell office:value-type="float" office:value="2.093">
                <text:p>2.093</text:p>
              </table:table-cell>
              <table:table-cell office:value-type="float" office:value="2.046">
                <text:p>2.046</text:p>
              </table:table-cell>
              <table:table-cell office:value-type="float" office:value="1.682">
                <text:p>1.682</text:p>
              </table:table-cell>
              <table:table-cell office:value-type="float" office:value="1.178">
                <text:p>1.178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16168">
                <text:p>0.816168</text:p>
              </table:table-cell>
              <table:table-cell office:value-type="float" office:value="2.59">
                <text:p>2.59</text:p>
              </table:table-cell>
              <table:table-cell office:value-type="float" office:value="1.601">
                <text:p>1.601</text:p>
              </table:table-cell>
              <table:table-cell office:value-type="float" office:value="1.398">
                <text:p>1.398</text:p>
              </table:table-cell>
              <table:table-cell office:value-type="float" office:value="1.693">
                <text:p>1.693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16871">
                <text:p>0.816871</text:p>
              </table:table-cell>
              <table:table-cell office:value-type="float" office:value="1.86">
                <text:p>1.86</text:p>
              </table:table-cell>
              <table:table-cell office:value-type="float" office:value="2.552">
                <text:p>2.552</text:p>
              </table:table-cell>
              <table:table-cell office:value-type="float" office:value="1.258">
                <text:p>1.258</text:p>
              </table:table-cell>
              <table:table-cell office:value-type="float" office:value="1.255">
                <text:p>1.255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17446">
                <text:p>0.817446</text:p>
              </table:table-cell>
              <table:table-cell office:value-type="float" office:value="1.951">
                <text:p>1.951</text:p>
              </table:table-cell>
              <table:table-cell office:value-type="float" office:value="2.048">
                <text:p>2.048</text:p>
              </table:table-cell>
              <table:table-cell office:value-type="float" office:value="1.562">
                <text:p>1.562</text:p>
              </table:table-cell>
              <table:table-cell office:value-type="float" office:value="1.629">
                <text:p>1.629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22558">
                <text:p>0.822558</text:p>
              </table:table-cell>
              <table:table-cell office:value-type="float" office:value="1.825">
                <text:p>1.825</text:p>
              </table:table-cell>
              <table:table-cell office:value-type="float" office:value="2.435">
                <text:p>2.435</text:p>
              </table:table-cell>
              <table:table-cell office:value-type="float" office:value="1.356">
                <text:p>1.356</text:p>
              </table:table-cell>
              <table:table-cell office:value-type="float" office:value="1.232">
                <text:p>1.232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3395">
                <text:p>0.823395</text:p>
              </table:table-cell>
              <table:table-cell office:value-type="float" office:value="2.377">
                <text:p>2.377</text:p>
              </table:table-cell>
              <table:table-cell office:value-type="float" office:value="1.671">
                <text:p>1.671</text:p>
              </table:table-cell>
              <table:table-cell office:value-type="float" office:value="1.526">
                <text:p>1.526</text:p>
              </table:table-cell>
              <table:table-cell office:value-type="float" office:value="1.66">
                <text:p>1.66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7935">
                <text:p>0.827935</text:p>
              </table:table-cell>
              <table:table-cell office:value-type="float" office:value="1.884">
                <text:p>1.884</text:p>
              </table:table-cell>
              <table:table-cell office:value-type="float" office:value="2.138">
                <text:p>2.138</text:p>
              </table:table-cell>
              <table:table-cell office:value-type="float" office:value="1.59">
                <text:p>1.59</text:p>
              </table:table-cell>
              <table:table-cell office:value-type="float" office:value="1.246">
                <text:p>1.246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29958">
                <text:p>0.829958</text:p>
              </table:table-cell>
              <table:table-cell office:value-type="float" office:value="2.13">
                <text:p>2.13</text:p>
              </table:table-cell>
              <table:table-cell office:value-type="float" office:value="1.92">
                <text:p>1.92</text:p>
              </table:table-cell>
              <table:table-cell office:value-type="float" office:value="1.539">
                <text:p>1.539</text:p>
              </table:table-cell>
              <table:table-cell office:value-type="float" office:value="1.682">
                <text:p>1.682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1524">
                <text:p>0.831524</text:p>
              </table:table-cell>
              <table:table-cell office:value-type="float" office:value="1.723">
                <text:p>1.723</text:p>
              </table:table-cell>
              <table:table-cell office:value-type="float" office:value="2.632">
                <text:p>2.632</text:p>
              </table:table-cell>
              <table:table-cell office:value-type="float" office:value="1.271">
                <text:p>1.271</text:p>
              </table:table-cell>
              <table:table-cell office:value-type="float" office:value="1.278">
                <text:p>1.278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3438">
                <text:p>0.833438</text:p>
              </table:table-cell>
              <table:table-cell office:value-type="float" office:value="1.632">
                <text:p>1.632</text:p>
              </table:table-cell>
              <table:table-cell office:value-type="float" office:value="2.176">
                <text:p>2.176</text:p>
              </table:table-cell>
              <table:table-cell office:value-type="float" office:value="1.738">
                <text:p>1.738</text:p>
              </table:table-cell>
              <table:table-cell office:value-type="float" office:value="1.255">
                <text:p>1.255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37761">
                <text:p>0.837761</text:p>
              </table:table-cell>
              <table:table-cell office:value-type="float" office:value="1.733">
                <text:p>1.733</text:p>
              </table:table-cell>
              <table:table-cell office:value-type="float" office:value="2.595">
                <text:p>2.595</text:p>
              </table:table-cell>
              <table:table-cell office:value-type="float" office:value="1.26">
                <text:p>1.26</text:p>
              </table:table-cell>
              <table:table-cell office:value-type="float" office:value="1.292">
                <text:p>1.292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0528">
                <text:p>0.840528</text:p>
              </table:table-cell>
              <table:table-cell office:value-type="float" office:value="1.688">
                <text:p>1.688</text:p>
              </table:table-cell>
              <table:table-cell office:value-type="float" office:value="1.296">
                <text:p>1.296</text:p>
              </table:table-cell>
              <table:table-cell office:value-type="float" office:value="2.9">
                <text:p>2.9</text:p>
              </table:table-cell>
              <table:table-cell office:value-type="float" office:value="1.252">
                <text:p>1.252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3333">
                <text:p>0.843333</text:p>
              </table:table-cell>
              <table:table-cell office:value-type="float" office:value="2.148">
                <text:p>2.148</text:p>
              </table:table-cell>
              <table:table-cell office:value-type="float" office:value="2.072">
                <text:p>2.072</text:p>
              </table:table-cell>
              <table:table-cell office:value-type="float" office:value="1.367">
                <text:p>1.367</text:p>
              </table:table-cell>
              <table:table-cell office:value-type="float" office:value="1.723">
                <text:p>1.72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5981">
                <text:p>0.845981</text:p>
              </table:table-cell>
              <table:table-cell office:value-type="float" office:value="1.868">
                <text:p>1.868</text:p>
              </table:table-cell>
              <table:table-cell office:value-type="float" office:value="2.456">
                <text:p>2.456</text:p>
              </table:table-cell>
              <table:table-cell office:value-type="float" office:value="1.258">
                <text:p>1.258</text:p>
              </table:table-cell>
              <table:table-cell office:value-type="float" office:value="1.26">
                <text:p>1.26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7739">
                <text:p>0.847739</text:p>
              </table:table-cell>
              <table:table-cell office:value-type="float" office:value="2.132">
                <text:p>2.132</text:p>
              </table:table-cell>
              <table:table-cell office:value-type="float" office:value="2.108">
                <text:p>2.108</text:p>
              </table:table-cell>
              <table:table-cell office:value-type="float" office:value="1.391">
                <text:p>1.391</text:p>
              </table:table-cell>
              <table:table-cell office:value-type="float" office:value="1.702">
                <text:p>1.702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8897">
                <text:p>0.848897</text:p>
              </table:table-cell>
              <table:table-cell office:value-type="float" office:value="1.744">
                <text:p>1.744</text:p>
              </table:table-cell>
              <table:table-cell office:value-type="float" office:value="2.547">
                <text:p>2.547</text:p>
              </table:table-cell>
              <table:table-cell office:value-type="float" office:value="1.279">
                <text:p>1.279</text:p>
              </table:table-cell>
              <table:table-cell office:value-type="float" office:value="1.402">
                <text:p>1.402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1757">
                <text:p>0.851757</text:p>
              </table:table-cell>
              <table:table-cell office:value-type="float" office:value="1.862">
                <text:p>1.862</text:p>
              </table:table-cell>
              <table:table-cell office:value-type="float" office:value="2.481">
                <text:p>2.481</text:p>
              </table:table-cell>
              <table:table-cell office:value-type="float" office:value="1.378">
                <text:p>1.378</text:p>
              </table:table-cell>
              <table:table-cell office:value-type="float" office:value="1.666">
                <text:p>1.666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3419">
                <text:p>0.853419</text:p>
              </table:table-cell>
              <table:table-cell office:value-type="float" office:value="1.678">
                <text:p>1.678</text:p>
              </table:table-cell>
              <table:table-cell office:value-type="float" office:value="2.786">
                <text:p>2.786</text:p>
              </table:table-cell>
              <table:table-cell office:value-type="float" office:value="1.319">
                <text:p>1.319</text:p>
              </table:table-cell>
              <table:table-cell office:value-type="float" office:value="1.475">
                <text:p>1.475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55472">
                <text:p>0.855472</text:p>
              </table:table-cell>
              <table:table-cell office:value-type="float" office:value="2.587">
                <text:p>2.587</text:p>
              </table:table-cell>
              <table:table-cell office:value-type="float" office:value="1.695">
                <text:p>1.695</text:p>
              </table:table-cell>
              <table:table-cell office:value-type="float" office:value="1.452">
                <text:p>1.452</text:p>
              </table:table-cell>
              <table:table-cell office:value-type="float" office:value="1.174">
                <text:p>1.174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5554">
                <text:p>0.85554</text:p>
              </table:table-cell>
              <table:table-cell office:value-type="float" office:value="2.865">
                <text:p>2.865</text:p>
              </table:table-cell>
              <table:table-cell office:value-type="float" office:value="1.243">
                <text:p>1.243</text:p>
              </table:table-cell>
              <table:table-cell office:value-type="float" office:value="1.217">
                <text:p>1.217</text:p>
              </table:table-cell>
              <table:table-cell office:value-type="float" office:value="1.65">
                <text:p>1.6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60156">
                <text:p>0.860156</text:p>
              </table:table-cell>
              <table:table-cell office:value-type="float" office:value="1.598">
                <text:p>1.598</text:p>
              </table:table-cell>
              <table:table-cell office:value-type="float" office:value="2.258">
                <text:p>2.258</text:p>
              </table:table-cell>
              <table:table-cell office:value-type="float" office:value="1.383">
                <text:p>1.383</text:p>
              </table:table-cell>
              <table:table-cell office:value-type="float" office:value="1.623">
                <text:p>1.623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6037">
                <text:p>0.86037</text:p>
              </table:table-cell>
              <table:table-cell office:value-type="float" office:value="2.087">
                <text:p>2.087</text:p>
              </table:table-cell>
              <table:table-cell office:value-type="float" office:value="2.28">
                <text:p>2.28</text:p>
              </table:table-cell>
              <table:table-cell office:value-type="float" office:value="1.519">
                <text:p>1.519</text:p>
              </table:table-cell>
              <table:table-cell office:value-type="float" office:value="1.594">
                <text:p>1.594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62482">
                <text:p>0.862482</text:p>
              </table:table-cell>
              <table:table-cell office:value-type="float" office:value="1.588">
                <text:p>1.588</text:p>
              </table:table-cell>
              <table:table-cell office:value-type="float" office:value="2.279">
                <text:p>2.279</text:p>
              </table:table-cell>
              <table:table-cell office:value-type="float" office:value="1.668">
                <text:p>1.668</text:p>
              </table:table-cell>
              <table:table-cell office:value-type="float" office:value="1.224">
                <text:p>1.224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66576">
                <text:p>0.866576</text:p>
              </table:table-cell>
              <table:table-cell office:value-type="float" office:value="1.941">
                <text:p>1.941</text:p>
              </table:table-cell>
              <table:table-cell office:value-type="float" office:value="2.327">
                <text:p>2.327</text:p>
              </table:table-cell>
              <table:table-cell office:value-type="float" office:value="1.714">
                <text:p>1.714</text:p>
              </table:table-cell>
              <table:table-cell office:value-type="float" office:value="1.452">
                <text:p>1.452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67635">
                <text:p>0.867635</text:p>
              </table:table-cell>
              <table:table-cell office:value-type="float" office:value="2.518">
                <text:p>2.518</text:p>
              </table:table-cell>
              <table:table-cell office:value-type="float" office:value="1.909">
                <text:p>1.909</text:p>
              </table:table-cell>
              <table:table-cell office:value-type="float" office:value="1.219">
                <text:p>1.219</text:p>
              </table:table-cell>
              <table:table-cell office:value-type="float" office:value="1.148">
                <text:p>1.148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66856">
                <text:p>0.866856</text:p>
              </table:table-cell>
              <table:table-cell office:value-type="float" office:value="1.943">
                <text:p>1.943</text:p>
              </table:table-cell>
              <table:table-cell office:value-type="float" office:value="2.267">
                <text:p>2.267</text:p>
              </table:table-cell>
              <table:table-cell office:value-type="float" office:value="1.611">
                <text:p>1.611</text:p>
              </table:table-cell>
              <table:table-cell office:value-type="float" office:value="1.682">
                <text:p>1.682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70603">
                <text:p>0.870603</text:p>
              </table:table-cell>
              <table:table-cell office:value-type="float" office:value="2.051">
                <text:p>2.051</text:p>
              </table:table-cell>
              <table:table-cell office:value-type="float" office:value="2.092">
                <text:p>2.092</text:p>
              </table:table-cell>
              <table:table-cell office:value-type="float" office:value="1.406">
                <text:p>1.406</text:p>
              </table:table-cell>
              <table:table-cell office:value-type="float" office:value="1.562">
                <text:p>1.562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73534">
                <text:p>0.873534</text:p>
              </table:table-cell>
              <table:table-cell office:value-type="float" office:value="1.884">
                <text:p>1.884</text:p>
              </table:table-cell>
              <table:table-cell office:value-type="float" office:value="2.336">
                <text:p>2.336</text:p>
              </table:table-cell>
              <table:table-cell office:value-type="float" office:value="1.495">
                <text:p>1.495</text:p>
              </table:table-cell>
              <table:table-cell office:value-type="float" office:value="1.488">
                <text:p>1.48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5041">
                <text:p>0.875041</text:p>
              </table:table-cell>
              <table:table-cell office:value-type="float" office:value="2.891">
                <text:p>2.891</text:p>
              </table:table-cell>
              <table:table-cell office:value-type="float" office:value="1.289">
                <text:p>1.289</text:p>
              </table:table-cell>
              <table:table-cell office:value-type="float" office:value="1.482">
                <text:p>1.482</text:p>
              </table:table-cell>
              <table:table-cell office:value-type="float" office:value="1.502">
                <text:p>1.50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76199">
                <text:p>0.876199</text:p>
              </table:table-cell>
              <table:table-cell office:value-type="float" office:value="2.707">
                <text:p>2.707</text:p>
              </table:table-cell>
              <table:table-cell office:value-type="float" office:value="1.662">
                <text:p>1.662</text:p>
              </table:table-cell>
              <table:table-cell office:value-type="float" office:value="1.275">
                <text:p>1.275</text:p>
              </table:table-cell>
              <table:table-cell office:value-type="float" office:value="1.213">
                <text:p>1.213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727">
                <text:p>0.87727</text:p>
              </table:table-cell>
              <table:table-cell office:value-type="float" office:value="2.092">
                <text:p>2.092</text:p>
              </table:table-cell>
              <table:table-cell office:value-type="float" office:value="1.982">
                <text:p>1.982</text:p>
              </table:table-cell>
              <table:table-cell office:value-type="float" office:value="1.292">
                <text:p>1.292</text:p>
              </table:table-cell>
              <table:table-cell office:value-type="float" office:value="1.533">
                <text:p>1.533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8097">
                <text:p>0.88097</text:p>
              </table:table-cell>
              <table:table-cell office:value-type="float" office:value="1.808">
                <text:p>1.808</text:p>
              </table:table-cell>
              <table:table-cell office:value-type="float" office:value="2.298">
                <text:p>2.298</text:p>
              </table:table-cell>
              <table:table-cell office:value-type="float" office:value="1.671">
                <text:p>1.671</text:p>
              </table:table-cell>
              <table:table-cell office:value-type="float" office:value="1.374">
                <text:p>1.374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2625">
                <text:p>0.882625</text:p>
              </table:table-cell>
              <table:table-cell office:value-type="float" office:value="1.842">
                <text:p>1.842</text:p>
              </table:table-cell>
              <table:table-cell office:value-type="float" office:value="2.341">
                <text:p>2.341</text:p>
              </table:table-cell>
              <table:table-cell office:value-type="float" office:value="1.248">
                <text:p>1.248</text:p>
              </table:table-cell>
              <table:table-cell office:value-type="float" office:value="1.401">
                <text:p>1.401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86942">
                <text:p>0.886942</text:p>
              </table:table-cell>
              <table:table-cell office:value-type="float" office:value="1.785">
                <text:p>1.785</text:p>
              </table:table-cell>
              <table:table-cell office:value-type="float" office:value="2.318">
                <text:p>2.318</text:p>
              </table:table-cell>
              <table:table-cell office:value-type="float" office:value="1.444">
                <text:p>1.444</text:p>
              </table:table-cell>
              <table:table-cell office:value-type="float" office:value="1.606">
                <text:p>1.60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8724">
                <text:p>0.88724</text:p>
              </table:table-cell>
              <table:table-cell office:value-type="float" office:value="1.633">
                <text:p>1.633</text:p>
              </table:table-cell>
              <table:table-cell office:value-type="float" office:value="2.144">
                <text:p>2.144</text:p>
              </table:table-cell>
              <table:table-cell office:value-type="float" office:value="1.488">
                <text:p>1.488</text:p>
              </table:table-cell>
              <table:table-cell office:value-type="float" office:value="1.314">
                <text:p>1.314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91468">
                <text:p>0.891468</text:p>
              </table:table-cell>
              <table:table-cell office:value-type="float" office:value="1.802">
                <text:p>1.802</text:p>
              </table:table-cell>
              <table:table-cell office:value-type="float" office:value="2.24">
                <text:p>2.24</text:p>
              </table:table-cell>
              <table:table-cell office:value-type="float" office:value="1.43">
                <text:p>1.43</text:p>
              </table:table-cell>
              <table:table-cell office:value-type="float" office:value="1.584">
                <text:p>1.584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3279">
                <text:p>0.893279</text:p>
              </table:table-cell>
              <table:table-cell office:value-type="float" office:value="1.539">
                <text:p>1.539</text:p>
              </table:table-cell>
              <table:table-cell office:value-type="float" office:value="2.214">
                <text:p>2.214</text:p>
              </table:table-cell>
              <table:table-cell office:value-type="float" office:value="1.364">
                <text:p>1.364</text:p>
              </table:table-cell>
              <table:table-cell office:value-type="float" office:value="1.629">
                <text:p>1.629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5443">
                <text:p>0.895443</text:p>
              </table:table-cell>
              <table:table-cell office:value-type="float" office:value="2.04">
                <text:p>2.04</text:p>
              </table:table-cell>
              <table:table-cell office:value-type="float" office:value="2.055">
                <text:p>2.055</text:p>
              </table:table-cell>
              <table:table-cell office:value-type="float" office:value="1.821">
                <text:p>1.821</text:p>
              </table:table-cell>
              <table:table-cell office:value-type="float" office:value="1.43">
                <text:p>1.43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97664">
                <text:p>0.897664</text:p>
              </table:table-cell>
              <table:table-cell office:value-type="float" office:value="1.837">
                <text:p>1.837</text:p>
              </table:table-cell>
              <table:table-cell office:value-type="float" office:value="2.245">
                <text:p>2.245</text:p>
              </table:table-cell>
              <table:table-cell office:value-type="float" office:value="1.523">
                <text:p>1.523</text:p>
              </table:table-cell>
              <table:table-cell office:value-type="float" office:value="1.608">
                <text:p>1.608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95215">
                <text:p>0.895215</text:p>
              </table:table-cell>
              <table:table-cell office:value-type="float" office:value="2.194">
                <text:p>2.194</text:p>
              </table:table-cell>
              <table:table-cell office:value-type="float" office:value="2.134">
                <text:p>2.134</text:p>
              </table:table-cell>
              <table:table-cell office:value-type="float" office:value="1.64">
                <text:p>1.64</text:p>
              </table:table-cell>
              <table:table-cell office:value-type="float" office:value="1.233">
                <text:p>1.233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96359">
                <text:p>0.896359</text:p>
              </table:table-cell>
              <table:table-cell office:value-type="float" office:value="1.883">
                <text:p>1.883</text:p>
              </table:table-cell>
              <table:table-cell office:value-type="float" office:value="2.242">
                <text:p>2.242</text:p>
              </table:table-cell>
              <table:table-cell office:value-type="float" office:value="1.329">
                <text:p>1.329</text:p>
              </table:table-cell>
              <table:table-cell office:value-type="float" office:value="1.642">
                <text:p>1.64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96455">
                <text:p>0.896455</text:p>
              </table:table-cell>
              <table:table-cell office:value-type="float" office:value="1.558">
                <text:p>1.558</text:p>
              </table:table-cell>
              <table:table-cell office:value-type="float" office:value="2.413">
                <text:p>2.413</text:p>
              </table:table-cell>
              <table:table-cell office:value-type="float" office:value="1.542">
                <text:p>1.542</text:p>
              </table:table-cell>
              <table:table-cell office:value-type="float" office:value="1.514">
                <text:p>1.514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98237">
                <text:p>0.898237</text:p>
              </table:table-cell>
              <table:table-cell office:value-type="float" office:value="1.738">
                <text:p>1.738</text:p>
              </table:table-cell>
              <table:table-cell office:value-type="float" office:value="2.205">
                <text:p>2.205</text:p>
              </table:table-cell>
              <table:table-cell office:value-type="float" office:value="1.381">
                <text:p>1.381</text:p>
              </table:table-cell>
              <table:table-cell office:value-type="float" office:value="1.746">
                <text:p>1.746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99742">
                <text:p>0.899742</text:p>
              </table:table-cell>
              <table:table-cell office:value-type="float" office:value="1.895">
                <text:p>1.895</text:p>
              </table:table-cell>
              <table:table-cell office:value-type="float" office:value="2.148">
                <text:p>2.148</text:p>
              </table:table-cell>
              <table:table-cell office:value-type="float" office:value="1.473">
                <text:p>1.473</text:p>
              </table:table-cell>
              <table:table-cell office:value-type="float" office:value="1.372">
                <text:p>1.372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99442">
                <text:p>0.899442</text:p>
              </table:table-cell>
              <table:table-cell office:value-type="float" office:value="1.808">
                <text:p>1.808</text:p>
              </table:table-cell>
              <table:table-cell office:value-type="float" office:value="2.292">
                <text:p>2.292</text:p>
              </table:table-cell>
              <table:table-cell office:value-type="float" office:value="1.4">
                <text:p>1.4</text:p>
              </table:table-cell>
              <table:table-cell office:value-type="float" office:value="1.339">
                <text:p>1.339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0442">
                <text:p>0.900442</text:p>
              </table:table-cell>
              <table:table-cell office:value-type="float" office:value="1.556">
                <text:p>1.556</text:p>
              </table:table-cell>
              <table:table-cell office:value-type="float" office:value="2.054">
                <text:p>2.054</text:p>
              </table:table-cell>
              <table:table-cell office:value-type="float" office:value="1.468">
                <text:p>1.468</text:p>
              </table:table-cell>
              <table:table-cell office:value-type="float" office:value="1.276">
                <text:p>1.276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03109">
                <text:p>0.903109</text:p>
              </table:table-cell>
              <table:table-cell office:value-type="float" office:value="1.776">
                <text:p>1.776</text:p>
              </table:table-cell>
              <table:table-cell office:value-type="float" office:value="2.061">
                <text:p>2.061</text:p>
              </table:table-cell>
              <table:table-cell office:value-type="float" office:value="1.525">
                <text:p>1.525</text:p>
              </table:table-cell>
              <table:table-cell office:value-type="float" office:value="1.527">
                <text:p>1.527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05169">
                <text:p>0.905169</text:p>
              </table:table-cell>
              <table:table-cell office:value-type="float" office:value="1.858">
                <text:p>1.858</text:p>
              </table:table-cell>
              <table:table-cell office:value-type="float" office:value="2.094">
                <text:p>2.094</text:p>
              </table:table-cell>
              <table:table-cell office:value-type="float" office:value="1.532">
                <text:p>1.532</text:p>
              </table:table-cell>
              <table:table-cell office:value-type="float" office:value="1.591">
                <text:p>1.591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5062">
                <text:p>0.905062</text:p>
              </table:table-cell>
              <table:table-cell office:value-type="float" office:value="1.708">
                <text:p>1.708</text:p>
              </table:table-cell>
              <table:table-cell office:value-type="float" office:value="2.82">
                <text:p>2.82</text:p>
              </table:table-cell>
              <table:table-cell office:value-type="float" office:value="1.316">
                <text:p>1.316</text:p>
              </table:table-cell>
              <table:table-cell office:value-type="float" office:value="1.334">
                <text:p>1.334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5173">
                <text:p>0.905173</text:p>
              </table:table-cell>
              <table:table-cell office:value-type="float" office:value="1.77">
                <text:p>1.77</text:p>
              </table:table-cell>
              <table:table-cell office:value-type="float" office:value="2.583">
                <text:p>2.583</text:p>
              </table:table-cell>
              <table:table-cell office:value-type="float" office:value="1.275">
                <text:p>1.275</text:p>
              </table:table-cell>
              <table:table-cell office:value-type="float" office:value="1.448">
                <text:p>1.44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03106">
                <text:p>0.903106</text:p>
              </table:table-cell>
              <table:table-cell office:value-type="float" office:value="1.657">
                <text:p>1.657</text:p>
              </table:table-cell>
              <table:table-cell office:value-type="float" office:value="2.3">
                <text:p>2.3</text:p>
              </table:table-cell>
              <table:table-cell office:value-type="float" office:value="1.66">
                <text:p>1.66</text:p>
              </table:table-cell>
              <table:table-cell office:value-type="float" office:value="1.325">
                <text:p>1.325</text:p>
              </table:table-cell>
              <table:table-cell office:value-type="float" office:value="1.144">
                <text:p>1.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